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4.3957in"/>
    </style:style>
    <style:style style:name="co6" style:family="table-column">
      <style:table-column-properties fo:break-before="auto" style:column-width="3.1839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3.3772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1547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3.602in"/>
    </style:style>
    <style:style style:name="co17" style:family="table-column">
      <style:table-column-properties fo:break-before="auto" style:column-width="17.0799in"/>
    </style:style>
    <style:style style:name="co18" style:family="table-column">
      <style:table-column-properties fo:break-before="auto" style:column-width="2.1118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8654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9618in"/>
    </style:style>
    <style:style style:name="co23" style:family="table-column">
      <style:table-column-properties fo:break-before="auto" style:column-width="2.1764in"/>
    </style:style>
    <style:style style:name="co24" style:family="table-column">
      <style:table-column-properties fo:break-before="auto" style:column-width="2.27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ce5" style:family="table-cell" style:parent-style-name="Default" style:data-style-name="N121"/>
    <style:style style:name="ce6" style:family="table-cell" style:parent-style-name="Default" style:data-style-name="N119"/>
    <style:style style:name="ce7" style:family="table-cell" style:parent-style-name="Default" style:data-style-name="N120"/>
  </office:automatic-styles>
  <office:body>
    <office:spreadsheet>
      <table:table table:name="raw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p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Antti</text:p>
          </table:table-cell>
          <table:table-cell table:style-name="ce1" office:value-type="string">
            <text:p>Mäkiah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7:58,2</text:p>
          </table:table-cell>
          <table:table-cell table:style-name="ce1" office:value-type="string">
            <text:p>13:24,5</text:p>
          </table:table-cell>
          <table:table-cell table:style-name="ce1" office:value-type="string">
            <text:p>14:33,7</text:p>
          </table:table-cell>
          <table:table-cell table:style-name="ce3" table:formula="of:=CONCATENATE(LOWER(LEFT([.D1]));LOWER(LEFT([.E1]));LOWER(LEFT([.F1])))" office:value-type="string" office:string-value="amf">
            <text:p>amf</text:p>
          </table:table-cell>
          <table:table-cell table:formula="of:=CONCATENATE(&quot;@&quot;;[.J1];&quot; ||= User.create! email: '&quot;;LOWER([.D1]);&quot;.&quot;;LOWER([.E1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4" table:formula="of:=CONCATENATE(&quot;                  password: '&quot;;[.D1];&quot;1234567',&quot;)" office:value-type="string" office:string-value="                  password: 'Antti1234567',">
            <text:p><text:s text:c="18"/>password: 'Antti1234567',</text:p>
          </table:table-cell>
          <table:table-cell table:style-name="ce4" table:formula="of:=CONCATENATE(&quot;                  password_confirmation: '&quot;;[.D1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4" table:formula="of:=CONCATENATE(&quot;                  display_name: '&quot;;[.D1];&quot; &quot;;[.E1];&quot;',&quot;)" office:value-type="string" office:string-value="                  display_name: 'Antti Mäkiaho',">
            <text:p><text:s text:c="18"/>display_name: 'Antti Mäkiaho',</text:p>
          </table:table-cell>
          <table:table-cell table:style-name="ce4" table:formula="of:=CONCATENATE(&quot;                  nationality: :&quot;;LOWER([.F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];&quot;_&quot;;LOWER([.A1]);&quot;_day&quot;)" office:value-type="string" office:string-value="@amf_sp4_day">
            <text:p>@amf_sp4_day</text:p>
          </table:table-cell>
          <table:table-cell table:formula="of:=IFERROR( VALUE(LEFT([.H1];2))*60+VALUE(MID(REPLACE([.H1];6;1;&quot;.&quot;);4;4)) ;0)" office:value-type="float" office:value="804.5">
            <text:p>804.5</text:p>
          </table:table-cell>
          <table:table-cell table:formula="of:=IFERROR( VALUE(LEFT([.I1];2))*60+VALUE(MID(REPLACE([.I1];6;1;&quot;.&quot;);4;4)) ;0)" office:value-type="float" office:value="873.7">
            <text:p>873.7</text:p>
          </table:table-cell>
          <table:table-cell table:formula="of:=CONCATENATE([.Q1];&quot;1 = Run.create! race: @&quot;;LOWER([.A1]);&quot;_day1,&quot;)" office:value-type="string" office:string-value="@amf_sp4_day1 = Run.create! race: @sp4_day1,">
            <text:p>@amf_sp4_day1 = Run.create! race: @sp4_day1,</text:p>
          </table:table-cell>
          <table:table-cell table:formula="of:=CONCATENATE(&quot;                           user: @&quot;;[.J1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1];&quot;',&quot;)" office:value-type="string" office:string-value="                           number: '56',">
            <text:p><text:s text:c="27"/>number: '56',</text:p>
          </table:table-cell>
          <table:table-cell table:formula="of:=IF([.R1]&gt;0;CONCATENATE(&quot;                           times: '{ &quot;&quot;final&quot;&quot;: &quot;;[.R1];&quot; }'&quot;);&quot;                           times: ''&quot;)" office:value-type="string" office:string-value="                           times: '{ &quot;final&quot;: 804.5 }'">
            <text:p><text:s text:c="27"/>times: '{ "final": 804.5 }'</text:p>
          </table:table-cell>
          <table:table-cell table:formula="of:=CONCATENATE([.Q1];&quot;2 = Run.create! race: @&quot;;LOWER([.A1]);&quot;_day2,&quot;)" office:value-type="string" office:string-value="@amf_sp4_day2 = Run.create! race: @sp4_day2,">
            <text:p>@amf_sp4_day2 = Run.create! race: @sp4_day2,</text:p>
          </table:table-cell>
          <table:table-cell table:formula="of:=IF([.S1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]" office:value-type="string" office:string-value="Sp4">
            <text:p>Sp4</text:p>
          </table:table-cell>
          <table:table-cell table:formula="of:=[.S1]" office:value-type="float" office:value="873.7">
            <text:p>873.7</text:p>
          </table:table-cell>
          <table:table-cell table:number-columns-repeated="13"/>
        </table:table-row>
        <table:table-row table:style-name="ro1">
          <table:table-cell table:formula="of:=[.A1]" office:value-type="string" office:string-value="Sp4">
            <text:p>Sp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Igor</text:p>
          </table:table-cell>
          <table:table-cell table:style-name="ce1" office:value-type="string">
            <text:p>Tracz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28:09,2</text:p>
          </table:table-cell>
          <table:table-cell table:style-name="ce1" office:value-type="string">
            <text:p>13:36,2</text:p>
          </table:table-cell>
          <table:table-cell table:style-name="ce1" office:value-type="string">
            <text:p>14:33,0</text:p>
          </table:table-cell>
          <table:table-cell table:style-name="ce3" table:formula="of:=CONCATENATE(LOWER(LEFT([.D2]));LOWER(LEFT([.E2]));LOWER(LEFT([.F2])))" office:value-type="string" office:string-value="itp">
            <text:p>itp</text:p>
          </table:table-cell>
          <table:table-cell table:formula="of:=CONCATENATE(&quot;@&quot;;[.J2];&quot; ||= User.create! email: '&quot;;LOWER([.D2]);&quot;.&quot;;LOWER([.E2]);&quot;@example.com',&quot;)" office:value-type="string" office:string-value="@itp ||= User.create! email: 'igor.tracz@example.com',">
            <text:p>@itp ||= User.create! email: 'igor.tracz@example.com',</text:p>
          </table:table-cell>
          <table:table-cell table:style-name="ce4" table:formula="of:=CONCATENATE(&quot;                  password: '&quot;;[.D2];&quot;1234567',&quot;)" office:value-type="string" office:string-value="                  password: 'Igor1234567',">
            <text:p><text:s text:c="18"/>password: 'Igor1234567',</text:p>
          </table:table-cell>
          <table:table-cell table:style-name="ce4" table:formula="of:=CONCATENATE(&quot;                  password_confirmation: '&quot;;[.D2];&quot;1234567',&quot;)" office:value-type="string" office:string-value="                  password_confirmation: 'Igor1234567',">
            <text:p><text:s text:c="18"/>password_confirmation: 'Igor1234567',</text:p>
          </table:table-cell>
          <table:table-cell table:style-name="ce4" table:formula="of:=CONCATENATE(&quot;                  display_name: '&quot;;[.D2];&quot; &quot;;[.E2];&quot;',&quot;)" office:value-type="string" office:string-value="                  display_name: 'Igor Tracz',">
            <text:p><text:s text:c="18"/>display_name: 'Igor Tracz',</text:p>
          </table:table-cell>
          <table:table-cell table:style-name="ce4" table:formula="of:=CONCATENATE(&quot;                  nationality: :&quot;;LOWER([.F2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2];&quot;_&quot;;LOWER([.A2]);&quot;_day&quot;)" office:value-type="string" office:string-value="@itp_sp4_day">
            <text:p>@itp_sp4_day</text:p>
          </table:table-cell>
          <table:table-cell table:formula="of:=IFERROR( VALUE(LEFT([.H2];2))*60+VALUE(MID(REPLACE([.H2];6;1;&quot;.&quot;);4;4)) ;0)" office:value-type="float" office:value="816.2">
            <text:p>816.2</text:p>
          </table:table-cell>
          <table:table-cell table:formula="of:=IFERROR( VALUE(LEFT([.I2];2))*60+VALUE(MID(REPLACE([.I2];6;1;&quot;.&quot;);4;4)) ;0)" office:value-type="float" office:value="873">
            <text:p>873</text:p>
          </table:table-cell>
          <table:table-cell table:formula="of:=CONCATENATE([.Q2];&quot;1 = Run.create! race: @&quot;;LOWER([.A2]);&quot;_day1,&quot;)" office:value-type="string" office:string-value="@itp_sp4_day1 = Run.create! race: @sp4_day1,">
            <text:p>@itp_sp4_day1 = Run.create! race: @sp4_day1,</text:p>
          </table:table-cell>
          <table:table-cell table:formula="of:=CONCATENATE(&quot;                           user: @&quot;;[.J2];&quot;,&quot;)" office:value-type="string" office:string-value="                           user: @itp,">
            <text:p><text:s text:c="27"/>user: @itp,</text:p>
          </table:table-cell>
          <table:table-cell table:formula="of:=CONCATENATE(&quot;                           number: '&quot;;[.C2];&quot;',&quot;)" office:value-type="string" office:string-value="                           number: '59',">
            <text:p><text:s text:c="27"/>number: '59',</text:p>
          </table:table-cell>
          <table:table-cell table:formula="of:=IF([.R2]&gt;0;CONCATENATE(&quot;                           times: '{ &quot;&quot;final&quot;&quot;: &quot;;[.R2];&quot; }'&quot;);&quot;                           times: ''&quot;)" office:value-type="string" office:string-value="                           times: '{ &quot;final&quot;: 816.2 }'">
            <text:p><text:s text:c="27"/>times: '{ "final": 816.2 }'</text:p>
          </table:table-cell>
          <table:table-cell table:formula="of:=CONCATENATE([.Q2];&quot;2 = Run.create! race: @&quot;;LOWER([.A2]);&quot;_day2,&quot;)" office:value-type="string" office:string-value="@itp_sp4_day2 = Run.create! race: @sp4_day2,">
            <text:p>@itp_sp4_day2 = Run.create! race: @sp4_day2,</text:p>
          </table:table-cell>
          <table:table-cell table:formula="of:=IF([.S2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]" office:value-type="string" office:string-value="Sp4">
            <text:p>Sp4</text:p>
          </table:table-cell>
          <table:table-cell table:formula="of:=[.S2]" office:value-type="float" office:value="873">
            <text:p>873</text:p>
          </table:table-cell>
          <table:table-cell table:number-columns-repeated="13"/>
        </table:table-row>
        <table:table-row table:style-name="ro1">
          <table:table-cell table:formula="of:=[.A2]" office:value-type="string" office:string-value="Sp4">
            <text:p>Sp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Essi</text:p>
          </table:table-cell>
          <table:table-cell table:style-name="ce1" office:value-type="string">
            <text:p>Hytö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8:23,5</text:p>
          </table:table-cell>
          <table:table-cell table:style-name="ce1" office:value-type="string">
            <text:p>13:46,8</text:p>
          </table:table-cell>
          <table:table-cell table:style-name="ce1" office:value-type="string">
            <text:p>14:36,7</text:p>
          </table:table-cell>
          <table:table-cell table:style-name="ce3" table:formula="of:=CONCATENATE(LOWER(LEFT([.D3]));LOWER(LEFT([.E3]));LOWER(LEFT([.F3])))" office:value-type="string" office:string-value="ehf">
            <text:p>ehf</text:p>
          </table:table-cell>
          <table:table-cell table:formula="of:=CONCATENATE(&quot;@&quot;;[.J3];&quot; ||= User.create! email: '&quot;;LOWER([.D3]);&quot;.&quot;;LOWER([.E3]);&quot;@example.com',&quot;)" office:value-type="string" office:string-value="@ehf ||= User.create! email: 'essi.hytönen@example.com',">
            <text:p>@ehf ||= User.create! email: 'essi.hytönen@example.com',</text:p>
          </table:table-cell>
          <table:table-cell table:style-name="ce4" table:formula="of:=CONCATENATE(&quot;                  password: '&quot;;[.D3];&quot;1234567',&quot;)" office:value-type="string" office:string-value="                  password: 'Essi1234567',">
            <text:p><text:s text:c="18"/>password: 'Essi1234567',</text:p>
          </table:table-cell>
          <table:table-cell table:style-name="ce4" table:formula="of:=CONCATENATE(&quot;                  password_confirmation: '&quot;;[.D3];&quot;1234567',&quot;)" office:value-type="string" office:string-value="                  password_confirmation: 'Essi1234567',">
            <text:p><text:s text:c="18"/>password_confirmation: 'Essi1234567',</text:p>
          </table:table-cell>
          <table:table-cell table:style-name="ce4" table:formula="of:=CONCATENATE(&quot;                  display_name: '&quot;;[.D3];&quot; &quot;;[.E3];&quot;',&quot;)" office:value-type="string" office:string-value="                  display_name: 'Essi Hytönen',">
            <text:p><text:s text:c="18"/>display_name: 'Essi Hytönen',</text:p>
          </table:table-cell>
          <table:table-cell table:style-name="ce4" table:formula="of:=CONCATENATE(&quot;                  nationality: :&quot;;LOWER([.F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];&quot;_&quot;;LOWER([.A3]);&quot;_day&quot;)" office:value-type="string" office:string-value="@ehf_sp4_day">
            <text:p>@ehf_sp4_day</text:p>
          </table:table-cell>
          <table:table-cell table:formula="of:=IFERROR( VALUE(LEFT([.H3];2))*60+VALUE(MID(REPLACE([.H3];6;1;&quot;.&quot;);4;4)) ;0)" office:value-type="float" office:value="826.8">
            <text:p>826.8</text:p>
          </table:table-cell>
          <table:table-cell table:formula="of:=IFERROR( VALUE(LEFT([.I3];2))*60+VALUE(MID(REPLACE([.I3];6;1;&quot;.&quot;);4;4)) ;0)" office:value-type="float" office:value="876.7">
            <text:p>876.7</text:p>
          </table:table-cell>
          <table:table-cell table:formula="of:=CONCATENATE([.Q3];&quot;1 = Run.create! race: @&quot;;LOWER([.A3]);&quot;_day1,&quot;)" office:value-type="string" office:string-value="@ehf_sp4_day1 = Run.create! race: @sp4_day1,">
            <text:p>@ehf_sp4_day1 = Run.create! race: @sp4_day1,</text:p>
          </table:table-cell>
          <table:table-cell table:formula="of:=CONCATENATE(&quot;                           user: @&quot;;[.J3];&quot;,&quot;)" office:value-type="string" office:string-value="                           user: @ehf,">
            <text:p><text:s text:c="27"/>user: @ehf,</text:p>
          </table:table-cell>
          <table:table-cell table:formula="of:=CONCATENATE(&quot;                           number: '&quot;;[.C3];&quot;',&quot;)" office:value-type="string" office:string-value="                           number: '53',">
            <text:p><text:s text:c="27"/>number: '53',</text:p>
          </table:table-cell>
          <table:table-cell table:formula="of:=IF([.R3]&gt;0;CONCATENATE(&quot;                           times: '{ &quot;&quot;final&quot;&quot;: &quot;;[.R3];&quot; }'&quot;);&quot;                           times: ''&quot;)" office:value-type="string" office:string-value="                           times: '{ &quot;final&quot;: 826.8 }'">
            <text:p><text:s text:c="27"/>times: '{ "final": 826.8 }'</text:p>
          </table:table-cell>
          <table:table-cell table:formula="of:=CONCATENATE([.Q3];&quot;2 = Run.create! race: @&quot;;LOWER([.A3]);&quot;_day2,&quot;)" office:value-type="string" office:string-value="@ehf_sp4_day2 = Run.create! race: @sp4_day2,">
            <text:p>@ehf_sp4_day2 = Run.create! race: @sp4_day2,</text:p>
          </table:table-cell>
          <table:table-cell table:formula="of:=IF([.S3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]" office:value-type="string" office:string-value="Sp4">
            <text:p>Sp4</text:p>
          </table:table-cell>
          <table:table-cell table:formula="of:=[.S3]" office:value-type="float" office:value="876.7">
            <text:p>876.7</text:p>
          </table:table-cell>
          <table:table-cell table:number-columns-repeated="13"/>
        </table:table-row>
        <table:table-row table:style-name="ro1">
          <table:table-cell table:formula="of:=[.A3]" office:value-type="string" office:string-value="Sp4">
            <text:p>Sp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Elin</text:p>
          </table:table-cell>
          <table:table-cell table:style-name="ce1" office:value-type="string">
            <text:p>Björk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12,2</text:p>
          </table:table-cell>
          <table:table-cell table:style-name="ce1" office:value-type="string">
            <text:p>14:24,4</text:p>
          </table:table-cell>
          <table:table-cell table:style-name="ce1" office:value-type="string">
            <text:p>14:47,8</text:p>
          </table:table-cell>
          <table:table-cell table:style-name="ce3" table:formula="of:=CONCATENATE(LOWER(LEFT([.D4]));LOWER(LEFT([.E4]));LOWER(LEFT([.F4])))" office:value-type="string" office:string-value="ebs">
            <text:p>ebs</text:p>
          </table:table-cell>
          <table:table-cell table:formula="of:=CONCATENATE(&quot;@&quot;;[.J4];&quot; ||= User.create! email: '&quot;;LOWER([.D4]);&quot;.&quot;;LOWER([.E4]);&quot;@example.com',&quot;)" office:value-type="string" office:string-value="@ebs ||= User.create! email: 'elin.björk@example.com',">
            <text:p>@ebs ||= User.create! email: 'elin.björk@example.com',</text:p>
          </table:table-cell>
          <table:table-cell table:style-name="ce4" table:formula="of:=CONCATENATE(&quot;                  password: '&quot;;[.D4];&quot;1234567',&quot;)" office:value-type="string" office:string-value="                  password: 'Elin1234567',">
            <text:p><text:s text:c="18"/>password: 'Elin1234567',</text:p>
          </table:table-cell>
          <table:table-cell table:style-name="ce4" table:formula="of:=CONCATENATE(&quot;                  password_confirmation: '&quot;;[.D4];&quot;1234567',&quot;)" office:value-type="string" office:string-value="                  password_confirmation: 'Elin1234567',">
            <text:p><text:s text:c="18"/>password_confirmation: 'Elin1234567',</text:p>
          </table:table-cell>
          <table:table-cell table:style-name="ce4" table:formula="of:=CONCATENATE(&quot;                  display_name: '&quot;;[.D4];&quot; &quot;;[.E4];&quot;',&quot;)" office:value-type="string" office:string-value="                  display_name: 'Elin Björk',">
            <text:p><text:s text:c="18"/>display_name: 'Elin Björk',</text:p>
          </table:table-cell>
          <table:table-cell table:style-name="ce4" table:formula="of:=CONCATENATE(&quot;                  nationality: :&quot;;LOWER([.F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];&quot;_&quot;;LOWER([.A4]);&quot;_day&quot;)" office:value-type="string" office:string-value="@ebs_sp4_day">
            <text:p>@ebs_sp4_day</text:p>
          </table:table-cell>
          <table:table-cell table:formula="of:=IFERROR( VALUE(LEFT([.H4];2))*60+VALUE(MID(REPLACE([.H4];6;1;&quot;.&quot;);4;4)) ;0)" office:value-type="float" office:value="864.4">
            <text:p>864.4</text:p>
          </table:table-cell>
          <table:table-cell table:formula="of:=IFERROR( VALUE(LEFT([.I4];2))*60+VALUE(MID(REPLACE([.I4];6;1;&quot;.&quot;);4;4)) ;0)" office:value-type="float" office:value="887.8">
            <text:p>887.8</text:p>
          </table:table-cell>
          <table:table-cell table:formula="of:=CONCATENATE([.Q4];&quot;1 = Run.create! race: @&quot;;LOWER([.A4]);&quot;_day1,&quot;)" office:value-type="string" office:string-value="@ebs_sp4_day1 = Run.create! race: @sp4_day1,">
            <text:p>@ebs_sp4_day1 = Run.create! race: @sp4_day1,</text:p>
          </table:table-cell>
          <table:table-cell table:formula="of:=CONCATENATE(&quot;                           user: @&quot;;[.J4];&quot;,&quot;)" office:value-type="string" office:string-value="                           user: @ebs,">
            <text:p><text:s text:c="27"/>user: @ebs,</text:p>
          </table:table-cell>
          <table:table-cell table:formula="of:=CONCATENATE(&quot;                           number: '&quot;;[.C4];&quot;',&quot;)" office:value-type="string" office:string-value="                           number: '55',">
            <text:p><text:s text:c="27"/>number: '55',</text:p>
          </table:table-cell>
          <table:table-cell table:formula="of:=IF([.R4]&gt;0;CONCATENATE(&quot;                           times: '{ &quot;&quot;final&quot;&quot;: &quot;;[.R4];&quot; }'&quot;);&quot;                           times: ''&quot;)" office:value-type="string" office:string-value="                           times: '{ &quot;final&quot;: 864.4 }'">
            <text:p><text:s text:c="27"/>times: '{ "final": 864.4 }'</text:p>
          </table:table-cell>
          <table:table-cell table:formula="of:=CONCATENATE([.Q4];&quot;2 = Run.create! race: @&quot;;LOWER([.A4]);&quot;_day2,&quot;)" office:value-type="string" office:string-value="@ebs_sp4_day2 = Run.create! race: @sp4_day2,">
            <text:p>@ebs_sp4_day2 = Run.create! race: @sp4_day2,</text:p>
          </table:table-cell>
          <table:table-cell table:formula="of:=IF([.S4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4]" office:value-type="string" office:string-value="Sp4">
            <text:p>Sp4</text:p>
          </table:table-cell>
          <table:table-cell table:formula="of:=[.S4]" office:value-type="float" office:value="887.8">
            <text:p>887.8</text:p>
          </table:table-cell>
          <table:table-cell table:number-columns-repeated="13"/>
        </table:table-row>
        <table:table-row table:style-name="ro1">
          <table:table-cell table:formula="of:=[.A4]" office:value-type="string" office:string-value="Sp4">
            <text:p>Sp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Renata</text:p>
          </table:table-cell>
          <table:table-cell table:style-name="ce1" office:value-type="string">
            <text:p>Válková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29:16,1</text:p>
          </table:table-cell>
          <table:table-cell table:style-name="ce1" office:value-type="string">
            <text:p>14:05,8</text:p>
          </table:table-cell>
          <table:table-cell table:style-name="ce1" office:value-type="string">
            <text:p>15:10,3</text:p>
          </table:table-cell>
          <table:table-cell table:style-name="ce3" table:formula="of:=CONCATENATE(LOWER(LEFT([.D5]));LOWER(LEFT([.E5]));LOWER(LEFT([.F5])))" office:value-type="string" office:string-value="rvc">
            <text:p>rvc</text:p>
          </table:table-cell>
          <table:table-cell table:formula="of:=CONCATENATE(&quot;@&quot;;[.J5];&quot; ||= User.create! email: '&quot;;LOWER([.D5]);&quot;.&quot;;LOWER([.E5]);&quot;@example.com',&quot;)" office:value-type="string" office:string-value="@rvc ||= User.create! email: 'renata.válková@example.com',">
            <text:p>@rvc ||= User.create! email: 'renata.válková@example.com',</text:p>
          </table:table-cell>
          <table:table-cell table:style-name="ce4" table:formula="of:=CONCATENATE(&quot;                  password: '&quot;;[.D5];&quot;1234567',&quot;)" office:value-type="string" office:string-value="                  password: 'Renata1234567',">
            <text:p><text:s text:c="18"/>password: 'Renata1234567',</text:p>
          </table:table-cell>
          <table:table-cell table:style-name="ce4" table:formula="of:=CONCATENATE(&quot;                  password_confirmation: '&quot;;[.D5];&quot;1234567',&quot;)" office:value-type="string" office:string-value="                  password_confirmation: 'Renata1234567',">
            <text:p><text:s text:c="18"/>password_confirmation: 'Renata1234567',</text:p>
          </table:table-cell>
          <table:table-cell table:style-name="ce4" table:formula="of:=CONCATENATE(&quot;                  display_name: '&quot;;[.D5];&quot; &quot;;[.E5];&quot;',&quot;)" office:value-type="string" office:string-value="                  display_name: 'Renata Válková',">
            <text:p><text:s text:c="18"/>display_name: 'Renata Válková',</text:p>
          </table:table-cell>
          <table:table-cell table:style-name="ce4" table:formula="of:=CONCATENATE(&quot;                  nationality: :&quot;;LOWER([.F5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5];&quot;_&quot;;LOWER([.A5]);&quot;_day&quot;)" office:value-type="string" office:string-value="@rvc_sp4_day">
            <text:p>@rvc_sp4_day</text:p>
          </table:table-cell>
          <table:table-cell table:formula="of:=IFERROR( VALUE(LEFT([.H5];2))*60+VALUE(MID(REPLACE([.H5];6;1;&quot;.&quot;);4;4)) ;0)" office:value-type="float" office:value="845.8">
            <text:p>845.8</text:p>
          </table:table-cell>
          <table:table-cell table:formula="of:=IFERROR( VALUE(LEFT([.I5];2))*60+VALUE(MID(REPLACE([.I5];6;1;&quot;.&quot;);4;4)) ;0)" office:value-type="float" office:value="910.3">
            <text:p>910.3</text:p>
          </table:table-cell>
          <table:table-cell table:formula="of:=CONCATENATE([.Q5];&quot;1 = Run.create! race: @&quot;;LOWER([.A5]);&quot;_day1,&quot;)" office:value-type="string" office:string-value="@rvc_sp4_day1 = Run.create! race: @sp4_day1,">
            <text:p>@rvc_sp4_day1 = Run.create! race: @sp4_day1,</text:p>
          </table:table-cell>
          <table:table-cell table:formula="of:=CONCATENATE(&quot;                           user: @&quot;;[.J5];&quot;,&quot;)" office:value-type="string" office:string-value="                           user: @rvc,">
            <text:p><text:s text:c="27"/>user: @rvc,</text:p>
          </table:table-cell>
          <table:table-cell table:formula="of:=CONCATENATE(&quot;                           number: '&quot;;[.C5];&quot;',&quot;)" office:value-type="string" office:string-value="                           number: '57',">
            <text:p><text:s text:c="27"/>number: '57',</text:p>
          </table:table-cell>
          <table:table-cell table:formula="of:=IF([.R5]&gt;0;CONCATENATE(&quot;                           times: '{ &quot;&quot;final&quot;&quot;: &quot;;[.R5];&quot; }'&quot;);&quot;                           times: ''&quot;)" office:value-type="string" office:string-value="                           times: '{ &quot;final&quot;: 845.8 }'">
            <text:p><text:s text:c="27"/>times: '{ "final": 845.8 }'</text:p>
          </table:table-cell>
          <table:table-cell table:formula="of:=CONCATENATE([.Q5];&quot;2 = Run.create! race: @&quot;;LOWER([.A5]);&quot;_day2,&quot;)" office:value-type="string" office:string-value="@rvc_sp4_day2 = Run.create! race: @sp4_day2,">
            <text:p>@rvc_sp4_day2 = Run.create! race: @sp4_day2,</text:p>
          </table:table-cell>
          <table:table-cell table:formula="of:=IF([.S5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]" office:value-type="string" office:string-value="Sp4">
            <text:p>Sp4</text:p>
          </table:table-cell>
          <table:table-cell table:formula="of:=[.S5]" office:value-type="float" office:value="910.3">
            <text:p>910.3</text:p>
          </table:table-cell>
          <table:table-cell table:number-columns-repeated="13"/>
        </table:table-row>
        <table:table-row table:style-name="ro1">
          <table:table-cell table:formula="of:=[.A5]" office:value-type="string" office:string-value="Sp4">
            <text:p>Sp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Agnieszka</text:p>
          </table:table-cell>
          <table:table-cell table:style-name="ce1" office:value-type="string">
            <text:p>Rychwalska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29:16,5</text:p>
          </table:table-cell>
          <table:table-cell table:style-name="ce1" office:value-type="string">
            <text:p>14:06,3</text:p>
          </table:table-cell>
          <table:table-cell table:style-name="ce1" office:value-type="string">
            <text:p>15:10,2</text:p>
          </table:table-cell>
          <table:table-cell table:style-name="ce3" table:formula="of:=CONCATENATE(LOWER(LEFT([.D6]));LOWER(LEFT([.E6]));LOWER(LEFT([.F6])))" office:value-type="string" office:string-value="arp">
            <text:p>arp</text:p>
          </table:table-cell>
          <table:table-cell table:formula="of:=CONCATENATE(&quot;@&quot;;[.J6];&quot; ||= User.create! email: '&quot;;LOWER([.D6]);&quot;.&quot;;LOWER([.E6]);&quot;@example.com',&quot;)" office:value-type="string" office:string-value="@arp ||= User.create! email: 'agnieszka.rychwalska@example.com',">
            <text:p>@arp ||= User.create! email: 'agnieszka.rychwalska@example.com',</text:p>
          </table:table-cell>
          <table:table-cell table:style-name="ce4" table:formula="of:=CONCATENATE(&quot;                  password: '&quot;;[.D6];&quot;1234567',&quot;)" office:value-type="string" office:string-value="                  password: 'Agnieszka1234567',">
            <text:p><text:s text:c="18"/>password: 'Agnieszka1234567',</text:p>
          </table:table-cell>
          <table:table-cell table:style-name="ce4" table:formula="of:=CONCATENATE(&quot;                  password_confirmation: '&quot;;[.D6];&quot;1234567',&quot;)" office:value-type="string" office:string-value="                  password_confirmation: 'Agnieszka1234567',">
            <text:p><text:s text:c="18"/>password_confirmation: 'Agnieszka1234567',</text:p>
          </table:table-cell>
          <table:table-cell table:style-name="ce4" table:formula="of:=CONCATENATE(&quot;                  display_name: '&quot;;[.D6];&quot; &quot;;[.E6];&quot;',&quot;)" office:value-type="string" office:string-value="                  display_name: 'Agnieszka Rychwalska',">
            <text:p><text:s text:c="18"/>display_name: 'Agnieszka Rychwalska',</text:p>
          </table:table-cell>
          <table:table-cell table:style-name="ce4" table:formula="of:=CONCATENATE(&quot;                  nationality: :&quot;;LOWER([.F6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6];&quot;_&quot;;LOWER([.A6]);&quot;_day&quot;)" office:value-type="string" office:string-value="@arp_sp4_day">
            <text:p>@arp_sp4_day</text:p>
          </table:table-cell>
          <table:table-cell table:formula="of:=IFERROR( VALUE(LEFT([.H6];2))*60+VALUE(MID(REPLACE([.H6];6;1;&quot;.&quot;);4;4)) ;0)" office:value-type="float" office:value="846.3">
            <text:p>846.3</text:p>
          </table:table-cell>
          <table:table-cell table:formula="of:=IFERROR( VALUE(LEFT([.I6];2))*60+VALUE(MID(REPLACE([.I6];6;1;&quot;.&quot;);4;4)) ;0)" office:value-type="float" office:value="910.2">
            <text:p>910.2</text:p>
          </table:table-cell>
          <table:table-cell table:formula="of:=CONCATENATE([.Q6];&quot;1 = Run.create! race: @&quot;;LOWER([.A6]);&quot;_day1,&quot;)" office:value-type="string" office:string-value="@arp_sp4_day1 = Run.create! race: @sp4_day1,">
            <text:p>@arp_sp4_day1 = Run.create! race: @sp4_day1,</text:p>
          </table:table-cell>
          <table:table-cell table:formula="of:=CONCATENATE(&quot;                           user: @&quot;;[.J6];&quot;,&quot;)" office:value-type="string" office:string-value="                           user: @arp,">
            <text:p><text:s text:c="27"/>user: @arp,</text:p>
          </table:table-cell>
          <table:table-cell table:formula="of:=CONCATENATE(&quot;                           number: '&quot;;[.C6];&quot;',&quot;)" office:value-type="string" office:string-value="                           number: '63',">
            <text:p><text:s text:c="27"/>number: '63',</text:p>
          </table:table-cell>
          <table:table-cell table:formula="of:=IF([.R6]&gt;0;CONCATENATE(&quot;                           times: '{ &quot;&quot;final&quot;&quot;: &quot;;[.R6];&quot; }'&quot;);&quot;                           times: ''&quot;)" office:value-type="string" office:string-value="                           times: '{ &quot;final&quot;: 846.3 }'">
            <text:p><text:s text:c="27"/>times: '{ "final": 846.3 }'</text:p>
          </table:table-cell>
          <table:table-cell table:formula="of:=CONCATENATE([.Q6];&quot;2 = Run.create! race: @&quot;;LOWER([.A6]);&quot;_day2,&quot;)" office:value-type="string" office:string-value="@arp_sp4_day2 = Run.create! race: @sp4_day2,">
            <text:p>@arp_sp4_day2 = Run.create! race: @sp4_day2,</text:p>
          </table:table-cell>
          <table:table-cell table:formula="of:=IF([.S6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6]" office:value-type="string" office:string-value="Sp4">
            <text:p>Sp4</text:p>
          </table:table-cell>
          <table:table-cell table:formula="of:=[.S6]" office:value-type="float" office:value="910.2">
            <text:p>910.2</text:p>
          </table:table-cell>
          <table:table-cell table:number-columns-repeated="13"/>
        </table:table-row>
        <table:table-row table:style-name="ro1">
          <table:table-cell table:formula="of:=[.A6]" office:value-type="string" office:string-value="Sp4">
            <text:p>Sp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Mikael</text:p>
          </table:table-cell>
          <table:table-cell table:style-name="ce1" office:value-type="string">
            <text:p>Högberg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22,9</text:p>
          </table:table-cell>
          <table:table-cell table:style-name="ce1" office:value-type="string">
            <text:p>13:46,0</text:p>
          </table:table-cell>
          <table:table-cell table:style-name="ce1" office:value-type="string">
            <text:p>15:36,9</text:p>
          </table:table-cell>
          <table:table-cell table:style-name="ce3" table:formula="of:=CONCATENATE(LOWER(LEFT([.D7]));LOWER(LEFT([.E7]));LOWER(LEFT([.F7])))" office:value-type="string" office:string-value="mhs">
            <text:p>mhs</text:p>
          </table:table-cell>
          <table:table-cell table:formula="of:=CONCATENATE(&quot;@&quot;;[.J7];&quot; ||= User.create! email: '&quot;;LOWER([.D7]);&quot;.&quot;;LOWER([.E7]);&quot;@example.com',&quot;)" office:value-type="string" office:string-value="@mhs ||= User.create! email: 'mikael.högberg@example.com',">
            <text:p>@mhs ||= User.create! email: 'mikael.högberg@example.com',</text:p>
          </table:table-cell>
          <table:table-cell table:style-name="ce4" table:formula="of:=CONCATENATE(&quot;                  password: '&quot;;[.D7];&quot;1234567',&quot;)" office:value-type="string" office:string-value="                  password: 'Mikael1234567',">
            <text:p><text:s text:c="18"/>password: 'Mikael1234567',</text:p>
          </table:table-cell>
          <table:table-cell table:style-name="ce4" table:formula="of:=CONCATENATE(&quot;                  password_confirmation: '&quot;;[.D7];&quot;1234567',&quot;)" office:value-type="string" office:string-value="                  password_confirmation: 'Mikael1234567',">
            <text:p><text:s text:c="18"/>password_confirmation: 'Mikael1234567',</text:p>
          </table:table-cell>
          <table:table-cell table:style-name="ce4" table:formula="of:=CONCATENATE(&quot;                  display_name: '&quot;;[.D7];&quot; &quot;;[.E7];&quot;',&quot;)" office:value-type="string" office:string-value="                  display_name: 'Mikael Högberg',">
            <text:p><text:s text:c="18"/>display_name: 'Mikael Högberg',</text:p>
          </table:table-cell>
          <table:table-cell table:style-name="ce4" table:formula="of:=CONCATENATE(&quot;                  nationality: :&quot;;LOWER([.F7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];&quot;_&quot;;LOWER([.A7]);&quot;_day&quot;)" office:value-type="string" office:string-value="@mhs_sp4_day">
            <text:p>@mhs_sp4_day</text:p>
          </table:table-cell>
          <table:table-cell table:formula="of:=IFERROR( VALUE(LEFT([.H7];2))*60+VALUE(MID(REPLACE([.H7];6;1;&quot;.&quot;);4;4)) ;0)" office:value-type="float" office:value="826">
            <text:p>826</text:p>
          </table:table-cell>
          <table:table-cell table:formula="of:=IFERROR( VALUE(LEFT([.I7];2))*60+VALUE(MID(REPLACE([.I7];6;1;&quot;.&quot;);4;4)) ;0)" office:value-type="float" office:value="936.9">
            <text:p>936.9</text:p>
          </table:table-cell>
          <table:table-cell table:formula="of:=CONCATENATE([.Q7];&quot;1 = Run.create! race: @&quot;;LOWER([.A7]);&quot;_day1,&quot;)" office:value-type="string" office:string-value="@mhs_sp4_day1 = Run.create! race: @sp4_day1,">
            <text:p>@mhs_sp4_day1 = Run.create! race: @sp4_day1,</text:p>
          </table:table-cell>
          <table:table-cell table:formula="of:=CONCATENATE(&quot;                           user: @&quot;;[.J7];&quot;,&quot;)" office:value-type="string" office:string-value="                           user: @mhs,">
            <text:p><text:s text:c="27"/>user: @mhs,</text:p>
          </table:table-cell>
          <table:table-cell table:formula="of:=CONCATENATE(&quot;                           number: '&quot;;[.C7];&quot;',&quot;)" office:value-type="string" office:string-value="                           number: '68',">
            <text:p><text:s text:c="27"/>number: '68',</text:p>
          </table:table-cell>
          <table:table-cell table:formula="of:=IF([.R7]&gt;0;CONCATENATE(&quot;                           times: '{ &quot;&quot;final&quot;&quot;: &quot;;[.R7];&quot; }'&quot;);&quot;                           times: ''&quot;)" office:value-type="string" office:string-value="                           times: '{ &quot;final&quot;: 826 }'">
            <text:p><text:s text:c="27"/>times: '{ "final": 826 }'</text:p>
          </table:table-cell>
          <table:table-cell table:formula="of:=CONCATENATE([.Q7];&quot;2 = Run.create! race: @&quot;;LOWER([.A7]);&quot;_day2,&quot;)" office:value-type="string" office:string-value="@mhs_sp4_day2 = Run.create! race: @sp4_day2,">
            <text:p>@mhs_sp4_day2 = Run.create! race: @sp4_day2,</text:p>
          </table:table-cell>
          <table:table-cell table:formula="of:=IF([.S7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7]" office:value-type="string" office:string-value="Sp4">
            <text:p>Sp4</text:p>
          </table:table-cell>
          <table:table-cell table:formula="of:=[.S7]" office:value-type="float" office:value="936.9">
            <text:p>936.9</text:p>
          </table:table-cell>
          <table:table-cell table:number-columns-repeated="13"/>
        </table:table-row>
        <table:table-row table:style-name="ro1">
          <table:table-cell table:formula="of:=[.A7]" office:value-type="string" office:string-value="Sp4">
            <text:p>Sp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Catarina</text:p>
          </table:table-cell>
          <table:table-cell table:style-name="ce1" office:value-type="string">
            <text:p>Södersten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25,2</text:p>
          </table:table-cell>
          <table:table-cell table:style-name="ce1" office:value-type="string">
            <text:p>14:15,2</text:p>
          </table:table-cell>
          <table:table-cell table:style-name="ce1" office:value-type="string">
            <text:p>15:10,0</text:p>
          </table:table-cell>
          <table:table-cell table:style-name="ce3" table:formula="of:=CONCATENATE(LOWER(LEFT([.D8]));LOWER(LEFT([.E8]));LOWER(LEFT([.F8])))" office:value-type="string" office:string-value="css">
            <text:p>css</text:p>
          </table:table-cell>
          <table:table-cell table:formula="of:=CONCATENATE(&quot;@&quot;;[.J8];&quot; ||= User.create! email: '&quot;;LOWER([.D8]);&quot;.&quot;;LOWER([.E8]);&quot;@example.com',&quot;)" office:value-type="string" office:string-value="@css ||= User.create! email: 'catarina.södersten@example.com',">
            <text:p>@css ||= User.create! email: 'catarina.södersten@example.com',</text:p>
          </table:table-cell>
          <table:table-cell table:style-name="ce4" table:formula="of:=CONCATENATE(&quot;                  password: '&quot;;[.D8];&quot;1234567',&quot;)" office:value-type="string" office:string-value="                  password: 'Catarina1234567',">
            <text:p><text:s text:c="18"/>password: 'Catarina1234567',</text:p>
          </table:table-cell>
          <table:table-cell table:style-name="ce4" table:formula="of:=CONCATENATE(&quot;                  password_confirmation: '&quot;;[.D8];&quot;1234567',&quot;)" office:value-type="string" office:string-value="                  password_confirmation: 'Catarina1234567',">
            <text:p><text:s text:c="18"/>password_confirmation: 'Catarina1234567',</text:p>
          </table:table-cell>
          <table:table-cell table:style-name="ce4" table:formula="of:=CONCATENATE(&quot;                  display_name: '&quot;;[.D8];&quot; &quot;;[.E8];&quot;',&quot;)" office:value-type="string" office:string-value="                  display_name: 'Catarina Södersten',">
            <text:p><text:s text:c="18"/>display_name: 'Catarina Södersten',</text:p>
          </table:table-cell>
          <table:table-cell table:style-name="ce4" table:formula="of:=CONCATENATE(&quot;                  nationality: :&quot;;LOWER([.F8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8];&quot;_&quot;;LOWER([.A8]);&quot;_day&quot;)" office:value-type="string" office:string-value="@css_sp4_day">
            <text:p>@css_sp4_day</text:p>
          </table:table-cell>
          <table:table-cell table:formula="of:=IFERROR( VALUE(LEFT([.H8];2))*60+VALUE(MID(REPLACE([.H8];6;1;&quot;.&quot;);4;4)) ;0)" office:value-type="float" office:value="855.2">
            <text:p>855.2</text:p>
          </table:table-cell>
          <table:table-cell table:formula="of:=IFERROR( VALUE(LEFT([.I8];2))*60+VALUE(MID(REPLACE([.I8];6;1;&quot;.&quot;);4;4)) ;0)" office:value-type="float" office:value="910">
            <text:p>910</text:p>
          </table:table-cell>
          <table:table-cell table:formula="of:=CONCATENATE([.Q8];&quot;1 = Run.create! race: @&quot;;LOWER([.A8]);&quot;_day1,&quot;)" office:value-type="string" office:string-value="@css_sp4_day1 = Run.create! race: @sp4_day1,">
            <text:p>@css_sp4_day1 = Run.create! race: @sp4_day1,</text:p>
          </table:table-cell>
          <table:table-cell table:formula="of:=CONCATENATE(&quot;                           user: @&quot;;[.J8];&quot;,&quot;)" office:value-type="string" office:string-value="                           user: @css,">
            <text:p><text:s text:c="27"/>user: @css,</text:p>
          </table:table-cell>
          <table:table-cell table:formula="of:=CONCATENATE(&quot;                           number: '&quot;;[.C8];&quot;',&quot;)" office:value-type="string" office:string-value="                           number: '67',">
            <text:p><text:s text:c="27"/>number: '67',</text:p>
          </table:table-cell>
          <table:table-cell table:formula="of:=IF([.R8]&gt;0;CONCATENATE(&quot;                           times: '{ &quot;&quot;final&quot;&quot;: &quot;;[.R8];&quot; }'&quot;);&quot;                           times: ''&quot;)" office:value-type="string" office:string-value="                           times: '{ &quot;final&quot;: 855.2 }'">
            <text:p><text:s text:c="27"/>times: '{ "final": 855.2 }'</text:p>
          </table:table-cell>
          <table:table-cell table:formula="of:=CONCATENATE([.Q8];&quot;2 = Run.create! race: @&quot;;LOWER([.A8]);&quot;_day2,&quot;)" office:value-type="string" office:string-value="@css_sp4_day2 = Run.create! race: @sp4_day2,">
            <text:p>@css_sp4_day2 = Run.create! race: @sp4_day2,</text:p>
          </table:table-cell>
          <table:table-cell table:formula="of:=IF([.S8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8]" office:value-type="string" office:string-value="Sp4">
            <text:p>Sp4</text:p>
          </table:table-cell>
          <table:table-cell table:formula="of:=[.S8]" office:value-type="float" office:value="910">
            <text:p>910</text:p>
          </table:table-cell>
          <table:table-cell table:number-columns-repeated="13"/>
        </table:table-row>
        <table:table-row table:style-name="ro1">
          <table:table-cell table:formula="of:=[.A8]" office:value-type="string" office:string-value="Sp4">
            <text:p>Sp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Herbert</text:p>
          </table:table-cell>
          <table:table-cell table:style-name="ce1" office:value-type="string">
            <text:p>Hiermei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29:45,9</text:p>
          </table:table-cell>
          <table:table-cell table:style-name="ce1" office:value-type="string">
            <text:p>14:14,1</text:p>
          </table:table-cell>
          <table:table-cell table:style-name="ce1" office:value-type="string">
            <text:p>15:31,8</text:p>
          </table:table-cell>
          <table:table-cell table:style-name="ce3" table:formula="of:=CONCATENATE(LOWER(LEFT([.D9]));LOWER(LEFT([.E9]));LOWER(LEFT([.F9])))" office:value-type="string" office:string-value="hhg">
            <text:p>hhg</text:p>
          </table:table-cell>
          <table:table-cell table:formula="of:=CONCATENATE(&quot;@&quot;;[.J9];&quot; ||= User.create! email: '&quot;;LOWER([.D9]);&quot;.&quot;;LOWER([.E9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4" table:formula="of:=CONCATENATE(&quot;                  password: '&quot;;[.D9];&quot;1234567',&quot;)" office:value-type="string" office:string-value="                  password: 'Herbert1234567',">
            <text:p><text:s text:c="18"/>password: 'Herbert1234567',</text:p>
          </table:table-cell>
          <table:table-cell table:style-name="ce4" table:formula="of:=CONCATENATE(&quot;                  password_confirmation: '&quot;;[.D9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4" table:formula="of:=CONCATENATE(&quot;                  display_name: '&quot;;[.D9];&quot; &quot;;[.E9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4" table:formula="of:=CONCATENATE(&quot;                  nationality: :&quot;;LOWER([.F9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9];&quot;_&quot;;LOWER([.A9]);&quot;_day&quot;)" office:value-type="string" office:string-value="@hhg_sp4_day">
            <text:p>@hhg_sp4_day</text:p>
          </table:table-cell>
          <table:table-cell table:formula="of:=IFERROR( VALUE(LEFT([.H9];2))*60+VALUE(MID(REPLACE([.H9];6;1;&quot;.&quot;);4;4)) ;0)" office:value-type="float" office:value="854.1">
            <text:p>854.1</text:p>
          </table:table-cell>
          <table:table-cell table:formula="of:=IFERROR( VALUE(LEFT([.I9];2))*60+VALUE(MID(REPLACE([.I9];6;1;&quot;.&quot;);4;4)) ;0)" office:value-type="float" office:value="931.8">
            <text:p>931.8</text:p>
          </table:table-cell>
          <table:table-cell table:formula="of:=CONCATENATE([.Q9];&quot;1 = Run.create! race: @&quot;;LOWER([.A9]);&quot;_day1,&quot;)" office:value-type="string" office:string-value="@hhg_sp4_day1 = Run.create! race: @sp4_day1,">
            <text:p>@hhg_sp4_day1 = Run.create! race: @sp4_day1,</text:p>
          </table:table-cell>
          <table:table-cell table:formula="of:=CONCATENATE(&quot;                           user: @&quot;;[.J9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9];&quot;',&quot;)" office:value-type="string" office:string-value="                           number: '65',">
            <text:p><text:s text:c="27"/>number: '65',</text:p>
          </table:table-cell>
          <table:table-cell table:formula="of:=IF([.R9]&gt;0;CONCATENATE(&quot;                           times: '{ &quot;&quot;final&quot;&quot;: &quot;;[.R9];&quot; }'&quot;);&quot;                           times: ''&quot;)" office:value-type="string" office:string-value="                           times: '{ &quot;final&quot;: 854.1 }'">
            <text:p><text:s text:c="27"/>times: '{ "final": 854.1 }'</text:p>
          </table:table-cell>
          <table:table-cell table:formula="of:=CONCATENATE([.Q9];&quot;2 = Run.create! race: @&quot;;LOWER([.A9]);&quot;_day2,&quot;)" office:value-type="string" office:string-value="@hhg_sp4_day2 = Run.create! race: @sp4_day2,">
            <text:p>@hhg_sp4_day2 = Run.create! race: @sp4_day2,</text:p>
          </table:table-cell>
          <table:table-cell table:formula="of:=IF([.S9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9]" office:value-type="string" office:string-value="Sp4">
            <text:p>Sp4</text:p>
          </table:table-cell>
          <table:table-cell table:formula="of:=[.S9]" office:value-type="float" office:value="931.8">
            <text:p>931.8</text:p>
          </table:table-cell>
          <table:table-cell table:number-columns-repeated="13"/>
        </table:table-row>
        <table:table-row table:style-name="ro1">
          <table:table-cell table:formula="of:=[.A9]" office:value-type="string" office:string-value="Sp4">
            <text:p>Sp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KrisztianRoland</text:p>
          </table:table-cell>
          <table:table-cell table:style-name="ce1" office:value-type="string">
            <text:p>Kiss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9:52,4</text:p>
          </table:table-cell>
          <table:table-cell table:style-name="ce1" office:value-type="string">
            <text:p>14:21,5</text:p>
          </table:table-cell>
          <table:table-cell table:style-name="ce1" office:value-type="string">
            <text:p>15:30,9</text:p>
          </table:table-cell>
          <table:table-cell table:style-name="ce3" table:formula="of:=CONCATENATE(LOWER(LEFT([.D10]));LOWER(LEFT([.E10]));LOWER(LEFT([.F10])))" office:value-type="string" office:string-value="kkn">
            <text:p>kkn</text:p>
          </table:table-cell>
          <table:table-cell table:formula="of:=CONCATENATE(&quot;@&quot;;[.J10];&quot; ||= User.create! email: '&quot;;LOWER([.D10]);&quot;.&quot;;LOWER([.E10]);&quot;@example.com',&quot;)" office:value-type="string" office:string-value="@kkn ||= User.create! email: 'krisztianroland.kiss@example.com',">
            <text:p>@kkn ||= User.create! email: 'krisztianroland.kiss@example.com',</text:p>
          </table:table-cell>
          <table:table-cell table:style-name="ce4" table:formula="of:=CONCATENATE(&quot;                  password: '&quot;;[.D10];&quot;1234567',&quot;)" office:value-type="string" office:string-value="                  password: 'KrisztianRoland1234567',">
            <text:p><text:s text:c="18"/>password: 'KrisztianRoland1234567',</text:p>
          </table:table-cell>
          <table:table-cell table:style-name="ce4" table:formula="of:=CONCATENATE(&quot;                  password_confirmation: '&quot;;[.D10];&quot;1234567',&quot;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style-name="ce4" table:formula="of:=CONCATENATE(&quot;                  display_name: '&quot;;[.D10];&quot; &quot;;[.E10];&quot;',&quot;)" office:value-type="string" office:string-value="                  display_name: 'KrisztianRoland Kiss',">
            <text:p><text:s text:c="18"/>display_name: 'KrisztianRoland Kiss',</text:p>
          </table:table-cell>
          <table:table-cell table:style-name="ce4" table:formula="of:=CONCATENATE(&quot;                  nationality: :&quot;;LOWER([.F10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10];&quot;_&quot;;LOWER([.A10]);&quot;_day&quot;)" office:value-type="string" office:string-value="@kkn_sp4_day">
            <text:p>@kkn_sp4_day</text:p>
          </table:table-cell>
          <table:table-cell table:formula="of:=IFERROR( VALUE(LEFT([.H10];2))*60+VALUE(MID(REPLACE([.H10];6;1;&quot;.&quot;);4;4)) ;0)" office:value-type="float" office:value="861.5">
            <text:p>861.5</text:p>
          </table:table-cell>
          <table:table-cell table:formula="of:=IFERROR( VALUE(LEFT([.I10];2))*60+VALUE(MID(REPLACE([.I10];6;1;&quot;.&quot;);4;4)) ;0)" office:value-type="float" office:value="930.9">
            <text:p>930.9</text:p>
          </table:table-cell>
          <table:table-cell table:formula="of:=CONCATENATE([.Q10];&quot;1 = Run.create! race: @&quot;;LOWER([.A10]);&quot;_day1,&quot;)" office:value-type="string" office:string-value="@kkn_sp4_day1 = Run.create! race: @sp4_day1,">
            <text:p>@kkn_sp4_day1 = Run.create! race: @sp4_day1,</text:p>
          </table:table-cell>
          <table:table-cell table:formula="of:=CONCATENATE(&quot;                           user: @&quot;;[.J10];&quot;,&quot;)" office:value-type="string" office:string-value="                           user: @kkn,">
            <text:p><text:s text:c="27"/>user: @kkn,</text:p>
          </table:table-cell>
          <table:table-cell table:formula="of:=CONCATENATE(&quot;                           number: '&quot;;[.C10];&quot;',&quot;)" office:value-type="string" office:string-value="                           number: '69',">
            <text:p><text:s text:c="27"/>number: '69',</text:p>
          </table:table-cell>
          <table:table-cell table:formula="of:=IF([.R10]&gt;0;CONCATENATE(&quot;                           times: '{ &quot;&quot;final&quot;&quot;: &quot;;[.R10];&quot; }'&quot;);&quot;                           times: ''&quot;)" office:value-type="string" office:string-value="                           times: '{ &quot;final&quot;: 861.5 }'">
            <text:p><text:s text:c="27"/>times: '{ "final": 861.5 }'</text:p>
          </table:table-cell>
          <table:table-cell table:formula="of:=CONCATENATE([.Q10];&quot;2 = Run.create! race: @&quot;;LOWER([.A10]);&quot;_day2,&quot;)" office:value-type="string" office:string-value="@kkn_sp4_day2 = Run.create! race: @sp4_day2,">
            <text:p>@kkn_sp4_day2 = Run.create! race: @sp4_day2,</text:p>
          </table:table-cell>
          <table:table-cell table:formula="of:=IF([.S10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0]" office:value-type="string" office:string-value="Sp4">
            <text:p>Sp4</text:p>
          </table:table-cell>
          <table:table-cell table:formula="of:=[.S10]" office:value-type="float" office:value="930.9">
            <text:p>930.9</text:p>
          </table:table-cell>
          <table:table-cell table:number-columns-repeated="13"/>
        </table:table-row>
        <table:table-row table:style-name="ro1">
          <table:table-cell table:formula="of:=[.A10]" office:value-type="string" office:string-value="Sp4">
            <text:p>Sp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Sussie</text:p>
          </table:table-cell>
          <table:table-cell table:style-name="ce1" office:value-type="string">
            <text:p>Grönberg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55,2</text:p>
          </table:table-cell>
          <table:table-cell table:style-name="ce1" office:value-type="string">
            <text:p>14:27,5</text:p>
          </table:table-cell>
          <table:table-cell table:style-name="ce1" office:value-type="string">
            <text:p>15:27,7</text:p>
          </table:table-cell>
          <table:table-cell table:style-name="ce3" table:formula="of:=CONCATENATE(LOWER(LEFT([.D11]));LOWER(LEFT([.E11]));LOWER(LEFT([.F11])))" office:value-type="string" office:string-value="sgs">
            <text:p>sgs</text:p>
          </table:table-cell>
          <table:table-cell table:formula="of:=CONCATENATE(&quot;@&quot;;[.J11];&quot; ||= User.create! email: '&quot;;LOWER([.D11]);&quot;.&quot;;LOWER([.E11]);&quot;@example.com',&quot;)" office:value-type="string" office:string-value="@sgs ||= User.create! email: 'sussie.grönberg@example.com',">
            <text:p>@sgs ||= User.create! email: 'sussie.grönberg@example.com',</text:p>
          </table:table-cell>
          <table:table-cell table:style-name="ce4" table:formula="of:=CONCATENATE(&quot;                  password: '&quot;;[.D11];&quot;1234567',&quot;)" office:value-type="string" office:string-value="                  password: 'Sussie1234567',">
            <text:p><text:s text:c="18"/>password: 'Sussie1234567',</text:p>
          </table:table-cell>
          <table:table-cell table:style-name="ce4" table:formula="of:=CONCATENATE(&quot;                  password_confirmation: '&quot;;[.D11];&quot;1234567',&quot;)" office:value-type="string" office:string-value="                  password_confirmation: 'Sussie1234567',">
            <text:p><text:s text:c="18"/>password_confirmation: 'Sussie1234567',</text:p>
          </table:table-cell>
          <table:table-cell table:style-name="ce4" table:formula="of:=CONCATENATE(&quot;                  display_name: '&quot;;[.D11];&quot; &quot;;[.E11];&quot;',&quot;)" office:value-type="string" office:string-value="                  display_name: 'Sussie Grönberg',">
            <text:p><text:s text:c="18"/>display_name: 'Sussie Grönberg',</text:p>
          </table:table-cell>
          <table:table-cell table:style-name="ce4" table:formula="of:=CONCATENATE(&quot;                  nationality: :&quot;;LOWER([.F1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11];&quot;_&quot;;LOWER([.A11]);&quot;_day&quot;)" office:value-type="string" office:string-value="@sgs_sp4_day">
            <text:p>@sgs_sp4_day</text:p>
          </table:table-cell>
          <table:table-cell table:formula="of:=IFERROR( VALUE(LEFT([.H11];2))*60+VALUE(MID(REPLACE([.H11];6;1;&quot;.&quot;);4;4)) ;0)" office:value-type="float" office:value="867.5">
            <text:p>867.5</text:p>
          </table:table-cell>
          <table:table-cell table:formula="of:=IFERROR( VALUE(LEFT([.I11];2))*60+VALUE(MID(REPLACE([.I11];6;1;&quot;.&quot;);4;4)) ;0)" office:value-type="float" office:value="927.7">
            <text:p>927.7</text:p>
          </table:table-cell>
          <table:table-cell table:formula="of:=CONCATENATE([.Q11];&quot;1 = Run.create! race: @&quot;;LOWER([.A11]);&quot;_day1,&quot;)" office:value-type="string" office:string-value="@sgs_sp4_day1 = Run.create! race: @sp4_day1,">
            <text:p>@sgs_sp4_day1 = Run.create! race: @sp4_day1,</text:p>
          </table:table-cell>
          <table:table-cell table:formula="of:=CONCATENATE(&quot;                           user: @&quot;;[.J11];&quot;,&quot;)" office:value-type="string" office:string-value="                           user: @sgs,">
            <text:p><text:s text:c="27"/>user: @sgs,</text:p>
          </table:table-cell>
          <table:table-cell table:formula="of:=CONCATENATE(&quot;                           number: '&quot;;[.C11];&quot;',&quot;)" office:value-type="string" office:string-value="                           number: '60',">
            <text:p><text:s text:c="27"/>number: '60',</text:p>
          </table:table-cell>
          <table:table-cell table:formula="of:=IF([.R11]&gt;0;CONCATENATE(&quot;                           times: '{ &quot;&quot;final&quot;&quot;: &quot;;[.R11];&quot; }'&quot;);&quot;                           times: ''&quot;)" office:value-type="string" office:string-value="                           times: '{ &quot;final&quot;: 867.5 }'">
            <text:p><text:s text:c="27"/>times: '{ "final": 867.5 }'</text:p>
          </table:table-cell>
          <table:table-cell table:formula="of:=CONCATENATE([.Q11];&quot;2 = Run.create! race: @&quot;;LOWER([.A11]);&quot;_day2,&quot;)" office:value-type="string" office:string-value="@sgs_sp4_day2 = Run.create! race: @sp4_day2,">
            <text:p>@sgs_sp4_day2 = Run.create! race: @sp4_day2,</text:p>
          </table:table-cell>
          <table:table-cell table:formula="of:=IF([.S11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1]" office:value-type="string" office:string-value="Sp4">
            <text:p>Sp4</text:p>
          </table:table-cell>
          <table:table-cell table:formula="of:=[.S11]" office:value-type="float" office:value="927.7">
            <text:p>927.7</text:p>
          </table:table-cell>
          <table:table-cell table:number-columns-repeated="13"/>
        </table:table-row>
        <table:table-row table:style-name="ro1">
          <table:table-cell table:formula="of:=[.A11]" office:value-type="string" office:string-value="Sp4">
            <text:p>Sp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Heta</text:p>
          </table:table-cell>
          <table:table-cell table:style-name="ce1" office:value-type="string">
            <text:p>Lehtomä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1:01,9</text:p>
          </table:table-cell>
          <table:table-cell table:style-name="ce1" office:value-type="string">
            <text:p>15:19,0</text:p>
          </table:table-cell>
          <table:table-cell table:style-name="ce1" office:value-type="string">
            <text:p>15:42,9</text:p>
          </table:table-cell>
          <table:table-cell table:style-name="ce3" table:formula="of:=CONCATENATE(LOWER(LEFT([.D12]));LOWER(LEFT([.E12]));LOWER(LEFT([.F12])))" office:value-type="string" office:string-value="hlf">
            <text:p>hlf</text:p>
          </table:table-cell>
          <table:table-cell table:formula="of:=CONCATENATE(&quot;@&quot;;[.J12];&quot; ||= User.create! email: '&quot;;LOWER([.D12]);&quot;.&quot;;LOWER([.E12]);&quot;@example.com',&quot;)" office:value-type="string" office:string-value="@hlf ||= User.create! email: 'heta.lehtomäki@example.com',">
            <text:p>@hlf ||= User.create! email: 'heta.lehtomäki@example.com',</text:p>
          </table:table-cell>
          <table:table-cell table:style-name="ce4" table:formula="of:=CONCATENATE(&quot;                  password: '&quot;;[.D12];&quot;1234567',&quot;)" office:value-type="string" office:string-value="                  password: 'Heta1234567',">
            <text:p><text:s text:c="18"/>password: 'Heta1234567',</text:p>
          </table:table-cell>
          <table:table-cell table:style-name="ce4" table:formula="of:=CONCATENATE(&quot;                  password_confirmation: '&quot;;[.D12];&quot;1234567',&quot;)" office:value-type="string" office:string-value="                  password_confirmation: 'Heta1234567',">
            <text:p><text:s text:c="18"/>password_confirmation: 'Heta1234567',</text:p>
          </table:table-cell>
          <table:table-cell table:style-name="ce4" table:formula="of:=CONCATENATE(&quot;                  display_name: '&quot;;[.D12];&quot; &quot;;[.E12];&quot;',&quot;)" office:value-type="string" office:string-value="                  display_name: 'Heta Lehtomäki',">
            <text:p><text:s text:c="18"/>display_name: 'Heta Lehtomäki',</text:p>
          </table:table-cell>
          <table:table-cell table:style-name="ce4" table:formula="of:=CONCATENATE(&quot;                  nationality: :&quot;;LOWER([.F1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2];&quot;_&quot;;LOWER([.A12]);&quot;_day&quot;)" office:value-type="string" office:string-value="@hlf_sp4_day">
            <text:p>@hlf_sp4_day</text:p>
          </table:table-cell>
          <table:table-cell table:formula="of:=IFERROR( VALUE(LEFT([.H12];2))*60+VALUE(MID(REPLACE([.H12];6;1;&quot;.&quot;);4;4)) ;0)" office:value-type="float" office:value="919">
            <text:p>919</text:p>
          </table:table-cell>
          <table:table-cell table:formula="of:=IFERROR( VALUE(LEFT([.I12];2))*60+VALUE(MID(REPLACE([.I12];6;1;&quot;.&quot;);4;4)) ;0)" office:value-type="float" office:value="942.9">
            <text:p>942.9</text:p>
          </table:table-cell>
          <table:table-cell table:formula="of:=CONCATENATE([.Q12];&quot;1 = Run.create! race: @&quot;;LOWER([.A12]);&quot;_day1,&quot;)" office:value-type="string" office:string-value="@hlf_sp4_day1 = Run.create! race: @sp4_day1,">
            <text:p>@hlf_sp4_day1 = Run.create! race: @sp4_day1,</text:p>
          </table:table-cell>
          <table:table-cell table:formula="of:=CONCATENATE(&quot;                           user: @&quot;;[.J12];&quot;,&quot;)" office:value-type="string" office:string-value="                           user: @hlf,">
            <text:p><text:s text:c="27"/>user: @hlf,</text:p>
          </table:table-cell>
          <table:table-cell table:formula="of:=CONCATENATE(&quot;                           number: '&quot;;[.C12];&quot;',&quot;)" office:value-type="string" office:string-value="                           number: '66',">
            <text:p><text:s text:c="27"/>number: '66',</text:p>
          </table:table-cell>
          <table:table-cell table:formula="of:=IF([.R12]&gt;0;CONCATENATE(&quot;                           times: '{ &quot;&quot;final&quot;&quot;: &quot;;[.R12];&quot; }'&quot;);&quot;                           times: ''&quot;)" office:value-type="string" office:string-value="                           times: '{ &quot;final&quot;: 919 }'">
            <text:p><text:s text:c="27"/>times: '{ "final": 919 }'</text:p>
          </table:table-cell>
          <table:table-cell table:formula="of:=CONCATENATE([.Q12];&quot;2 = Run.create! race: @&quot;;LOWER([.A12]);&quot;_day2,&quot;)" office:value-type="string" office:string-value="@hlf_sp4_day2 = Run.create! race: @sp4_day2,">
            <text:p>@hlf_sp4_day2 = Run.create! race: @sp4_day2,</text:p>
          </table:table-cell>
          <table:table-cell table:formula="of:=IF([.S12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2]" office:value-type="string" office:string-value="Sp4">
            <text:p>Sp4</text:p>
          </table:table-cell>
          <table:table-cell table:formula="of:=[.S12]" office:value-type="float" office:value="942.9">
            <text:p>942.9</text:p>
          </table:table-cell>
          <table:table-cell table:number-columns-repeated="13"/>
        </table:table-row>
        <table:table-row table:style-name="ro1">
          <table:table-cell table:formula="of:=[.A12]" office:value-type="string" office:string-value="Sp4">
            <text:p>Sp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Lukasz</text:p>
          </table:table-cell>
          <table:table-cell table:style-name="ce1" office:value-type="string">
            <text:p>Pac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31:07,3</text:p>
          </table:table-cell>
          <table:table-cell table:style-name="ce1" office:value-type="string">
            <text:p>15:06,5</text:p>
          </table:table-cell>
          <table:table-cell table:style-name="ce1" office:value-type="string">
            <text:p>16:00,8</text:p>
          </table:table-cell>
          <table:table-cell table:style-name="ce3" table:formula="of:=CONCATENATE(LOWER(LEFT([.D13]));LOWER(LEFT([.E13]));LOWER(LEFT([.F13])))" office:value-type="string" office:string-value="lpp">
            <text:p>lpp</text:p>
          </table:table-cell>
          <table:table-cell table:formula="of:=CONCATENATE(&quot;@&quot;;[.J13];&quot; ||= User.create! email: '&quot;;LOWER([.D13]);&quot;.&quot;;LOWER([.E13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4" table:formula="of:=CONCATENATE(&quot;                  password: '&quot;;[.D13];&quot;1234567',&quot;)" office:value-type="string" office:string-value="                  password: 'Lukasz1234567',">
            <text:p><text:s text:c="18"/>password: 'Lukasz1234567',</text:p>
          </table:table-cell>
          <table:table-cell table:style-name="ce4" table:formula="of:=CONCATENATE(&quot;                  password_confirmation: '&quot;;[.D13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4" table:formula="of:=CONCATENATE(&quot;                  display_name: '&quot;;[.D13];&quot; &quot;;[.E13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4" table:formula="of:=CONCATENATE(&quot;                  nationality: :&quot;;LOWER([.F13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13];&quot;_&quot;;LOWER([.A13]);&quot;_day&quot;)" office:value-type="string" office:string-value="@lpp_sp4_day">
            <text:p>@lpp_sp4_day</text:p>
          </table:table-cell>
          <table:table-cell table:formula="of:=IFERROR( VALUE(LEFT([.H13];2))*60+VALUE(MID(REPLACE([.H13];6;1;&quot;.&quot;);4;4)) ;0)" office:value-type="float" office:value="906.5">
            <text:p>906.5</text:p>
          </table:table-cell>
          <table:table-cell table:formula="of:=IFERROR( VALUE(LEFT([.I13];2))*60+VALUE(MID(REPLACE([.I13];6;1;&quot;.&quot;);4;4)) ;0)" office:value-type="float" office:value="960.8">
            <text:p>960.8</text:p>
          </table:table-cell>
          <table:table-cell table:formula="of:=CONCATENATE([.Q13];&quot;1 = Run.create! race: @&quot;;LOWER([.A13]);&quot;_day1,&quot;)" office:value-type="string" office:string-value="@lpp_sp4_day1 = Run.create! race: @sp4_day1,">
            <text:p>@lpp_sp4_day1 = Run.create! race: @sp4_day1,</text:p>
          </table:table-cell>
          <table:table-cell table:formula="of:=CONCATENATE(&quot;                           user: @&quot;;[.J13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13];&quot;',&quot;)" office:value-type="string" office:string-value="                           number: '62',">
            <text:p><text:s text:c="27"/>number: '62',</text:p>
          </table:table-cell>
          <table:table-cell table:formula="of:=IF([.R13]&gt;0;CONCATENATE(&quot;                           times: '{ &quot;&quot;final&quot;&quot;: &quot;;[.R13];&quot; }'&quot;);&quot;                           times: ''&quot;)" office:value-type="string" office:string-value="                           times: '{ &quot;final&quot;: 906.5 }'">
            <text:p><text:s text:c="27"/>times: '{ "final": 906.5 }'</text:p>
          </table:table-cell>
          <table:table-cell table:formula="of:=CONCATENATE([.Q13];&quot;2 = Run.create! race: @&quot;;LOWER([.A13]);&quot;_day2,&quot;)" office:value-type="string" office:string-value="@lpp_sp4_day2 = Run.create! race: @sp4_day2,">
            <text:p>@lpp_sp4_day2 = Run.create! race: @sp4_day2,</text:p>
          </table:table-cell>
          <table:table-cell table:formula="of:=IF([.S13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3]" office:value-type="string" office:string-value="Sp4">
            <text:p>Sp4</text:p>
          </table:table-cell>
          <table:table-cell table:formula="of:=[.S13]" office:value-type="float" office:value="960.8">
            <text:p>960.8</text:p>
          </table:table-cell>
          <table:table-cell table:number-columns-repeated="13"/>
        </table:table-row>
        <table:table-row table:style-name="ro1">
          <table:table-cell table:formula="of:=[.A13]" office:value-type="string" office:string-value="Sp4">
            <text:p>Sp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Dagmar</text:p>
          </table:table-cell>
          <table:table-cell table:style-name="ce1" office:value-type="string">
            <text:p>Nesnerová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32:05,1</text:p>
          </table:table-cell>
          <table:table-cell table:style-name="ce1" office:value-type="string">
            <text:p>15:18,4</text:p>
          </table:table-cell>
          <table:table-cell table:style-name="ce1" office:value-type="string">
            <text:p>16:46,7</text:p>
          </table:table-cell>
          <table:table-cell table:style-name="ce3" table:formula="of:=CONCATENATE(LOWER(LEFT([.D14]));LOWER(LEFT([.E14]));LOWER(LEFT([.F14])))" office:value-type="string" office:string-value="dnc">
            <text:p>dnc</text:p>
          </table:table-cell>
          <table:table-cell table:formula="of:=CONCATENATE(&quot;@&quot;;[.J14];&quot; ||= User.create! email: '&quot;;LOWER([.D14]);&quot;.&quot;;LOWER([.E14]);&quot;@example.com',&quot;)" office:value-type="string" office:string-value="@dnc ||= User.create! email: 'dagmar.nesnerová@example.com',">
            <text:p>@dnc ||= User.create! email: 'dagmar.nesnerová@example.com',</text:p>
          </table:table-cell>
          <table:table-cell table:style-name="ce4" table:formula="of:=CONCATENATE(&quot;                  password: '&quot;;[.D14];&quot;1234567',&quot;)" office:value-type="string" office:string-value="                  password: 'Dagmar1234567',">
            <text:p><text:s text:c="18"/>password: 'Dagmar1234567',</text:p>
          </table:table-cell>
          <table:table-cell table:style-name="ce4" table:formula="of:=CONCATENATE(&quot;                  password_confirmation: '&quot;;[.D14];&quot;1234567',&quot;)" office:value-type="string" office:string-value="                  password_confirmation: 'Dagmar1234567',">
            <text:p><text:s text:c="18"/>password_confirmation: 'Dagmar1234567',</text:p>
          </table:table-cell>
          <table:table-cell table:style-name="ce4" table:formula="of:=CONCATENATE(&quot;                  display_name: '&quot;;[.D14];&quot; &quot;;[.E14];&quot;',&quot;)" office:value-type="string" office:string-value="                  display_name: 'Dagmar Nesnerová',">
            <text:p><text:s text:c="18"/>display_name: 'Dagmar Nesnerová',</text:p>
          </table:table-cell>
          <table:table-cell table:style-name="ce4" table:formula="of:=CONCATENATE(&quot;                  nationality: :&quot;;LOWER([.F14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14];&quot;_&quot;;LOWER([.A14]);&quot;_day&quot;)" office:value-type="string" office:string-value="@dnc_sp4_day">
            <text:p>@dnc_sp4_day</text:p>
          </table:table-cell>
          <table:table-cell table:formula="of:=IFERROR( VALUE(LEFT([.H14];2))*60+VALUE(MID(REPLACE([.H14];6;1;&quot;.&quot;);4;4)) ;0)" office:value-type="float" office:value="918.4">
            <text:p>918.4</text:p>
          </table:table-cell>
          <table:table-cell table:formula="of:=IFERROR( VALUE(LEFT([.I14];2))*60+VALUE(MID(REPLACE([.I14];6;1;&quot;.&quot;);4;4)) ;0)" office:value-type="float" office:value="1006.7">
            <text:p>1006.7</text:p>
          </table:table-cell>
          <table:table-cell table:formula="of:=CONCATENATE([.Q14];&quot;1 = Run.create! race: @&quot;;LOWER([.A14]);&quot;_day1,&quot;)" office:value-type="string" office:string-value="@dnc_sp4_day1 = Run.create! race: @sp4_day1,">
            <text:p>@dnc_sp4_day1 = Run.create! race: @sp4_day1,</text:p>
          </table:table-cell>
          <table:table-cell table:formula="of:=CONCATENATE(&quot;                           user: @&quot;;[.J14];&quot;,&quot;)" office:value-type="string" office:string-value="                           user: @dnc,">
            <text:p><text:s text:c="27"/>user: @dnc,</text:p>
          </table:table-cell>
          <table:table-cell table:formula="of:=CONCATENATE(&quot;                           number: '&quot;;[.C14];&quot;',&quot;)" office:value-type="string" office:string-value="                           number: '54',">
            <text:p><text:s text:c="27"/>number: '54',</text:p>
          </table:table-cell>
          <table:table-cell table:formula="of:=IF([.R14]&gt;0;CONCATENATE(&quot;                           times: '{ &quot;&quot;final&quot;&quot;: &quot;;[.R14];&quot; }'&quot;);&quot;                           times: ''&quot;)" office:value-type="string" office:string-value="                           times: '{ &quot;final&quot;: 918.4 }'">
            <text:p><text:s text:c="27"/>times: '{ "final": 918.4 }'</text:p>
          </table:table-cell>
          <table:table-cell table:formula="of:=CONCATENATE([.Q14];&quot;2 = Run.create! race: @&quot;;LOWER([.A14]);&quot;_day2,&quot;)" office:value-type="string" office:string-value="@dnc_sp4_day2 = Run.create! race: @sp4_day2,">
            <text:p>@dnc_sp4_day2 = Run.create! race: @sp4_day2,</text:p>
          </table:table-cell>
          <table:table-cell table:formula="of:=IF([.S14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4]" office:value-type="string" office:string-value="Sp4">
            <text:p>Sp4</text:p>
          </table:table-cell>
          <table:table-cell table:formula="of:=[.S14]" office:value-type="float" office:value="1006.7">
            <text:p>1006.7</text:p>
          </table:table-cell>
          <table:table-cell table:number-columns-repeated="13"/>
        </table:table-row>
        <table:table-row table:style-name="ro1">
          <table:table-cell table:formula="of:=[.A14]" office:value-type="string" office:string-value="Sp4">
            <text:p>Sp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nu</text:p>
          </table:table-cell>
          <table:table-cell table:style-name="ce1" office:value-type="string">
            <text:p>Parikk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6:17,9</text:p>
          </table:table-cell>
          <table:table-cell table:style-name="ce1" office:value-type="string">
            <text:p>16:46,9</text:p>
          </table:table-cell>
          <table:table-cell table:style-name="ce1" office:value-type="string">
            <text:p>19:31,0</text:p>
          </table:table-cell>
          <table:table-cell table:style-name="ce3" table:formula="of:=CONCATENATE(LOWER(LEFT([.D15]));LOWER(LEFT([.E15]));LOWER(LEFT([.F15])))" office:value-type="string" office:string-value="apf">
            <text:p>apf</text:p>
          </table:table-cell>
          <table:table-cell table:formula="of:=CONCATENATE(&quot;@&quot;;[.J15];&quot; ||= User.create! email: '&quot;;LOWER([.D15]);&quot;.&quot;;LOWER([.E15]);&quot;@example.com',&quot;)" office:value-type="string" office:string-value="@apf ||= User.create! email: 'anu.parikka@example.com',">
            <text:p>@apf ||= User.create! email: 'anu.parikka@example.com',</text:p>
          </table:table-cell>
          <table:table-cell table:style-name="ce4" table:formula="of:=CONCATENATE(&quot;                  password: '&quot;;[.D15];&quot;1234567',&quot;)" office:value-type="string" office:string-value="                  password: 'Anu1234567',">
            <text:p><text:s text:c="18"/>password: 'Anu1234567',</text:p>
          </table:table-cell>
          <table:table-cell table:style-name="ce4" table:formula="of:=CONCATENATE(&quot;                  password_confirmation: '&quot;;[.D15];&quot;1234567',&quot;)" office:value-type="string" office:string-value="                  password_confirmation: 'Anu1234567',">
            <text:p><text:s text:c="18"/>password_confirmation: 'Anu1234567',</text:p>
          </table:table-cell>
          <table:table-cell table:style-name="ce4" table:formula="of:=CONCATENATE(&quot;                  display_name: '&quot;;[.D15];&quot; &quot;;[.E15];&quot;',&quot;)" office:value-type="string" office:string-value="                  display_name: 'Anu Parikka',">
            <text:p><text:s text:c="18"/>display_name: 'Anu Parikka',</text:p>
          </table:table-cell>
          <table:table-cell table:style-name="ce4" table:formula="of:=CONCATENATE(&quot;                  nationality: :&quot;;LOWER([.F1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5];&quot;_&quot;;LOWER([.A15]);&quot;_day&quot;)" office:value-type="string" office:string-value="@apf_sp4_day">
            <text:p>@apf_sp4_day</text:p>
          </table:table-cell>
          <table:table-cell table:formula="of:=IFERROR( VALUE(LEFT([.H15];2))*60+VALUE(MID(REPLACE([.H15];6;1;&quot;.&quot;);4;4)) ;0)" office:value-type="float" office:value="1006.9">
            <text:p>1006.9</text:p>
          </table:table-cell>
          <table:table-cell table:formula="of:=IFERROR( VALUE(LEFT([.I15];2))*60+VALUE(MID(REPLACE([.I15];6;1;&quot;.&quot;);4;4)) ;0)" office:value-type="float" office:value="1171">
            <text:p>1171</text:p>
          </table:table-cell>
          <table:table-cell table:formula="of:=CONCATENATE([.Q15];&quot;1 = Run.create! race: @&quot;;LOWER([.A15]);&quot;_day1,&quot;)" office:value-type="string" office:string-value="@apf_sp4_day1 = Run.create! race: @sp4_day1,">
            <text:p>@apf_sp4_day1 = Run.create! race: @sp4_day1,</text:p>
          </table:table-cell>
          <table:table-cell table:formula="of:=CONCATENATE(&quot;                           user: @&quot;;[.J15];&quot;,&quot;)" office:value-type="string" office:string-value="                           user: @apf,">
            <text:p><text:s text:c="27"/>user: @apf,</text:p>
          </table:table-cell>
          <table:table-cell table:formula="of:=CONCATENATE(&quot;                           number: '&quot;;[.C15];&quot;',&quot;)" office:value-type="string" office:string-value="                           number: '64',">
            <text:p><text:s text:c="27"/>number: '64',</text:p>
          </table:table-cell>
          <table:table-cell table:formula="of:=IF([.R15]&gt;0;CONCATENATE(&quot;                           times: '{ &quot;&quot;final&quot;&quot;: &quot;;[.R15];&quot; }'&quot;);&quot;                           times: ''&quot;)" office:value-type="string" office:string-value="                           times: '{ &quot;final&quot;: 1006.9 }'">
            <text:p><text:s text:c="27"/>times: '{ "final": 1006.9 }'</text:p>
          </table:table-cell>
          <table:table-cell table:formula="of:=CONCATENATE([.Q15];&quot;2 = Run.create! race: @&quot;;LOWER([.A15]);&quot;_day2,&quot;)" office:value-type="string" office:string-value="@apf_sp4_day2 = Run.create! race: @sp4_day2,">
            <text:p>@apf_sp4_day2 = Run.create! race: @sp4_day2,</text:p>
          </table:table-cell>
          <table:table-cell table:formula="of:=IF([.S15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5]" office:value-type="string" office:string-value="Sp4">
            <text:p>Sp4</text:p>
          </table:table-cell>
          <table:table-cell table:formula="of:=[.S15]" office:value-type="float" office:value="1171">
            <text:p>1171</text:p>
          </table:table-cell>
          <table:table-cell table:number-columns-repeated="13"/>
        </table:table-row>
        <table:table-row table:style-name="ro1">
          <table:table-cell table:formula="of:=[.A15]" office:value-type="string" office:string-value="Sp4">
            <text:p>Sp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Susanna</text:p>
          </table:table-cell>
          <table:table-cell table:style-name="ce1" office:value-type="string">
            <text:p>Bürkland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7:15,3</text:p>
          </table:table-cell>
          <table:table-cell table:style-name="ce1" office:value-type="string">
            <text:p>17:20,4</text:p>
          </table:table-cell>
          <table:table-cell table:style-name="ce1" office:value-type="string">
            <text:p>19:54,9</text:p>
          </table:table-cell>
          <table:table-cell table:style-name="ce3" table:formula="of:=CONCATENATE(LOWER(LEFT([.D16]));LOWER(LEFT([.E16]));LOWER(LEFT([.F16])))" office:value-type="string" office:string-value="sbf">
            <text:p>sbf</text:p>
          </table:table-cell>
          <table:table-cell table:formula="of:=CONCATENATE(&quot;@&quot;;[.J16];&quot; ||= User.create! email: '&quot;;LOWER([.D16]);&quot;.&quot;;LOWER([.E16]);&quot;@example.com',&quot;)" office:value-type="string" office:string-value="@sbf ||= User.create! email: 'susanna.bürkland@example.com',">
            <text:p>@sbf ||= User.create! email: 'susanna.bürkland@example.com',</text:p>
          </table:table-cell>
          <table:table-cell table:style-name="ce4" table:formula="of:=CONCATENATE(&quot;                  password: '&quot;;[.D16];&quot;1234567',&quot;)" office:value-type="string" office:string-value="                  password: 'Susanna1234567',">
            <text:p><text:s text:c="18"/>password: 'Susanna1234567',</text:p>
          </table:table-cell>
          <table:table-cell table:style-name="ce4" table:formula="of:=CONCATENATE(&quot;                  password_confirmation: '&quot;;[.D16];&quot;1234567',&quot;)" office:value-type="string" office:string-value="                  password_confirmation: 'Susanna1234567',">
            <text:p><text:s text:c="18"/>password_confirmation: 'Susanna1234567',</text:p>
          </table:table-cell>
          <table:table-cell table:style-name="ce4" table:formula="of:=CONCATENATE(&quot;                  display_name: '&quot;;[.D16];&quot; &quot;;[.E16];&quot;',&quot;)" office:value-type="string" office:string-value="                  display_name: 'Susanna Bürkland',">
            <text:p><text:s text:c="18"/>display_name: 'Susanna Bürkland',</text:p>
          </table:table-cell>
          <table:table-cell table:style-name="ce4" table:formula="of:=CONCATENATE(&quot;                  nationality: :&quot;;LOWER([.F1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6];&quot;_&quot;;LOWER([.A16]);&quot;_day&quot;)" office:value-type="string" office:string-value="@sbf_sp4_day">
            <text:p>@sbf_sp4_day</text:p>
          </table:table-cell>
          <table:table-cell table:formula="of:=IFERROR( VALUE(LEFT([.H16];2))*60+VALUE(MID(REPLACE([.H16];6;1;&quot;.&quot;);4;4)) ;0)" office:value-type="float" office:value="1040.4">
            <text:p>1040.4</text:p>
          </table:table-cell>
          <table:table-cell table:formula="of:=IFERROR( VALUE(LEFT([.I16];2))*60+VALUE(MID(REPLACE([.I16];6;1;&quot;.&quot;);4;4)) ;0)" office:value-type="float" office:value="1194.9">
            <text:p>1194.9</text:p>
          </table:table-cell>
          <table:table-cell table:formula="of:=CONCATENATE([.Q16];&quot;1 = Run.create! race: @&quot;;LOWER([.A16]);&quot;_day1,&quot;)" office:value-type="string" office:string-value="@sbf_sp4_day1 = Run.create! race: @sp4_day1,">
            <text:p>@sbf_sp4_day1 = Run.create! race: @sp4_day1,</text:p>
          </table:table-cell>
          <table:table-cell table:formula="of:=CONCATENATE(&quot;                           user: @&quot;;[.J16];&quot;,&quot;)" office:value-type="string" office:string-value="                           user: @sbf,">
            <text:p><text:s text:c="27"/>user: @sbf,</text:p>
          </table:table-cell>
          <table:table-cell table:formula="of:=CONCATENATE(&quot;                           number: '&quot;;[.C16];&quot;',&quot;)" office:value-type="string" office:string-value="                           number: '61',">
            <text:p><text:s text:c="27"/>number: '61',</text:p>
          </table:table-cell>
          <table:table-cell table:formula="of:=IF([.R16]&gt;0;CONCATENATE(&quot;                           times: '{ &quot;&quot;final&quot;&quot;: &quot;;[.R16];&quot; }'&quot;);&quot;                           times: ''&quot;)" office:value-type="string" office:string-value="                           times: '{ &quot;final&quot;: 1040.4 }'">
            <text:p><text:s text:c="27"/>times: '{ "final": 1040.4 }'</text:p>
          </table:table-cell>
          <table:table-cell table:formula="of:=CONCATENATE([.Q16];&quot;2 = Run.create! race: @&quot;;LOWER([.A16]);&quot;_day2,&quot;)" office:value-type="string" office:string-value="@sbf_sp4_day2 = Run.create! race: @sp4_day2,">
            <text:p>@sbf_sp4_day2 = Run.create! race: @sp4_day2,</text:p>
          </table:table-cell>
          <table:table-cell table:formula="of:=IF([.S16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6]" office:value-type="string" office:string-value="Sp4">
            <text:p>Sp4</text:p>
          </table:table-cell>
          <table:table-cell table:formula="of:=[.S16]" office:value-type="float" office:value="1194.9">
            <text:p>1194.9</text:p>
          </table:table-cell>
          <table:table-cell table:number-columns-repeated="13"/>
        </table:table-row>
        <table:table-row table:style-name="ro1">
          <table:table-cell table:formula="of:=[.A16]" office:value-type="string" office:string-value="Sp4">
            <text:p>Sp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Martins</text:p>
          </table:table-cell>
          <table:table-cell table:style-name="ce1" office:value-type="string">
            <text:p>Kristons</text:p>
          </table:table-cell>
          <table:table-cell table:style-name="ce1" office:value-type="string">
            <text:p>Latvia</text:p>
          </table:table-cell>
          <table:table-cell table:style-name="ce1" office:value-type="string">
            <text:p>38:31,9</text:p>
          </table:table-cell>
          <table:table-cell table:style-name="ce1" office:value-type="string">
            <text:p>18:39,6</text:p>
          </table:table-cell>
          <table:table-cell table:style-name="ce1" office:value-type="string">
            <text:p>19:52,3</text:p>
          </table:table-cell>
          <table:table-cell table:style-name="ce3" table:formula="of:=CONCATENATE(LOWER(LEFT([.D17]));LOWER(LEFT([.E17]));LOWER(LEFT([.F17])))" office:value-type="string" office:string-value="mkl">
            <text:p>mkl</text:p>
          </table:table-cell>
          <table:table-cell table:formula="of:=CONCATENATE(&quot;@&quot;;[.J17];&quot; ||= User.create! email: '&quot;;LOWER([.D17]);&quot;.&quot;;LOWER([.E17]);&quot;@example.com',&quot;)" office:value-type="string" office:string-value="@mkl ||= User.create! email: 'martins.kristons@example.com',">
            <text:p>@mkl ||= User.create! email: 'martins.kristons@example.com',</text:p>
          </table:table-cell>
          <table:table-cell table:style-name="ce4" table:formula="of:=CONCATENATE(&quot;                  password: '&quot;;[.D17];&quot;1234567',&quot;)" office:value-type="string" office:string-value="                  password: 'Martins1234567',">
            <text:p><text:s text:c="18"/>password: 'Martins1234567',</text:p>
          </table:table-cell>
          <table:table-cell table:style-name="ce4" table:formula="of:=CONCATENATE(&quot;                  password_confirmation: '&quot;;[.D17];&quot;1234567',&quot;)" office:value-type="string" office:string-value="                  password_confirmation: 'Martins1234567',">
            <text:p><text:s text:c="18"/>password_confirmation: 'Martins1234567',</text:p>
          </table:table-cell>
          <table:table-cell table:style-name="ce4" table:formula="of:=CONCATENATE(&quot;                  display_name: '&quot;;[.D17];&quot; &quot;;[.E17];&quot;',&quot;)" office:value-type="string" office:string-value="                  display_name: 'Martins Kristons',">
            <text:p><text:s text:c="18"/>display_name: 'Martins Kristons',</text:p>
          </table:table-cell>
          <table:table-cell table:style-name="ce4" table:formula="of:=CONCATENATE(&quot;                  nationality: :&quot;;LOWER([.F17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17];&quot;_&quot;;LOWER([.A17]);&quot;_day&quot;)" office:value-type="string" office:string-value="@mkl_sp4_day">
            <text:p>@mkl_sp4_day</text:p>
          </table:table-cell>
          <table:table-cell table:formula="of:=IFERROR( VALUE(LEFT([.H17];2))*60+VALUE(MID(REPLACE([.H17];6;1;&quot;.&quot;);4;4)) ;0)" office:value-type="float" office:value="1119.6">
            <text:p>1119.6</text:p>
          </table:table-cell>
          <table:table-cell table:formula="of:=IFERROR( VALUE(LEFT([.I17];2))*60+VALUE(MID(REPLACE([.I17];6;1;&quot;.&quot;);4;4)) ;0)" office:value-type="float" office:value="1192.3">
            <text:p>1192.3</text:p>
          </table:table-cell>
          <table:table-cell table:formula="of:=CONCATENATE([.Q17];&quot;1 = Run.create! race: @&quot;;LOWER([.A17]);&quot;_day1,&quot;)" office:value-type="string" office:string-value="@mkl_sp4_day1 = Run.create! race: @sp4_day1,">
            <text:p>@mkl_sp4_day1 = Run.create! race: @sp4_day1,</text:p>
          </table:table-cell>
          <table:table-cell table:formula="of:=CONCATENATE(&quot;                           user: @&quot;;[.J17];&quot;,&quot;)" office:value-type="string" office:string-value="                           user: @mkl,">
            <text:p><text:s text:c="27"/>user: @mkl,</text:p>
          </table:table-cell>
          <table:table-cell table:formula="of:=CONCATENATE(&quot;                           number: '&quot;;[.C17];&quot;',&quot;)" office:value-type="string" office:string-value="                           number: '71',">
            <text:p><text:s text:c="27"/>number: '71',</text:p>
          </table:table-cell>
          <table:table-cell table:formula="of:=IF([.R17]&gt;0;CONCATENATE(&quot;                           times: '{ &quot;&quot;final&quot;&quot;: &quot;;[.R17];&quot; }'&quot;);&quot;                           times: ''&quot;)" office:value-type="string" office:string-value="                           times: '{ &quot;final&quot;: 1119.6 }'">
            <text:p><text:s text:c="27"/>times: '{ "final": 1119.6 }'</text:p>
          </table:table-cell>
          <table:table-cell table:formula="of:=CONCATENATE([.Q17];&quot;2 = Run.create! race: @&quot;;LOWER([.A17]);&quot;_day2,&quot;)" office:value-type="string" office:string-value="@mkl_sp4_day2 = Run.create! race: @sp4_day2,">
            <text:p>@mkl_sp4_day2 = Run.create! race: @sp4_day2,</text:p>
          </table:table-cell>
          <table:table-cell table:formula="of:=IF([.S17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7]" office:value-type="string" office:string-value="Sp4">
            <text:p>Sp4</text:p>
          </table:table-cell>
          <table:table-cell table:formula="of:=[.S17]" office:value-type="float" office:value="1192.3">
            <text:p>1192.3</text:p>
          </table:table-cell>
          <table:table-cell table:number-columns-repeated="13"/>
        </table:table-row>
        <table:table-row table:style-name="ro1">
          <table:table-cell table:formula="of:=[.A17]" office:value-type="string" office:string-value="Sp4">
            <text:p>Sp4</text:p>
          </table:table-cell>
          <table:table-cell table:style-name="ce2"/>
          <table:table-cell table:style-name="ce1" office:value-type="float" office:value="51">
            <text:p>51</text:p>
          </table:table-cell>
          <table:table-cell table:style-name="ce1" office:value-type="string">
            <text:p>Alain</text:p>
          </table:table-cell>
          <table:table-cell table:style-name="ce1" office:value-type="string">
            <text:p>Hercher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21:02,3</text:p>
          </table:table-cell>
          <table:table-cell table:style-name="ce1" office:value-type="string">
            <text:p>DNS</text:p>
          </table:table-cell>
          <table:table-cell table:style-name="ce3" table:formula="of:=CONCATENATE(LOWER(LEFT([.D18]));LOWER(LEFT([.E18]));LOWER(LEFT([.F18])))" office:value-type="string" office:string-value="ahf">
            <text:p>ahf</text:p>
          </table:table-cell>
          <table:table-cell table:formula="of:=CONCATENATE(&quot;@&quot;;[.J18];&quot; ||= User.create! email: '&quot;;LOWER([.D18]);&quot;.&quot;;LOWER([.E18]);&quot;@example.com',&quot;)" office:value-type="string" office:string-value="@ahf ||= User.create! email: 'alain.hercher@example.com',">
            <text:p>@ahf ||= User.create! email: 'alain.hercher@example.com',</text:p>
          </table:table-cell>
          <table:table-cell table:style-name="ce4" table:formula="of:=CONCATENATE(&quot;                  password: '&quot;;[.D18];&quot;1234567',&quot;)" office:value-type="string" office:string-value="                  password: 'Alain1234567',">
            <text:p><text:s text:c="18"/>password: 'Alain1234567',</text:p>
          </table:table-cell>
          <table:table-cell table:style-name="ce4" table:formula="of:=CONCATENATE(&quot;                  password_confirmation: '&quot;;[.D18];&quot;1234567',&quot;)" office:value-type="string" office:string-value="                  password_confirmation: 'Alain1234567',">
            <text:p><text:s text:c="18"/>password_confirmation: 'Alain1234567',</text:p>
          </table:table-cell>
          <table:table-cell table:style-name="ce4" table:formula="of:=CONCATENATE(&quot;                  display_name: '&quot;;[.D18];&quot; &quot;;[.E18];&quot;',&quot;)" office:value-type="string" office:string-value="                  display_name: 'Alain Hercher',">
            <text:p><text:s text:c="18"/>display_name: 'Alain Hercher',</text:p>
          </table:table-cell>
          <table:table-cell table:style-name="ce4" table:formula="of:=CONCATENATE(&quot;                  nationality: :&quot;;LOWER([.F18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18];&quot;_&quot;;LOWER([.A18]);&quot;_day&quot;)" office:value-type="string" office:string-value="@ahf_sp4_day">
            <text:p>@ahf_sp4_day</text:p>
          </table:table-cell>
          <table:table-cell table:formula="of:=IFERROR( VALUE(LEFT([.H18];2))*60+VALUE(MID(REPLACE([.H18];6;1;&quot;.&quot;);4;4)) ;0)" office:value-type="float" office:value="1262.3">
            <text:p>1262.3</text:p>
          </table:table-cell>
          <table:table-cell table:formula="of:=IFERROR( VALUE(LEFT([.I18];2))*60+VALUE(MID(REPLACE([.I18];6;1;&quot;.&quot;);4;4)) ;0)" office:value-type="float" office:value="0">
            <text:p>0</text:p>
          </table:table-cell>
          <table:table-cell table:formula="of:=CONCATENATE([.Q18];&quot;1 = Run.create! race: @&quot;;LOWER([.A18]);&quot;_day1,&quot;)" office:value-type="string" office:string-value="@ahf_sp4_day1 = Run.create! race: @sp4_day1,">
            <text:p>@ahf_sp4_day1 = Run.create! race: @sp4_day1,</text:p>
          </table:table-cell>
          <table:table-cell table:formula="of:=CONCATENATE(&quot;                           user: @&quot;;[.J18];&quot;,&quot;)" office:value-type="string" office:string-value="                           user: @ahf,">
            <text:p><text:s text:c="27"/>user: @ahf,</text:p>
          </table:table-cell>
          <table:table-cell table:formula="of:=CONCATENATE(&quot;                           number: '&quot;;[.C18];&quot;',&quot;)" office:value-type="string" office:string-value="                           number: '51',">
            <text:p><text:s text:c="27"/>number: '51',</text:p>
          </table:table-cell>
          <table:table-cell table:formula="of:=IF([.R18]&gt;0;CONCATENATE(&quot;                           times: '{ &quot;&quot;final&quot;&quot;: &quot;;[.R18];&quot; }'&quot;);&quot;                           times: ''&quot;)" office:value-type="string" office:string-value="                           times: '{ &quot;final&quot;: 1262.3 }'">
            <text:p><text:s text:c="27"/>times: '{ "final": 1262.3 }'</text:p>
          </table:table-cell>
          <table:table-cell table:formula="of:=CONCATENATE([.Q18];&quot;2 = Run.create! race: @&quot;;LOWER([.A18]);&quot;_day2,&quot;)" office:value-type="string" office:string-value="@ahf_sp4_day2 = Run.create! race: @sp4_day2,">
            <text:p>@ahf_sp4_day2 = Run.create! race: @sp4_day2,</text:p>
          </table:table-cell>
          <table:table-cell table:formula="of:=IF([.S18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8]" office:value-type="string" office:string-value="Sp4">
            <text:p>Sp4</text:p>
          </table:table-cell>
          <table:table-cell table:formula="of:=[.S18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Sp4">
            <text:p>Sp4</text:p>
          </table:table-cell>
          <table:table-cell table:style-name="ce2"/>
          <table:table-cell table:style-name="ce1" office:value-type="float" office:value="70">
            <text:p>70</text:p>
          </table:table-cell>
          <table:table-cell table:style-name="ce1" office:value-type="string">
            <text:p>Tuomas</text:p>
          </table:table-cell>
          <table:table-cell table:style-name="ce1" office:value-type="string">
            <text:p>Notk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------</text:p>
          </table:table-cell>
          <table:table-cell table:number-columns-repeated="2" table:style-name="ce1" office:value-type="string">
            <text:p>DNS</text:p>
          </table:table-cell>
          <table:table-cell table:style-name="ce3" table:formula="of:=CONCATENATE(LOWER(LEFT([.D19]));LOWER(LEFT([.E19]));LOWER(LEFT([.F19])))" office:value-type="string" office:string-value="tnf">
            <text:p>tnf</text:p>
          </table:table-cell>
          <table:table-cell table:formula="of:=CONCATENATE(&quot;@&quot;;[.J19];&quot; ||= User.create! email: '&quot;;LOWER([.D19]);&quot;.&quot;;LOWER([.E19]);&quot;@example.com',&quot;)" office:value-type="string" office:string-value="@tnf ||= User.create! email: 'tuomas.notko@example.com',">
            <text:p>@tnf ||= User.create! email: 'tuomas.notko@example.com',</text:p>
          </table:table-cell>
          <table:table-cell table:style-name="ce4" table:formula="of:=CONCATENATE(&quot;                  password: '&quot;;[.D19];&quot;1234567',&quot;)" office:value-type="string" office:string-value="                  password: 'Tuomas1234567',">
            <text:p><text:s text:c="18"/>password: 'Tuomas1234567',</text:p>
          </table:table-cell>
          <table:table-cell table:style-name="ce4" table:formula="of:=CONCATENATE(&quot;                  password_confirmation: '&quot;;[.D19];&quot;1234567',&quot;)" office:value-type="string" office:string-value="                  password_confirmation: 'Tuomas1234567',">
            <text:p><text:s text:c="18"/>password_confirmation: 'Tuomas1234567',</text:p>
          </table:table-cell>
          <table:table-cell table:style-name="ce4" table:formula="of:=CONCATENATE(&quot;                  display_name: '&quot;;[.D19];&quot; &quot;;[.E19];&quot;',&quot;)" office:value-type="string" office:string-value="                  display_name: 'Tuomas Notko',">
            <text:p><text:s text:c="18"/>display_name: 'Tuomas Notko',</text:p>
          </table:table-cell>
          <table:table-cell table:style-name="ce4" table:formula="of:=CONCATENATE(&quot;                  nationality: :&quot;;LOWER([.F1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9];&quot;_&quot;;LOWER([.A19]);&quot;_day&quot;)" office:value-type="string" office:string-value="@tnf_sp4_day">
            <text:p>@tnf_sp4_day</text:p>
          </table:table-cell>
          <table:table-cell table:formula="of:=IFERROR( VALUE(LEFT([.H19];2))*60+VALUE(MID(REPLACE([.H19];6;1;&quot;.&quot;);4;4)) ;0)" office:value-type="float" office:value="0">
            <text:p>0</text:p>
          </table:table-cell>
          <table:table-cell table:formula="of:=IFERROR( VALUE(LEFT([.I19];2))*60+VALUE(MID(REPLACE([.I19];6;1;&quot;.&quot;);4;4)) ;0)" office:value-type="float" office:value="0">
            <text:p>0</text:p>
          </table:table-cell>
          <table:table-cell table:formula="of:=CONCATENATE([.Q19];&quot;1 = Run.create! race: @&quot;;LOWER([.A19]);&quot;_day1,&quot;)" office:value-type="string" office:string-value="@tnf_sp4_day1 = Run.create! race: @sp4_day1,">
            <text:p>@tnf_sp4_day1 = Run.create! race: @sp4_day1,</text:p>
          </table:table-cell>
          <table:table-cell table:formula="of:=CONCATENATE(&quot;                           user: @&quot;;[.J19];&quot;,&quot;)" office:value-type="string" office:string-value="                           user: @tnf,">
            <text:p><text:s text:c="27"/>user: @tnf,</text:p>
          </table:table-cell>
          <table:table-cell table:formula="of:=CONCATENATE(&quot;                           number: '&quot;;[.C19];&quot;',&quot;)" office:value-type="string" office:string-value="                           number: '70',">
            <text:p><text:s text:c="27"/>number: '70',</text:p>
          </table:table-cell>
          <table:table-cell table:formula="of:=IF([.R19]&gt;0;CONCATENATE(&quot;                           times: '{ &quot;&quot;final&quot;&quot;: &quot;;[.R1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19];&quot;2 = Run.create! race: @&quot;;LOWER([.A19]);&quot;_day2,&quot;)" office:value-type="string" office:string-value="@tnf_sp4_day2 = Run.create! race: @sp4_day2,">
            <text:p>@tnf_sp4_day2 = Run.create! race: @sp4_day2,</text:p>
          </table:table-cell>
          <table:table-cell table:formula="of:=IF([.S19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19]" office:value-type="string" office:string-value="Sp4">
            <text:p>Sp4</text:p>
          </table:table-cell>
          <table:table-cell table:formula="of:=[.S19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Sp4">
            <text:p>Sp4</text:p>
          </table:table-cell>
          <table:table-cell table:style-name="ce2"/>
          <table:table-cell table:style-name="ce1" office:value-type="float" office:value="58">
            <text:p>58</text:p>
          </table:table-cell>
          <table:table-cell table:style-name="ce1" office:value-type="string">
            <text:p>Pavel</text:p>
          </table:table-cell>
          <table:table-cell table:style-name="ce1" office:value-type="string">
            <text:p>Otbetkin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------</text:p>
          </table:table-cell>
          <table:table-cell table:number-columns-repeated="2" table:style-name="ce1" office:value-type="string">
            <text:p>DNS</text:p>
          </table:table-cell>
          <table:table-cell table:style-name="ce3" table:formula="of:=CONCATENATE(LOWER(LEFT([.D20]));LOWER(LEFT([.E20]));LOWER(LEFT([.F20])))" office:value-type="string" office:string-value="por">
            <text:p>por</text:p>
          </table:table-cell>
          <table:table-cell table:formula="of:=CONCATENATE(&quot;@&quot;;[.J20];&quot; ||= User.create! email: '&quot;;LOWER([.D20]);&quot;.&quot;;LOWER([.E20]);&quot;@example.com',&quot;)" office:value-type="string" office:string-value="@por ||= User.create! email: 'pavel.otbetkin@example.com',">
            <text:p>@por ||= User.create! email: 'pavel.otbetkin@example.com',</text:p>
          </table:table-cell>
          <table:table-cell table:style-name="ce4" table:formula="of:=CONCATENATE(&quot;                  password: '&quot;;[.D20];&quot;1234567',&quot;)" office:value-type="string" office:string-value="                  password: 'Pavel1234567',">
            <text:p><text:s text:c="18"/>password: 'Pavel1234567',</text:p>
          </table:table-cell>
          <table:table-cell table:style-name="ce4" table:formula="of:=CONCATENATE(&quot;                  password_confirmation: '&quot;;[.D20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4" table:formula="of:=CONCATENATE(&quot;                  display_name: '&quot;;[.D20];&quot; &quot;;[.E20];&quot;',&quot;)" office:value-type="string" office:string-value="                  display_name: 'Pavel Otbetkin',">
            <text:p><text:s text:c="18"/>display_name: 'Pavel Otbetkin',</text:p>
          </table:table-cell>
          <table:table-cell table:style-name="ce4" table:formula="of:=CONCATENATE(&quot;                  nationality: :&quot;;LOWER([.F20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20];&quot;_&quot;;LOWER([.A20]);&quot;_day&quot;)" office:value-type="string" office:string-value="@por_sp4_day">
            <text:p>@por_sp4_day</text:p>
          </table:table-cell>
          <table:table-cell table:formula="of:=IFERROR( VALUE(LEFT([.H20];2))*60+VALUE(MID(REPLACE([.H20];6;1;&quot;.&quot;);4;4)) ;0)" office:value-type="float" office:value="0">
            <text:p>0</text:p>
          </table:table-cell>
          <table:table-cell table:formula="of:=IFERROR( VALUE(LEFT([.I20];2))*60+VALUE(MID(REPLACE([.I20];6;1;&quot;.&quot;);4;4)) ;0)" office:value-type="float" office:value="0">
            <text:p>0</text:p>
          </table:table-cell>
          <table:table-cell table:formula="of:=CONCATENATE([.Q20];&quot;1 = Run.create! race: @&quot;;LOWER([.A20]);&quot;_day1,&quot;)" office:value-type="string" office:string-value="@por_sp4_day1 = Run.create! race: @sp4_day1,">
            <text:p>@por_sp4_day1 = Run.create! race: @sp4_day1,</text:p>
          </table:table-cell>
          <table:table-cell table:formula="of:=CONCATENATE(&quot;                           user: @&quot;;[.J20];&quot;,&quot;)" office:value-type="string" office:string-value="                           user: @por,">
            <text:p><text:s text:c="27"/>user: @por,</text:p>
          </table:table-cell>
          <table:table-cell table:formula="of:=CONCATENATE(&quot;                           number: '&quot;;[.C20];&quot;',&quot;)" office:value-type="string" office:string-value="                           number: '58',">
            <text:p><text:s text:c="27"/>number: '58',</text:p>
          </table:table-cell>
          <table:table-cell table:formula="of:=IF([.R20]&gt;0;CONCATENATE(&quot;                           times: '{ &quot;&quot;final&quot;&quot;: &quot;;[.R2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0];&quot;2 = Run.create! race: @&quot;;LOWER([.A20]);&quot;_day2,&quot;)" office:value-type="string" office:string-value="@por_sp4_day2 = Run.create! race: @sp4_day2,">
            <text:p>@por_sp4_day2 = Run.create! race: @sp4_day2,</text:p>
          </table:table-cell>
          <table:table-cell table:formula="of:=IF([.S20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0]" office:value-type="string" office:string-value="Sp4">
            <text:p>Sp4</text:p>
          </table:table-cell>
          <table:table-cell table:formula="of:=[.S20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formula="of:=[.A20]" office:value-type="string" office:string-value="Sp4">
            <text:p>Sp4</text:p>
          </table:table-cell>
          <table:table-cell table:style-name="ce2"/>
          <table:table-cell table:style-name="ce1" office:value-type="float" office:value="52">
            <text:p>52</text:p>
          </table:table-cell>
          <table:table-cell table:style-name="ce1" office:value-type="string">
            <text:p>Slavomir</text:p>
          </table:table-cell>
          <table:table-cell table:style-name="ce1" office:value-type="string">
            <text:p>Pavlik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------</text:p>
          </table:table-cell>
          <table:table-cell table:style-name="ce1" office:value-type="string">
            <text:p>DNS</text:p>
          </table:table-cell>
          <table:table-cell table:style-name="ce1" office:value-type="string">
            <text:p>DN</text:p>
          </table:table-cell>
          <table:table-cell table:style-name="ce3" table:formula="of:=CONCATENATE(LOWER(LEFT([.D21]));LOWER(LEFT([.E21]));LOWER(LEFT([.F21])))" office:value-type="string" office:string-value="spc">
            <text:p>spc</text:p>
          </table:table-cell>
          <table:table-cell table:formula="of:=CONCATENATE(&quot;@&quot;;[.J21];&quot; ||= User.create! email: '&quot;;LOWER([.D21]);&quot;.&quot;;LOWER([.E21]);&quot;@example.com',&quot;)" office:value-type="string" office:string-value="@spc ||= User.create! email: 'slavomir.pavlik@example.com',">
            <text:p>@spc ||= User.create! email: 'slavomir.pavlik@example.com',</text:p>
          </table:table-cell>
          <table:table-cell table:style-name="ce4" table:formula="of:=CONCATENATE(&quot;                  password: '&quot;;[.D21];&quot;1234567',&quot;)" office:value-type="string" office:string-value="                  password: 'Slavomir1234567',">
            <text:p><text:s text:c="18"/>password: 'Slavomir1234567',</text:p>
          </table:table-cell>
          <table:table-cell table:style-name="ce4" table:formula="of:=CONCATENATE(&quot;                  password_confirmation: '&quot;;[.D21];&quot;1234567',&quot;)" office:value-type="string" office:string-value="                  password_confirmation: 'Slavomir1234567',">
            <text:p><text:s text:c="18"/>password_confirmation: 'Slavomir1234567',</text:p>
          </table:table-cell>
          <table:table-cell table:style-name="ce4" table:formula="of:=CONCATENATE(&quot;                  display_name: '&quot;;[.D21];&quot; &quot;;[.E21];&quot;',&quot;)" office:value-type="string" office:string-value="                  display_name: 'Slavomir Pavlik',">
            <text:p><text:s text:c="18"/>display_name: 'Slavomir Pavlik',</text:p>
          </table:table-cell>
          <table:table-cell table:style-name="ce4" table:formula="of:=CONCATENATE(&quot;                  nationality: :&quot;;LOWER([.F2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21];&quot;_&quot;;LOWER([.A21]);&quot;_day&quot;)" office:value-type="string" office:string-value="@spc_sp4_day">
            <text:p>@spc_sp4_day</text:p>
          </table:table-cell>
          <table:table-cell table:formula="of:=IFERROR( VALUE(LEFT([.H21];2))*60+VALUE(MID(REPLACE([.H21];6;1;&quot;.&quot;);4;4)) ;0)" office:value-type="float" office:value="0">
            <text:p>0</text:p>
          </table:table-cell>
          <table:table-cell table:formula="of:=IFERROR( VALUE(LEFT([.I21];2))*60+VALUE(MID(REPLACE([.I21];6;1;&quot;.&quot;);4;4)) ;0)" office:value-type="float" office:value="0">
            <text:p>0</text:p>
          </table:table-cell>
          <table:table-cell table:formula="of:=CONCATENATE([.Q21];&quot;1 = Run.create! race: @&quot;;LOWER([.A21]);&quot;_day1,&quot;)" office:value-type="string" office:string-value="@spc_sp4_day1 = Run.create! race: @sp4_day1,">
            <text:p>@spc_sp4_day1 = Run.create! race: @sp4_day1,</text:p>
          </table:table-cell>
          <table:table-cell table:formula="of:=CONCATENATE(&quot;                           user: @&quot;;[.J21];&quot;,&quot;)" office:value-type="string" office:string-value="                           user: @spc,">
            <text:p><text:s text:c="27"/>user: @spc,</text:p>
          </table:table-cell>
          <table:table-cell table:formula="of:=CONCATENATE(&quot;                           number: '&quot;;[.C21];&quot;',&quot;)" office:value-type="string" office:string-value="                           number: '52',">
            <text:p><text:s text:c="27"/>number: '52',</text:p>
          </table:table-cell>
          <table:table-cell table:formula="of:=IF([.R21]&gt;0;CONCATENATE(&quot;                           times: '{ &quot;&quot;final&quot;&quot;: &quot;;[.R21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1];&quot;2 = Run.create! race: @&quot;;LOWER([.A21]);&quot;_day2,&quot;)" office:value-type="string" office:string-value="@spc_sp4_day2 = Run.create! race: @sp4_day2,">
            <text:p>@spc_sp4_day2 = Run.create! race: @sp4_day2,</text:p>
          </table:table-cell>
          <table:table-cell table:formula="of:=IF([.S21]&gt;0;CONCATENATE(&quot;                           times: '{ &quot;&quot;final&quot;&quot;: &quot;;[.S21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1]" office:value-type="string" office:string-value="Sp4">
            <text:p>Sp4</text:p>
          </table:table-cell>
          <table:table-cell table:formula="of:=[.S21]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p4J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JulieBoysen</text:p>
          </table:table-cell>
          <table:table-cell table:style-name="ce1" office:value-type="string">
            <text:p>Hillestad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8:21,0</text:p>
          </table:table-cell>
          <table:table-cell table:style-name="ce1" office:value-type="string">
            <text:p>13:28,2</text:p>
          </table:table-cell>
          <table:table-cell table:style-name="ce1" office:value-type="string">
            <text:p>14:52,8</text:p>
          </table:table-cell>
          <table:table-cell table:style-name="ce3" table:formula="of:=CONCATENATE(LOWER(LEFT([.D22]));LOWER(LEFT([.E22]));LOWER(LEFT([.F22])))" office:value-type="string" office:string-value="jhn">
            <text:p>jhn</text:p>
          </table:table-cell>
          <table:table-cell table:formula="of:=CONCATENATE(&quot;@&quot;;[.J22];&quot; ||= User.create! email: '&quot;;LOWER([.D22]);&quot;.&quot;;LOWER([.E22]);&quot;@example.com',&quot;)" office:value-type="string" office:string-value="@jhn ||= User.create! email: 'julieboysen.hillestad@example.com',">
            <text:p>@jhn ||= User.create! email: 'julieboysen.hillestad@example.com',</text:p>
          </table:table-cell>
          <table:table-cell table:style-name="ce4" table:formula="of:=CONCATENATE(&quot;                  password: '&quot;;[.D22];&quot;1234567',&quot;)" office:value-type="string" office:string-value="                  password: 'JulieBoysen1234567',">
            <text:p><text:s text:c="18"/>password: 'JulieBoysen1234567',</text:p>
          </table:table-cell>
          <table:table-cell table:style-name="ce4" table:formula="of:=CONCATENATE(&quot;                  password_confirmation: '&quot;;[.D22];&quot;1234567',&quot;)" office:value-type="string" office:string-value="                  password_confirmation: 'JulieBoysen1234567',">
            <text:p><text:s text:c="18"/>password_confirmation: 'JulieBoysen1234567',</text:p>
          </table:table-cell>
          <table:table-cell table:style-name="ce4" table:formula="of:=CONCATENATE(&quot;                  display_name: '&quot;;[.D22];&quot; &quot;;[.E22];&quot;',&quot;)" office:value-type="string" office:string-value="                  display_name: 'JulieBoysen Hillestad',">
            <text:p><text:s text:c="18"/>display_name: 'JulieBoysen Hillestad',</text:p>
          </table:table-cell>
          <table:table-cell table:style-name="ce4" table:formula="of:=CONCATENATE(&quot;                  nationality: :&quot;;LOWER([.F2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2];&quot;_&quot;;LOWER([.A22]);&quot;_day&quot;)" office:value-type="string" office:string-value="@jhn_sp4j_day">
            <text:p>@jhn_sp4j_day</text:p>
          </table:table-cell>
          <table:table-cell table:formula="of:=IFERROR( VALUE(LEFT([.H22];2))*60+VALUE(MID(REPLACE([.H22];6;1;&quot;.&quot;);4;4)) ;0)" office:value-type="float" office:value="808.2">
            <text:p>808.2</text:p>
          </table:table-cell>
          <table:table-cell table:formula="of:=IFERROR( VALUE(LEFT([.I22];2))*60+VALUE(MID(REPLACE([.I22];6;1;&quot;.&quot;);4;4)) ;0)" office:value-type="float" office:value="892.8">
            <text:p>892.8</text:p>
          </table:table-cell>
          <table:table-cell table:formula="of:=CONCATENATE([.Q22];&quot;1 = Run.create! race: @&quot;;LOWER([.A22]);&quot;_day1,&quot;)" office:value-type="string" office:string-value="@jhn_sp4j_day1 = Run.create! race: @sp4j_day1,">
            <text:p>@jhn_sp4j_day1 = Run.create! race: @sp4j_day1,</text:p>
          </table:table-cell>
          <table:table-cell table:formula="of:=CONCATENATE(&quot;                           user: @&quot;;[.J22];&quot;,&quot;)" office:value-type="string" office:string-value="                           user: @jhn,">
            <text:p><text:s text:c="27"/>user: @jhn,</text:p>
          </table:table-cell>
          <table:table-cell table:formula="of:=CONCATENATE(&quot;                           number: '&quot;;[.C22];&quot;',&quot;)" office:value-type="string" office:string-value="                           number: '74',">
            <text:p><text:s text:c="27"/>number: '74',</text:p>
          </table:table-cell>
          <table:table-cell table:formula="of:=IF([.R22]&gt;0;CONCATENATE(&quot;                           times: '{ &quot;&quot;final&quot;&quot;: &quot;;[.R22];&quot; }'&quot;);&quot;                           times: ''&quot;)" office:value-type="string" office:string-value="                           times: '{ &quot;final&quot;: 808.2 }'">
            <text:p><text:s text:c="27"/>times: '{ "final": 808.2 }'</text:p>
          </table:table-cell>
          <table:table-cell table:formula="of:=CONCATENATE([.Q22];&quot;2 = Run.create! race: @&quot;;LOWER([.A22]);&quot;_day2,&quot;)" office:value-type="string" office:string-value="@jhn_sp4j_day2 = Run.create! race: @sp4j_day2,">
            <text:p>@jhn_sp4j_day2 = Run.create! race: @sp4j_day2,</text:p>
          </table:table-cell>
          <table:table-cell table:formula="of:=IF([.S22]&gt;0;CONCATENATE(&quot;                           times: '{ &quot;&quot;final&quot;&quot;: &quot;;[.S22];&quot; }'&quot;);&quot;                           times: ''&quot;)" office:value-type="string" office:string-value="                           times: '{ &quot;final&quot;: 892.8 }'">
            <text:p><text:s text:c="27"/>times: '{ "final": 892.8 }'</text:p>
          </table:table-cell>
          <table:table-cell/>
          <table:table-cell table:formula="of:=[.A22]" office:value-type="string" office:string-value="Sp4J">
            <text:p>Sp4J</text:p>
          </table:table-cell>
          <table:table-cell table:formula="of:=[.S22]" office:value-type="float" office:value="892.8">
            <text:p>892.8</text:p>
          </table:table-cell>
          <table:table-cell table:number-columns-repeated="13"/>
        </table:table-row>
        <table:table-row table:style-name="ro1">
          <table:table-cell table:formula="of:=[.A22]" office:value-type="string" office:string-value="Sp4J">
            <text:p>Sp4J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Axel</text:p>
          </table:table-cell>
          <table:table-cell table:style-name="ce1" office:value-type="string">
            <text:p>Coste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1:32,2</text:p>
          </table:table-cell>
          <table:table-cell table:style-name="ce1" office:value-type="string">
            <text:p>15:09,6</text:p>
          </table:table-cell>
          <table:table-cell table:style-name="ce1" office:value-type="string">
            <text:p>16:22,6</text:p>
          </table:table-cell>
          <table:table-cell table:style-name="ce3" table:formula="of:=CONCATENATE(LOWER(LEFT([.D23]));LOWER(LEFT([.E23]));LOWER(LEFT([.F23])))" office:value-type="string" office:string-value="acf">
            <text:p>acf</text:p>
          </table:table-cell>
          <table:table-cell table:formula="of:=CONCATENATE(&quot;@&quot;;[.J23];&quot; ||= User.create! email: '&quot;;LOWER([.D23]);&quot;.&quot;;LOWER([.E23]);&quot;@example.com',&quot;)" office:value-type="string" office:string-value="@acf ||= User.create! email: 'axel.coste@example.com',">
            <text:p>@acf ||= User.create! email: 'axel.coste@example.com',</text:p>
          </table:table-cell>
          <table:table-cell table:style-name="ce4" table:formula="of:=CONCATENATE(&quot;                  password: '&quot;;[.D23];&quot;1234567',&quot;)" office:value-type="string" office:string-value="                  password: 'Axel1234567',">
            <text:p><text:s text:c="18"/>password: 'Axel1234567',</text:p>
          </table:table-cell>
          <table:table-cell table:style-name="ce4" table:formula="of:=CONCATENATE(&quot;                  password_confirmation: '&quot;;[.D23];&quot;1234567',&quot;)" office:value-type="string" office:string-value="                  password_confirmation: 'Axel1234567',">
            <text:p><text:s text:c="18"/>password_confirmation: 'Axel1234567',</text:p>
          </table:table-cell>
          <table:table-cell table:style-name="ce4" table:formula="of:=CONCATENATE(&quot;                  display_name: '&quot;;[.D23];&quot; &quot;;[.E23];&quot;',&quot;)" office:value-type="string" office:string-value="                  display_name: 'Axel Coste',">
            <text:p><text:s text:c="18"/>display_name: 'Axel Coste',</text:p>
          </table:table-cell>
          <table:table-cell table:style-name="ce4" table:formula="of:=CONCATENATE(&quot;                  nationality: :&quot;;LOWER([.F23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23];&quot;_&quot;;LOWER([.A23]);&quot;_day&quot;)" office:value-type="string" office:string-value="@acf_sp4j_day">
            <text:p>@acf_sp4j_day</text:p>
          </table:table-cell>
          <table:table-cell table:formula="of:=IFERROR( VALUE(LEFT([.H23];2))*60+VALUE(MID(REPLACE([.H23];6;1;&quot;.&quot;);4;4)) ;0)" office:value-type="float" office:value="909.6">
            <text:p>909.6</text:p>
          </table:table-cell>
          <table:table-cell table:formula="of:=IFERROR( VALUE(LEFT([.I23];2))*60+VALUE(MID(REPLACE([.I23];6;1;&quot;.&quot;);4;4)) ;0)" office:value-type="float" office:value="982.6">
            <text:p>982.6</text:p>
          </table:table-cell>
          <table:table-cell table:formula="of:=CONCATENATE([.Q23];&quot;1 = Run.create! race: @&quot;;LOWER([.A23]);&quot;_day1,&quot;)" office:value-type="string" office:string-value="@acf_sp4j_day1 = Run.create! race: @sp4j_day1,">
            <text:p>@acf_sp4j_day1 = Run.create! race: @sp4j_day1,</text:p>
          </table:table-cell>
          <table:table-cell table:formula="of:=CONCATENATE(&quot;                           user: @&quot;;[.J23];&quot;,&quot;)" office:value-type="string" office:string-value="                           user: @acf,">
            <text:p><text:s text:c="27"/>user: @acf,</text:p>
          </table:table-cell>
          <table:table-cell table:formula="of:=CONCATENATE(&quot;                           number: '&quot;;[.C23];&quot;',&quot;)" office:value-type="string" office:string-value="                           number: '72',">
            <text:p><text:s text:c="27"/>number: '72',</text:p>
          </table:table-cell>
          <table:table-cell table:formula="of:=IF([.R23]&gt;0;CONCATENATE(&quot;                           times: '{ &quot;&quot;final&quot;&quot;: &quot;;[.R23];&quot; }'&quot;);&quot;                           times: ''&quot;)" office:value-type="string" office:string-value="                           times: '{ &quot;final&quot;: 909.6 }'">
            <text:p><text:s text:c="27"/>times: '{ "final": 909.6 }'</text:p>
          </table:table-cell>
          <table:table-cell table:formula="of:=CONCATENATE([.Q23];&quot;2 = Run.create! race: @&quot;;LOWER([.A23]);&quot;_day2,&quot;)" office:value-type="string" office:string-value="@acf_sp4j_day2 = Run.create! race: @sp4j_day2,">
            <text:p>@acf_sp4j_day2 = Run.create! race: @sp4j_day2,</text:p>
          </table:table-cell>
          <table:table-cell table:formula="of:=IF([.S23]&gt;0;CONCATENATE(&quot;                           times: '{ &quot;&quot;final&quot;&quot;: &quot;;[.S23];&quot; }'&quot;);&quot;                           times: ''&quot;)" office:value-type="string" office:string-value="                           times: '{ &quot;final&quot;: 982.6 }'">
            <text:p><text:s text:c="27"/>times: '{ "final": 982.6 }'</text:p>
          </table:table-cell>
          <table:table-cell/>
          <table:table-cell table:formula="of:=[.A23]" office:value-type="string" office:string-value="Sp4J">
            <text:p>Sp4J</text:p>
          </table:table-cell>
          <table:table-cell table:formula="of:=[.S23]" office:value-type="float" office:value="982.6">
            <text:p>982.6</text:p>
          </table:table-cell>
          <table:table-cell table:number-columns-repeated="13"/>
        </table:table-row>
        <table:table-row table:style-name="ro1">
          <table:table-cell table:formula="of:=[.A23]" office:value-type="string" office:string-value="Sp4J">
            <text:p>Sp4J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Vilma</text:p>
          </table:table-cell>
          <table:table-cell table:style-name="ce1" office:value-type="string">
            <text:p>Lait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2:45,6</text:p>
          </table:table-cell>
          <table:table-cell table:style-name="ce1" office:value-type="string">
            <text:p>15:36,5</text:p>
          </table:table-cell>
          <table:table-cell table:style-name="ce1" office:value-type="string">
            <text:p>17:09,1</text:p>
          </table:table-cell>
          <table:table-cell table:style-name="ce3" table:formula="of:=CONCATENATE(LOWER(LEFT([.D24]));LOWER(LEFT([.E24]));LOWER(LEFT([.F24])))" office:value-type="string" office:string-value="vlf">
            <text:p>vlf</text:p>
          </table:table-cell>
          <table:table-cell table:formula="of:=CONCATENATE(&quot;@&quot;;[.J24];&quot; ||= User.create! email: '&quot;;LOWER([.D24]);&quot;.&quot;;LOWER([.E24]);&quot;@example.com',&quot;)" office:value-type="string" office:string-value="@vlf ||= User.create! email: 'vilma.laitinen@example.com',">
            <text:p>@vlf ||= User.create! email: 'vilma.laitinen@example.com',</text:p>
          </table:table-cell>
          <table:table-cell table:style-name="ce4" table:formula="of:=CONCATENATE(&quot;                  password: '&quot;;[.D24];&quot;1234567',&quot;)" office:value-type="string" office:string-value="                  password: 'Vilma1234567',">
            <text:p><text:s text:c="18"/>password: 'Vilma1234567',</text:p>
          </table:table-cell>
          <table:table-cell table:style-name="ce4" table:formula="of:=CONCATENATE(&quot;                  password_confirmation: '&quot;;[.D24];&quot;1234567',&quot;)" office:value-type="string" office:string-value="                  password_confirmation: 'Vilma1234567',">
            <text:p><text:s text:c="18"/>password_confirmation: 'Vilma1234567',</text:p>
          </table:table-cell>
          <table:table-cell table:style-name="ce4" table:formula="of:=CONCATENATE(&quot;                  display_name: '&quot;;[.D24];&quot; &quot;;[.E24];&quot;',&quot;)" office:value-type="string" office:string-value="                  display_name: 'Vilma Laitinen',">
            <text:p><text:s text:c="18"/>display_name: 'Vilma Laitinen',</text:p>
          </table:table-cell>
          <table:table-cell table:style-name="ce4" table:formula="of:=CONCATENATE(&quot;                  nationality: :&quot;;LOWER([.F2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4];&quot;_&quot;;LOWER([.A24]);&quot;_day&quot;)" office:value-type="string" office:string-value="@vlf_sp4j_day">
            <text:p>@vlf_sp4j_day</text:p>
          </table:table-cell>
          <table:table-cell table:formula="of:=IFERROR( VALUE(LEFT([.H24];2))*60+VALUE(MID(REPLACE([.H24];6;1;&quot;.&quot;);4;4)) ;0)" office:value-type="float" office:value="936.5">
            <text:p>936.5</text:p>
          </table:table-cell>
          <table:table-cell table:formula="of:=IFERROR( VALUE(LEFT([.I24];2))*60+VALUE(MID(REPLACE([.I24];6;1;&quot;.&quot;);4;4)) ;0)" office:value-type="float" office:value="1029.1">
            <text:p>1029.1</text:p>
          </table:table-cell>
          <table:table-cell table:formula="of:=CONCATENATE([.Q24];&quot;1 = Run.create! race: @&quot;;LOWER([.A24]);&quot;_day1,&quot;)" office:value-type="string" office:string-value="@vlf_sp4j_day1 = Run.create! race: @sp4j_day1,">
            <text:p>@vlf_sp4j_day1 = Run.create! race: @sp4j_day1,</text:p>
          </table:table-cell>
          <table:table-cell table:formula="of:=CONCATENATE(&quot;                           user: @&quot;;[.J24];&quot;,&quot;)" office:value-type="string" office:string-value="                           user: @vlf,">
            <text:p><text:s text:c="27"/>user: @vlf,</text:p>
          </table:table-cell>
          <table:table-cell table:formula="of:=CONCATENATE(&quot;                           number: '&quot;;[.C24];&quot;',&quot;)" office:value-type="string" office:string-value="                           number: '73',">
            <text:p><text:s text:c="27"/>number: '73',</text:p>
          </table:table-cell>
          <table:table-cell table:formula="of:=IF([.R24]&gt;0;CONCATENATE(&quot;                           times: '{ &quot;&quot;final&quot;&quot;: &quot;;[.R24];&quot; }'&quot;);&quot;                           times: ''&quot;)" office:value-type="string" office:string-value="                           times: '{ &quot;final&quot;: 936.5 }'">
            <text:p><text:s text:c="27"/>times: '{ "final": 936.5 }'</text:p>
          </table:table-cell>
          <table:table-cell table:formula="of:=CONCATENATE([.Q24];&quot;2 = Run.create! race: @&quot;;LOWER([.A24]);&quot;_day2,&quot;)" office:value-type="string" office:string-value="@vlf_sp4j_day2 = Run.create! race: @sp4j_day2,">
            <text:p>@vlf_sp4j_day2 = Run.create! race: @sp4j_day2,</text:p>
          </table:table-cell>
          <table:table-cell table:formula="of:=IF([.S24]&gt;0;CONCATENATE(&quot;                           times: '{ &quot;&quot;final&quot;&quot;: &quot;;[.S24];&quot; }'&quot;);&quot;                           times: ''&quot;)" office:value-type="string" office:string-value="                           times: '{ &quot;final&quot;: 1029.1 }'">
            <text:p><text:s text:c="27"/>times: '{ "final": 1029.1 }'</text:p>
          </table:table-cell>
          <table:table-cell/>
          <table:table-cell table:formula="of:=[.A24]" office:value-type="string" office:string-value="Sp4J">
            <text:p>Sp4J</text:p>
          </table:table-cell>
          <table:table-cell table:formula="of:=[.S24]" office:value-type="float" office:value="1029.1">
            <text:p>1029.1</text:p>
          </table:table-cell>
          <table:table-cell table:number-columns-repeated="13"/>
        </table:table-row>
        <table:table-row table:style-name="ro1">
          <table:table-cell office:value-type="string">
            <text:p>Sp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Kimmo</text:p>
          </table:table-cell>
          <table:table-cell table:style-name="ce1" office:value-type="string">
            <text:p>Hytö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7:47,9</text:p>
          </table:table-cell>
          <table:table-cell table:style-name="ce1" office:value-type="string">
            <text:p>17:56,3</text:p>
          </table:table-cell>
          <table:table-cell table:style-name="ce1" office:value-type="string">
            <text:p>19:51,6</text:p>
          </table:table-cell>
          <table:table-cell table:style-name="ce3" table:formula="of:=CONCATENATE(LOWER(LEFT([.D25]));LOWER(LEFT([.E25]));LOWER(LEFT([.F25])))" office:value-type="string" office:string-value="khf">
            <text:p>khf</text:p>
          </table:table-cell>
          <table:table-cell table:formula="of:=CONCATENATE(&quot;@&quot;;[.J25];&quot; ||= User.create! email: '&quot;;LOWER([.D25]);&quot;.&quot;;LOWER([.E25]);&quot;@example.com',&quot;)" office:value-type="string" office:string-value="@khf ||= User.create! email: 'kimmo.hytönen@example.com',">
            <text:p>@khf ||= User.create! email: 'kimmo.hytönen@example.com',</text:p>
          </table:table-cell>
          <table:table-cell table:style-name="ce4" table:formula="of:=CONCATENATE(&quot;                  password: '&quot;;[.D25];&quot;1234567',&quot;)" office:value-type="string" office:string-value="                  password: 'Kimmo1234567',">
            <text:p><text:s text:c="18"/>password: 'Kimmo1234567',</text:p>
          </table:table-cell>
          <table:table-cell table:style-name="ce4" table:formula="of:=CONCATENATE(&quot;                  password_confirmation: '&quot;;[.D25];&quot;1234567',&quot;)" office:value-type="string" office:string-value="                  password_confirmation: 'Kimmo1234567',">
            <text:p><text:s text:c="18"/>password_confirmation: 'Kimmo1234567',</text:p>
          </table:table-cell>
          <table:table-cell table:style-name="ce4" table:formula="of:=CONCATENATE(&quot;                  display_name: '&quot;;[.D25];&quot; &quot;;[.E25];&quot;',&quot;)" office:value-type="string" office:string-value="                  display_name: 'Kimmo Hytönen',">
            <text:p><text:s text:c="18"/>display_name: 'Kimmo Hytönen',</text:p>
          </table:table-cell>
          <table:table-cell table:style-name="ce4" table:formula="of:=CONCATENATE(&quot;                  nationality: :&quot;;LOWER([.F2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5];&quot;_&quot;;LOWER([.A25]);&quot;_day&quot;)" office:value-type="string" office:string-value="@khf_sp6_day">
            <text:p>@khf_sp6_day</text:p>
          </table:table-cell>
          <table:table-cell table:formula="of:=IFERROR( VALUE(LEFT([.H25];2))*60+VALUE(MID(REPLACE([.H25];6;1;&quot;.&quot;);4;4)) ;0)" office:value-type="float" office:value="1076.3">
            <text:p>1076.3</text:p>
          </table:table-cell>
          <table:table-cell table:formula="of:=IFERROR( VALUE(LEFT([.I25];2))*60+VALUE(MID(REPLACE([.I25];6;1;&quot;.&quot;);4;4)) ;0)" office:value-type="float" office:value="1191.6">
            <text:p>1191.6</text:p>
          </table:table-cell>
          <table:table-cell table:formula="of:=CONCATENATE([.Q25];&quot;1 = Run.create! race: @&quot;;LOWER([.A25]);&quot;_day1,&quot;)" office:value-type="string" office:string-value="@khf_sp6_day1 = Run.create! race: @sp6_day1,">
            <text:p>@khf_sp6_day1 = Run.create! race: @sp6_day1,</text:p>
          </table:table-cell>
          <table:table-cell table:formula="of:=CONCATENATE(&quot;                           user: @&quot;;[.J25];&quot;,&quot;)" office:value-type="string" office:string-value="                           user: @khf,">
            <text:p><text:s text:c="27"/>user: @khf,</text:p>
          </table:table-cell>
          <table:table-cell table:formula="of:=CONCATENATE(&quot;                           number: '&quot;;[.C25];&quot;',&quot;)" office:value-type="string" office:string-value="                           number: '78',">
            <text:p><text:s text:c="27"/>number: '78',</text:p>
          </table:table-cell>
          <table:table-cell table:formula="of:=IF([.R25]&gt;0;CONCATENATE(&quot;                           times: '{ &quot;&quot;final&quot;&quot;: &quot;;[.R25];&quot; }'&quot;);&quot;                           times: ''&quot;)" office:value-type="string" office:string-value="                           times: '{ &quot;final&quot;: 1076.3 }'">
            <text:p><text:s text:c="27"/>times: '{ "final": 1076.3 }'</text:p>
          </table:table-cell>
          <table:table-cell table:formula="of:=CONCATENATE([.Q25];&quot;2 = Run.create! race: @&quot;;LOWER([.A25]);&quot;_day2,&quot;)" office:value-type="string" office:string-value="@khf_sp6_day2 = Run.create! race: @sp6_day2,">
            <text:p>@khf_sp6_day2 = Run.create! race: @sp6_day2,</text:p>
          </table:table-cell>
          <table:table-cell table:formula="of:=IF([.S25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5]" office:value-type="string" office:string-value="Sp6">
            <text:p>Sp6</text:p>
          </table:table-cell>
          <table:table-cell table:formula="of:=[.S25]" office:value-type="float" office:value="1191.6">
            <text:p>1191.6</text:p>
          </table:table-cell>
          <table:table-cell table:number-columns-repeated="13"/>
        </table:table-row>
        <table:table-row table:style-name="ro1">
          <table:table-cell table:formula="of:=[.A25]" office:value-type="string" office:string-value="Sp6">
            <text:p>Sp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Conny</text:p>
          </table:table-cell>
          <table:table-cell table:style-name="ce1" office:value-type="string">
            <text:p>Töyrä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8:23,2</text:p>
          </table:table-cell>
          <table:table-cell table:style-name="ce1" office:value-type="string">
            <text:p>18:49,1</text:p>
          </table:table-cell>
          <table:table-cell table:style-name="ce1" office:value-type="string">
            <text:p>19:34,1</text:p>
          </table:table-cell>
          <table:table-cell table:style-name="ce3" table:formula="of:=CONCATENATE(LOWER(LEFT([.D26]));LOWER(LEFT([.E26]));LOWER(LEFT([.F26])))" office:value-type="string" office:string-value="cts">
            <text:p>cts</text:p>
          </table:table-cell>
          <table:table-cell table:formula="of:=CONCATENATE(&quot;@&quot;;[.J26];&quot; ||= User.create! email: '&quot;;LOWER([.D26]);&quot;.&quot;;LOWER([.E26]);&quot;@example.com',&quot;)" office:value-type="string" office:string-value="@cts ||= User.create! email: 'conny.töyrä@example.com',">
            <text:p>@cts ||= User.create! email: 'conny.töyrä@example.com',</text:p>
          </table:table-cell>
          <table:table-cell table:style-name="ce4" table:formula="of:=CONCATENATE(&quot;                  password: '&quot;;[.D26];&quot;1234567',&quot;)" office:value-type="string" office:string-value="                  password: 'Conny1234567',">
            <text:p><text:s text:c="18"/>password: 'Conny1234567',</text:p>
          </table:table-cell>
          <table:table-cell table:style-name="ce4" table:formula="of:=CONCATENATE(&quot;                  password_confirmation: '&quot;;[.D26];&quot;1234567',&quot;)" office:value-type="string" office:string-value="                  password_confirmation: 'Conny1234567',">
            <text:p><text:s text:c="18"/>password_confirmation: 'Conny1234567',</text:p>
          </table:table-cell>
          <table:table-cell table:style-name="ce4" table:formula="of:=CONCATENATE(&quot;                  display_name: '&quot;;[.D26];&quot; &quot;;[.E26];&quot;',&quot;)" office:value-type="string" office:string-value="                  display_name: 'Conny Töyrä',">
            <text:p><text:s text:c="18"/>display_name: 'Conny Töyrä',</text:p>
          </table:table-cell>
          <table:table-cell table:style-name="ce4" table:formula="of:=CONCATENATE(&quot;                  nationality: :&quot;;LOWER([.F26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26];&quot;_&quot;;LOWER([.A26]);&quot;_day&quot;)" office:value-type="string" office:string-value="@cts_sp6_day">
            <text:p>@cts_sp6_day</text:p>
          </table:table-cell>
          <table:table-cell table:formula="of:=IFERROR( VALUE(LEFT([.H26];2))*60+VALUE(MID(REPLACE([.H26];6;1;&quot;.&quot;);4;4)) ;0)" office:value-type="float" office:value="1129.1">
            <text:p>1129.1</text:p>
          </table:table-cell>
          <table:table-cell table:formula="of:=IFERROR( VALUE(LEFT([.I26];2))*60+VALUE(MID(REPLACE([.I26];6;1;&quot;.&quot;);4;4)) ;0)" office:value-type="float" office:value="1174.1">
            <text:p>1174.1</text:p>
          </table:table-cell>
          <table:table-cell table:formula="of:=CONCATENATE([.Q26];&quot;1 = Run.create! race: @&quot;;LOWER([.A26]);&quot;_day1,&quot;)" office:value-type="string" office:string-value="@cts_sp6_day1 = Run.create! race: @sp6_day1,">
            <text:p>@cts_sp6_day1 = Run.create! race: @sp6_day1,</text:p>
          </table:table-cell>
          <table:table-cell table:formula="of:=CONCATENATE(&quot;                           user: @&quot;;[.J26];&quot;,&quot;)" office:value-type="string" office:string-value="                           user: @cts,">
            <text:p><text:s text:c="27"/>user: @cts,</text:p>
          </table:table-cell>
          <table:table-cell table:formula="of:=CONCATENATE(&quot;                           number: '&quot;;[.C26];&quot;',&quot;)" office:value-type="string" office:string-value="                           number: '75',">
            <text:p><text:s text:c="27"/>number: '75',</text:p>
          </table:table-cell>
          <table:table-cell table:formula="of:=IF([.R26]&gt;0;CONCATENATE(&quot;                           times: '{ &quot;&quot;final&quot;&quot;: &quot;;[.R26];&quot; }'&quot;);&quot;                           times: ''&quot;)" office:value-type="string" office:string-value="                           times: '{ &quot;final&quot;: 1129.1 }'">
            <text:p><text:s text:c="27"/>times: '{ "final": 1129.1 }'</text:p>
          </table:table-cell>
          <table:table-cell table:formula="of:=CONCATENATE([.Q26];&quot;2 = Run.create! race: @&quot;;LOWER([.A26]);&quot;_day2,&quot;)" office:value-type="string" office:string-value="@cts_sp6_day2 = Run.create! race: @sp6_day2,">
            <text:p>@cts_sp6_day2 = Run.create! race: @sp6_day2,</text:p>
          </table:table-cell>
          <table:table-cell table:formula="of:=IF([.S26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6]" office:value-type="string" office:string-value="Sp6">
            <text:p>Sp6</text:p>
          </table:table-cell>
          <table:table-cell table:formula="of:=[.S26]" office:value-type="float" office:value="1174.1">
            <text:p>1174.1</text:p>
          </table:table-cell>
          <table:table-cell table:number-columns-repeated="13"/>
        </table:table-row>
        <table:table-row table:style-name="ro1">
          <table:table-cell table:formula="of:=[.A26]" office:value-type="string" office:string-value="Sp6">
            <text:p>Sp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Teemu</text:p>
          </table:table-cell>
          <table:table-cell table:style-name="ce1" office:value-type="string">
            <text:p>Kaivol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8:55,7</text:p>
          </table:table-cell>
          <table:table-cell table:style-name="ce1" office:value-type="string">
            <text:p>18:47,8</text:p>
          </table:table-cell>
          <table:table-cell table:style-name="ce1" office:value-type="string">
            <text:p>20:07,9</text:p>
          </table:table-cell>
          <table:table-cell table:style-name="ce3" table:formula="of:=CONCATENATE(LOWER(LEFT([.D27]));LOWER(LEFT([.E27]));LOWER(LEFT([.F27])))" office:value-type="string" office:string-value="tkf">
            <text:p>tkf</text:p>
          </table:table-cell>
          <table:table-cell table:formula="of:=CONCATENATE(&quot;@&quot;;[.J27];&quot; ||= User.create! email: '&quot;;LOWER([.D27]);&quot;.&quot;;LOWER([.E27]);&quot;@example.com',&quot;)" office:value-type="string" office:string-value="@tkf ||= User.create! email: 'teemu.kaivola@example.com',">
            <text:p>@tkf ||= User.create! email: 'teemu.kaivola@example.com',</text:p>
          </table:table-cell>
          <table:table-cell table:style-name="ce4" table:formula="of:=CONCATENATE(&quot;                  password: '&quot;;[.D27];&quot;1234567',&quot;)" office:value-type="string" office:string-value="                  password: 'Teemu1234567',">
            <text:p><text:s text:c="18"/>password: 'Teemu1234567',</text:p>
          </table:table-cell>
          <table:table-cell table:style-name="ce4" table:formula="of:=CONCATENATE(&quot;                  password_confirmation: '&quot;;[.D27];&quot;1234567',&quot;)" office:value-type="string" office:string-value="                  password_confirmation: 'Teemu1234567',">
            <text:p><text:s text:c="18"/>password_confirmation: 'Teemu1234567',</text:p>
          </table:table-cell>
          <table:table-cell table:style-name="ce4" table:formula="of:=CONCATENATE(&quot;                  display_name: '&quot;;[.D27];&quot; &quot;;[.E27];&quot;',&quot;)" office:value-type="string" office:string-value="                  display_name: 'Teemu Kaivola',">
            <text:p><text:s text:c="18"/>display_name: 'Teemu Kaivola',</text:p>
          </table:table-cell>
          <table:table-cell table:style-name="ce4" table:formula="of:=CONCATENATE(&quot;                  nationality: :&quot;;LOWER([.F2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7];&quot;_&quot;;LOWER([.A27]);&quot;_day&quot;)" office:value-type="string" office:string-value="@tkf_sp6_day">
            <text:p>@tkf_sp6_day</text:p>
          </table:table-cell>
          <table:table-cell table:formula="of:=IFERROR( VALUE(LEFT([.H27];2))*60+VALUE(MID(REPLACE([.H27];6;1;&quot;.&quot;);4;4)) ;0)" office:value-type="float" office:value="1127.8">
            <text:p>1127.8</text:p>
          </table:table-cell>
          <table:table-cell table:formula="of:=IFERROR( VALUE(LEFT([.I27];2))*60+VALUE(MID(REPLACE([.I27];6;1;&quot;.&quot;);4;4)) ;0)" office:value-type="float" office:value="1207.9">
            <text:p>1207.9</text:p>
          </table:table-cell>
          <table:table-cell table:formula="of:=CONCATENATE([.Q27];&quot;1 = Run.create! race: @&quot;;LOWER([.A27]);&quot;_day1,&quot;)" office:value-type="string" office:string-value="@tkf_sp6_day1 = Run.create! race: @sp6_day1,">
            <text:p>@tkf_sp6_day1 = Run.create! race: @sp6_day1,</text:p>
          </table:table-cell>
          <table:table-cell table:formula="of:=CONCATENATE(&quot;                           user: @&quot;;[.J27];&quot;,&quot;)" office:value-type="string" office:string-value="                           user: @tkf,">
            <text:p><text:s text:c="27"/>user: @tkf,</text:p>
          </table:table-cell>
          <table:table-cell table:formula="of:=CONCATENATE(&quot;                           number: '&quot;;[.C27];&quot;',&quot;)" office:value-type="string" office:string-value="                           number: '76',">
            <text:p><text:s text:c="27"/>number: '76',</text:p>
          </table:table-cell>
          <table:table-cell table:formula="of:=IF([.R27]&gt;0;CONCATENATE(&quot;                           times: '{ &quot;&quot;final&quot;&quot;: &quot;;[.R27];&quot; }'&quot;);&quot;                           times: ''&quot;)" office:value-type="string" office:string-value="                           times: '{ &quot;final&quot;: 1127.8 }'">
            <text:p><text:s text:c="27"/>times: '{ "final": 1127.8 }'</text:p>
          </table:table-cell>
          <table:table-cell table:formula="of:=CONCATENATE([.Q27];&quot;2 = Run.create! race: @&quot;;LOWER([.A27]);&quot;_day2,&quot;)" office:value-type="string" office:string-value="@tkf_sp6_day2 = Run.create! race: @sp6_day2,">
            <text:p>@tkf_sp6_day2 = Run.create! race: @sp6_day2,</text:p>
          </table:table-cell>
          <table:table-cell table:formula="of:=IF([.S27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7]" office:value-type="string" office:string-value="Sp6">
            <text:p>Sp6</text:p>
          </table:table-cell>
          <table:table-cell table:formula="of:=[.S27]" office:value-type="float" office:value="1207.9">
            <text:p>1207.9</text:p>
          </table:table-cell>
          <table:table-cell table:number-columns-repeated="13"/>
        </table:table-row>
        <table:table-row table:style-name="ro1">
          <table:table-cell table:formula="of:=[.A27]" office:value-type="string" office:string-value="Sp6">
            <text:p>Sp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Trine</text:p>
          </table:table-cell>
          <table:table-cell table:style-name="ce1" office:value-type="string">
            <text:p>Olse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39:41,9</text:p>
          </table:table-cell>
          <table:table-cell table:style-name="ce1" office:value-type="string">
            <text:p>19:16,7</text:p>
          </table:table-cell>
          <table:table-cell table:style-name="ce1" office:value-type="string">
            <text:p>20:25,2</text:p>
          </table:table-cell>
          <table:table-cell table:style-name="ce3" table:formula="of:=CONCATENATE(LOWER(LEFT([.D28]));LOWER(LEFT([.E28]));LOWER(LEFT([.F28])))" office:value-type="string" office:string-value="ton">
            <text:p>ton</text:p>
          </table:table-cell>
          <table:table-cell table:formula="of:=CONCATENATE(&quot;@&quot;;[.J28];&quot; ||= User.create! email: '&quot;;LOWER([.D28]);&quot;.&quot;;LOWER([.E28]);&quot;@example.com',&quot;)" office:value-type="string" office:string-value="@ton ||= User.create! email: 'trine.olsen@example.com',">
            <text:p>@ton ||= User.create! email: 'trine.olsen@example.com',</text:p>
          </table:table-cell>
          <table:table-cell table:style-name="ce4" table:formula="of:=CONCATENATE(&quot;                  password: '&quot;;[.D28];&quot;1234567',&quot;)" office:value-type="string" office:string-value="                  password: 'Trine1234567',">
            <text:p><text:s text:c="18"/>password: 'Trine1234567',</text:p>
          </table:table-cell>
          <table:table-cell table:style-name="ce4" table:formula="of:=CONCATENATE(&quot;                  password_confirmation: '&quot;;[.D28];&quot;1234567',&quot;)" office:value-type="string" office:string-value="                  password_confirmation: 'Trine1234567',">
            <text:p><text:s text:c="18"/>password_confirmation: 'Trine1234567',</text:p>
          </table:table-cell>
          <table:table-cell table:style-name="ce4" table:formula="of:=CONCATENATE(&quot;                  display_name: '&quot;;[.D28];&quot; &quot;;[.E28];&quot;',&quot;)" office:value-type="string" office:string-value="                  display_name: 'Trine Olsen',">
            <text:p><text:s text:c="18"/>display_name: 'Trine Olsen',</text:p>
          </table:table-cell>
          <table:table-cell table:style-name="ce4" table:formula="of:=CONCATENATE(&quot;                  nationality: :&quot;;LOWER([.F28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8];&quot;_&quot;;LOWER([.A28]);&quot;_day&quot;)" office:value-type="string" office:string-value="@ton_sp6_day">
            <text:p>@ton_sp6_day</text:p>
          </table:table-cell>
          <table:table-cell table:formula="of:=IFERROR( VALUE(LEFT([.H28];2))*60+VALUE(MID(REPLACE([.H28];6;1;&quot;.&quot;);4;4)) ;0)" office:value-type="float" office:value="1156.7">
            <text:p>1156.7</text:p>
          </table:table-cell>
          <table:table-cell table:formula="of:=IFERROR( VALUE(LEFT([.I28];2))*60+VALUE(MID(REPLACE([.I28];6;1;&quot;.&quot;);4;4)) ;0)" office:value-type="float" office:value="1225.2">
            <text:p>1225.2</text:p>
          </table:table-cell>
          <table:table-cell table:formula="of:=CONCATENATE([.Q28];&quot;1 = Run.create! race: @&quot;;LOWER([.A28]);&quot;_day1,&quot;)" office:value-type="string" office:string-value="@ton_sp6_day1 = Run.create! race: @sp6_day1,">
            <text:p>@ton_sp6_day1 = Run.create! race: @sp6_day1,</text:p>
          </table:table-cell>
          <table:table-cell table:formula="of:=CONCATENATE(&quot;                           user: @&quot;;[.J28];&quot;,&quot;)" office:value-type="string" office:string-value="                           user: @ton,">
            <text:p><text:s text:c="27"/>user: @ton,</text:p>
          </table:table-cell>
          <table:table-cell table:formula="of:=CONCATENATE(&quot;                           number: '&quot;;[.C28];&quot;',&quot;)" office:value-type="string" office:string-value="                           number: '80',">
            <text:p><text:s text:c="27"/>number: '80',</text:p>
          </table:table-cell>
          <table:table-cell table:formula="of:=IF([.R28]&gt;0;CONCATENATE(&quot;                           times: '{ &quot;&quot;final&quot;&quot;: &quot;;[.R28];&quot; }'&quot;);&quot;                           times: ''&quot;)" office:value-type="string" office:string-value="                           times: '{ &quot;final&quot;: 1156.7 }'">
            <text:p><text:s text:c="27"/>times: '{ "final": 1156.7 }'</text:p>
          </table:table-cell>
          <table:table-cell table:formula="of:=CONCATENATE([.Q28];&quot;2 = Run.create! race: @&quot;;LOWER([.A28]);&quot;_day2,&quot;)" office:value-type="string" office:string-value="@ton_sp6_day2 = Run.create! race: @sp6_day2,">
            <text:p>@ton_sp6_day2 = Run.create! race: @sp6_day2,</text:p>
          </table:table-cell>
          <table:table-cell table:formula="of:=IF([.S28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8]" office:value-type="string" office:string-value="Sp6">
            <text:p>Sp6</text:p>
          </table:table-cell>
          <table:table-cell table:formula="of:=[.S28]" office:value-type="float" office:value="1225.2">
            <text:p>1225.2</text:p>
          </table:table-cell>
          <table:table-cell table:number-columns-repeated="13"/>
        </table:table-row>
        <table:table-row table:style-name="ro1">
          <table:table-cell table:formula="of:=[.A28]" office:value-type="string" office:string-value="Sp6">
            <text:p>Sp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Riitta</text:p>
          </table:table-cell>
          <table:table-cell table:style-name="ce1" office:value-type="string">
            <text:p>Kempe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0:37,1</text:p>
          </table:table-cell>
          <table:table-cell table:style-name="ce1" office:value-type="string">
            <text:p>19:08,7</text:p>
          </table:table-cell>
          <table:table-cell table:style-name="ce1" office:value-type="string">
            <text:p>21:28,4</text:p>
          </table:table-cell>
          <table:table-cell table:style-name="ce3" table:formula="of:=CONCATENATE(LOWER(LEFT([.D29]));LOWER(LEFT([.E29]));LOWER(LEFT([.F29])))" office:value-type="string" office:string-value="rkf">
            <text:p>rkf</text:p>
          </table:table-cell>
          <table:table-cell table:formula="of:=CONCATENATE(&quot;@&quot;;[.J29];&quot; ||= User.create! email: '&quot;;LOWER([.D29]);&quot;.&quot;;LOWER([.E29]);&quot;@example.com',&quot;)" office:value-type="string" office:string-value="@rkf ||= User.create! email: 'riitta.kempe@example.com',">
            <text:p>@rkf ||= User.create! email: 'riitta.kempe@example.com',</text:p>
          </table:table-cell>
          <table:table-cell table:style-name="ce4" table:formula="of:=CONCATENATE(&quot;                  password: '&quot;;[.D29];&quot;1234567',&quot;)" office:value-type="string" office:string-value="                  password: 'Riitta1234567',">
            <text:p><text:s text:c="18"/>password: 'Riitta1234567',</text:p>
          </table:table-cell>
          <table:table-cell table:style-name="ce4" table:formula="of:=CONCATENATE(&quot;                  password_confirmation: '&quot;;[.D29];&quot;1234567',&quot;)" office:value-type="string" office:string-value="                  password_confirmation: 'Riitta1234567',">
            <text:p><text:s text:c="18"/>password_confirmation: 'Riitta1234567',</text:p>
          </table:table-cell>
          <table:table-cell table:style-name="ce4" table:formula="of:=CONCATENATE(&quot;                  display_name: '&quot;;[.D29];&quot; &quot;;[.E29];&quot;',&quot;)" office:value-type="string" office:string-value="                  display_name: 'Riitta Kempe',">
            <text:p><text:s text:c="18"/>display_name: 'Riitta Kempe',</text:p>
          </table:table-cell>
          <table:table-cell table:style-name="ce4" table:formula="of:=CONCATENATE(&quot;                  nationality: :&quot;;LOWER([.F2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9];&quot;_&quot;;LOWER([.A29]);&quot;_day&quot;)" office:value-type="string" office:string-value="@rkf_sp6_day">
            <text:p>@rkf_sp6_day</text:p>
          </table:table-cell>
          <table:table-cell table:formula="of:=IFERROR( VALUE(LEFT([.H29];2))*60+VALUE(MID(REPLACE([.H29];6;1;&quot;.&quot;);4;4)) ;0)" office:value-type="float" office:value="1148.7">
            <text:p>1148.7</text:p>
          </table:table-cell>
          <table:table-cell table:formula="of:=IFERROR( VALUE(LEFT([.I29];2))*60+VALUE(MID(REPLACE([.I29];6;1;&quot;.&quot;);4;4)) ;0)" office:value-type="float" office:value="1288.4">
            <text:p>1288.4</text:p>
          </table:table-cell>
          <table:table-cell table:formula="of:=CONCATENATE([.Q29];&quot;1 = Run.create! race: @&quot;;LOWER([.A29]);&quot;_day1,&quot;)" office:value-type="string" office:string-value="@rkf_sp6_day1 = Run.create! race: @sp6_day1,">
            <text:p>@rkf_sp6_day1 = Run.create! race: @sp6_day1,</text:p>
          </table:table-cell>
          <table:table-cell table:formula="of:=CONCATENATE(&quot;                           user: @&quot;;[.J29];&quot;,&quot;)" office:value-type="string" office:string-value="                           user: @rkf,">
            <text:p><text:s text:c="27"/>user: @rkf,</text:p>
          </table:table-cell>
          <table:table-cell table:formula="of:=CONCATENATE(&quot;                           number: '&quot;;[.C29];&quot;',&quot;)" office:value-type="string" office:string-value="                           number: '87',">
            <text:p><text:s text:c="27"/>number: '87',</text:p>
          </table:table-cell>
          <table:table-cell table:formula="of:=IF([.R29]&gt;0;CONCATENATE(&quot;                           times: '{ &quot;&quot;final&quot;&quot;: &quot;;[.R29];&quot; }'&quot;);&quot;                           times: ''&quot;)" office:value-type="string" office:string-value="                           times: '{ &quot;final&quot;: 1148.7 }'">
            <text:p><text:s text:c="27"/>times: '{ "final": 1148.7 }'</text:p>
          </table:table-cell>
          <table:table-cell table:formula="of:=CONCATENATE([.Q29];&quot;2 = Run.create! race: @&quot;;LOWER([.A29]);&quot;_day2,&quot;)" office:value-type="string" office:string-value="@rkf_sp6_day2 = Run.create! race: @sp6_day2,">
            <text:p>@rkf_sp6_day2 = Run.create! race: @sp6_day2,</text:p>
          </table:table-cell>
          <table:table-cell table:formula="of:=IF([.S29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29]" office:value-type="string" office:string-value="Sp6">
            <text:p>Sp6</text:p>
          </table:table-cell>
          <table:table-cell table:formula="of:=[.S29]" office:value-type="float" office:value="1288.4">
            <text:p>1288.4</text:p>
          </table:table-cell>
          <table:table-cell table:number-columns-repeated="13"/>
        </table:table-row>
        <table:table-row table:style-name="ro1">
          <table:table-cell table:formula="of:=[.A29]" office:value-type="string" office:string-value="Sp6">
            <text:p>Sp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Vesa-Pekka</text:p>
          </table:table-cell>
          <table:table-cell table:style-name="ce1" office:value-type="string">
            <text:p>Lehtomä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0:42,3</text:p>
          </table:table-cell>
          <table:table-cell table:style-name="ce1" office:value-type="string">
            <text:p>19:36,3</text:p>
          </table:table-cell>
          <table:table-cell table:style-name="ce1" office:value-type="string">
            <text:p>21:06,0</text:p>
          </table:table-cell>
          <table:table-cell table:style-name="ce3" office:value-type="string">
            <text:p>vlf2</text:p>
          </table:table-cell>
          <table:table-cell table:formula="of:=CONCATENATE(&quot;@&quot;;[.J30];&quot; ||= User.create! email: '&quot;;LOWER([.D30]);&quot;.&quot;;LOWER([.E30]);&quot;@example.com',&quot;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style-name="ce4" table:formula="of:=CONCATENATE(&quot;                  password: '&quot;;[.D30];&quot;1234567',&quot;)" office:value-type="string" office:string-value="                  password: 'Vesa-Pekka1234567',">
            <text:p><text:s text:c="18"/>password: 'Vesa-Pekka1234567',</text:p>
          </table:table-cell>
          <table:table-cell table:style-name="ce4" table:formula="of:=CONCATENATE(&quot;                  password_confirmation: '&quot;;[.D30];&quot;1234567',&quot;)" office:value-type="string" office:string-value="                  password_confirmation: 'Vesa-Pekka1234567',">
            <text:p><text:s text:c="18"/>password_confirmation: 'Vesa-Pekka1234567',</text:p>
          </table:table-cell>
          <table:table-cell table:style-name="ce4" table:formula="of:=CONCATENATE(&quot;                  display_name: '&quot;;[.D30];&quot; &quot;;[.E30];&quot;',&quot;)" office:value-type="string" office:string-value="                  display_name: 'Vesa-Pekka Lehtomäki',">
            <text:p><text:s text:c="18"/>display_name: 'Vesa-Pekka Lehtomäki',</text:p>
          </table:table-cell>
          <table:table-cell table:style-name="ce4" table:formula="of:=CONCATENATE(&quot;                  nationality: :&quot;;LOWER([.F30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0];&quot;_&quot;;LOWER([.A30]);&quot;_day&quot;)" office:value-type="string" office:string-value="@vlf2_sp6_day">
            <text:p>@vlf2_sp6_day</text:p>
          </table:table-cell>
          <table:table-cell table:formula="of:=IFERROR( VALUE(LEFT([.H30];2))*60+VALUE(MID(REPLACE([.H30];6;1;&quot;.&quot;);4;4)) ;0)" office:value-type="float" office:value="1176.3">
            <text:p>1176.3</text:p>
          </table:table-cell>
          <table:table-cell table:formula="of:=IFERROR( VALUE(LEFT([.I30];2))*60+VALUE(MID(REPLACE([.I30];6;1;&quot;.&quot;);4;4)) ;0)" office:value-type="float" office:value="1266">
            <text:p>1266</text:p>
          </table:table-cell>
          <table:table-cell table:formula="of:=CONCATENATE([.Q30];&quot;1 = Run.create! race: @&quot;;LOWER([.A30]);&quot;_day1,&quot;)" office:value-type="string" office:string-value="@vlf2_sp6_day1 = Run.create! race: @sp6_day1,">
            <text:p>@vlf2_sp6_day1 = Run.create! race: @sp6_day1,</text:p>
          </table:table-cell>
          <table:table-cell table:formula="of:=CONCATENATE(&quot;                           user: @&quot;;[.J30];&quot;,&quot;)" office:value-type="string" office:string-value="                           user: @vlf2,">
            <text:p><text:s text:c="27"/>user: @vlf2,</text:p>
          </table:table-cell>
          <table:table-cell table:formula="of:=CONCATENATE(&quot;                           number: '&quot;;[.C30];&quot;',&quot;)" office:value-type="string" office:string-value="                           number: '90',">
            <text:p><text:s text:c="27"/>number: '90',</text:p>
          </table:table-cell>
          <table:table-cell table:formula="of:=IF([.R30]&gt;0;CONCATENATE(&quot;                           times: '{ &quot;&quot;final&quot;&quot;: &quot;;[.R30];&quot; }'&quot;);&quot;                           times: ''&quot;)" office:value-type="string" office:string-value="                           times: '{ &quot;final&quot;: 1176.3 }'">
            <text:p><text:s text:c="27"/>times: '{ "final": 1176.3 }'</text:p>
          </table:table-cell>
          <table:table-cell table:formula="of:=CONCATENATE([.Q30];&quot;2 = Run.create! race: @&quot;;LOWER([.A30]);&quot;_day2,&quot;)" office:value-type="string" office:string-value="@vlf2_sp6_day2 = Run.create! race: @sp6_day2,">
            <text:p>@vlf2_sp6_day2 = Run.create! race: @sp6_day2,</text:p>
          </table:table-cell>
          <table:table-cell table:formula="of:=IF([.S30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0]" office:value-type="string" office:string-value="Sp6">
            <text:p>Sp6</text:p>
          </table:table-cell>
          <table:table-cell table:formula="of:=[.S30]" office:value-type="float" office:value="1266">
            <text:p>1266</text:p>
          </table:table-cell>
          <table:table-cell table:number-columns-repeated="13"/>
        </table:table-row>
        <table:table-row table:style-name="ro1">
          <table:table-cell table:formula="of:=[.A30]" office:value-type="string" office:string-value="Sp6">
            <text:p>Sp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Jirí</text:p>
          </table:table-cell>
          <table:table-cell table:style-name="ce1" office:value-type="string">
            <text:p>Trnka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1:11,7</text:p>
          </table:table-cell>
          <table:table-cell table:style-name="ce1" office:value-type="string">
            <text:p>19:51,9</text:p>
          </table:table-cell>
          <table:table-cell table:style-name="ce1" office:value-type="string">
            <text:p>21:19,8</text:p>
          </table:table-cell>
          <table:table-cell table:style-name="ce3" table:formula="of:=CONCATENATE(LOWER(LEFT([.D31]));LOWER(LEFT([.E31]));LOWER(LEFT([.F31])))" office:value-type="string" office:string-value="jtc">
            <text:p>jtc</text:p>
          </table:table-cell>
          <table:table-cell table:formula="of:=CONCATENATE(&quot;@&quot;;[.J31];&quot; ||= User.create! email: '&quot;;LOWER([.D31]);&quot;.&quot;;LOWER([.E31]);&quot;@example.com',&quot;)" office:value-type="string" office:string-value="@jtc ||= User.create! email: 'jirí.trnka@example.com',">
            <text:p>@jtc ||= User.create! email: 'jirí.trnka@example.com',</text:p>
          </table:table-cell>
          <table:table-cell table:style-name="ce4" table:formula="of:=CONCATENATE(&quot;                  password: '&quot;;[.D31];&quot;1234567',&quot;)" office:value-type="string" office:string-value="                  password: 'Jirí1234567',">
            <text:p><text:s text:c="18"/>password: 'Jirí1234567',</text:p>
          </table:table-cell>
          <table:table-cell table:style-name="ce4" table:formula="of:=CONCATENATE(&quot;                  password_confirmation: '&quot;;[.D31];&quot;1234567',&quot;)" office:value-type="string" office:string-value="                  password_confirmation: 'Jirí1234567',">
            <text:p><text:s text:c="18"/>password_confirmation: 'Jirí1234567',</text:p>
          </table:table-cell>
          <table:table-cell table:style-name="ce4" table:formula="of:=CONCATENATE(&quot;                  display_name: '&quot;;[.D31];&quot; &quot;;[.E31];&quot;',&quot;)" office:value-type="string" office:string-value="                  display_name: 'Jirí Trnka',">
            <text:p><text:s text:c="18"/>display_name: 'Jirí Trnka',</text:p>
          </table:table-cell>
          <table:table-cell table:style-name="ce4" table:formula="of:=CONCATENATE(&quot;                  nationality: :&quot;;LOWER([.F3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1];&quot;_&quot;;LOWER([.A31]);&quot;_day&quot;)" office:value-type="string" office:string-value="@jtc_sp6_day">
            <text:p>@jtc_sp6_day</text:p>
          </table:table-cell>
          <table:table-cell table:formula="of:=IFERROR( VALUE(LEFT([.H31];2))*60+VALUE(MID(REPLACE([.H31];6;1;&quot;.&quot;);4;4)) ;0)" office:value-type="float" office:value="1191.9">
            <text:p>1191.9</text:p>
          </table:table-cell>
          <table:table-cell table:formula="of:=IFERROR( VALUE(LEFT([.I31];2))*60+VALUE(MID(REPLACE([.I31];6;1;&quot;.&quot;);4;4)) ;0)" office:value-type="float" office:value="1279.8">
            <text:p>1279.8</text:p>
          </table:table-cell>
          <table:table-cell table:formula="of:=CONCATENATE([.Q31];&quot;1 = Run.create! race: @&quot;;LOWER([.A31]);&quot;_day1,&quot;)" office:value-type="string" office:string-value="@jtc_sp6_day1 = Run.create! race: @sp6_day1,">
            <text:p>@jtc_sp6_day1 = Run.create! race: @sp6_day1,</text:p>
          </table:table-cell>
          <table:table-cell table:formula="of:=CONCATENATE(&quot;                           user: @&quot;;[.J31];&quot;,&quot;)" office:value-type="string" office:string-value="                           user: @jtc,">
            <text:p><text:s text:c="27"/>user: @jtc,</text:p>
          </table:table-cell>
          <table:table-cell table:formula="of:=CONCATENATE(&quot;                           number: '&quot;;[.C31];&quot;',&quot;)" office:value-type="string" office:string-value="                           number: '77',">
            <text:p><text:s text:c="27"/>number: '77',</text:p>
          </table:table-cell>
          <table:table-cell table:formula="of:=IF([.R31]&gt;0;CONCATENATE(&quot;                           times: '{ &quot;&quot;final&quot;&quot;: &quot;;[.R31];&quot; }'&quot;);&quot;                           times: ''&quot;)" office:value-type="string" office:string-value="                           times: '{ &quot;final&quot;: 1191.9 }'">
            <text:p><text:s text:c="27"/>times: '{ "final": 1191.9 }'</text:p>
          </table:table-cell>
          <table:table-cell table:formula="of:=CONCATENATE([.Q31];&quot;2 = Run.create! race: @&quot;;LOWER([.A31]);&quot;_day2,&quot;)" office:value-type="string" office:string-value="@jtc_sp6_day2 = Run.create! race: @sp6_day2,">
            <text:p>@jtc_sp6_day2 = Run.create! race: @sp6_day2,</text:p>
          </table:table-cell>
          <table:table-cell table:formula="of:=IF([.S31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1]" office:value-type="string" office:string-value="Sp6">
            <text:p>Sp6</text:p>
          </table:table-cell>
          <table:table-cell table:formula="of:=[.S31]" office:value-type="float" office:value="1279.8">
            <text:p>1279.8</text:p>
          </table:table-cell>
          <table:table-cell table:number-columns-repeated="13"/>
        </table:table-row>
        <table:table-row table:style-name="ro1">
          <table:table-cell table:formula="of:=[.A31]" office:value-type="string" office:string-value="Sp6">
            <text:p>Sp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Jenni</text:p>
          </table:table-cell>
          <table:table-cell table:style-name="ce1" office:value-type="string">
            <text:p>Kreiv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1:38,6</text:p>
          </table:table-cell>
          <table:table-cell table:style-name="ce1" office:value-type="string">
            <text:p>20:39,0</text:p>
          </table:table-cell>
          <table:table-cell table:style-name="ce1" office:value-type="string">
            <text:p>20:59,6</text:p>
          </table:table-cell>
          <table:table-cell table:style-name="ce3" table:formula="of:=CONCATENATE(LOWER(LEFT([.D32]));LOWER(LEFT([.E32]));LOWER(LEFT([.F32])))" office:value-type="string" office:string-value="jkf">
            <text:p>jkf</text:p>
          </table:table-cell>
          <table:table-cell table:formula="of:=CONCATENATE(&quot;@&quot;;[.J32];&quot; ||= User.create! email: '&quot;;LOWER([.D32]);&quot;.&quot;;LOWER([.E32]);&quot;@example.com',&quot;)" office:value-type="string" office:string-value="@jkf ||= User.create! email: 'jenni.kreivi@example.com',">
            <text:p>@jkf ||= User.create! email: 'jenni.kreivi@example.com',</text:p>
          </table:table-cell>
          <table:table-cell table:style-name="ce4" table:formula="of:=CONCATENATE(&quot;                  password: '&quot;;[.D32];&quot;1234567',&quot;)" office:value-type="string" office:string-value="                  password: 'Jenni1234567',">
            <text:p><text:s text:c="18"/>password: 'Jenni1234567',</text:p>
          </table:table-cell>
          <table:table-cell table:style-name="ce4" table:formula="of:=CONCATENATE(&quot;                  password_confirmation: '&quot;;[.D32];&quot;1234567',&quot;)" office:value-type="string" office:string-value="                  password_confirmation: 'Jenni1234567',">
            <text:p><text:s text:c="18"/>password_confirmation: 'Jenni1234567',</text:p>
          </table:table-cell>
          <table:table-cell table:style-name="ce4" table:formula="of:=CONCATENATE(&quot;                  display_name: '&quot;;[.D32];&quot; &quot;;[.E32];&quot;',&quot;)" office:value-type="string" office:string-value="                  display_name: 'Jenni Kreivi',">
            <text:p><text:s text:c="18"/>display_name: 'Jenni Kreivi',</text:p>
          </table:table-cell>
          <table:table-cell table:style-name="ce4" table:formula="of:=CONCATENATE(&quot;                  nationality: :&quot;;LOWER([.F3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2];&quot;_&quot;;LOWER([.A32]);&quot;_day&quot;)" office:value-type="string" office:string-value="@jkf_sp6_day">
            <text:p>@jkf_sp6_day</text:p>
          </table:table-cell>
          <table:table-cell table:formula="of:=IFERROR( VALUE(LEFT([.H32];2))*60+VALUE(MID(REPLACE([.H32];6;1;&quot;.&quot;);4;4)) ;0)" office:value-type="float" office:value="1239">
            <text:p>1239</text:p>
          </table:table-cell>
          <table:table-cell table:formula="of:=IFERROR( VALUE(LEFT([.I32];2))*60+VALUE(MID(REPLACE([.I32];6;1;&quot;.&quot;);4;4)) ;0)" office:value-type="float" office:value="1259.6">
            <text:p>1259.6</text:p>
          </table:table-cell>
          <table:table-cell table:formula="of:=CONCATENATE([.Q32];&quot;1 = Run.create! race: @&quot;;LOWER([.A32]);&quot;_day1,&quot;)" office:value-type="string" office:string-value="@jkf_sp6_day1 = Run.create! race: @sp6_day1,">
            <text:p>@jkf_sp6_day1 = Run.create! race: @sp6_day1,</text:p>
          </table:table-cell>
          <table:table-cell table:formula="of:=CONCATENATE(&quot;                           user: @&quot;;[.J32];&quot;,&quot;)" office:value-type="string" office:string-value="                           user: @jkf,">
            <text:p><text:s text:c="27"/>user: @jkf,</text:p>
          </table:table-cell>
          <table:table-cell table:formula="of:=CONCATENATE(&quot;                           number: '&quot;;[.C32];&quot;',&quot;)" office:value-type="string" office:string-value="                           number: '84',">
            <text:p><text:s text:c="27"/>number: '84',</text:p>
          </table:table-cell>
          <table:table-cell table:formula="of:=IF([.R32]&gt;0;CONCATENATE(&quot;                           times: '{ &quot;&quot;final&quot;&quot;: &quot;;[.R32];&quot; }'&quot;);&quot;                           times: ''&quot;)" office:value-type="string" office:string-value="                           times: '{ &quot;final&quot;: 1239 }'">
            <text:p><text:s text:c="27"/>times: '{ "final": 1239 }'</text:p>
          </table:table-cell>
          <table:table-cell table:formula="of:=CONCATENATE([.Q32];&quot;2 = Run.create! race: @&quot;;LOWER([.A32]);&quot;_day2,&quot;)" office:value-type="string" office:string-value="@jkf_sp6_day2 = Run.create! race: @sp6_day2,">
            <text:p>@jkf_sp6_day2 = Run.create! race: @sp6_day2,</text:p>
          </table:table-cell>
          <table:table-cell table:formula="of:=IF([.S32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2]" office:value-type="string" office:string-value="Sp6">
            <text:p>Sp6</text:p>
          </table:table-cell>
          <table:table-cell table:formula="of:=[.S32]" office:value-type="float" office:value="1259.6">
            <text:p>1259.6</text:p>
          </table:table-cell>
          <table:table-cell table:number-columns-repeated="13"/>
        </table:table-row>
        <table:table-row table:style-name="ro1">
          <table:table-cell table:formula="of:=[.A32]" office:value-type="string" office:string-value="Sp6">
            <text:p>Sp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Indre</text:p>
          </table:table-cell>
          <table:table-cell table:style-name="ce1" office:value-type="string">
            <text:p>Daujotiene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42:14,4</text:p>
          </table:table-cell>
          <table:table-cell table:style-name="ce1" office:value-type="string">
            <text:p>20:04,4</text:p>
          </table:table-cell>
          <table:table-cell table:style-name="ce1" office:value-type="string">
            <text:p>22:10,0</text:p>
          </table:table-cell>
          <table:table-cell table:style-name="ce3" table:formula="of:=CONCATENATE(LOWER(LEFT([.D33]));LOWER(LEFT([.E33]));LOWER(LEFT([.F33])))" office:value-type="string" office:string-value="idl">
            <text:p>idl</text:p>
          </table:table-cell>
          <table:table-cell table:formula="of:=CONCATENATE(&quot;@&quot;;[.J33];&quot; ||= User.create! email: '&quot;;LOWER([.D33]);&quot;.&quot;;LOWER([.E33]);&quot;@example.com',&quot;)" office:value-type="string" office:string-value="@idl ||= User.create! email: 'indre.daujotiene@example.com',">
            <text:p>@idl ||= User.create! email: 'indre.daujotiene@example.com',</text:p>
          </table:table-cell>
          <table:table-cell table:style-name="ce4" table:formula="of:=CONCATENATE(&quot;                  password: '&quot;;[.D33];&quot;1234567',&quot;)" office:value-type="string" office:string-value="                  password: 'Indre1234567',">
            <text:p><text:s text:c="18"/>password: 'Indre1234567',</text:p>
          </table:table-cell>
          <table:table-cell table:style-name="ce4" table:formula="of:=CONCATENATE(&quot;                  password_confirmation: '&quot;;[.D33];&quot;1234567',&quot;)" office:value-type="string" office:string-value="                  password_confirmation: 'Indre1234567',">
            <text:p><text:s text:c="18"/>password_confirmation: 'Indre1234567',</text:p>
          </table:table-cell>
          <table:table-cell table:style-name="ce4" table:formula="of:=CONCATENATE(&quot;                  display_name: '&quot;;[.D33];&quot; &quot;;[.E33];&quot;',&quot;)" office:value-type="string" office:string-value="                  display_name: 'Indre Daujotiene',">
            <text:p><text:s text:c="18"/>display_name: 'Indre Daujotiene',</text:p>
          </table:table-cell>
          <table:table-cell table:style-name="ce4" table:formula="of:=CONCATENATE(&quot;                  nationality: :&quot;;LOWER([.F33]))" office:value-type="string" office:string-value="                  nationality: :lithuania">
            <text:p><text:s text:c="18"/>nationality: :lithuania</text:p>
          </table:table-cell>
          <table:table-cell/>
          <table:table-cell table:formula="of:=CONCATENATE(&quot;@&quot;;[.J33];&quot;_&quot;;LOWER([.A33]);&quot;_day&quot;)" office:value-type="string" office:string-value="@idl_sp6_day">
            <text:p>@idl_sp6_day</text:p>
          </table:table-cell>
          <table:table-cell table:formula="of:=IFERROR( VALUE(LEFT([.H33];2))*60+VALUE(MID(REPLACE([.H33];6;1;&quot;.&quot;);4;4)) ;0)" office:value-type="float" office:value="1204.4">
            <text:p>1204.4</text:p>
          </table:table-cell>
          <table:table-cell table:formula="of:=IFERROR( VALUE(LEFT([.I33];2))*60+VALUE(MID(REPLACE([.I33];6;1;&quot;.&quot;);4;4)) ;0)" office:value-type="float" office:value="1330">
            <text:p>1330</text:p>
          </table:table-cell>
          <table:table-cell table:formula="of:=CONCATENATE([.Q33];&quot;1 = Run.create! race: @&quot;;LOWER([.A33]);&quot;_day1,&quot;)" office:value-type="string" office:string-value="@idl_sp6_day1 = Run.create! race: @sp6_day1,">
            <text:p>@idl_sp6_day1 = Run.create! race: @sp6_day1,</text:p>
          </table:table-cell>
          <table:table-cell table:formula="of:=CONCATENATE(&quot;                           user: @&quot;;[.J33];&quot;,&quot;)" office:value-type="string" office:string-value="                           user: @idl,">
            <text:p><text:s text:c="27"/>user: @idl,</text:p>
          </table:table-cell>
          <table:table-cell table:formula="of:=CONCATENATE(&quot;                           number: '&quot;;[.C33];&quot;',&quot;)" office:value-type="string" office:string-value="                           number: '85',">
            <text:p><text:s text:c="27"/>number: '85',</text:p>
          </table:table-cell>
          <table:table-cell table:formula="of:=IF([.R33]&gt;0;CONCATENATE(&quot;                           times: '{ &quot;&quot;final&quot;&quot;: &quot;;[.R33];&quot; }'&quot;);&quot;                           times: ''&quot;)" office:value-type="string" office:string-value="                           times: '{ &quot;final&quot;: 1204.4 }'">
            <text:p><text:s text:c="27"/>times: '{ "final": 1204.4 }'</text:p>
          </table:table-cell>
          <table:table-cell table:formula="of:=CONCATENATE([.Q33];&quot;2 = Run.create! race: @&quot;;LOWER([.A33]);&quot;_day2,&quot;)" office:value-type="string" office:string-value="@idl_sp6_day2 = Run.create! race: @sp6_day2,">
            <text:p>@idl_sp6_day2 = Run.create! race: @sp6_day2,</text:p>
          </table:table-cell>
          <table:table-cell table:formula="of:=IF([.S33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3]" office:value-type="string" office:string-value="Sp6">
            <text:p>Sp6</text:p>
          </table:table-cell>
          <table:table-cell table:formula="of:=[.S33]" office:value-type="float" office:value="1330">
            <text:p>1330</text:p>
          </table:table-cell>
          <table:table-cell table:number-columns-repeated="13"/>
        </table:table-row>
        <table:table-row table:style-name="ro1">
          <table:table-cell table:formula="of:=[.A33]" office:value-type="string" office:string-value="Sp6">
            <text:p>Sp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Beck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43:25,4</text:p>
          </table:table-cell>
          <table:table-cell table:style-name="ce1" office:value-type="string">
            <text:p>20:33,1</text:p>
          </table:table-cell>
          <table:table-cell table:style-name="ce1" office:value-type="string">
            <text:p>22:52,3</text:p>
          </table:table-cell>
          <table:table-cell table:style-name="ce3" table:formula="of:=CONCATENATE(LOWER(LEFT([.D34]));LOWER(LEFT([.E34]));LOWER(LEFT([.F34])))" office:value-type="string" office:string-value="mbg">
            <text:p>mbg</text:p>
          </table:table-cell>
          <table:table-cell table:formula="of:=CONCATENATE(&quot;@&quot;;[.J34];&quot; ||= User.create! email: '&quot;;LOWER([.D34]);&quot;.&quot;;LOWER([.E34]);&quot;@example.com',&quot;)" office:value-type="string" office:string-value="@mbg ||= User.create! email: 'michael.beck@example.com',">
            <text:p>@mbg ||= User.create! email: 'michael.beck@example.com',</text:p>
          </table:table-cell>
          <table:table-cell table:style-name="ce4" table:formula="of:=CONCATENATE(&quot;                  password: '&quot;;[.D34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34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34];&quot; &quot;;[.E34];&quot;',&quot;)" office:value-type="string" office:string-value="                  display_name: 'Michael Beck',">
            <text:p><text:s text:c="18"/>display_name: 'Michael Beck',</text:p>
          </table:table-cell>
          <table:table-cell table:style-name="ce4" table:formula="of:=CONCATENATE(&quot;                  nationality: :&quot;;LOWER([.F34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34];&quot;_&quot;;LOWER([.A34]);&quot;_day&quot;)" office:value-type="string" office:string-value="@mbg_sp6_day">
            <text:p>@mbg_sp6_day</text:p>
          </table:table-cell>
          <table:table-cell table:formula="of:=IFERROR( VALUE(LEFT([.H34];2))*60+VALUE(MID(REPLACE([.H34];6;1;&quot;.&quot;);4;4)) ;0)" office:value-type="float" office:value="1233.1">
            <text:p>1233.1</text:p>
          </table:table-cell>
          <table:table-cell table:formula="of:=IFERROR( VALUE(LEFT([.I34];2))*60+VALUE(MID(REPLACE([.I34];6;1;&quot;.&quot;);4;4)) ;0)" office:value-type="float" office:value="1372.3">
            <text:p>1372.3</text:p>
          </table:table-cell>
          <table:table-cell table:formula="of:=CONCATENATE([.Q34];&quot;1 = Run.create! race: @&quot;;LOWER([.A34]);&quot;_day1,&quot;)" office:value-type="string" office:string-value="@mbg_sp6_day1 = Run.create! race: @sp6_day1,">
            <text:p>@mbg_sp6_day1 = Run.create! race: @sp6_day1,</text:p>
          </table:table-cell>
          <table:table-cell table:formula="of:=CONCATENATE(&quot;                           user: @&quot;;[.J34];&quot;,&quot;)" office:value-type="string" office:string-value="                           user: @mbg,">
            <text:p><text:s text:c="27"/>user: @mbg,</text:p>
          </table:table-cell>
          <table:table-cell table:formula="of:=CONCATENATE(&quot;                           number: '&quot;;[.C34];&quot;',&quot;)" office:value-type="string" office:string-value="                           number: '81',">
            <text:p><text:s text:c="27"/>number: '81',</text:p>
          </table:table-cell>
          <table:table-cell table:formula="of:=IF([.R34]&gt;0;CONCATENATE(&quot;                           times: '{ &quot;&quot;final&quot;&quot;: &quot;;[.R34];&quot; }'&quot;);&quot;                           times: ''&quot;)" office:value-type="string" office:string-value="                           times: '{ &quot;final&quot;: 1233.1 }'">
            <text:p><text:s text:c="27"/>times: '{ "final": 1233.1 }'</text:p>
          </table:table-cell>
          <table:table-cell table:formula="of:=CONCATENATE([.Q34];&quot;2 = Run.create! race: @&quot;;LOWER([.A34]);&quot;_day2,&quot;)" office:value-type="string" office:string-value="@mbg_sp6_day2 = Run.create! race: @sp6_day2,">
            <text:p>@mbg_sp6_day2 = Run.create! race: @sp6_day2,</text:p>
          </table:table-cell>
          <table:table-cell table:formula="of:=IF([.S34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4]" office:value-type="string" office:string-value="Sp6">
            <text:p>Sp6</text:p>
          </table:table-cell>
          <table:table-cell table:formula="of:=[.S34]" office:value-type="float" office:value="1372.3">
            <text:p>1372.3</text:p>
          </table:table-cell>
          <table:table-cell table:formula="of:=cell" office:value-type="float" office:value="0">
            <text:p>#NAME?</text:p>
          </table:table-cell>
          <table:table-cell table:number-columns-repeated="12"/>
        </table:table-row>
        <table:table-row table:style-name="ro1">
          <table:table-cell table:formula="of:=[.A34]" office:value-type="string" office:string-value="Sp6">
            <text:p>Sp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Montse</text:p>
          </table:table-cell>
          <table:table-cell table:style-name="ce1" office:value-type="string">
            <text:p>Claverol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44:07,7</text:p>
          </table:table-cell>
          <table:table-cell table:style-name="ce1" office:value-type="string">
            <text:p>21:15,8</text:p>
          </table:table-cell>
          <table:table-cell table:style-name="ce1" office:value-type="string">
            <text:p>22:51,9</text:p>
          </table:table-cell>
          <table:table-cell table:style-name="ce3" table:formula="of:=CONCATENATE(LOWER(LEFT([.D35]));LOWER(LEFT([.E35]));LOWER(LEFT([.F35])))" office:value-type="string" office:string-value="mcs">
            <text:p>mcs</text:p>
          </table:table-cell>
          <table:table-cell table:formula="of:=CONCATENATE(&quot;@&quot;;[.J35];&quot; ||= User.create! email: '&quot;;LOWER([.D35]);&quot;.&quot;;LOWER([.E35]);&quot;@example.com',&quot;)" office:value-type="string" office:string-value="@mcs ||= User.create! email: 'montse.claverol@example.com',">
            <text:p>@mcs ||= User.create! email: 'montse.claverol@example.com',</text:p>
          </table:table-cell>
          <table:table-cell table:style-name="ce4" table:formula="of:=CONCATENATE(&quot;                  password: '&quot;;[.D35];&quot;1234567',&quot;)" office:value-type="string" office:string-value="                  password: 'Montse1234567',">
            <text:p><text:s text:c="18"/>password: 'Montse1234567',</text:p>
          </table:table-cell>
          <table:table-cell table:style-name="ce4" table:formula="of:=CONCATENATE(&quot;                  password_confirmation: '&quot;;[.D35];&quot;1234567',&quot;)" office:value-type="string" office:string-value="                  password_confirmation: 'Montse1234567',">
            <text:p><text:s text:c="18"/>password_confirmation: 'Montse1234567',</text:p>
          </table:table-cell>
          <table:table-cell table:style-name="ce4" table:formula="of:=CONCATENATE(&quot;                  display_name: '&quot;;[.D35];&quot; &quot;;[.E35];&quot;',&quot;)" office:value-type="string" office:string-value="                  display_name: 'Montse Claverol',">
            <text:p><text:s text:c="18"/>display_name: 'Montse Claverol',</text:p>
          </table:table-cell>
          <table:table-cell table:style-name="ce4" table:formula="of:=CONCATENATE(&quot;                  nationality: :&quot;;LOWER([.F35]))" office:value-type="string" office:string-value="                  nationality: :spain">
            <text:p><text:s text:c="18"/>nationality: :spain</text:p>
          </table:table-cell>
          <table:table-cell/>
          <table:table-cell table:formula="of:=CONCATENATE(&quot;@&quot;;[.J35];&quot;_&quot;;LOWER([.A35]);&quot;_day&quot;)" office:value-type="string" office:string-value="@mcs_sp6_day">
            <text:p>@mcs_sp6_day</text:p>
          </table:table-cell>
          <table:table-cell table:formula="of:=IFERROR( VALUE(LEFT([.H35];2))*60+VALUE(MID(REPLACE([.H35];6;1;&quot;.&quot;);4;4)) ;0)" office:value-type="float" office:value="1275.8">
            <text:p>1275.8</text:p>
          </table:table-cell>
          <table:table-cell table:formula="of:=IFERROR( VALUE(LEFT([.I35];2))*60+VALUE(MID(REPLACE([.I35];6;1;&quot;.&quot;);4;4)) ;0)" office:value-type="float" office:value="1371.9">
            <text:p>1371.9</text:p>
          </table:table-cell>
          <table:table-cell table:formula="of:=CONCATENATE([.Q35];&quot;1 = Run.create! race: @&quot;;LOWER([.A35]);&quot;_day1,&quot;)" office:value-type="string" office:string-value="@mcs_sp6_day1 = Run.create! race: @sp6_day1,">
            <text:p>@mcs_sp6_day1 = Run.create! race: @sp6_day1,</text:p>
          </table:table-cell>
          <table:table-cell table:formula="of:=CONCATENATE(&quot;                           user: @&quot;;[.J35];&quot;,&quot;)" office:value-type="string" office:string-value="                           user: @mcs,">
            <text:p><text:s text:c="27"/>user: @mcs,</text:p>
          </table:table-cell>
          <table:table-cell table:formula="of:=CONCATENATE(&quot;                           number: '&quot;;[.C35];&quot;',&quot;)" office:value-type="string" office:string-value="                           number: '82',">
            <text:p><text:s text:c="27"/>number: '82',</text:p>
          </table:table-cell>
          <table:table-cell table:formula="of:=IF([.R35]&gt;0;CONCATENATE(&quot;                           times: '{ &quot;&quot;final&quot;&quot;: &quot;;[.R35];&quot; }'&quot;);&quot;                           times: ''&quot;)" office:value-type="string" office:string-value="                           times: '{ &quot;final&quot;: 1275.8 }'">
            <text:p><text:s text:c="27"/>times: '{ "final": 1275.8 }'</text:p>
          </table:table-cell>
          <table:table-cell table:formula="of:=CONCATENATE([.Q35];&quot;2 = Run.create! race: @&quot;;LOWER([.A35]);&quot;_day2,&quot;)" office:value-type="string" office:string-value="@mcs_sp6_day2 = Run.create! race: @sp6_day2,">
            <text:p>@mcs_sp6_day2 = Run.create! race: @sp6_day2,</text:p>
          </table:table-cell>
          <table:table-cell table:formula="of:=IF([.S35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5]" office:value-type="string" office:string-value="Sp6">
            <text:p>Sp6</text:p>
          </table:table-cell>
          <table:table-cell table:formula="of:=[.S35]" office:value-type="float" office:value="1371.9">
            <text:p>1371.9</text:p>
          </table:table-cell>
          <table:table-cell table:number-columns-repeated="13"/>
        </table:table-row>
        <table:table-row table:style-name="ro1">
          <table:table-cell table:formula="of:=[.A35]" office:value-type="string" office:string-value="Sp6">
            <text:p>Sp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Antti</text:p>
          </table:table-cell>
          <table:table-cell table:style-name="ce1" office:value-type="string">
            <text:p>Mäkiah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4:39,0</text:p>
          </table:table-cell>
          <table:table-cell table:style-name="ce1" office:value-type="string">
            <text:p>21:11,6</text:p>
          </table:table-cell>
          <table:table-cell table:style-name="ce1" office:value-type="string">
            <text:p>23:27,4</text:p>
          </table:table-cell>
          <table:table-cell table:style-name="ce3" table:formula="of:=CONCATENATE(LOWER(LEFT([.D36]));LOWER(LEFT([.E36]));LOWER(LEFT([.F36])))" office:value-type="string" office:string-value="amf">
            <text:p>amf</text:p>
          </table:table-cell>
          <table:table-cell table:formula="of:=CONCATENATE(&quot;@&quot;;[.J36];&quot; ||= User.create! email: '&quot;;LOWER([.D36]);&quot;.&quot;;LOWER([.E36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4" table:formula="of:=CONCATENATE(&quot;                  password: '&quot;;[.D36];&quot;1234567',&quot;)" office:value-type="string" office:string-value="                  password: 'Antti1234567',">
            <text:p><text:s text:c="18"/>password: 'Antti1234567',</text:p>
          </table:table-cell>
          <table:table-cell table:style-name="ce4" table:formula="of:=CONCATENATE(&quot;                  password_confirmation: '&quot;;[.D36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4" table:formula="of:=CONCATENATE(&quot;                  display_name: '&quot;;[.D36];&quot; &quot;;[.E36];&quot;',&quot;)" office:value-type="string" office:string-value="                  display_name: 'Antti Mäkiaho',">
            <text:p><text:s text:c="18"/>display_name: 'Antti Mäkiaho',</text:p>
          </table:table-cell>
          <table:table-cell table:style-name="ce4" table:formula="of:=CONCATENATE(&quot;                  nationality: :&quot;;LOWER([.F3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6];&quot;_&quot;;LOWER([.A36]);&quot;_day&quot;)" office:value-type="string" office:string-value="@amf_sp6_day">
            <text:p>@amf_sp6_day</text:p>
          </table:table-cell>
          <table:table-cell table:formula="of:=IFERROR( VALUE(LEFT([.H36];2))*60+VALUE(MID(REPLACE([.H36];6;1;&quot;.&quot;);4;4)) ;0)" office:value-type="float" office:value="1271.6">
            <text:p>1271.6</text:p>
          </table:table-cell>
          <table:table-cell table:formula="of:=IFERROR( VALUE(LEFT([.I36];2))*60+VALUE(MID(REPLACE([.I36];6;1;&quot;.&quot;);4;4)) ;0)" office:value-type="float" office:value="1407.4">
            <text:p>1407.4</text:p>
          </table:table-cell>
          <table:table-cell table:formula="of:=CONCATENATE([.Q36];&quot;1 = Run.create! race: @&quot;;LOWER([.A36]);&quot;_day1,&quot;)" office:value-type="string" office:string-value="@amf_sp6_day1 = Run.create! race: @sp6_day1,">
            <text:p>@amf_sp6_day1 = Run.create! race: @sp6_day1,</text:p>
          </table:table-cell>
          <table:table-cell table:formula="of:=CONCATENATE(&quot;                           user: @&quot;;[.J36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36];&quot;',&quot;)" office:value-type="string" office:string-value="                           number: '83',">
            <text:p><text:s text:c="27"/>number: '83',</text:p>
          </table:table-cell>
          <table:table-cell table:formula="of:=IF([.R36]&gt;0;CONCATENATE(&quot;                           times: '{ &quot;&quot;final&quot;&quot;: &quot;;[.R36];&quot; }'&quot;);&quot;                           times: ''&quot;)" office:value-type="string" office:string-value="                           times: '{ &quot;final&quot;: 1271.6 }'">
            <text:p><text:s text:c="27"/>times: '{ "final": 1271.6 }'</text:p>
          </table:table-cell>
          <table:table-cell table:formula="of:=CONCATENATE([.Q36];&quot;2 = Run.create! race: @&quot;;LOWER([.A36]);&quot;_day2,&quot;)" office:value-type="string" office:string-value="@amf_sp6_day2 = Run.create! race: @sp6_day2,">
            <text:p>@amf_sp6_day2 = Run.create! race: @sp6_day2,</text:p>
          </table:table-cell>
          <table:table-cell table:formula="of:=IF([.S36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6]" office:value-type="string" office:string-value="Sp6">
            <text:p>Sp6</text:p>
          </table:table-cell>
          <table:table-cell table:formula="of:=[.S36]" office:value-type="float" office:value="1407.4">
            <text:p>1407.4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Sp6">
            <text:p>Sp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Chovanec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7:41,9</text:p>
          </table:table-cell>
          <table:table-cell table:style-name="ce1" office:value-type="string">
            <text:p>22:21,0</text:p>
          </table:table-cell>
          <table:table-cell table:style-name="ce1" office:value-type="string">
            <text:p>25:20,9</text:p>
          </table:table-cell>
          <table:table-cell table:style-name="ce3" table:formula="of:=CONCATENATE(LOWER(LEFT([.D37]));LOWER(LEFT([.E37]));LOWER(LEFT([.F37])))" office:value-type="string" office:string-value="mcc">
            <text:p>mcc</text:p>
          </table:table-cell>
          <table:table-cell table:formula="of:=CONCATENATE(&quot;@&quot;;[.J37];&quot; ||= User.create! email: '&quot;;LOWER([.D37]);&quot;.&quot;;LOWER([.E37]);&quot;@example.com',&quot;)" office:value-type="string" office:string-value="@mcc ||= User.create! email: 'michael.chovanec@example.com',">
            <text:p>@mcc ||= User.create! email: 'michael.chovanec@example.com',</text:p>
          </table:table-cell>
          <table:table-cell table:style-name="ce4" table:formula="of:=CONCATENATE(&quot;                  password: '&quot;;[.D37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3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37];&quot; &quot;;[.E37];&quot;',&quot;)" office:value-type="string" office:string-value="                  display_name: 'Michael Chovanec',">
            <text:p><text:s text:c="18"/>display_name: 'Michael Chovanec',</text:p>
          </table:table-cell>
          <table:table-cell table:style-name="ce4" table:formula="of:=CONCATENATE(&quot;                  nationality: :&quot;;LOWER([.F37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7];&quot;_&quot;;LOWER([.A37]);&quot;_day&quot;)" office:value-type="string" office:string-value="@mcc_sp6_day">
            <text:p>@mcc_sp6_day</text:p>
          </table:table-cell>
          <table:table-cell table:formula="of:=IFERROR( VALUE(LEFT([.H37];2))*60+VALUE(MID(REPLACE([.H37];6;1;&quot;.&quot;);4;4)) ;0)" office:value-type="float" office:value="1341">
            <text:p>1341</text:p>
          </table:table-cell>
          <table:table-cell table:formula="of:=IFERROR( VALUE(LEFT([.I37];2))*60+VALUE(MID(REPLACE([.I37];6;1;&quot;.&quot;);4;4)) ;0)" office:value-type="float" office:value="1520.9">
            <text:p>1520.9</text:p>
          </table:table-cell>
          <table:table-cell table:formula="of:=CONCATENATE([.Q37];&quot;1 = Run.create! race: @&quot;;LOWER([.A37]);&quot;_day1,&quot;)" office:value-type="string" office:string-value="@mcc_sp6_day1 = Run.create! race: @sp6_day1,">
            <text:p>@mcc_sp6_day1 = Run.create! race: @sp6_day1,</text:p>
          </table:table-cell>
          <table:table-cell table:formula="of:=CONCATENATE(&quot;                           user: @&quot;;[.J37];&quot;,&quot;)" office:value-type="string" office:string-value="                           user: @mcc,">
            <text:p><text:s text:c="27"/>user: @mcc,</text:p>
          </table:table-cell>
          <table:table-cell table:formula="of:=CONCATENATE(&quot;                           number: '&quot;;[.C37];&quot;',&quot;)" office:value-type="string" office:string-value="                           number: '79',">
            <text:p><text:s text:c="27"/>number: '79',</text:p>
          </table:table-cell>
          <table:table-cell table:formula="of:=IF([.R37]&gt;0;CONCATENATE(&quot;                           times: '{ &quot;&quot;final&quot;&quot;: &quot;;[.R37];&quot; }'&quot;);&quot;                           times: ''&quot;)" office:value-type="string" office:string-value="                           times: '{ &quot;final&quot;: 1341 }'">
            <text:p><text:s text:c="27"/>times: '{ "final": 1341 }'</text:p>
          </table:table-cell>
          <table:table-cell table:formula="of:=CONCATENATE([.Q37];&quot;2 = Run.create! race: @&quot;;LOWER([.A37]);&quot;_day2,&quot;)" office:value-type="string" office:string-value="@mcc_sp6_day2 = Run.create! race: @sp6_day2,">
            <text:p>@mcc_sp6_day2 = Run.create! race: @sp6_day2,</text:p>
          </table:table-cell>
          <table:table-cell table:formula="of:=IF([.S37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7]" office:value-type="string" office:string-value="Sp6">
            <text:p>Sp6</text:p>
          </table:table-cell>
          <table:table-cell table:formula="of:=[.S37]" office:value-type="float" office:value="1520.9">
            <text:p>1520.9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Sp6">
            <text:p>Sp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nna</text:p>
          </table:table-cell>
          <table:table-cell table:style-name="ce1" office:value-type="string">
            <text:p>Bajer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50:49,7</text:p>
          </table:table-cell>
          <table:table-cell table:style-name="ce1" office:value-type="string">
            <text:p>23:50,3</text:p>
          </table:table-cell>
          <table:table-cell table:style-name="ce1" office:value-type="string">
            <text:p>26:59,4</text:p>
          </table:table-cell>
          <table:table-cell table:style-name="ce3" table:formula="of:=CONCATENATE(LOWER(LEFT([.D38]));LOWER(LEFT([.E38]));LOWER(LEFT([.F38])))" office:value-type="string" office:string-value="abp">
            <text:p>abp</text:p>
          </table:table-cell>
          <table:table-cell table:formula="of:=CONCATENATE(&quot;@&quot;;[.J38];&quot; ||= User.create! email: '&quot;;LOWER([.D38]);&quot;.&quot;;LOWER([.E38]);&quot;@example.com',&quot;)" office:value-type="string" office:string-value="@abp ||= User.create! email: 'anna.bajer@example.com',">
            <text:p>@abp ||= User.create! email: 'anna.bajer@example.com',</text:p>
          </table:table-cell>
          <table:table-cell table:style-name="ce4" table:formula="of:=CONCATENATE(&quot;                  password: '&quot;;[.D38];&quot;1234567',&quot;)" office:value-type="string" office:string-value="                  password: 'Anna1234567',">
            <text:p><text:s text:c="18"/>password: 'Anna1234567',</text:p>
          </table:table-cell>
          <table:table-cell table:style-name="ce4" table:formula="of:=CONCATENATE(&quot;                  password_confirmation: '&quot;;[.D38];&quot;1234567',&quot;)" office:value-type="string" office:string-value="                  password_confirmation: 'Anna1234567',">
            <text:p><text:s text:c="18"/>password_confirmation: 'Anna1234567',</text:p>
          </table:table-cell>
          <table:table-cell table:style-name="ce4" table:formula="of:=CONCATENATE(&quot;                  display_name: '&quot;;[.D38];&quot; &quot;;[.E38];&quot;',&quot;)" office:value-type="string" office:string-value="                  display_name: 'Anna Bajer',">
            <text:p><text:s text:c="18"/>display_name: 'Anna Bajer',</text:p>
          </table:table-cell>
          <table:table-cell table:style-name="ce4" table:formula="of:=CONCATENATE(&quot;                  nationality: :&quot;;LOWER([.F38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38];&quot;_&quot;;LOWER([.A38]);&quot;_day&quot;)" office:value-type="string" office:string-value="@abp_sp6_day">
            <text:p>@abp_sp6_day</text:p>
          </table:table-cell>
          <table:table-cell table:formula="of:=IFERROR( VALUE(LEFT([.H38];2))*60+VALUE(MID(REPLACE([.H38];6;1;&quot;.&quot;);4;4)) ;0)" office:value-type="float" office:value="1430.3">
            <text:p>1430.3</text:p>
          </table:table-cell>
          <table:table-cell table:formula="of:=IFERROR( VALUE(LEFT([.I38];2))*60+VALUE(MID(REPLACE([.I38];6;1;&quot;.&quot;);4;4)) ;0)" office:value-type="float" office:value="1619.4">
            <text:p>1619.4</text:p>
          </table:table-cell>
          <table:table-cell table:formula="of:=CONCATENATE([.Q38];&quot;1 = Run.create! race: @&quot;;LOWER([.A38]);&quot;_day1,&quot;)" office:value-type="string" office:string-value="@abp_sp6_day1 = Run.create! race: @sp6_day1,">
            <text:p>@abp_sp6_day1 = Run.create! race: @sp6_day1,</text:p>
          </table:table-cell>
          <table:table-cell table:formula="of:=CONCATENATE(&quot;                           user: @&quot;;[.J38];&quot;,&quot;)" office:value-type="string" office:string-value="                           user: @abp,">
            <text:p><text:s text:c="27"/>user: @abp,</text:p>
          </table:table-cell>
          <table:table-cell table:formula="of:=CONCATENATE(&quot;                           number: '&quot;;[.C38];&quot;',&quot;)" office:value-type="string" office:string-value="                           number: '86',">
            <text:p><text:s text:c="27"/>number: '86',</text:p>
          </table:table-cell>
          <table:table-cell table:formula="of:=IF([.R38]&gt;0;CONCATENATE(&quot;                           times: '{ &quot;&quot;final&quot;&quot;: &quot;;[.R38];&quot; }'&quot;);&quot;                           times: ''&quot;)" office:value-type="string" office:string-value="                           times: '{ &quot;final&quot;: 1430.3 }'">
            <text:p><text:s text:c="27"/>times: '{ "final": 1430.3 }'</text:p>
          </table:table-cell>
          <table:table-cell table:formula="of:=CONCATENATE([.Q38];&quot;2 = Run.create! race: @&quot;;LOWER([.A38]);&quot;_day2,&quot;)" office:value-type="string" office:string-value="@abp_sp6_day2 = Run.create! race: @sp6_day2,">
            <text:p>@abp_sp6_day2 = Run.create! race: @sp6_day2,</text:p>
          </table:table-cell>
          <table:table-cell table:formula="of:=IF([.S38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8]" office:value-type="string" office:string-value="Sp6">
            <text:p>Sp6</text:p>
          </table:table-cell>
          <table:table-cell table:formula="of:=[.S38]" office:value-type="float" office:value="1619.4">
            <text:p>1619.4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Sp6">
            <text:p>Sp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Anttoni</text:p>
          </table:table-cell>
          <table:table-cell table:style-name="ce1" office:value-type="string">
            <text:p>Tolv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7:24,5</text:p>
          </table:table-cell>
          <table:table-cell table:style-name="ce1" office:value-type="string">
            <text:p>28:06,4</text:p>
          </table:table-cell>
          <table:table-cell table:style-name="ce1" office:value-type="string">
            <text:p>29:18,1</text:p>
          </table:table-cell>
          <table:table-cell table:style-name="ce3" table:formula="of:=CONCATENATE(LOWER(LEFT([.D39]));LOWER(LEFT([.E39]));LOWER(LEFT([.F39])))" office:value-type="string" office:string-value="atf">
            <text:p>atf</text:p>
          </table:table-cell>
          <table:table-cell table:formula="of:=CONCATENATE(&quot;@&quot;;[.J39];&quot; ||= User.create! email: '&quot;;LOWER([.D39]);&quot;.&quot;;LOWER([.E39]);&quot;@example.com',&quot;)" office:value-type="string" office:string-value="@atf ||= User.create! email: 'anttoni.tolvi@example.com',">
            <text:p>@atf ||= User.create! email: 'anttoni.tolvi@example.com',</text:p>
          </table:table-cell>
          <table:table-cell table:style-name="ce4" table:formula="of:=CONCATENATE(&quot;                  password: '&quot;;[.D39];&quot;1234567',&quot;)" office:value-type="string" office:string-value="                  password: 'Anttoni1234567',">
            <text:p><text:s text:c="18"/>password: 'Anttoni1234567',</text:p>
          </table:table-cell>
          <table:table-cell table:style-name="ce4" table:formula="of:=CONCATENATE(&quot;                  password_confirmation: '&quot;;[.D39];&quot;1234567',&quot;)" office:value-type="string" office:string-value="                  password_confirmation: 'Anttoni1234567',">
            <text:p><text:s text:c="18"/>password_confirmation: 'Anttoni1234567',</text:p>
          </table:table-cell>
          <table:table-cell table:style-name="ce4" table:formula="of:=CONCATENATE(&quot;                  display_name: '&quot;;[.D39];&quot; &quot;;[.E39];&quot;',&quot;)" office:value-type="string" office:string-value="                  display_name: 'Anttoni Tolvi',">
            <text:p><text:s text:c="18"/>display_name: 'Anttoni Tolvi',</text:p>
          </table:table-cell>
          <table:table-cell table:style-name="ce4" table:formula="of:=CONCATENATE(&quot;                  nationality: :&quot;;LOWER([.F3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9];&quot;_&quot;;LOWER([.A39]);&quot;_day&quot;)" office:value-type="string" office:string-value="@atf_sp6_day">
            <text:p>@atf_sp6_day</text:p>
          </table:table-cell>
          <table:table-cell table:formula="of:=IFERROR( VALUE(LEFT([.H39];2))*60+VALUE(MID(REPLACE([.H39];6;1;&quot;.&quot;);4;4)) ;0)" office:value-type="float" office:value="1686.4">
            <text:p>1686.4</text:p>
          </table:table-cell>
          <table:table-cell table:formula="of:=IFERROR( VALUE(LEFT([.I39];2))*60+VALUE(MID(REPLACE([.I39];6;1;&quot;.&quot;);4;4)) ;0)" office:value-type="float" office:value="1758.1">
            <text:p>1758.1</text:p>
          </table:table-cell>
          <table:table-cell table:formula="of:=CONCATENATE([.Q39];&quot;1 = Run.create! race: @&quot;;LOWER([.A39]);&quot;_day1,&quot;)" office:value-type="string" office:string-value="@atf_sp6_day1 = Run.create! race: @sp6_day1,">
            <text:p>@atf_sp6_day1 = Run.create! race: @sp6_day1,</text:p>
          </table:table-cell>
          <table:table-cell table:formula="of:=CONCATENATE(&quot;                           user: @&quot;;[.J39];&quot;,&quot;)" office:value-type="string" office:string-value="                           user: @atf,">
            <text:p><text:s text:c="27"/>user: @atf,</text:p>
          </table:table-cell>
          <table:table-cell table:formula="of:=CONCATENATE(&quot;                           number: '&quot;;[.C39];&quot;',&quot;)" office:value-type="string" office:string-value="                           number: '89',">
            <text:p><text:s text:c="27"/>number: '89',</text:p>
          </table:table-cell>
          <table:table-cell table:formula="of:=IF([.R39]&gt;0;CONCATENATE(&quot;                           times: '{ &quot;&quot;final&quot;&quot;: &quot;;[.R39];&quot; }'&quot;);&quot;                           times: ''&quot;)" office:value-type="string" office:string-value="                           times: '{ &quot;final&quot;: 1686.4 }'">
            <text:p><text:s text:c="27"/>times: '{ "final": 1686.4 }'</text:p>
          </table:table-cell>
          <table:table-cell table:formula="of:=CONCATENATE([.Q39];&quot;2 = Run.create! race: @&quot;;LOWER([.A39]);&quot;_day2,&quot;)" office:value-type="string" office:string-value="@atf_sp6_day2 = Run.create! race: @sp6_day2,">
            <text:p>@atf_sp6_day2 = Run.create! race: @sp6_day2,</text:p>
          </table:table-cell>
          <table:table-cell table:formula="of:=IF([.S39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39]" office:value-type="string" office:string-value="Sp6">
            <text:p>Sp6</text:p>
          </table:table-cell>
          <table:table-cell table:formula="of:=[.S39]" office:value-type="float" office:value="1758.1">
            <text:p>1758.1</text:p>
          </table:table-cell>
          <table:table-cell table:number-columns-repeated="13"/>
        </table:table-row>
        <table:table-row table:style-name="ro1">
          <table:table-cell table:formula="of:=[.A39]" office:value-type="string" office:string-value="Sp6">
            <text:p>Sp6</text:p>
          </table:table-cell>
          <table:table-cell/>
          <table:table-cell table:style-name="ce1" office:value-type="float" office:value="88">
            <text:p>88</text:p>
          </table:table-cell>
          <table:table-cell table:style-name="ce1" office:value-type="string">
            <text:p>Lukasz</text:p>
          </table:table-cell>
          <table:table-cell table:style-name="ce1" office:value-type="string">
            <text:p>Pac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21:55,6</text:p>
          </table:table-cell>
          <table:table-cell table:style-name="ce1" office:value-type="string">
            <text:p>DNS</text:p>
          </table:table-cell>
          <table:table-cell table:style-name="ce3" table:formula="of:=CONCATENATE(LOWER(LEFT([.D40]));LOWER(LEFT([.E40]));LOWER(LEFT([.F40])))" office:value-type="string" office:string-value="lpp">
            <text:p>lpp</text:p>
          </table:table-cell>
          <table:table-cell table:formula="of:=CONCATENATE(&quot;@&quot;;[.J40];&quot; ||= User.create! email: '&quot;;LOWER([.D40]);&quot;.&quot;;LOWER([.E40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4" table:formula="of:=CONCATENATE(&quot;                  password: '&quot;;[.D40];&quot;1234567',&quot;)" office:value-type="string" office:string-value="                  password: 'Lukasz1234567',">
            <text:p><text:s text:c="18"/>password: 'Lukasz1234567',</text:p>
          </table:table-cell>
          <table:table-cell table:style-name="ce4" table:formula="of:=CONCATENATE(&quot;                  password_confirmation: '&quot;;[.D40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4" table:formula="of:=CONCATENATE(&quot;                  display_name: '&quot;;[.D40];&quot; &quot;;[.E40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4" table:formula="of:=CONCATENATE(&quot;                  nationality: :&quot;;LOWER([.F4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40];&quot;_&quot;;LOWER([.A40]);&quot;_day&quot;)" office:value-type="string" office:string-value="@lpp_sp6_day">
            <text:p>@lpp_sp6_day</text:p>
          </table:table-cell>
          <table:table-cell table:formula="of:=IFERROR( VALUE(LEFT([.H40];2))*60+VALUE(MID(REPLACE([.H40];6;1;&quot;.&quot;);4;4)) ;0)" office:value-type="float" office:value="1315.6">
            <text:p>1315.6</text:p>
          </table:table-cell>
          <table:table-cell table:formula="of:=IFERROR( VALUE(LEFT([.I40];2))*60+VALUE(MID(REPLACE([.I40];6;1;&quot;.&quot;);4;4)) ;0)" office:value-type="float" office:value="0">
            <text:p>0</text:p>
          </table:table-cell>
          <table:table-cell table:formula="of:=CONCATENATE([.Q40];&quot;1 = Run.create! race: @&quot;;LOWER([.A40]);&quot;_day1,&quot;)" office:value-type="string" office:string-value="@lpp_sp6_day1 = Run.create! race: @sp6_day1,">
            <text:p>@lpp_sp6_day1 = Run.create! race: @sp6_day1,</text:p>
          </table:table-cell>
          <table:table-cell table:formula="of:=CONCATENATE(&quot;                           user: @&quot;;[.J40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40];&quot;',&quot;)" office:value-type="string" office:string-value="                           number: '88',">
            <text:p><text:s text:c="27"/>number: '88',</text:p>
          </table:table-cell>
          <table:table-cell table:formula="of:=IF([.R40]&gt;0;CONCATENATE(&quot;                           times: '{ &quot;&quot;final&quot;&quot;: &quot;;[.R40];&quot; }'&quot;);&quot;                           times: ''&quot;)" office:value-type="string" office:string-value="                           times: '{ &quot;final&quot;: 1315.6 }'">
            <text:p><text:s text:c="27"/>times: '{ "final": 1315.6 }'</text:p>
          </table:table-cell>
          <table:table-cell table:formula="of:=CONCATENATE([.Q40];&quot;2 = Run.create! race: @&quot;;LOWER([.A40]);&quot;_day2,&quot;)" office:value-type="string" office:string-value="@lpp_sp6_day2 = Run.create! race: @sp6_day2,">
            <text:p>@lpp_sp6_day2 = Run.create! race: @sp6_day2,</text:p>
          </table:table-cell>
          <table:table-cell table:formula="of:=IF([.S40]&gt;0;CONCATENATE(&quot;                           times: '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40]" office:value-type="string" office:string-value="Sp6">
            <text:p>Sp6</text:p>
          </table:table-cell>
          <table:table-cell table:formula="of:=[.S40]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p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Pasi</text:p>
          </table:table-cell>
          <table:table-cell table:style-name="ce1" office:value-type="string">
            <text:p>Heino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2:36,8</text:p>
          </table:table-cell>
          <table:table-cell table:style-name="ce1" office:value-type="string">
            <text:p>25:36,8</text:p>
          </table:table-cell>
          <table:table-cell table:style-name="ce1" office:value-type="string">
            <text:p>27:00,0</text:p>
          </table:table-cell>
          <table:table-cell table:style-name="ce3" table:formula="of:=CONCATENATE(LOWER(LEFT([.D41]));LOWER(LEFT([.E41]));LOWER(LEFT([.F41])))" office:value-type="string" office:string-value="phf">
            <text:p>phf</text:p>
          </table:table-cell>
          <table:table-cell table:formula="of:=CONCATENATE(&quot;@&quot;;[.J41];&quot; ||= User.create! email: '&quot;;LOWER([.D41]);&quot;.&quot;;LOWER([.E41]);&quot;@example.com',&quot;)" office:value-type="string" office:string-value="@phf ||= User.create! email: 'pasi.heinonen@example.com',">
            <text:p>@phf ||= User.create! email: 'pasi.heinonen@example.com',</text:p>
          </table:table-cell>
          <table:table-cell table:style-name="ce4" table:formula="of:=CONCATENATE(&quot;                  password: '&quot;;[.D41];&quot;1234567',&quot;)" office:value-type="string" office:string-value="                  password: 'Pasi1234567',">
            <text:p><text:s text:c="18"/>password: 'Pasi1234567',</text:p>
          </table:table-cell>
          <table:table-cell table:style-name="ce4" table:formula="of:=CONCATENATE(&quot;                  password_confirmation: '&quot;;[.D41];&quot;1234567',&quot;)" office:value-type="string" office:string-value="                  password_confirmation: 'Pasi1234567',">
            <text:p><text:s text:c="18"/>password_confirmation: 'Pasi1234567',</text:p>
          </table:table-cell>
          <table:table-cell table:style-name="ce4" table:formula="of:=CONCATENATE(&quot;                  display_name: '&quot;;[.D41];&quot; &quot;;[.E41];&quot;',&quot;)" office:value-type="string" office:string-value="                  display_name: 'Pasi Heinonen',">
            <text:p><text:s text:c="18"/>display_name: 'Pasi Heinonen',</text:p>
          </table:table-cell>
          <table:table-cell table:style-name="ce4" table:formula="of:=CONCATENATE(&quot;                  nationality: :&quot;;LOWER([.F4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1];&quot;_&quot;;LOWER([.A41]);&quot;_day&quot;)" office:value-type="string" office:string-value="@phf_sp8_day">
            <text:p>@phf_sp8_day</text:p>
          </table:table-cell>
          <table:table-cell table:formula="of:=IFERROR( VALUE(LEFT([.H41];2))*60+VALUE(MID(REPLACE([.H41];6;1;&quot;.&quot;);4;4)) ;0)" office:value-type="float" office:value="1536.8">
            <text:p>1536.8</text:p>
          </table:table-cell>
          <table:table-cell table:formula="of:=IFERROR( VALUE(LEFT([.I41];2))*60+VALUE(MID(REPLACE([.I41];6;1;&quot;.&quot;);4;4)) ;0)" office:value-type="float" office:value="1620">
            <text:p>1620</text:p>
          </table:table-cell>
          <table:table-cell table:formula="of:=CONCATENATE([.Q41];&quot;1 = Run.create! race: @&quot;;LOWER([.A41]);&quot;_day1,&quot;)" office:value-type="string" office:string-value="@phf_sp8_day1 = Run.create! race: @sp8_day1,">
            <text:p>@phf_sp8_day1 = Run.create! race: @sp8_day1,</text:p>
          </table:table-cell>
          <table:table-cell table:formula="of:=CONCATENATE(&quot;                           user: @&quot;;[.J41];&quot;,&quot;)" office:value-type="string" office:string-value="                           user: @phf,">
            <text:p><text:s text:c="27"/>user: @phf,</text:p>
          </table:table-cell>
          <table:table-cell table:formula="of:=CONCATENATE(&quot;                           number: '&quot;;[.C41];&quot;',&quot;)" office:value-type="string" office:string-value="                           number: '92',">
            <text:p><text:s text:c="27"/>number: '92',</text:p>
          </table:table-cell>
          <table:table-cell table:formula="of:=IF([.R41]&gt;0;CONCATENATE(&quot;                           times: '{ &quot;&quot;final&quot;&quot;: &quot;;[.R41];&quot; }'&quot;);&quot;                           times: ''&quot;)" office:value-type="string" office:string-value="                           times: '{ &quot;final&quot;: 1536.8 }'">
            <text:p><text:s text:c="27"/>times: '{ "final": 1536.8 }'</text:p>
          </table:table-cell>
          <table:table-cell table:formula="of:=CONCATENATE([.Q41];&quot;2 = Run.create! race: @&quot;;LOWER([.A41]);&quot;_day2,&quot;)" office:value-type="string" office:string-value="@phf_sp8_day2 = Run.create! race: @sp8_day2,">
            <text:p>@phf_sp8_day2 = Run.create! race: @sp8_day2,</text:p>
          </table:table-cell>
          <table:table-cell table:formula="of:=IF([.S41]&gt;0;CONCATENATE(&quot;                           times: '{ &quot;&quot;start_timestamp&quot;&quot;: &quot;&quot;&quot;;TEXT([.AC41];&quot;YYYY-MM-DDTHH:MM:SS.000Z&quot;);&quot;&quot;&quot; }'&quot;);&quot;                           times: ''&quot;)" office:value-type="string" office:string-value="                           times: '{ &quot;start_timestamp&quot;: &quot;2014-03-08T10:30:00.000Z&quot; }'">
            <text:p><text:s text:c="27"/>times: '{ "start_timestamp": "2014-03-08T10:30:00.000Z" }'</text:p>
          </table:table-cell>
          <table:table-cell/>
          <table:table-cell table:formula="of:=[.A41]" office:value-type="string" office:string-value="Sp8">
            <text:p>Sp8</text:p>
          </table:table-cell>
          <table:table-cell table:formula="of:=[.S41]" office:value-type="float" office:value="1620">
            <text:p>1620</text:p>
          </table:table-cell>
          <table:table-cell table:style-name="ce5" office:value-type="date" office:date-value="2014-03-08T10:30:00">
            <text:p>2014-03-08T10:30:00.000Z</text:p>
          </table:table-cell>
          <table:table-cell table:number-columns-repeated="12"/>
        </table:table-row>
        <table:table-row table:style-name="ro1">
          <table:table-cell table:formula="of:=[.A41]" office:value-type="string" office:string-value="Sp8">
            <text:p>Sp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Setälä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2:59,9</text:p>
          </table:table-cell>
          <table:table-cell table:style-name="ce1" office:value-type="string">
            <text:p>25:37,1</text:p>
          </table:table-cell>
          <table:table-cell table:style-name="ce1" office:value-type="string">
            <text:p>27:22,8</text:p>
          </table:table-cell>
          <table:table-cell table:style-name="ce3" table:formula="of:=CONCATENATE(LOWER(LEFT([.D42]));LOWER(LEFT([.E42]));LOWER(LEFT([.F42])))" office:value-type="string" office:string-value="rsf">
            <text:p>rsf</text:p>
          </table:table-cell>
          <table:table-cell table:formula="of:=CONCATENATE(&quot;@&quot;;[.J42];&quot; ||= User.create! email: '&quot;;LOWER([.D42]);&quot;.&quot;;LOWER([.E42]);&quot;@example.com',&quot;)" office:value-type="string" office:string-value="@rsf ||= User.create! email: 'riku.setälä@example.com',">
            <text:p>@rsf ||= User.create! email: 'riku.setälä@example.com',</text:p>
          </table:table-cell>
          <table:table-cell table:style-name="ce4" table:formula="of:=CONCATENATE(&quot;                  password: '&quot;;[.D42];&quot;1234567',&quot;)" office:value-type="string" office:string-value="                  password: 'Riku1234567',">
            <text:p><text:s text:c="18"/>password: 'Riku1234567',</text:p>
          </table:table-cell>
          <table:table-cell table:style-name="ce4" table:formula="of:=CONCATENATE(&quot;                  password_confirmation: '&quot;;[.D42];&quot;1234567',&quot;)" office:value-type="string" office:string-value="                  password_confirmation: 'Riku1234567',">
            <text:p><text:s text:c="18"/>password_confirmation: 'Riku1234567',</text:p>
          </table:table-cell>
          <table:table-cell table:style-name="ce4" table:formula="of:=CONCATENATE(&quot;                  display_name: '&quot;;[.D42];&quot; &quot;;[.E42];&quot;',&quot;)" office:value-type="string" office:string-value="                  display_name: 'Riku Setälä',">
            <text:p><text:s text:c="18"/>display_name: 'Riku Setälä',</text:p>
          </table:table-cell>
          <table:table-cell table:style-name="ce4" table:formula="of:=CONCATENATE(&quot;                  nationality: :&quot;;LOWER([.F4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2];&quot;_&quot;;LOWER([.A42]);&quot;_day&quot;)" office:value-type="string" office:string-value="@rsf_sp8_day">
            <text:p>@rsf_sp8_day</text:p>
          </table:table-cell>
          <table:table-cell table:formula="of:=IFERROR( VALUE(LEFT([.H42];2))*60+VALUE(MID(REPLACE([.H42];6;1;&quot;.&quot;);4;4)) ;0)" office:value-type="float" office:value="1537.1">
            <text:p>1537.1</text:p>
          </table:table-cell>
          <table:table-cell table:formula="of:=IFERROR( VALUE(LEFT([.I42];2))*60+VALUE(MID(REPLACE([.I42];6;1;&quot;.&quot;);4;4)) ;0)" office:value-type="float" office:value="1642.8">
            <text:p>1642.8</text:p>
          </table:table-cell>
          <table:table-cell table:formula="of:=CONCATENATE([.Q42];&quot;1 = Run.create! race: @&quot;;LOWER([.A42]);&quot;_day1,&quot;)" office:value-type="string" office:string-value="@rsf_sp8_day1 = Run.create! race: @sp8_day1,">
            <text:p>@rsf_sp8_day1 = Run.create! race: @sp8_day1,</text:p>
          </table:table-cell>
          <table:table-cell table:formula="of:=CONCATENATE(&quot;                           user: @&quot;;[.J42];&quot;,&quot;)" office:value-type="string" office:string-value="                           user: @rsf,">
            <text:p><text:s text:c="27"/>user: @rsf,</text:p>
          </table:table-cell>
          <table:table-cell table:formula="of:=CONCATENATE(&quot;                           number: '&quot;;[.C42];&quot;',&quot;)" office:value-type="string" office:string-value="                           number: '102',">
            <text:p><text:s text:c="27"/>number: '102',</text:p>
          </table:table-cell>
          <table:table-cell table:formula="of:=IF([.R42]&gt;0;CONCATENATE(&quot;                           times: '{ &quot;&quot;final&quot;&quot;: &quot;;[.R42];&quot; }'&quot;);&quot;                           times: ''&quot;)" office:value-type="string" office:string-value="                           times: '{ &quot;final&quot;: 1537.1 }'">
            <text:p><text:s text:c="27"/>times: '{ "final": 1537.1 }'</text:p>
          </table:table-cell>
          <table:table-cell table:formula="of:=CONCATENATE([.Q42];&quot;2 = Run.create! race: @&quot;;LOWER([.A42]);&quot;_day2,&quot;)" office:value-type="string" office:string-value="@rsf_sp8_day2 = Run.create! race: @sp8_day2,">
            <text:p>@rsf_sp8_day2 = Run.create! race: @sp8_day2,</text:p>
          </table:table-cell>
          <table:table-cell table:formula="of:=IF([.S42]&gt;0;CONCATENATE(&quot;                           times: '{ &quot;&quot;start_timestamp&quot;&quot;: &quot;&quot;&quot;;TEXT([.AC42];&quot;YYYY-MM-DDTHH:MM:SS.000Z&quot;);&quot;&quot;&quot; }'&quot;);&quot;                           times: ''&quot;)" office:value-type="string" office:string-value="                           times: '{ &quot;start_timestamp&quot;: &quot;2014-03-09T10:31:00.000Z&quot; }'">
            <text:p><text:s text:c="27"/>times: '{ "start_timestamp": "2014-03-09T10:31:00.000Z" }'</text:p>
          </table:table-cell>
          <table:table-cell/>
          <table:table-cell table:formula="of:=[.A42]" office:value-type="string" office:string-value="Sp8">
            <text:p>Sp8</text:p>
          </table:table-cell>
          <table:table-cell table:formula="of:=[.S42]" office:value-type="float" office:value="1642.8">
            <text:p>1642.8</text:p>
          </table:table-cell>
          <table:table-cell table:style-name="ce5" office:value-type="date" office:date-value="2014-03-09T10:31:00">
            <text:p>2014-03-09T10:31:00.000Z</text:p>
          </table:table-cell>
          <table:table-cell table:number-columns-repeated="12"/>
        </table:table-row>
        <table:table-row table:style-name="ro1">
          <table:table-cell table:formula="of:=[.A42]" office:value-type="string" office:string-value="Sp8">
            <text:p>Sp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xandra</text:p>
          </table:table-cell>
          <table:table-cell table:style-name="ce1" office:value-type="string">
            <text:p>Kathan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3:14,3</text:p>
          </table:table-cell>
          <table:table-cell table:style-name="ce1" office:value-type="string">
            <text:p>25:55,8</text:p>
          </table:table-cell>
          <table:table-cell table:style-name="ce1" office:value-type="string">
            <text:p>27:18,5</text:p>
          </table:table-cell>
          <table:table-cell table:style-name="ce3" table:formula="of:=CONCATENATE(LOWER(LEFT([.D43]));LOWER(LEFT([.E43]));LOWER(LEFT([.F43])))" office:value-type="string" office:string-value="akg">
            <text:p>akg</text:p>
          </table:table-cell>
          <table:table-cell table:formula="of:=CONCATENATE(&quot;@&quot;;[.J43];&quot; ||= User.create! email: '&quot;;LOWER([.D43]);&quot;.&quot;;LOWER([.E43]);&quot;@example.com',&quot;)" office:value-type="string" office:string-value="@akg ||= User.create! email: 'alexandra.kathan@example.com',">
            <text:p>@akg ||= User.create! email: 'alexandra.kathan@example.com',</text:p>
          </table:table-cell>
          <table:table-cell table:style-name="ce4" table:formula="of:=CONCATENATE(&quot;                  password: '&quot;;[.D43];&quot;1234567',&quot;)" office:value-type="string" office:string-value="                  password: 'Alexandra1234567',">
            <text:p><text:s text:c="18"/>password: 'Alexandra1234567',</text:p>
          </table:table-cell>
          <table:table-cell table:style-name="ce4" table:formula="of:=CONCATENATE(&quot;                  password_confirmation: '&quot;;[.D43];&quot;1234567',&quot;)" office:value-type="string" office:string-value="                  password_confirmation: 'Alexandra1234567',">
            <text:p><text:s text:c="18"/>password_confirmation: 'Alexandra1234567',</text:p>
          </table:table-cell>
          <table:table-cell table:style-name="ce4" table:formula="of:=CONCATENATE(&quot;                  display_name: '&quot;;[.D43];&quot; &quot;;[.E43];&quot;',&quot;)" office:value-type="string" office:string-value="                  display_name: 'Alexandra Kathan',">
            <text:p><text:s text:c="18"/>display_name: 'Alexandra Kathan',</text:p>
          </table:table-cell>
          <table:table-cell table:style-name="ce4" table:formula="of:=CONCATENATE(&quot;                  nationality: :&quot;;LOWER([.F43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3];&quot;_&quot;;LOWER([.A43]);&quot;_day&quot;)" office:value-type="string" office:string-value="@akg_sp8_day">
            <text:p>@akg_sp8_day</text:p>
          </table:table-cell>
          <table:table-cell table:formula="of:=IFERROR( VALUE(LEFT([.H43];2))*60+VALUE(MID(REPLACE([.H43];6;1;&quot;.&quot;);4;4)) ;0)" office:value-type="float" office:value="1555.8">
            <text:p>1555.8</text:p>
          </table:table-cell>
          <table:table-cell table:formula="of:=IFERROR( VALUE(LEFT([.I43];2))*60+VALUE(MID(REPLACE([.I43];6;1;&quot;.&quot;);4;4)) ;0)" office:value-type="float" office:value="1638.5">
            <text:p>1638.5</text:p>
          </table:table-cell>
          <table:table-cell table:formula="of:=CONCATENATE([.Q43];&quot;1 = Run.create! race: @&quot;;LOWER([.A43]);&quot;_day1,&quot;)" office:value-type="string" office:string-value="@akg_sp8_day1 = Run.create! race: @sp8_day1,">
            <text:p>@akg_sp8_day1 = Run.create! race: @sp8_day1,</text:p>
          </table:table-cell>
          <table:table-cell table:formula="of:=CONCATENATE(&quot;                           user: @&quot;;[.J43];&quot;,&quot;)" office:value-type="string" office:string-value="                           user: @akg,">
            <text:p><text:s text:c="27"/>user: @akg,</text:p>
          </table:table-cell>
          <table:table-cell table:formula="of:=CONCATENATE(&quot;                           number: '&quot;;[.C43];&quot;',&quot;)" office:value-type="string" office:string-value="                           number: '100',">
            <text:p><text:s text:c="27"/>number: '100',</text:p>
          </table:table-cell>
          <table:table-cell table:formula="of:=IF([.R43]&gt;0;CONCATENATE(&quot;                           times: '{ &quot;&quot;final&quot;&quot;: &quot;;[.R43];&quot; }'&quot;);&quot;                           times: ''&quot;)" office:value-type="string" office:string-value="                           times: '{ &quot;final&quot;: 1555.8 }'">
            <text:p><text:s text:c="27"/>times: '{ "final": 1555.8 }'</text:p>
          </table:table-cell>
          <table:table-cell table:formula="of:=CONCATENATE([.Q43];&quot;2 = Run.create! race: @&quot;;LOWER([.A43]);&quot;_day2,&quot;)" office:value-type="string" office:string-value="@akg_sp8_day2 = Run.create! race: @sp8_day2,">
            <text:p>@akg_sp8_day2 = Run.create! race: @sp8_day2,</text:p>
          </table:table-cell>
          <table:table-cell table:formula="of:=IF([.S43]&gt;0;CONCATENATE(&quot;                           times: '{ &quot;&quot;start_timestamp&quot;&quot;: &quot;&quot;&quot;;TEXT([.AC43];&quot;YYYY-MM-DDTHH:MM:SS.000Z&quot;);&quot;&quot;&quot; }'&quot;);&quot;                           times: ''&quot;)" office:value-type="string" office:string-value="                           times: '{ &quot;start_timestamp&quot;: &quot;2014-03-10T10:32:00.000Z&quot; }'">
            <text:p><text:s text:c="27"/>times: '{ "start_timestamp": "2014-03-10T10:32:00.000Z" }'</text:p>
          </table:table-cell>
          <table:table-cell/>
          <table:table-cell table:formula="of:=[.A43]" office:value-type="string" office:string-value="Sp8">
            <text:p>Sp8</text:p>
          </table:table-cell>
          <table:table-cell table:formula="of:=[.S43]" office:value-type="float" office:value="1638.5">
            <text:p>1638.5</text:p>
          </table:table-cell>
          <table:table-cell table:style-name="ce5" office:value-type="date" office:date-value="2014-03-10T10:32:00">
            <text:p>2014-03-10T10:32:00.000Z</text:p>
          </table:table-cell>
          <table:table-cell table:number-columns-repeated="12"/>
        </table:table-row>
        <table:table-row table:style-name="ro1">
          <table:table-cell table:formula="of:=[.A43]" office:value-type="string" office:string-value="Sp8">
            <text:p>Sp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Carl-Johan</text:p>
          </table:table-cell>
          <table:table-cell table:style-name="ce1" office:value-type="string">
            <text:p>Waller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54:48,5</text:p>
          </table:table-cell>
          <table:table-cell table:style-name="ce1" office:value-type="string">
            <text:p>26:49,5</text:p>
          </table:table-cell>
          <table:table-cell table:style-name="ce1" office:value-type="string">
            <text:p>27:59,0</text:p>
          </table:table-cell>
          <table:table-cell table:style-name="ce3" table:formula="of:=CONCATENATE(LOWER(LEFT([.D44]));LOWER(LEFT([.E44]));LOWER(LEFT([.F44])))" office:value-type="string" office:string-value="cws">
            <text:p>cws</text:p>
          </table:table-cell>
          <table:table-cell table:formula="of:=CONCATENATE(&quot;@&quot;;[.J44];&quot; ||= User.create! email: '&quot;;LOWER([.D44]);&quot;.&quot;;LOWER([.E44]);&quot;@example.com',&quot;)" office:value-type="string" office:string-value="@cws ||= User.create! email: 'carl-johan.waller@example.com',">
            <text:p>@cws ||= User.create! email: 'carl-johan.waller@example.com',</text:p>
          </table:table-cell>
          <table:table-cell table:style-name="ce4" table:formula="of:=CONCATENATE(&quot;                  password: '&quot;;[.D44];&quot;1234567',&quot;)" office:value-type="string" office:string-value="                  password: 'Carl-Johan1234567',">
            <text:p><text:s text:c="18"/>password: 'Carl-Johan1234567',</text:p>
          </table:table-cell>
          <table:table-cell table:style-name="ce4" table:formula="of:=CONCATENATE(&quot;                  password_confirmation: '&quot;;[.D44];&quot;1234567',&quot;)" office:value-type="string" office:string-value="                  password_confirmation: 'Carl-Johan1234567',">
            <text:p><text:s text:c="18"/>password_confirmation: 'Carl-Johan1234567',</text:p>
          </table:table-cell>
          <table:table-cell table:style-name="ce4" table:formula="of:=CONCATENATE(&quot;                  display_name: '&quot;;[.D44];&quot; &quot;;[.E44];&quot;',&quot;)" office:value-type="string" office:string-value="                  display_name: 'Carl-Johan Waller',">
            <text:p><text:s text:c="18"/>display_name: 'Carl-Johan Waller',</text:p>
          </table:table-cell>
          <table:table-cell table:style-name="ce4" table:formula="of:=CONCATENATE(&quot;                  nationality: :&quot;;LOWER([.F4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4];&quot;_&quot;;LOWER([.A44]);&quot;_day&quot;)" office:value-type="string" office:string-value="@cws_sp8_day">
            <text:p>@cws_sp8_day</text:p>
          </table:table-cell>
          <table:table-cell table:formula="of:=IFERROR( VALUE(LEFT([.H44];2))*60+VALUE(MID(REPLACE([.H44];6;1;&quot;.&quot;);4;4)) ;0)" office:value-type="float" office:value="1609.5">
            <text:p>1609.5</text:p>
          </table:table-cell>
          <table:table-cell table:formula="of:=IFERROR( VALUE(LEFT([.I44];2))*60+VALUE(MID(REPLACE([.I44];6;1;&quot;.&quot;);4;4)) ;0)" office:value-type="float" office:value="1679">
            <text:p>1679</text:p>
          </table:table-cell>
          <table:table-cell table:formula="of:=CONCATENATE([.Q44];&quot;1 = Run.create! race: @&quot;;LOWER([.A44]);&quot;_day1,&quot;)" office:value-type="string" office:string-value="@cws_sp8_day1 = Run.create! race: @sp8_day1,">
            <text:p>@cws_sp8_day1 = Run.create! race: @sp8_day1,</text:p>
          </table:table-cell>
          <table:table-cell table:formula="of:=CONCATENATE(&quot;                           user: @&quot;;[.J44];&quot;,&quot;)" office:value-type="string" office:string-value="                           user: @cws,">
            <text:p><text:s text:c="27"/>user: @cws,</text:p>
          </table:table-cell>
          <table:table-cell table:formula="of:=CONCATENATE(&quot;                           number: '&quot;;[.C44];&quot;',&quot;)" office:value-type="string" office:string-value="                           number: '93',">
            <text:p><text:s text:c="27"/>number: '93',</text:p>
          </table:table-cell>
          <table:table-cell table:formula="of:=IF([.R44]&gt;0;CONCATENATE(&quot;                           times: '{ &quot;&quot;final&quot;&quot;: &quot;;[.R44];&quot; }'&quot;);&quot;                           times: ''&quot;)" office:value-type="string" office:string-value="                           times: '{ &quot;final&quot;: 1609.5 }'">
            <text:p><text:s text:c="27"/>times: '{ "final": 1609.5 }'</text:p>
          </table:table-cell>
          <table:table-cell table:formula="of:=CONCATENATE([.Q44];&quot;2 = Run.create! race: @&quot;;LOWER([.A44]);&quot;_day2,&quot;)" office:value-type="string" office:string-value="@cws_sp8_day2 = Run.create! race: @sp8_day2,">
            <text:p>@cws_sp8_day2 = Run.create! race: @sp8_day2,</text:p>
          </table:table-cell>
          <table:table-cell table:formula="of:=IF([.S44]&gt;0;CONCATENATE(&quot;                           times: '{ &quot;&quot;start_timestamp&quot;&quot;: &quot;&quot;&quot;;TEXT([.AC44];&quot;YYYY-MM-DDTHH:MM:SS.000Z&quot;);&quot;&quot;&quot; }'&quot;);&quot;                           times: ''&quot;)" office:value-type="string" office:string-value="                           times: '{ &quot;start_timestamp&quot;: &quot;2014-03-11T10:33:00.000Z&quot; }'">
            <text:p><text:s text:c="27"/>times: '{ "start_timestamp": "2014-03-11T10:33:00.000Z" }'</text:p>
          </table:table-cell>
          <table:table-cell/>
          <table:table-cell table:formula="of:=[.A44]" office:value-type="string" office:string-value="Sp8">
            <text:p>Sp8</text:p>
          </table:table-cell>
          <table:table-cell table:formula="of:=[.S44]" office:value-type="float" office:value="1679">
            <text:p>1679</text:p>
          </table:table-cell>
          <table:table-cell table:style-name="ce5" office:value-type="date" office:date-value="2014-03-11T10:33:00.000001">
            <text:p>2014-03-11T10:33:00.000Z</text:p>
          </table:table-cell>
          <table:table-cell table:number-columns-repeated="12"/>
        </table:table-row>
        <table:table-row table:style-name="ro1">
          <table:table-cell table:formula="of:=[.A44]" office:value-type="string" office:string-value="Sp8">
            <text:p>Sp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Herbert</text:p>
          </table:table-cell>
          <table:table-cell table:style-name="ce1" office:value-type="string">
            <text:p>Hiermei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5:31,6</text:p>
          </table:table-cell>
          <table:table-cell table:style-name="ce1" office:value-type="string">
            <text:p>26:28,5</text:p>
          </table:table-cell>
          <table:table-cell table:style-name="ce1" office:value-type="string">
            <text:p>29:03,1</text:p>
          </table:table-cell>
          <table:table-cell table:style-name="ce3" table:formula="of:=CONCATENATE(LOWER(LEFT([.D45]));LOWER(LEFT([.E45]));LOWER(LEFT([.F45])))" office:value-type="string" office:string-value="hhg">
            <text:p>hhg</text:p>
          </table:table-cell>
          <table:table-cell table:formula="of:=CONCATENATE(&quot;@&quot;;[.J45];&quot; ||= User.create! email: '&quot;;LOWER([.D45]);&quot;.&quot;;LOWER([.E45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4" table:formula="of:=CONCATENATE(&quot;                  password: '&quot;;[.D45];&quot;1234567',&quot;)" office:value-type="string" office:string-value="                  password: 'Herbert1234567',">
            <text:p><text:s text:c="18"/>password: 'Herbert1234567',</text:p>
          </table:table-cell>
          <table:table-cell table:style-name="ce4" table:formula="of:=CONCATENATE(&quot;                  password_confirmation: '&quot;;[.D45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4" table:formula="of:=CONCATENATE(&quot;                  display_name: '&quot;;[.D45];&quot; &quot;;[.E45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4" table:formula="of:=CONCATENATE(&quot;                  nationality: :&quot;;LOWER([.F4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5];&quot;_&quot;;LOWER([.A45]);&quot;_day&quot;)" office:value-type="string" office:string-value="@hhg_sp8_day">
            <text:p>@hhg_sp8_day</text:p>
          </table:table-cell>
          <table:table-cell table:formula="of:=IFERROR( VALUE(LEFT([.H45];2))*60+VALUE(MID(REPLACE([.H45];6;1;&quot;.&quot;);4;4)) ;0)" office:value-type="float" office:value="1588.5">
            <text:p>1588.5</text:p>
          </table:table-cell>
          <table:table-cell table:formula="of:=IFERROR( VALUE(LEFT([.I45];2))*60+VALUE(MID(REPLACE([.I45];6;1;&quot;.&quot;);4;4)) ;0)" office:value-type="float" office:value="1743.1">
            <text:p>1743.1</text:p>
          </table:table-cell>
          <table:table-cell table:formula="of:=CONCATENATE([.Q45];&quot;1 = Run.create! race: @&quot;;LOWER([.A45]);&quot;_day1,&quot;)" office:value-type="string" office:string-value="@hhg_sp8_day1 = Run.create! race: @sp8_day1,">
            <text:p>@hhg_sp8_day1 = Run.create! race: @sp8_day1,</text:p>
          </table:table-cell>
          <table:table-cell table:formula="of:=CONCATENATE(&quot;                           user: @&quot;;[.J45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45];&quot;',&quot;)" office:value-type="string" office:string-value="                           number: '91',">
            <text:p><text:s text:c="27"/>number: '91',</text:p>
          </table:table-cell>
          <table:table-cell table:formula="of:=IF([.R45]&gt;0;CONCATENATE(&quot;                           times: '{ &quot;&quot;final&quot;&quot;: &quot;;[.R45];&quot; }'&quot;);&quot;                           times: ''&quot;)" office:value-type="string" office:string-value="                           times: '{ &quot;final&quot;: 1588.5 }'">
            <text:p><text:s text:c="27"/>times: '{ "final": 1588.5 }'</text:p>
          </table:table-cell>
          <table:table-cell table:formula="of:=CONCATENATE([.Q45];&quot;2 = Run.create! race: @&quot;;LOWER([.A45]);&quot;_day2,&quot;)" office:value-type="string" office:string-value="@hhg_sp8_day2 = Run.create! race: @sp8_day2,">
            <text:p>@hhg_sp8_day2 = Run.create! race: @sp8_day2,</text:p>
          </table:table-cell>
          <table:table-cell table:formula="of:=IF([.S45]&gt;0;CONCATENATE(&quot;                           times: '{ &quot;&quot;start_timestamp&quot;&quot;: &quot;&quot;&quot;;TEXT([.AC45];&quot;YYYY-MM-DDTHH:MM:SS.000Z&quot;);&quot;&quot;&quot; }'&quot;);&quot;                           times: ''&quot;)" office:value-type="string" office:string-value="                           times: '{ &quot;start_timestamp&quot;: &quot;2014-03-12T10:34:00.000Z&quot; }'">
            <text:p><text:s text:c="27"/>times: '{ "start_timestamp": "2014-03-12T10:34:00.000Z" }'</text:p>
          </table:table-cell>
          <table:table-cell/>
          <table:table-cell table:formula="of:=[.A45]" office:value-type="string" office:string-value="Sp8">
            <text:p>Sp8</text:p>
          </table:table-cell>
          <table:table-cell table:formula="of:=[.S45]" office:value-type="float" office:value="1743.1">
            <text:p>1743.1</text:p>
          </table:table-cell>
          <table:table-cell table:style-name="ce5" office:value-type="date" office:date-value="2014-03-12T10:34:00.000001">
            <text:p>2014-03-12T10:34:00.000Z</text:p>
          </table:table-cell>
          <table:table-cell table:number-columns-repeated="12"/>
        </table:table-row>
        <table:table-row table:style-name="ro1">
          <table:table-cell table:formula="of:=[.A45]" office:value-type="string" office:string-value="Sp8">
            <text:p>Sp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Tetzn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6:30,8</text:p>
          </table:table-cell>
          <table:table-cell table:style-name="ce1" office:value-type="string">
            <text:p>27:17,8</text:p>
          </table:table-cell>
          <table:table-cell table:style-name="ce1" office:value-type="string">
            <text:p>29:13,0</text:p>
          </table:table-cell>
          <table:table-cell table:style-name="ce3" table:formula="of:=CONCATENATE(LOWER(LEFT([.D46]));LOWER(LEFT([.E46]));LOWER(LEFT([.F46])))" office:value-type="string" office:string-value="mtg">
            <text:p>mtg</text:p>
          </table:table-cell>
          <table:table-cell table:formula="of:=CONCATENATE(&quot;@&quot;;[.J46];&quot; ||= User.create! email: '&quot;;LOWER([.D46]);&quot;.&quot;;LOWER([.E46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4" table:formula="of:=CONCATENATE(&quot;                  password: '&quot;;[.D46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46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46];&quot; &quot;;[.E46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4" table:formula="of:=CONCATENATE(&quot;                  nationality: :&quot;;LOWER([.F46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6];&quot;_&quot;;LOWER([.A46]);&quot;_day&quot;)" office:value-type="string" office:string-value="@mtg_sp8_day">
            <text:p>@mtg_sp8_day</text:p>
          </table:table-cell>
          <table:table-cell table:formula="of:=IFERROR( VALUE(LEFT([.H46];2))*60+VALUE(MID(REPLACE([.H46];6;1;&quot;.&quot;);4;4)) ;0)" office:value-type="float" office:value="1637.8">
            <text:p>1637.8</text:p>
          </table:table-cell>
          <table:table-cell table:formula="of:=IFERROR( VALUE(LEFT([.I46];2))*60+VALUE(MID(REPLACE([.I46];6;1;&quot;.&quot;);4;4)) ;0)" office:value-type="float" office:value="1753">
            <text:p>1753</text:p>
          </table:table-cell>
          <table:table-cell table:formula="of:=CONCATENATE([.Q46];&quot;1 = Run.create! race: @&quot;;LOWER([.A46]);&quot;_day1,&quot;)" office:value-type="string" office:string-value="@mtg_sp8_day1 = Run.create! race: @sp8_day1,">
            <text:p>@mtg_sp8_day1 = Run.create! race: @sp8_day1,</text:p>
          </table:table-cell>
          <table:table-cell table:formula="of:=CONCATENATE(&quot;                           user: @&quot;;[.J46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46];&quot;',&quot;)" office:value-type="string" office:string-value="                           number: '97',">
            <text:p><text:s text:c="27"/>number: '97',</text:p>
          </table:table-cell>
          <table:table-cell table:formula="of:=IF([.R46]&gt;0;CONCATENATE(&quot;                           times: '{ &quot;&quot;final&quot;&quot;: &quot;;[.R46];&quot; }'&quot;);&quot;                           times: ''&quot;)" office:value-type="string" office:string-value="                           times: '{ &quot;final&quot;: 1637.8 }'">
            <text:p><text:s text:c="27"/>times: '{ "final": 1637.8 }'</text:p>
          </table:table-cell>
          <table:table-cell table:formula="of:=CONCATENATE([.Q46];&quot;2 = Run.create! race: @&quot;;LOWER([.A46]);&quot;_day2,&quot;)" office:value-type="string" office:string-value="@mtg_sp8_day2 = Run.create! race: @sp8_day2,">
            <text:p>@mtg_sp8_day2 = Run.create! race: @sp8_day2,</text:p>
          </table:table-cell>
          <table:table-cell table:formula="of:=IF([.S46]&gt;0;CONCATENATE(&quot;                           times: '{ &quot;&quot;start_timestamp&quot;&quot;: &quot;&quot;&quot;;TEXT([.AC46];&quot;YYYY-MM-DDTHH:MM:SS.000Z&quot;);&quot;&quot;&quot; }'&quot;);&quot;                           times: ''&quot;)" office:value-type="string" office:string-value="                           times: '{ &quot;start_timestamp&quot;: &quot;2014-03-13T10:35:00.000Z&quot; }'">
            <text:p><text:s text:c="27"/>times: '{ "start_timestamp": "2014-03-13T10:35:00.000Z" }'</text:p>
          </table:table-cell>
          <table:table-cell/>
          <table:table-cell table:formula="of:=[.A46]" office:value-type="string" office:string-value="Sp8">
            <text:p>Sp8</text:p>
          </table:table-cell>
          <table:table-cell table:formula="of:=[.S46]" office:value-type="float" office:value="1753">
            <text:p>1753</text:p>
          </table:table-cell>
          <table:table-cell table:style-name="ce5" office:value-type="date" office:date-value="2014-03-13T10:35:00.000001">
            <text:p>2014-03-13T10:35:00.000Z</text:p>
          </table:table-cell>
          <table:table-cell table:number-columns-repeated="12"/>
        </table:table-row>
        <table:table-row table:style-name="ro1">
          <table:table-cell table:formula="of:=[.A46]" office:value-type="string" office:string-value="Sp8">
            <text:p>Sp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Halme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8:08,3</text:p>
          </table:table-cell>
          <table:table-cell table:style-name="ce1" office:value-type="string">
            <text:p>28:15,0</text:p>
          </table:table-cell>
          <table:table-cell table:style-name="ce1" office:value-type="string">
            <text:p>29:53,3</text:p>
          </table:table-cell>
          <table:table-cell table:style-name="ce3" table:formula="of:=CONCATENATE(LOWER(LEFT([.D47]));LOWER(LEFT([.E47]));LOWER(LEFT([.F47])))" office:value-type="string" office:string-value="vhf">
            <text:p>vhf</text:p>
          </table:table-cell>
          <table:table-cell table:formula="of:=CONCATENATE(&quot;@&quot;;[.J47];&quot; ||= User.create! email: '&quot;;LOWER([.D47]);&quot;.&quot;;LOWER([.E47]);&quot;@example.com',&quot;)" office:value-type="string" office:string-value="@vhf ||= User.create! email: 'ville.halme@example.com',">
            <text:p>@vhf ||= User.create! email: 'ville.halme@example.com',</text:p>
          </table:table-cell>
          <table:table-cell table:style-name="ce4" table:formula="of:=CONCATENATE(&quot;                  password: '&quot;;[.D47];&quot;1234567',&quot;)" office:value-type="string" office:string-value="                  password: 'Ville1234567',">
            <text:p><text:s text:c="18"/>password: 'Ville1234567',</text:p>
          </table:table-cell>
          <table:table-cell table:style-name="ce4" table:formula="of:=CONCATENATE(&quot;                  password_confirmation: '&quot;;[.D47];&quot;1234567',&quot;)" office:value-type="string" office:string-value="                  password_confirmation: 'Ville1234567',">
            <text:p><text:s text:c="18"/>password_confirmation: 'Ville1234567',</text:p>
          </table:table-cell>
          <table:table-cell table:style-name="ce4" table:formula="of:=CONCATENATE(&quot;                  display_name: '&quot;;[.D47];&quot; &quot;;[.E47];&quot;',&quot;)" office:value-type="string" office:string-value="                  display_name: 'Ville Halme',">
            <text:p><text:s text:c="18"/>display_name: 'Ville Halme',</text:p>
          </table:table-cell>
          <table:table-cell table:style-name="ce4" table:formula="of:=CONCATENATE(&quot;                  nationality: :&quot;;LOWER([.F4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7];&quot;_&quot;;LOWER([.A47]);&quot;_day&quot;)" office:value-type="string" office:string-value="@vhf_sp8_day">
            <text:p>@vhf_sp8_day</text:p>
          </table:table-cell>
          <table:table-cell table:formula="of:=IFERROR( VALUE(LEFT([.H47];2))*60+VALUE(MID(REPLACE([.H47];6;1;&quot;.&quot;);4;4)) ;0)" office:value-type="float" office:value="1695">
            <text:p>1695</text:p>
          </table:table-cell>
          <table:table-cell table:formula="of:=IFERROR( VALUE(LEFT([.I47];2))*60+VALUE(MID(REPLACE([.I47];6;1;&quot;.&quot;);4;4)) ;0)" office:value-type="float" office:value="1793.3">
            <text:p>1793.3</text:p>
          </table:table-cell>
          <table:table-cell table:formula="of:=CONCATENATE([.Q47];&quot;1 = Run.create! race: @&quot;;LOWER([.A47]);&quot;_day1,&quot;)" office:value-type="string" office:string-value="@vhf_sp8_day1 = Run.create! race: @sp8_day1,">
            <text:p>@vhf_sp8_day1 = Run.create! race: @sp8_day1,</text:p>
          </table:table-cell>
          <table:table-cell table:formula="of:=CONCATENATE(&quot;                           user: @&quot;;[.J47];&quot;,&quot;)" office:value-type="string" office:string-value="                           user: @vhf,">
            <text:p><text:s text:c="27"/>user: @vhf,</text:p>
          </table:table-cell>
          <table:table-cell table:formula="of:=CONCATENATE(&quot;                           number: '&quot;;[.C47];&quot;',&quot;)" office:value-type="string" office:string-value="                           number: '99',">
            <text:p><text:s text:c="27"/>number: '99',</text:p>
          </table:table-cell>
          <table:table-cell table:formula="of:=IF([.R47]&gt;0;CONCATENATE(&quot;                           times: '{ &quot;&quot;final&quot;&quot;: &quot;;[.R47];&quot; }'&quot;);&quot;                           times: ''&quot;)" office:value-type="string" office:string-value="                           times: '{ &quot;final&quot;: 1695 }'">
            <text:p><text:s text:c="27"/>times: '{ "final": 1695 }'</text:p>
          </table:table-cell>
          <table:table-cell table:formula="of:=CONCATENATE([.Q47];&quot;2 = Run.create! race: @&quot;;LOWER([.A47]);&quot;_day2,&quot;)" office:value-type="string" office:string-value="@vhf_sp8_day2 = Run.create! race: @sp8_day2,">
            <text:p>@vhf_sp8_day2 = Run.create! race: @sp8_day2,</text:p>
          </table:table-cell>
          <table:table-cell table:formula="of:=IF([.S47]&gt;0;CONCATENATE(&quot;                           times: '{ &quot;&quot;start_timestamp&quot;&quot;: &quot;&quot;&quot;;TEXT([.AC47];&quot;YYYY-MM-DDTHH:MM:SS.000Z&quot;);&quot;&quot;&quot; }'&quot;);&quot;                           times: ''&quot;)" office:value-type="string" office:string-value="                           times: '{ &quot;start_timestamp&quot;: &quot;2014-03-14T10:36:00.000Z&quot; }'">
            <text:p><text:s text:c="27"/>times: '{ "start_timestamp": "2014-03-14T10:36:00.000Z" }'</text:p>
          </table:table-cell>
          <table:table-cell/>
          <table:table-cell table:formula="of:=[.A47]" office:value-type="string" office:string-value="Sp8">
            <text:p>Sp8</text:p>
          </table:table-cell>
          <table:table-cell table:formula="of:=[.S47]" office:value-type="float" office:value="1793.3">
            <text:p>1793.3</text:p>
          </table:table-cell>
          <table:table-cell table:style-name="ce5" office:value-type="date" office:date-value="2014-03-14T10:36:00.000001">
            <text:p>2014-03-14T10:36:00.000Z</text:p>
          </table:table-cell>
          <table:table-cell table:number-columns-repeated="12"/>
        </table:table-row>
        <table:table-row table:style-name="ro1">
          <table:table-cell table:formula="of:=[.A47]" office:value-type="string" office:string-value="Sp8">
            <text:p>Sp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Eduard</text:p>
          </table:table-cell>
          <table:table-cell table:style-name="ce1" office:value-type="string">
            <text:p>Grobinsch</text:p>
          </table:table-cell>
          <table:table-cell table:style-name="ce1" office:value-type="string">
            <text:p>Latvia</text:p>
          </table:table-cell>
          <table:table-cell table:style-name="ce1" office:value-type="string">
            <text:p>59:48,1</text:p>
          </table:table-cell>
          <table:table-cell table:style-name="ce1" office:value-type="string">
            <text:p>28:06,1</text:p>
          </table:table-cell>
          <table:table-cell table:style-name="ce1" office:value-type="string">
            <text:p>31:42,0</text:p>
          </table:table-cell>
          <table:table-cell table:style-name="ce3" table:formula="of:=CONCATENATE(LOWER(LEFT([.D48]));LOWER(LEFT([.E48]));LOWER(LEFT([.F48])))" office:value-type="string" office:string-value="egl">
            <text:p>egl</text:p>
          </table:table-cell>
          <table:table-cell table:formula="of:=CONCATENATE(&quot;@&quot;;[.J48];&quot; ||= User.create! email: '&quot;;LOWER([.D48]);&quot;.&quot;;LOWER([.E48]);&quot;@example.com',&quot;)" office:value-type="string" office:string-value="@egl ||= User.create! email: 'eduard.grobinsch@example.com',">
            <text:p>@egl ||= User.create! email: 'eduard.grobinsch@example.com',</text:p>
          </table:table-cell>
          <table:table-cell table:style-name="ce4" table:formula="of:=CONCATENATE(&quot;                  password: '&quot;;[.D48];&quot;1234567',&quot;)" office:value-type="string" office:string-value="                  password: 'Eduard1234567',">
            <text:p><text:s text:c="18"/>password: 'Eduard1234567',</text:p>
          </table:table-cell>
          <table:table-cell table:style-name="ce4" table:formula="of:=CONCATENATE(&quot;                  password_confirmation: '&quot;;[.D48];&quot;1234567',&quot;)" office:value-type="string" office:string-value="                  password_confirmation: 'Eduard1234567',">
            <text:p><text:s text:c="18"/>password_confirmation: 'Eduard1234567',</text:p>
          </table:table-cell>
          <table:table-cell table:style-name="ce4" table:formula="of:=CONCATENATE(&quot;                  display_name: '&quot;;[.D48];&quot; &quot;;[.E48];&quot;',&quot;)" office:value-type="string" office:string-value="                  display_name: 'Eduard Grobinsch',">
            <text:p><text:s text:c="18"/>display_name: 'Eduard Grobinsch',</text:p>
          </table:table-cell>
          <table:table-cell table:style-name="ce4" table:formula="of:=CONCATENATE(&quot;                  nationality: :&quot;;LOWER([.F48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48];&quot;_&quot;;LOWER([.A48]);&quot;_day&quot;)" office:value-type="string" office:string-value="@egl_sp8_day">
            <text:p>@egl_sp8_day</text:p>
          </table:table-cell>
          <table:table-cell table:formula="of:=IFERROR( VALUE(LEFT([.H48];2))*60+VALUE(MID(REPLACE([.H48];6;1;&quot;.&quot;);4;4)) ;0)" office:value-type="float" office:value="1686.1">
            <text:p>1686.1</text:p>
          </table:table-cell>
          <table:table-cell table:formula="of:=IFERROR( VALUE(LEFT([.I48];2))*60+VALUE(MID(REPLACE([.I48];6;1;&quot;.&quot;);4;4)) ;0)" office:value-type="float" office:value="1902">
            <text:p>1902</text:p>
          </table:table-cell>
          <table:table-cell table:formula="of:=CONCATENATE([.Q48];&quot;1 = Run.create! race: @&quot;;LOWER([.A48]);&quot;_day1,&quot;)" office:value-type="string" office:string-value="@egl_sp8_day1 = Run.create! race: @sp8_day1,">
            <text:p>@egl_sp8_day1 = Run.create! race: @sp8_day1,</text:p>
          </table:table-cell>
          <table:table-cell table:formula="of:=CONCATENATE(&quot;                           user: @&quot;;[.J48];&quot;,&quot;)" office:value-type="string" office:string-value="                           user: @egl,">
            <text:p><text:s text:c="27"/>user: @egl,</text:p>
          </table:table-cell>
          <table:table-cell table:formula="of:=CONCATENATE(&quot;                           number: '&quot;;[.C48];&quot;',&quot;)" office:value-type="string" office:string-value="                           number: '101',">
            <text:p><text:s text:c="27"/>number: '101',</text:p>
          </table:table-cell>
          <table:table-cell table:formula="of:=IF([.R48]&gt;0;CONCATENATE(&quot;                           times: '{ &quot;&quot;final&quot;&quot;: &quot;;[.R48];&quot; }'&quot;);&quot;                           times: ''&quot;)" office:value-type="string" office:string-value="                           times: '{ &quot;final&quot;: 1686.1 }'">
            <text:p><text:s text:c="27"/>times: '{ "final": 1686.1 }'</text:p>
          </table:table-cell>
          <table:table-cell table:formula="of:=CONCATENATE([.Q48];&quot;2 = Run.create! race: @&quot;;LOWER([.A48]);&quot;_day2,&quot;)" office:value-type="string" office:string-value="@egl_sp8_day2 = Run.create! race: @sp8_day2,">
            <text:p>@egl_sp8_day2 = Run.create! race: @sp8_day2,</text:p>
          </table:table-cell>
          <table:table-cell table:formula="of:=IF([.S48]&gt;0;CONCATENATE(&quot;                           times: '{ &quot;&quot;start_timestamp&quot;&quot;: &quot;&quot;&quot;;TEXT([.AC48];&quot;YYYY-MM-DDTHH:MM:SS.000Z&quot;);&quot;&quot;&quot; }'&quot;);&quot;                           times: ''&quot;)" office:value-type="string" office:string-value="                           times: '{ &quot;start_timestamp&quot;: &quot;2014-03-15T10:37:00.000Z&quot; }'">
            <text:p><text:s text:c="27"/>times: '{ "start_timestamp": "2014-03-15T10:37:00.000Z" }'</text:p>
          </table:table-cell>
          <table:table-cell/>
          <table:table-cell table:formula="of:=[.A48]" office:value-type="string" office:string-value="Sp8">
            <text:p>Sp8</text:p>
          </table:table-cell>
          <table:table-cell table:formula="of:=[.S48]" office:value-type="float" office:value="1902">
            <text:p>1902</text:p>
          </table:table-cell>
          <table:table-cell table:style-name="ce5" office:value-type="date" office:date-value="2014-03-15T10:37:00.000001">
            <text:p>2014-03-15T10:37:00.000Z</text:p>
          </table:table-cell>
          <table:table-cell table:number-columns-repeated="12"/>
        </table:table-row>
        <table:table-row table:style-name="ro1">
          <table:table-cell table:formula="of:=[.A48]" office:value-type="string" office:string-value="Sp8">
            <text:p>Sp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Sophie</text:p>
          </table:table-cell>
          <table:table-cell table:style-name="ce1" office:value-type="string">
            <text:p>Verla</text:p>
          </table:table-cell>
          <table:table-cell table:style-name="ce1" office:value-type="string">
            <text:p>Hungary</text:p>
          </table:table-cell>
          <table:table-cell table:style-name="ce1" office:value-type="string">
            <text:p>06:43,5</text:p>
          </table:table-cell>
          <table:table-cell table:style-name="ce1" office:value-type="string">
            <text:p>32:21,5</text:p>
          </table:table-cell>
          <table:table-cell table:style-name="ce1" office:value-type="string">
            <text:p>34:22,0</text:p>
          </table:table-cell>
          <table:table-cell table:style-name="ce3" table:formula="of:=CONCATENATE(LOWER(LEFT([.D49]));LOWER(LEFT([.E49]));LOWER(LEFT([.F49])))" office:value-type="string" office:string-value="svh">
            <text:p>svh</text:p>
          </table:table-cell>
          <table:table-cell table:formula="of:=CONCATENATE(&quot;@&quot;;[.J49];&quot; ||= User.create! email: '&quot;;LOWER([.D49]);&quot;.&quot;;LOWER([.E49]);&quot;@example.com',&quot;)" office:value-type="string" office:string-value="@svh ||= User.create! email: 'sophie.verla@example.com',">
            <text:p>@svh ||= User.create! email: 'sophie.verla@example.com',</text:p>
          </table:table-cell>
          <table:table-cell table:style-name="ce4" table:formula="of:=CONCATENATE(&quot;                  password: '&quot;;[.D49];&quot;1234567',&quot;)" office:value-type="string" office:string-value="                  password: 'Sophie1234567',">
            <text:p><text:s text:c="18"/>password: 'Sophie1234567',</text:p>
          </table:table-cell>
          <table:table-cell table:style-name="ce4" table:formula="of:=CONCATENATE(&quot;                  password_confirmation: '&quot;;[.D49];&quot;1234567',&quot;)" office:value-type="string" office:string-value="                  password_confirmation: 'Sophie1234567',">
            <text:p><text:s text:c="18"/>password_confirmation: 'Sophie1234567',</text:p>
          </table:table-cell>
          <table:table-cell table:style-name="ce4" table:formula="of:=CONCATENATE(&quot;                  display_name: '&quot;;[.D49];&quot; &quot;;[.E49];&quot;',&quot;)" office:value-type="string" office:string-value="                  display_name: 'Sophie Verla',">
            <text:p><text:s text:c="18"/>display_name: 'Sophie Verla',</text:p>
          </table:table-cell>
          <table:table-cell table:style-name="ce4" table:formula="of:=CONCATENATE(&quot;                  nationality: :&quot;;LOWER([.F49]))" office:value-type="string" office:string-value="                  nationality: :hungary">
            <text:p><text:s text:c="18"/>nationality: :hungary</text:p>
          </table:table-cell>
          <table:table-cell/>
          <table:table-cell table:formula="of:=CONCATENATE(&quot;@&quot;;[.J49];&quot;_&quot;;LOWER([.A49]);&quot;_day&quot;)" office:value-type="string" office:string-value="@svh_sp8_day">
            <text:p>@svh_sp8_day</text:p>
          </table:table-cell>
          <table:table-cell table:formula="of:=IFERROR( VALUE(LEFT([.H49];2))*60+VALUE(MID(REPLACE([.H49];6;1;&quot;.&quot;);4;4)) ;0)" office:value-type="float" office:value="1941.5">
            <text:p>1941.5</text:p>
          </table:table-cell>
          <table:table-cell table:formula="of:=IFERROR( VALUE(LEFT([.I49];2))*60+VALUE(MID(REPLACE([.I49];6;1;&quot;.&quot;);4;4)) ;0)" office:value-type="float" office:value="2062">
            <text:p>2062</text:p>
          </table:table-cell>
          <table:table-cell table:formula="of:=CONCATENATE([.Q49];&quot;1 = Run.create! race: @&quot;;LOWER([.A49]);&quot;_day1,&quot;)" office:value-type="string" office:string-value="@svh_sp8_day1 = Run.create! race: @sp8_day1,">
            <text:p>@svh_sp8_day1 = Run.create! race: @sp8_day1,</text:p>
          </table:table-cell>
          <table:table-cell table:formula="of:=CONCATENATE(&quot;                           user: @&quot;;[.J49];&quot;,&quot;)" office:value-type="string" office:string-value="                           user: @svh,">
            <text:p><text:s text:c="27"/>user: @svh,</text:p>
          </table:table-cell>
          <table:table-cell table:formula="of:=CONCATENATE(&quot;                           number: '&quot;;[.C49];&quot;',&quot;)" office:value-type="string" office:string-value="                           number: '104',">
            <text:p><text:s text:c="27"/>number: '104',</text:p>
          </table:table-cell>
          <table:table-cell table:formula="of:=IF([.R49]&gt;0;CONCATENATE(&quot;                           times: '{ &quot;&quot;final&quot;&quot;: &quot;;[.R49];&quot; }'&quot;);&quot;                           times: ''&quot;)" office:value-type="string" office:string-value="                           times: '{ &quot;final&quot;: 1941.5 }'">
            <text:p><text:s text:c="27"/>times: '{ "final": 1941.5 }'</text:p>
          </table:table-cell>
          <table:table-cell table:formula="of:=CONCATENATE([.Q49];&quot;2 = Run.create! race: @&quot;;LOWER([.A49]);&quot;_day2,&quot;)" office:value-type="string" office:string-value="@svh_sp8_day2 = Run.create! race: @sp8_day2,">
            <text:p>@svh_sp8_day2 = Run.create! race: @sp8_day2,</text:p>
          </table:table-cell>
          <table:table-cell table:formula="of:=IF([.S49]&gt;0;CONCATENATE(&quot;                           times: '{ &quot;&quot;start_timestamp&quot;&quot;: &quot;&quot;&quot;;TEXT([.AC49];&quot;YYYY-MM-DDTHH:MM:SS.000Z&quot;);&quot;&quot;&quot; }'&quot;);&quot;                           times: ''&quot;)" office:value-type="string" office:string-value="                           times: '{ &quot;start_timestamp&quot;: &quot;2014-03-16T10:38:00.000Z&quot; }'">
            <text:p><text:s text:c="27"/>times: '{ "start_timestamp": "2014-03-16T10:38:00.000Z" }'</text:p>
          </table:table-cell>
          <table:table-cell/>
          <table:table-cell table:formula="of:=[.A49]" office:value-type="string" office:string-value="Sp8">
            <text:p>Sp8</text:p>
          </table:table-cell>
          <table:table-cell table:formula="of:=[.S49]" office:value-type="float" office:value="2062">
            <text:p>2062</text:p>
          </table:table-cell>
          <table:table-cell table:style-name="ce5" office:value-type="date" office:date-value="2014-03-16T10:38:00.000002">
            <text:p>2014-03-16T10:38:00.000Z</text:p>
          </table:table-cell>
          <table:table-cell table:number-columns-repeated="12"/>
        </table:table-row>
        <table:table-row table:style-name="ro1">
          <table:table-cell table:formula="of:=[.A49]" office:value-type="string" office:string-value="Sp8">
            <text:p>Sp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Maciej</text:p>
          </table:table-cell>
          <table:table-cell table:style-name="ce1" office:value-type="string">
            <text:p>Tomaszew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09:13,7</text:p>
          </table:table-cell>
          <table:table-cell table:style-name="ce1" office:value-type="string">
            <text:p>37:12,3</text:p>
          </table:table-cell>
          <table:table-cell table:style-name="ce1" office:value-type="string">
            <text:p>32:01,4</text:p>
          </table:table-cell>
          <table:table-cell table:style-name="ce3" table:formula="of:=CONCATENATE(LOWER(LEFT([.D50]));LOWER(LEFT([.E50]));LOWER(LEFT([.F50])))" office:value-type="string" office:string-value="mtp">
            <text:p>mtp</text:p>
          </table:table-cell>
          <table:table-cell table:formula="of:=CONCATENATE(&quot;@&quot;;[.J50];&quot; ||= User.create! email: '&quot;;LOWER([.D50]);&quot;.&quot;;LOWER([.E50]);&quot;@example.com',&quot;)" office:value-type="string" office:string-value="@mtp ||= User.create! email: 'maciej.tomaszewski@example.com',">
            <text:p>@mtp ||= User.create! email: 'maciej.tomaszewski@example.com',</text:p>
          </table:table-cell>
          <table:table-cell table:style-name="ce4" table:formula="of:=CONCATENATE(&quot;                  password: '&quot;;[.D50];&quot;1234567',&quot;)" office:value-type="string" office:string-value="                  password: 'Maciej1234567',">
            <text:p><text:s text:c="18"/>password: 'Maciej1234567',</text:p>
          </table:table-cell>
          <table:table-cell table:style-name="ce4" table:formula="of:=CONCATENATE(&quot;                  password_confirmation: '&quot;;[.D50];&quot;1234567',&quot;)" office:value-type="string" office:string-value="                  password_confirmation: 'Maciej1234567',">
            <text:p><text:s text:c="18"/>password_confirmation: 'Maciej1234567',</text:p>
          </table:table-cell>
          <table:table-cell table:style-name="ce4" table:formula="of:=CONCATENATE(&quot;                  display_name: '&quot;;[.D50];&quot; &quot;;[.E50];&quot;',&quot;)" office:value-type="string" office:string-value="                  display_name: 'Maciej Tomaszewski',">
            <text:p><text:s text:c="18"/>display_name: 'Maciej Tomaszewski',</text:p>
          </table:table-cell>
          <table:table-cell table:style-name="ce4" table:formula="of:=CONCATENATE(&quot;                  nationality: :&quot;;LOWER([.F5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50];&quot;_&quot;;LOWER([.A50]);&quot;_day&quot;)" office:value-type="string" office:string-value="@mtp_sp8_day">
            <text:p>@mtp_sp8_day</text:p>
          </table:table-cell>
          <table:table-cell table:formula="of:=IFERROR( VALUE(LEFT([.H50];2))*60+VALUE(MID(REPLACE([.H50];6;1;&quot;.&quot;);4;4)) ;0)" office:value-type="float" office:value="2232.3">
            <text:p>2232.3</text:p>
          </table:table-cell>
          <table:table-cell table:formula="of:=IFERROR( VALUE(LEFT([.I50];2))*60+VALUE(MID(REPLACE([.I50];6;1;&quot;.&quot;);4;4)) ;0)" office:value-type="float" office:value="1921.4">
            <text:p>1921.4</text:p>
          </table:table-cell>
          <table:table-cell table:formula="of:=CONCATENATE([.Q50];&quot;1 = Run.create! race: @&quot;;LOWER([.A50]);&quot;_day1,&quot;)" office:value-type="string" office:string-value="@mtp_sp8_day1 = Run.create! race: @sp8_day1,">
            <text:p>@mtp_sp8_day1 = Run.create! race: @sp8_day1,</text:p>
          </table:table-cell>
          <table:table-cell table:formula="of:=CONCATENATE(&quot;                           user: @&quot;;[.J50];&quot;,&quot;)" office:value-type="string" office:string-value="                           user: @mtp,">
            <text:p><text:s text:c="27"/>user: @mtp,</text:p>
          </table:table-cell>
          <table:table-cell table:formula="of:=CONCATENATE(&quot;                           number: '&quot;;[.C50];&quot;',&quot;)" office:value-type="string" office:string-value="                           number: '95',">
            <text:p><text:s text:c="27"/>number: '95',</text:p>
          </table:table-cell>
          <table:table-cell table:formula="of:=IF([.R50]&gt;0;CONCATENATE(&quot;                           times: '{ &quot;&quot;final&quot;&quot;: &quot;;[.R50];&quot; }'&quot;);&quot;                           times: ''&quot;)" office:value-type="string" office:string-value="                           times: '{ &quot;final&quot;: 2232.3 }'">
            <text:p><text:s text:c="27"/>times: '{ "final": 2232.3 }'</text:p>
          </table:table-cell>
          <table:table-cell table:formula="of:=CONCATENATE([.Q50];&quot;2 = Run.create! race: @&quot;;LOWER([.A50]);&quot;_day2,&quot;)" office:value-type="string" office:string-value="@mtp_sp8_day2 = Run.create! race: @sp8_day2,">
            <text:p>@mtp_sp8_day2 = Run.create! race: @sp8_day2,</text:p>
          </table:table-cell>
          <table:table-cell table:formula="of:=IF([.S50]&gt;0;CONCATENATE(&quot;                           times: '{ &quot;&quot;start_timestamp&quot;&quot;: &quot;&quot;&quot;;TEXT([.AC50];&quot;YYYY-MM-DDTHH:MM:SS.000Z&quot;);&quot;&quot;&quot; }'&quot;);&quot;                           times: ''&quot;)" office:value-type="string" office:string-value="                           times: '{ &quot;start_timestamp&quot;: &quot;2014-03-17T10:39:00.000Z&quot; }'">
            <text:p><text:s text:c="27"/>times: '{ "start_timestamp": "2014-03-17T10:39:00.000Z" }'</text:p>
          </table:table-cell>
          <table:table-cell/>
          <table:table-cell table:formula="of:=[.A50]" office:value-type="string" office:string-value="Sp8">
            <text:p>Sp8</text:p>
          </table:table-cell>
          <table:table-cell table:formula="of:=[.S50]" office:value-type="float" office:value="1921.4">
            <text:p>1921.4</text:p>
          </table:table-cell>
          <table:table-cell table:style-name="ce5" office:value-type="date" office:date-value="2014-03-17T10:39:00.000002">
            <text:p>2014-03-17T10:39:00.000Z</text:p>
          </table:table-cell>
          <table:table-cell table:number-columns-repeated="12"/>
        </table:table-row>
        <table:table-row table:style-name="ro1">
          <table:table-cell table:formula="of:=[.A50]" office:value-type="string" office:string-value="Sp8">
            <text:p>Sp8</text:p>
          </table:table-cell>
          <table:table-cell/>
          <table:table-cell table:style-name="ce1" office:value-type="float" office:value="103">
            <text:p>103</text:p>
          </table:table-cell>
          <table:table-cell table:style-name="ce1" office:value-type="string">
            <text:p>Kaisa</text:p>
          </table:table-cell>
          <table:table-cell table:style-name="ce1" office:value-type="string">
            <text:p>Leht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8:51,9</text:p>
          </table:table-cell>
          <table:table-cell table:style-name="ce1" office:value-type="string">
            <text:p>DNS</text:p>
          </table:table-cell>
          <table:table-cell table:style-name="ce3" table:formula="of:=CONCATENATE(LOWER(LEFT([.D51]));LOWER(LEFT([.E51]));LOWER(LEFT([.F51])))" office:value-type="string" office:string-value="klf">
            <text:p>klf</text:p>
          </table:table-cell>
          <table:table-cell table:formula="of:=CONCATENATE(&quot;@&quot;;[.J51];&quot; ||= User.create! email: '&quot;;LOWER([.D51]);&quot;.&quot;;LOWER([.E51]);&quot;@example.com',&quot;)" office:value-type="string" office:string-value="@klf ||= User.create! email: 'kaisa.lehto@example.com',">
            <text:p>@klf ||= User.create! email: 'kaisa.lehto@example.com',</text:p>
          </table:table-cell>
          <table:table-cell table:style-name="ce4" table:formula="of:=CONCATENATE(&quot;                  password: '&quot;;[.D51];&quot;1234567',&quot;)" office:value-type="string" office:string-value="                  password: 'Kaisa1234567',">
            <text:p><text:s text:c="18"/>password: 'Kaisa1234567',</text:p>
          </table:table-cell>
          <table:table-cell table:style-name="ce4" table:formula="of:=CONCATENATE(&quot;                  password_confirmation: '&quot;;[.D51];&quot;1234567',&quot;)" office:value-type="string" office:string-value="                  password_confirmation: 'Kaisa1234567',">
            <text:p><text:s text:c="18"/>password_confirmation: 'Kaisa1234567',</text:p>
          </table:table-cell>
          <table:table-cell table:style-name="ce4" table:formula="of:=CONCATENATE(&quot;                  display_name: '&quot;;[.D51];&quot; &quot;;[.E51];&quot;',&quot;)" office:value-type="string" office:string-value="                  display_name: 'Kaisa Lehto',">
            <text:p><text:s text:c="18"/>display_name: 'Kaisa Lehto',</text:p>
          </table:table-cell>
          <table:table-cell table:style-name="ce4" table:formula="of:=CONCATENATE(&quot;                  nationality: :&quot;;LOWER([.F5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1];&quot;_&quot;;LOWER([.A51]);&quot;_day&quot;)" office:value-type="string" office:string-value="@klf_sp8_day">
            <text:p>@klf_sp8_day</text:p>
          </table:table-cell>
          <table:table-cell table:formula="of:=IFERROR( VALUE(LEFT([.H51];2))*60+VALUE(MID(REPLACE([.H51];6;1;&quot;.&quot;);4;4)) ;0)" office:value-type="float" office:value="2331.9">
            <text:p>2331.9</text:p>
          </table:table-cell>
          <table:table-cell table:formula="of:=IFERROR( VALUE(LEFT([.I51];2))*60+VALUE(MID(REPLACE([.I51];6;1;&quot;.&quot;);4;4)) ;0)" office:value-type="float" office:value="0">
            <text:p>0</text:p>
          </table:table-cell>
          <table:table-cell table:formula="of:=CONCATENATE([.Q51];&quot;1 = Run.create! race: @&quot;;LOWER([.A51]);&quot;_day1,&quot;)" office:value-type="string" office:string-value="@klf_sp8_day1 = Run.create! race: @sp8_day1,">
            <text:p>@klf_sp8_day1 = Run.create! race: @sp8_day1,</text:p>
          </table:table-cell>
          <table:table-cell table:formula="of:=CONCATENATE(&quot;                           user: @&quot;;[.J51];&quot;,&quot;)" office:value-type="string" office:string-value="                           user: @klf,">
            <text:p><text:s text:c="27"/>user: @klf,</text:p>
          </table:table-cell>
          <table:table-cell table:formula="of:=CONCATENATE(&quot;                           number: '&quot;;[.C51];&quot;',&quot;)" office:value-type="string" office:string-value="                           number: '103',">
            <text:p><text:s text:c="27"/>number: '103',</text:p>
          </table:table-cell>
          <table:table-cell table:formula="of:=IF([.R51]&gt;0;CONCATENATE(&quot;                           times: '{ &quot;&quot;final&quot;&quot;: &quot;;[.R51];&quot; }'&quot;);&quot;                           times: ''&quot;)" office:value-type="string" office:string-value="                           times: '{ &quot;final&quot;: 2331.9 }'">
            <text:p><text:s text:c="27"/>times: '{ "final": 2331.9 }'</text:p>
          </table:table-cell>
          <table:table-cell table:formula="of:=CONCATENATE([.Q51];&quot;2 = Run.create! race: @&quot;;LOWER([.A51]);&quot;_day2,&quot;)" office:value-type="string" office:string-value="@klf_sp8_day2 = Run.create! race: @sp8_day2,">
            <text:p>@klf_sp8_day2 = Run.create! race: @sp8_day2,</text:p>
          </table:table-cell>
          <table:table-cell table:formula="of:=IF([.S51]&gt;0;CONCATENATE(&quot;                           times: '{ &quot;&quot;final&quot;&quot;: &quot;;[.S51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1]" office:value-type="string" office:string-value="Sp8">
            <text:p>Sp8</text:p>
          </table:table-cell>
          <table:table-cell/>
          <table:table-cell table:style-name="ce5" office:value-type="date" office:date-value="2014-03-18T10:40:00.000002">
            <text:p>2014-03-18T10:40:00.000Z</text:p>
          </table:table-cell>
          <table:table-cell table:number-columns-repeated="12"/>
        </table:table-row>
        <table:table-row table:style-name="ro1">
          <table:table-cell table:formula="of:=[.A51]" office:value-type="string" office:string-value="Sp8">
            <text:p>Sp8</text:p>
          </table:table-cell>
          <table:table-cell/>
          <table:table-cell table:style-name="ce1" office:value-type="float" office:value="98">
            <text:p>98</text:p>
          </table:table-cell>
          <table:table-cell table:style-name="ce1" office:value-type="string">
            <text:p>Frode</text:p>
          </table:table-cell>
          <table:table-cell table:style-name="ce1" office:value-type="string">
            <text:p>Hauga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43:18,3</text:p>
          </table:table-cell>
          <table:table-cell table:style-name="ce1" office:value-type="string">
            <text:p>DNS</text:p>
          </table:table-cell>
          <table:table-cell table:style-name="ce3" table:formula="of:=CONCATENATE(LOWER(LEFT([.D52]));LOWER(LEFT([.E52]));LOWER(LEFT([.F52])))" office:value-type="string" office:string-value="fhn">
            <text:p>fhn</text:p>
          </table:table-cell>
          <table:table-cell table:formula="of:=CONCATENATE(&quot;@&quot;;[.J52];&quot; ||= User.create! email: '&quot;;LOWER([.D52]);&quot;.&quot;;LOWER([.E52]);&quot;@example.com',&quot;)" office:value-type="string" office:string-value="@fhn ||= User.create! email: 'frode.haugan@example.com',">
            <text:p>@fhn ||= User.create! email: 'frode.haugan@example.com',</text:p>
          </table:table-cell>
          <table:table-cell table:style-name="ce4" table:formula="of:=CONCATENATE(&quot;                  password: '&quot;;[.D52];&quot;1234567',&quot;)" office:value-type="string" office:string-value="                  password: 'Frode1234567',">
            <text:p><text:s text:c="18"/>password: 'Frode1234567',</text:p>
          </table:table-cell>
          <table:table-cell table:style-name="ce4" table:formula="of:=CONCATENATE(&quot;                  password_confirmation: '&quot;;[.D52];&quot;1234567',&quot;)" office:value-type="string" office:string-value="                  password_confirmation: 'Frode1234567',">
            <text:p><text:s text:c="18"/>password_confirmation: 'Frode1234567',</text:p>
          </table:table-cell>
          <table:table-cell table:style-name="ce4" table:formula="of:=CONCATENATE(&quot;                  display_name: '&quot;;[.D52];&quot; &quot;;[.E52];&quot;',&quot;)" office:value-type="string" office:string-value="                  display_name: 'Frode Haugan',">
            <text:p><text:s text:c="18"/>display_name: 'Frode Haugan',</text:p>
          </table:table-cell>
          <table:table-cell table:style-name="ce4" table:formula="of:=CONCATENATE(&quot;                  nationality: :&quot;;LOWER([.F5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2];&quot;_&quot;;LOWER([.A52]);&quot;_day&quot;)" office:value-type="string" office:string-value="@fhn_sp8_day">
            <text:p>@fhn_sp8_day</text:p>
          </table:table-cell>
          <table:table-cell table:formula="of:=IFERROR( VALUE(LEFT([.H52];2))*60+VALUE(MID(REPLACE([.H52];6;1;&quot;.&quot;);4;4)) ;0)" office:value-type="float" office:value="2598.3">
            <text:p>2598.3</text:p>
          </table:table-cell>
          <table:table-cell table:formula="of:=IFERROR( VALUE(LEFT([.I52];2))*60+VALUE(MID(REPLACE([.I52];6;1;&quot;.&quot;);4;4)) ;0)" office:value-type="float" office:value="0">
            <text:p>0</text:p>
          </table:table-cell>
          <table:table-cell table:formula="of:=CONCATENATE([.Q52];&quot;1 = Run.create! race: @&quot;;LOWER([.A52]);&quot;_day1,&quot;)" office:value-type="string" office:string-value="@fhn_sp8_day1 = Run.create! race: @sp8_day1,">
            <text:p>@fhn_sp8_day1 = Run.create! race: @sp8_day1,</text:p>
          </table:table-cell>
          <table:table-cell table:formula="of:=CONCATENATE(&quot;                           user: @&quot;;[.J52];&quot;,&quot;)" office:value-type="string" office:string-value="                           user: @fhn,">
            <text:p><text:s text:c="27"/>user: @fhn,</text:p>
          </table:table-cell>
          <table:table-cell table:formula="of:=CONCATENATE(&quot;                           number: '&quot;;[.C52];&quot;',&quot;)" office:value-type="string" office:string-value="                           number: '98',">
            <text:p><text:s text:c="27"/>number: '98',</text:p>
          </table:table-cell>
          <table:table-cell table:formula="of:=IF([.R52]&gt;0;CONCATENATE(&quot;                           times: '{ &quot;&quot;final&quot;&quot;: &quot;;[.R52];&quot; }'&quot;);&quot;                           times: ''&quot;)" office:value-type="string" office:string-value="                           times: '{ &quot;final&quot;: 2598.3 }'">
            <text:p><text:s text:c="27"/>times: '{ "final": 2598.3 }'</text:p>
          </table:table-cell>
          <table:table-cell table:formula="of:=CONCATENATE([.Q52];&quot;2 = Run.create! race: @&quot;;LOWER([.A52]);&quot;_day2,&quot;)" office:value-type="string" office:string-value="@fhn_sp8_day2 = Run.create! race: @sp8_day2,">
            <text:p>@fhn_sp8_day2 = Run.create! race: @sp8_day2,</text:p>
          </table:table-cell>
          <table:table-cell table:formula="of:=IF([.S52]&gt;0;CONCATENATE(&quot;                           times: '{ &quot;&quot;final&quot;&quot;: &quot;;[.S52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2]" office:value-type="string" office:string-value="Sp8">
            <text:p>Sp8</text:p>
          </table:table-cell>
          <table:table-cell/>
          <table:table-cell table:style-name="ce5" office:value-type="date" office:date-value="2014-03-19T10:41:00.000002">
            <text:p>2014-03-19T10:41:00.000Z</text:p>
          </table:table-cell>
          <table:table-cell table:number-columns-repeated="12"/>
        </table:table-row>
        <table:table-row table:style-name="ro1">
          <table:table-cell table:formula="of:=[.A52]" office:value-type="string" office:string-value="Sp8">
            <text:p>Sp8</text:p>
          </table:table-cell>
          <table:table-cell/>
          <table:table-cell table:style-name="ce1" office:value-type="float" office:value="96">
            <text:p>96</text:p>
          </table:table-cell>
          <table:table-cell table:style-name="ce1" office:value-type="string">
            <text:p>Aleksandr</text:p>
          </table:table-cell>
          <table:table-cell table:style-name="ce1" office:value-type="string">
            <text:p>Moskvichev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DQ</text:p>
          </table:table-cell>
          <table:table-cell table:number-columns-repeated="2" table:style-name="ce2"/>
          <table:table-cell table:style-name="ce3" table:formula="of:=CONCATENATE(LOWER(LEFT([.D53]));LOWER(LEFT([.E53]));LOWER(LEFT([.F53])))" office:value-type="string" office:string-value="amr">
            <text:p>amr</text:p>
          </table:table-cell>
          <table:table-cell table:formula="of:=CONCATENATE(&quot;@&quot;;[.J53];&quot; ||= User.create! email: '&quot;;LOWER([.D53]);&quot;.&quot;;LOWER([.E53]);&quot;@example.com',&quot;)" office:value-type="string" office:string-value="@amr ||= User.create! email: 'aleksandr.moskvichev@example.com',">
            <text:p>@amr ||= User.create! email: 'aleksandr.moskvichev@example.com',</text:p>
          </table:table-cell>
          <table:table-cell table:style-name="ce4" table:formula="of:=CONCATENATE(&quot;                  password: '&quot;;[.D53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4" table:formula="of:=CONCATENATE(&quot;                  password_confirmation: '&quot;;[.D53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4" table:formula="of:=CONCATENATE(&quot;                  display_name: '&quot;;[.D53];&quot; &quot;;[.E53];&quot;',&quot;)" office:value-type="string" office:string-value="                  display_name: 'Aleksandr Moskvichev',">
            <text:p><text:s text:c="18"/>display_name: 'Aleksandr Moskvichev',</text:p>
          </table:table-cell>
          <table:table-cell table:style-name="ce4" table:formula="of:=CONCATENATE(&quot;                  nationality: :&quot;;LOWER([.F53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53];&quot;_&quot;;LOWER([.A53]);&quot;_day&quot;)" office:value-type="string" office:string-value="@amr_sp8_day">
            <text:p>@amr_sp8_day</text:p>
          </table:table-cell>
          <table:table-cell table:formula="of:=IFERROR( VALUE(LEFT([.H53];2))*60+VALUE(MID(REPLACE([.H53];6;1;&quot;.&quot;);4;4)) ;0)" office:value-type="float" office:value="0">
            <text:p>0</text:p>
          </table:table-cell>
          <table:table-cell table:formula="of:=IFERROR( VALUE(LEFT([.I53];2))*60+VALUE(MID(REPLACE([.I53];6;1;&quot;.&quot;);4;4)) ;0)" office:value-type="float" office:value="0">
            <text:p>0</text:p>
          </table:table-cell>
          <table:table-cell table:formula="of:=CONCATENATE([.Q53];&quot;1 = Run.create! race: @&quot;;LOWER([.A53]);&quot;_day1,&quot;)" office:value-type="string" office:string-value="@amr_sp8_day1 = Run.create! race: @sp8_day1,">
            <text:p>@amr_sp8_day1 = Run.create! race: @sp8_day1,</text:p>
          </table:table-cell>
          <table:table-cell table:formula="of:=CONCATENATE(&quot;                           user: @&quot;;[.J53];&quot;,&quot;)" office:value-type="string" office:string-value="                           user: @amr,">
            <text:p><text:s text:c="27"/>user: @amr,</text:p>
          </table:table-cell>
          <table:table-cell table:formula="of:=CONCATENATE(&quot;                           number: '&quot;;[.C53];&quot;',&quot;)" office:value-type="string" office:string-value="                           number: '96',">
            <text:p><text:s text:c="27"/>number: '96',</text:p>
          </table:table-cell>
          <table:table-cell table:formula="of:=IF([.R53]&gt;0;CONCATENATE(&quot;                           times: '{ &quot;&quot;final&quot;&quot;: &quot;;[.R53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3];&quot;2 = Run.create! race: @&quot;;LOWER([.A53]);&quot;_day2,&quot;)" office:value-type="string" office:string-value="@amr_sp8_day2 = Run.create! race: @sp8_day2,">
            <text:p>@amr_sp8_day2 = Run.create! race: @sp8_day2,</text:p>
          </table:table-cell>
          <table:table-cell table:formula="of:=IF([.S53]&gt;0;CONCATENATE(&quot;                           times: '{ &quot;&quot;final&quot;&quot;: &quot;;[.S53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3]" office:value-type="string" office:string-value="Sp8">
            <text:p>Sp8</text:p>
          </table:table-cell>
          <table:table-cell/>
          <table:table-cell table:style-name="ce5" office:value-type="date" office:date-value="2014-03-20T10:42:00.000002">
            <text:p>2014-03-20T10:42:00.000Z</text:p>
          </table:table-cell>
          <table:table-cell table:number-columns-repeated="12"/>
        </table:table-row>
        <table:table-row table:style-name="ro1">
          <table:table-cell table:formula="of:=[.A53]" office:value-type="string" office:string-value="Sp8">
            <text:p>Sp8</text:p>
          </table:table-cell>
          <table:table-cell/>
          <table:table-cell table:style-name="ce1" office:value-type="float" office:value="94">
            <text:p>94</text:p>
          </table:table-cell>
          <table:table-cell table:style-name="ce1" office:value-type="string">
            <text:p>Jos</text:p>
          </table:table-cell>
          <table:table-cell table:style-name="ce1" office:value-type="string">
            <text:p>Broers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DNS</text:p>
          </table:table-cell>
          <table:table-cell table:number-columns-repeated="2" table:style-name="ce2"/>
          <table:table-cell table:style-name="ce3" table:formula="of:=CONCATENATE(LOWER(LEFT([.D54]));LOWER(LEFT([.E54]));LOWER(LEFT([.F54])))" office:value-type="string" office:string-value="jbn">
            <text:p>jbn</text:p>
          </table:table-cell>
          <table:table-cell table:formula="of:=CONCATENATE(&quot;@&quot;;[.J54];&quot; ||= User.create! email: '&quot;;LOWER([.D54]);&quot;.&quot;;LOWER([.E54]);&quot;@example.com',&quot;)" office:value-type="string" office:string-value="@jbn ||= User.create! email: 'jos.broers@example.com',">
            <text:p>@jbn ||= User.create! email: 'jos.broers@example.com',</text:p>
          </table:table-cell>
          <table:table-cell table:style-name="ce4" table:formula="of:=CONCATENATE(&quot;                  password: '&quot;;[.D54];&quot;1234567',&quot;)" office:value-type="string" office:string-value="                  password: 'Jos1234567',">
            <text:p><text:s text:c="18"/>password: 'Jos1234567',</text:p>
          </table:table-cell>
          <table:table-cell table:style-name="ce4" table:formula="of:=CONCATENATE(&quot;                  password_confirmation: '&quot;;[.D54];&quot;1234567',&quot;)" office:value-type="string" office:string-value="                  password_confirmation: 'Jos1234567',">
            <text:p><text:s text:c="18"/>password_confirmation: 'Jos1234567',</text:p>
          </table:table-cell>
          <table:table-cell table:style-name="ce4" table:formula="of:=CONCATENATE(&quot;                  display_name: '&quot;;[.D54];&quot; &quot;;[.E54];&quot;',&quot;)" office:value-type="string" office:string-value="                  display_name: 'Jos Broers',">
            <text:p><text:s text:c="18"/>display_name: 'Jos Broers',</text:p>
          </table:table-cell>
          <table:table-cell table:style-name="ce4" table:formula="of:=CONCATENATE(&quot;                  nationality: :&quot;;LOWER([.F54]))" office:value-type="string" office:string-value="                  nationality: :netherlands">
            <text:p><text:s text:c="18"/>nationality: :netherlands</text:p>
          </table:table-cell>
          <table:table-cell/>
          <table:table-cell table:formula="of:=CONCATENATE(&quot;@&quot;;[.J54];&quot;_&quot;;LOWER([.A54]);&quot;_day&quot;)" office:value-type="string" office:string-value="@jbn_sp8_day">
            <text:p>@jbn_sp8_day</text:p>
          </table:table-cell>
          <table:table-cell table:formula="of:=IFERROR( VALUE(LEFT([.H54];2))*60+VALUE(MID(REPLACE([.H54];6;1;&quot;.&quot;);4;4)) ;0)" office:value-type="float" office:value="0">
            <text:p>0</text:p>
          </table:table-cell>
          <table:table-cell table:formula="of:=IFERROR( VALUE(LEFT([.I54];2))*60+VALUE(MID(REPLACE([.I54];6;1;&quot;.&quot;);4;4)) ;0)" office:value-type="float" office:value="0">
            <text:p>0</text:p>
          </table:table-cell>
          <table:table-cell table:formula="of:=CONCATENATE([.Q54];&quot;1 = Run.create! race: @&quot;;LOWER([.A54]);&quot;_day1,&quot;)" office:value-type="string" office:string-value="@jbn_sp8_day1 = Run.create! race: @sp8_day1,">
            <text:p>@jbn_sp8_day1 = Run.create! race: @sp8_day1,</text:p>
          </table:table-cell>
          <table:table-cell table:formula="of:=CONCATENATE(&quot;                           user: @&quot;;[.J54];&quot;,&quot;)" office:value-type="string" office:string-value="                           user: @jbn,">
            <text:p><text:s text:c="27"/>user: @jbn,</text:p>
          </table:table-cell>
          <table:table-cell table:formula="of:=CONCATENATE(&quot;                           number: '&quot;;[.C54];&quot;',&quot;)" office:value-type="string" office:string-value="                           number: '94',">
            <text:p><text:s text:c="27"/>number: '94',</text:p>
          </table:table-cell>
          <table:table-cell table:formula="of:=IF([.R54]&gt;0;CONCATENATE(&quot;                           times: '{ &quot;&quot;final&quot;&quot;: &quot;;[.R54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4];&quot;2 = Run.create! race: @&quot;;LOWER([.A54]);&quot;_day2,&quot;)" office:value-type="string" office:string-value="@jbn_sp8_day2 = Run.create! race: @sp8_day2,">
            <text:p>@jbn_sp8_day2 = Run.create! race: @sp8_day2,</text:p>
          </table:table-cell>
          <table:table-cell table:formula="of:=IF([.S54]&gt;0;CONCATENATE(&quot;                           times: '{ &quot;&quot;final&quot;&quot;: &quot;;[.S54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4]" office:value-type="string" office:string-value="Sp8">
            <text:p>Sp8</text:p>
          </table:table-cell>
          <table:table-cell/>
          <table:table-cell table:style-name="ce5" office:value-type="date" office:date-value="2014-03-21T10:43:00.000003">
            <text:p>2014-03-21T10:43:00.000Z</text:p>
          </table:table-cell>
          <table:table-cell table:number-columns-repeated="12"/>
        </table:table-row>
        <table:table-row table:style-name="ro1">
          <table:table-cell office:value-type="string">
            <text:p>SpU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Hege</text:p>
          </table:table-cell>
          <table:table-cell table:style-name="ce1" office:value-type="string">
            <text:p>Ingerigtse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38:35,5</text:p>
          </table:table-cell>
          <table:table-cell table:style-name="ce1" office:value-type="string">
            <text:p>50:03,5</text:p>
          </table:table-cell>
          <table:table-cell table:style-name="ce1" office:value-type="string">
            <text:p>48:32,0</text:p>
          </table:table-cell>
          <table:table-cell table:style-name="ce3" table:formula="of:=CONCATENATE(LOWER(LEFT([.D55]));LOWER(LEFT([.E55]));LOWER(LEFT([.F55])))" office:value-type="string" office:string-value="hin">
            <text:p>hin</text:p>
          </table:table-cell>
          <table:table-cell table:formula="of:=CONCATENATE(&quot;@&quot;;[.J55];&quot; ||= User.create! email: '&quot;;LOWER([.D55]);&quot;.&quot;;LOWER([.E55]);&quot;@example.com',&quot;)" office:value-type="string" office:string-value="@hin ||= User.create! email: 'hege.ingerigtsen@example.com',">
            <text:p>@hin ||= User.create! email: 'hege.ingerigtsen@example.com',</text:p>
          </table:table-cell>
          <table:table-cell table:style-name="ce4" table:formula="of:=CONCATENATE(&quot;                  password: '&quot;;[.D55];&quot;1234567',&quot;)" office:value-type="string" office:string-value="                  password: 'Hege1234567',">
            <text:p><text:s text:c="18"/>password: 'Hege1234567',</text:p>
          </table:table-cell>
          <table:table-cell table:style-name="ce4" table:formula="of:=CONCATENATE(&quot;                  password_confirmation: '&quot;;[.D55];&quot;1234567',&quot;)" office:value-type="string" office:string-value="                  password_confirmation: 'Hege1234567',">
            <text:p><text:s text:c="18"/>password_confirmation: 'Hege1234567',</text:p>
          </table:table-cell>
          <table:table-cell table:style-name="ce4" table:formula="of:=CONCATENATE(&quot;                  display_name: '&quot;;[.D55];&quot; &quot;;[.E55];&quot;',&quot;)" office:value-type="string" office:string-value="                  display_name: 'Hege Ingerigtsen',">
            <text:p><text:s text:c="18"/>display_name: 'Hege Ingerigtsen',</text:p>
          </table:table-cell>
          <table:table-cell table:style-name="ce4" table:formula="of:=CONCATENATE(&quot;                  nationality: :&quot;;LOWER([.F55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5];&quot;_&quot;;LOWER([.A55]);&quot;_day&quot;)" office:value-type="string" office:string-value="@hin_spu_day">
            <text:p>@hin_spu_day</text:p>
          </table:table-cell>
          <table:table-cell table:formula="of:=IFERROR( VALUE(LEFT([.H55];2))*60+VALUE(MID(REPLACE([.H55];6;1;&quot;.&quot;);4;4)) ;0)" office:value-type="float" office:value="3003.5">
            <text:p>3003.5</text:p>
          </table:table-cell>
          <table:table-cell table:formula="of:=IFERROR( VALUE(LEFT([.I55];2))*60+VALUE(MID(REPLACE([.I55];6;1;&quot;.&quot;);4;4)) ;0)" office:value-type="float" office:value="2912">
            <text:p>2912</text:p>
          </table:table-cell>
          <table:table-cell table:formula="of:=CONCATENATE([.Q55];&quot;1 = Run.create! race: @&quot;;LOWER([.A55]);&quot;_day1,&quot;)" office:value-type="string" office:string-value="@hin_spu_day1 = Run.create! race: @spu_day1,">
            <text:p>@hin_spu_day1 = Run.create! race: @spu_day1,</text:p>
          </table:table-cell>
          <table:table-cell table:formula="of:=CONCATENATE(&quot;                           user: @&quot;;[.J55];&quot;,&quot;)" office:value-type="string" office:string-value="                           user: @hin,">
            <text:p><text:s text:c="27"/>user: @hin,</text:p>
          </table:table-cell>
          <table:table-cell table:formula="of:=CONCATENATE(&quot;                           number: '&quot;;[.C55];&quot;',&quot;)" office:value-type="string" office:string-value="                           number: '106',">
            <text:p><text:s text:c="27"/>number: '106',</text:p>
          </table:table-cell>
          <table:table-cell table:formula="of:=IF([.R55]&gt;0;CONCATENATE(&quot;                           times: '{ &quot;&quot;final&quot;&quot;: &quot;;[.R55];&quot; }'&quot;);&quot;                           times: ''&quot;)" office:value-type="string" office:string-value="                           times: '{ &quot;final&quot;: 3003.5 }'">
            <text:p><text:s text:c="27"/>times: '{ "final": 3003.5 }'</text:p>
          </table:table-cell>
          <table:table-cell table:formula="of:=CONCATENATE([.Q55];&quot;2 = Run.create! race: @&quot;;LOWER([.A55]);&quot;_day2,&quot;)" office:value-type="string" office:string-value="@hin_spu_day2 = Run.create! race: @spu_day2,">
            <text:p>@hin_spu_day2 = Run.create! race: @spu_day2,</text:p>
          </table:table-cell>
          <table:table-cell table:formula="of:=IF([.S55]&gt;0;CONCATENATE(&quot;                           times: '{ &quot;&quot;start_timestamp&quot;&quot;: &quot;&quot;&quot;;TEXT([.AC55];&quot;YYYY-MM-DDTHH:MM:SS.000Z&quot;);&quot;&quot;&quot;, &quot;&quot;5km_timestamp&quot;&quot;: &quot;&quot;&quot;;TEXT([.AG55];&quot;YYYY-MM-DDTHH:MM:SS.000Z&quot;);&quot;&quot;&quot; }'&quot;);&quot;                           times: ''&quot;)" office:value-type="string" office:string-value="                           times: '{ &quot;start_timestamp&quot;: &quot;2014-03-22T10:44:00.000Z&quot;, &quot;5km_timestamp&quot;: &quot;2014-03-22T10:53:17.939Z&quot; }'">
            <text:p><text:s text:c="27"/>times: '{ "start_timestamp": "2014-03-22T10:44:00.000Z", "5km_timestamp": "2014-03-22T10:53:17.939Z" }'</text:p>
          </table:table-cell>
          <table:table-cell/>
          <table:table-cell table:formula="of:=[.A55]" office:value-type="string" office:string-value="SpU">
            <text:p>SpU</text:p>
          </table:table-cell>
          <table:table-cell table:formula="of:=[.S55]" office:value-type="float" office:value="2912">
            <text:p>2912</text:p>
          </table:table-cell>
          <table:table-cell table:style-name="ce5" office:value-type="date" office:date-value="2014-03-22T10:44:00.000003">
            <text:p>2014-03-22T10:44:00.000Z</text:p>
          </table:table-cell>
          <table:table-cell table:style-name="ce6" table:formula="of:=RANDBETWEEN(550;620)+ RAND()" office:value-type="float" office:value="557.938707683934">
            <text:p>557.9</text:p>
          </table:table-cell>
          <table:table-cell table:number-columns-repeated="2"/>
          <table:table-cell table:style-name="ce5" table:formula="of:=[.$AC55]+[.AD55]/(24*60*60)" office:value-type="date" office:date-value="2014-03-22T10:53:17.93871">
            <text:p>2014-03-22T10:53:17.939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formula="of:=[.A55]" office:value-type="string" office:string-value="SpU">
            <text:p>SpU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Kurt</text:p>
          </table:table-cell>
          <table:table-cell table:style-name="ce1" office:value-type="string">
            <text:p>Zwingli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40:47,2</text:p>
          </table:table-cell>
          <table:table-cell table:style-name="ce1" office:value-type="string">
            <text:p>49:06,2</text:p>
          </table:table-cell>
          <table:table-cell table:style-name="ce1" office:value-type="string">
            <text:p>51:41,0</text:p>
          </table:table-cell>
          <table:table-cell table:style-name="ce3" table:formula="of:=CONCATENATE(LOWER(LEFT([.D56]));LOWER(LEFT([.E56]));LOWER(LEFT([.F56])))" office:value-type="string" office:string-value="kzs">
            <text:p>kzs</text:p>
          </table:table-cell>
          <table:table-cell table:formula="of:=CONCATENATE(&quot;@&quot;;[.J56];&quot; ||= User.create! email: '&quot;;LOWER([.D56]);&quot;.&quot;;LOWER([.E56]);&quot;@example.com',&quot;)" office:value-type="string" office:string-value="@kzs ||= User.create! email: 'kurt.zwingli@example.com',">
            <text:p>@kzs ||= User.create! email: 'kurt.zwingli@example.com',</text:p>
          </table:table-cell>
          <table:table-cell table:style-name="ce4" table:formula="of:=CONCATENATE(&quot;                  password: '&quot;;[.D56];&quot;1234567',&quot;)" office:value-type="string" office:string-value="                  password: 'Kurt1234567',">
            <text:p><text:s text:c="18"/>password: 'Kurt1234567',</text:p>
          </table:table-cell>
          <table:table-cell table:style-name="ce4" table:formula="of:=CONCATENATE(&quot;                  password_confirmation: '&quot;;[.D56];&quot;1234567',&quot;)" office:value-type="string" office:string-value="                  password_confirmation: 'Kurt1234567',">
            <text:p><text:s text:c="18"/>password_confirmation: 'Kurt1234567',</text:p>
          </table:table-cell>
          <table:table-cell table:style-name="ce4" table:formula="of:=CONCATENATE(&quot;                  display_name: '&quot;;[.D56];&quot; &quot;;[.E56];&quot;',&quot;)" office:value-type="string" office:string-value="                  display_name: 'Kurt Zwingli',">
            <text:p><text:s text:c="18"/>display_name: 'Kurt Zwingli',</text:p>
          </table:table-cell>
          <table:table-cell table:style-name="ce4" table:formula="of:=CONCATENATE(&quot;                  nationality: :&quot;;LOWER([.F56]))" office:value-type="string" office:string-value="                  nationality: :switzerland">
            <text:p><text:s text:c="18"/>nationality: :switzerland</text:p>
          </table:table-cell>
          <table:table-cell/>
          <table:table-cell table:formula="of:=CONCATENATE(&quot;@&quot;;[.J56];&quot;_&quot;;LOWER([.A56]);&quot;_day&quot;)" office:value-type="string" office:string-value="@kzs_spu_day">
            <text:p>@kzs_spu_day</text:p>
          </table:table-cell>
          <table:table-cell table:formula="of:=IFERROR( VALUE(LEFT([.H56];2))*60+VALUE(MID(REPLACE([.H56];6;1;&quot;.&quot;);4;4)) ;0)" office:value-type="float" office:value="2946.2">
            <text:p>2946.2</text:p>
          </table:table-cell>
          <table:table-cell table:formula="of:=IFERROR( VALUE(LEFT([.I56];2))*60+VALUE(MID(REPLACE([.I56];6;1;&quot;.&quot;);4;4)) ;0)" office:value-type="float" office:value="3101">
            <text:p>3101</text:p>
          </table:table-cell>
          <table:table-cell table:formula="of:=CONCATENATE([.Q56];&quot;1 = Run.create! race: @&quot;;LOWER([.A56]);&quot;_day1,&quot;)" office:value-type="string" office:string-value="@kzs_spu_day1 = Run.create! race: @spu_day1,">
            <text:p>@kzs_spu_day1 = Run.create! race: @spu_day1,</text:p>
          </table:table-cell>
          <table:table-cell table:formula="of:=CONCATENATE(&quot;                           user: @&quot;;[.J56];&quot;,&quot;)" office:value-type="string" office:string-value="                           user: @kzs,">
            <text:p><text:s text:c="27"/>user: @kzs,</text:p>
          </table:table-cell>
          <table:table-cell table:formula="of:=CONCATENATE(&quot;                           number: '&quot;;[.C56];&quot;',&quot;)" office:value-type="string" office:string-value="                           number: '108',">
            <text:p><text:s text:c="27"/>number: '108',</text:p>
          </table:table-cell>
          <table:table-cell table:formula="of:=IF([.R56]&gt;0;CONCATENATE(&quot;                           times: '{ &quot;&quot;final&quot;&quot;: &quot;;[.R56];&quot; }'&quot;);&quot;                           times: ''&quot;)" office:value-type="string" office:string-value="                           times: '{ &quot;final&quot;: 2946.2 }'">
            <text:p><text:s text:c="27"/>times: '{ "final": 2946.2 }'</text:p>
          </table:table-cell>
          <table:table-cell table:formula="of:=CONCATENATE([.Q56];&quot;2 = Run.create! race: @&quot;;LOWER([.A56]);&quot;_day2,&quot;)" office:value-type="string" office:string-value="@kzs_spu_day2 = Run.create! race: @spu_day2,">
            <text:p>@kzs_spu_day2 = Run.create! race: @spu_day2,</text:p>
          </table:table-cell>
          <table:table-cell table:formula="of:=IF([.S56]&gt;0;CONCATENATE(&quot;                           times: '{ &quot;&quot;start_timestamp&quot;&quot;: &quot;&quot;&quot;;TEXT([.AC56];&quot;YYYY-MM-DDTHH:MM:SS.000Z&quot;);&quot;&quot;&quot;, &quot;&quot;5km_timestamp&quot;&quot;: &quot;&quot;&quot;;TEXT([.AG56];&quot;YYYY-MM-DDTHH:MM:SS.000Z&quot;);&quot;&quot;&quot; }'&quot;);&quot;                           times: ''&quot;)" office:value-type="string" office:string-value="                           times: '{ &quot;start_timestamp&quot;: &quot;2014-03-23T10:45:00.000Z&quot;, &quot;5km_timestamp&quot;: &quot;2014-03-23T10:54:46.816Z&quot; }'">
            <text:p><text:s text:c="27"/>times: '{ "start_timestamp": "2014-03-23T10:45:00.000Z", "5km_timestamp": "2014-03-23T10:54:46.816Z" }'</text:p>
          </table:table-cell>
          <table:table-cell/>
          <table:table-cell table:formula="of:=[.A56]" office:value-type="string" office:string-value="SpU">
            <text:p>SpU</text:p>
          </table:table-cell>
          <table:table-cell table:formula="of:=[.S56]" office:value-type="float" office:value="3101">
            <text:p>3101</text:p>
          </table:table-cell>
          <table:table-cell table:style-name="ce5" office:value-type="date" office:date-value="2014-03-23T10:45:00.000003">
            <text:p>2014-03-23T10:45:00.000Z</text:p>
          </table:table-cell>
          <table:table-cell table:style-name="ce6" table:formula="of:=RANDBETWEEN(550;620)+ RAND()" office:value-type="float" office:value="586.815850407816">
            <text:p>586.8</text:p>
          </table:table-cell>
          <table:table-cell table:number-columns-repeated="2"/>
          <table:table-cell table:style-name="ce5" table:formula="of:=[.$AC56]+[.AD56]/(24*60*60)" office:value-type="date" office:date-value="2014-03-23T10:54:46.815854">
            <text:p>2014-03-23T10:54:46.816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formula="of:=[.A56]" office:value-type="string" office:string-value="SpU">
            <text:p>SpU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Tetzn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45:54,8</text:p>
          </table:table-cell>
          <table:table-cell table:style-name="ce1" office:value-type="string">
            <text:p>52:14,2</text:p>
          </table:table-cell>
          <table:table-cell table:style-name="ce1" office:value-type="string">
            <text:p>53:40,6</text:p>
          </table:table-cell>
          <table:table-cell table:style-name="ce3" table:formula="of:=CONCATENATE(LOWER(LEFT([.D57]));LOWER(LEFT([.E57]));LOWER(LEFT([.F57])))" office:value-type="string" office:string-value="mtg">
            <text:p>mtg</text:p>
          </table:table-cell>
          <table:table-cell table:formula="of:=CONCATENATE(&quot;@&quot;;[.J57];&quot; ||= User.create! email: '&quot;;LOWER([.D57]);&quot;.&quot;;LOWER([.E57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4" table:formula="of:=CONCATENATE(&quot;                  password: '&quot;;[.D57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5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57];&quot; &quot;;[.E57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4" table:formula="of:=CONCATENATE(&quot;                  nationality: :&quot;;LOWER([.F57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7];&quot;_&quot;;LOWER([.A57]);&quot;_day&quot;)" office:value-type="string" office:string-value="@mtg_spu_day">
            <text:p>@mtg_spu_day</text:p>
          </table:table-cell>
          <table:table-cell table:formula="of:=IFERROR( VALUE(LEFT([.H57];2))*60+VALUE(MID(REPLACE([.H57];6;1;&quot;.&quot;);4;4)) ;0)" office:value-type="float" office:value="3134.2">
            <text:p>3134.2</text:p>
          </table:table-cell>
          <table:table-cell table:formula="of:=IFERROR( VALUE(LEFT([.I57];2))*60+VALUE(MID(REPLACE([.I57];6;1;&quot;.&quot;);4;4)) ;0)" office:value-type="float" office:value="3220.6">
            <text:p>3220.6</text:p>
          </table:table-cell>
          <table:table-cell table:formula="of:=CONCATENATE([.Q57];&quot;1 = Run.create! race: @&quot;;LOWER([.A57]);&quot;_day1,&quot;)" office:value-type="string" office:string-value="@mtg_spu_day1 = Run.create! race: @spu_day1,">
            <text:p>@mtg_spu_day1 = Run.create! race: @spu_day1,</text:p>
          </table:table-cell>
          <table:table-cell table:formula="of:=CONCATENATE(&quot;                           user: @&quot;;[.J57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57];&quot;',&quot;)" office:value-type="string" office:string-value="                           number: '109',">
            <text:p><text:s text:c="27"/>number: '109',</text:p>
          </table:table-cell>
          <table:table-cell table:formula="of:=IF([.R57]&gt;0;CONCATENATE(&quot;                           times: '{ &quot;&quot;final&quot;&quot;: &quot;;[.R57];&quot; }'&quot;);&quot;                           times: ''&quot;)" office:value-type="string" office:string-value="                           times: '{ &quot;final&quot;: 3134.2 }'">
            <text:p><text:s text:c="27"/>times: '{ "final": 3134.2 }'</text:p>
          </table:table-cell>
          <table:table-cell table:formula="of:=CONCATENATE([.Q57];&quot;2 = Run.create! race: @&quot;;LOWER([.A57]);&quot;_day2,&quot;)" office:value-type="string" office:string-value="@mtg_spu_day2 = Run.create! race: @spu_day2,">
            <text:p>@mtg_spu_day2 = Run.create! race: @spu_day2,</text:p>
          </table:table-cell>
          <table:table-cell table:formula="of:=IF([.S57]&gt;0;CONCATENATE(&quot;                           times: '{ &quot;&quot;start_timestamp&quot;&quot;: &quot;&quot;&quot;;TEXT([.AC57];&quot;YYYY-MM-DDTHH:MM:SS.000Z&quot;);&quot;&quot;&quot;, &quot;&quot;5km_timestamp&quot;&quot;: &quot;&quot;&quot;;TEXT([.AG57];&quot;YYYY-MM-DDTHH:MM:SS.000Z&quot;);&quot;&quot;&quot; }'&quot;);&quot;                           times: ''&quot;)" office:value-type="string" office:string-value="                           times: '{ &quot;start_timestamp&quot;: &quot;2014-03-24T10:46:00.000Z&quot;, &quot;5km_timestamp&quot;: &quot;2014-03-24T10:55:47.959Z&quot; }'">
            <text:p><text:s text:c="27"/>times: '{ "start_timestamp": "2014-03-24T10:46:00.000Z", "5km_timestamp": "2014-03-24T10:55:47.959Z" }'</text:p>
          </table:table-cell>
          <table:table-cell/>
          <table:table-cell table:formula="of:=[.A57]" office:value-type="string" office:string-value="SpU">
            <text:p>SpU</text:p>
          </table:table-cell>
          <table:table-cell table:formula="of:=[.S57]" office:value-type="float" office:value="3220.6">
            <text:p>3220.6</text:p>
          </table:table-cell>
          <table:table-cell table:style-name="ce5" office:value-type="date" office:date-value="2014-03-24T10:46:00.000003">
            <text:p>2014-03-24T10:46:00.000Z</text:p>
          </table:table-cell>
          <table:table-cell table:style-name="ce6" table:formula="of:=RANDBETWEEN(550;620)+ RAND()" office:value-type="float" office:value="587.95896631293">
            <text:p>588.0</text:p>
          </table:table-cell>
          <table:table-cell table:number-columns-repeated="2"/>
          <table:table-cell table:style-name="ce5" table:formula="of:=[.$AC57]+[.AD57]/(24*60*60)" office:value-type="date" office:date-value="2014-03-24T10:55:47.95897">
            <text:p>2014-03-24T10:55:47.959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formula="of:=[.A57]" office:value-type="string" office:string-value="SpU">
            <text:p>SpU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Tamara</text:p>
          </table:table-cell>
          <table:table-cell table:style-name="ce1" office:value-type="string">
            <text:p>Schlemm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09:01,5</text:p>
          </table:table-cell>
          <table:table-cell table:style-name="ce1" office:value-type="string">
            <text:p>03:30,0</text:p>
          </table:table-cell>
          <table:table-cell table:style-name="ce1" office:value-type="string">
            <text:p>05:31,5</text:p>
          </table:table-cell>
          <table:table-cell table:style-name="ce3" table:formula="of:=CONCATENATE(LOWER(LEFT([.D58]));LOWER(LEFT([.E58]));LOWER(LEFT([.F58])))" office:value-type="string" office:string-value="tsg">
            <text:p>tsg</text:p>
          </table:table-cell>
          <table:table-cell table:formula="of:=CONCATENATE(&quot;@&quot;;[.J58];&quot; ||= User.create! email: '&quot;;LOWER([.D58]);&quot;.&quot;;LOWER([.E58]);&quot;@example.com',&quot;)" office:value-type="string" office:string-value="@tsg ||= User.create! email: 'tamara.schlemmer@example.com',">
            <text:p>@tsg ||= User.create! email: 'tamara.schlemmer@example.com',</text:p>
          </table:table-cell>
          <table:table-cell table:style-name="ce4" table:formula="of:=CONCATENATE(&quot;                  password: '&quot;;[.D58];&quot;1234567',&quot;)" office:value-type="string" office:string-value="                  password: 'Tamara1234567',">
            <text:p><text:s text:c="18"/>password: 'Tamara1234567',</text:p>
          </table:table-cell>
          <table:table-cell table:style-name="ce4" table:formula="of:=CONCATENATE(&quot;                  password_confirmation: '&quot;;[.D58];&quot;1234567',&quot;)" office:value-type="string" office:string-value="                  password_confirmation: 'Tamara1234567',">
            <text:p><text:s text:c="18"/>password_confirmation: 'Tamara1234567',</text:p>
          </table:table-cell>
          <table:table-cell table:style-name="ce4" table:formula="of:=CONCATENATE(&quot;                  display_name: '&quot;;[.D58];&quot; &quot;;[.E58];&quot;',&quot;)" office:value-type="string" office:string-value="                  display_name: 'Tamara Schlemmer',">
            <text:p><text:s text:c="18"/>display_name: 'Tamara Schlemmer',</text:p>
          </table:table-cell>
          <table:table-cell table:style-name="ce4" table:formula="of:=CONCATENATE(&quot;                  nationality: :&quot;;LOWER([.F58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8];&quot;_&quot;;LOWER([.A58]);&quot;_day&quot;)" office:value-type="string" office:string-value="@tsg_spu_day">
            <text:p>@tsg_spu_day</text:p>
          </table:table-cell>
          <table:table-cell table:formula="of:=IFERROR( VALUE(LEFT([.H58];2))*60+VALUE(MID(REPLACE([.H58];6;1;&quot;.&quot;);4;4)) ;0)" office:value-type="float" office:value="210">
            <text:p>210</text:p>
          </table:table-cell>
          <table:table-cell table:formula="of:=IFERROR( VALUE(LEFT([.I58];2))*60+VALUE(MID(REPLACE([.I58];6;1;&quot;.&quot;);4;4)) ;0)" office:value-type="float" office:value="331.5">
            <text:p>331.5</text:p>
          </table:table-cell>
          <table:table-cell table:formula="of:=CONCATENATE([.Q58];&quot;1 = Run.create! race: @&quot;;LOWER([.A58]);&quot;_day1,&quot;)" office:value-type="string" office:string-value="@tsg_spu_day1 = Run.create! race: @spu_day1,">
            <text:p>@tsg_spu_day1 = Run.create! race: @spu_day1,</text:p>
          </table:table-cell>
          <table:table-cell table:formula="of:=CONCATENATE(&quot;                           user: @&quot;;[.J58];&quot;,&quot;)" office:value-type="string" office:string-value="                           user: @tsg,">
            <text:p><text:s text:c="27"/>user: @tsg,</text:p>
          </table:table-cell>
          <table:table-cell table:formula="of:=CONCATENATE(&quot;                           number: '&quot;;[.C58];&quot;',&quot;)" office:value-type="string" office:string-value="                           number: '110',">
            <text:p><text:s text:c="27"/>number: '110',</text:p>
          </table:table-cell>
          <table:table-cell table:formula="of:=IF([.R58]&gt;0;CONCATENATE(&quot;                           times: '{ &quot;&quot;final&quot;&quot;: &quot;;[.R58]+3600;&quot; }'&quot;);&quot;                           times: ''&quot;)" office:value-type="string" office:string-value="                           times: '{ &quot;final&quot;: 3810 }'">
            <text:p><text:s text:c="27"/>times: '{ "final": 3810 }'</text:p>
          </table:table-cell>
          <table:table-cell table:formula="of:=CONCATENATE([.Q58];&quot;2 = Run.create! race: @&quot;;LOWER([.A58]);&quot;_day2,&quot;)" office:value-type="string" office:string-value="@tsg_spu_day2 = Run.create! race: @spu_day2,">
            <text:p>@tsg_spu_day2 = Run.create! race: @spu_day2,</text:p>
          </table:table-cell>
          <table:table-cell table:formula="of:=IF([.S58]&gt;0;CONCATENATE(&quot;                           times: '{ &quot;&quot;start_timestamp&quot;&quot;: &quot;&quot;&quot;;TEXT([.AC58];&quot;YYYY-MM-DDTHH:MM:SS.000Z&quot;);&quot;&quot;&quot;, &quot;&quot;5km_timestamp&quot;&quot;: &quot;&quot;&quot;;TEXT([.AG58];&quot;YYYY-MM-DDTHH:MM:SS.000Z&quot;);&quot;&quot;&quot; }'&quot;);&quot;                           times: ''&quot;)" office:value-type="string" office:string-value="                           times: '{ &quot;start_timestamp&quot;: &quot;2014-03-25T10:47:00.000Z&quot;, &quot;5km_timestamp&quot;: &quot;2014-03-25T10:56:56.272Z&quot; }'">
            <text:p><text:s text:c="27"/>times: '{ "start_timestamp": "2014-03-25T10:47:00.000Z", "5km_timestamp": "2014-03-25T10:56:56.272Z" }'</text:p>
          </table:table-cell>
          <table:table-cell/>
          <table:table-cell table:formula="of:=[.A58]" office:value-type="string" office:string-value="SpU">
            <text:p>SpU</text:p>
          </table:table-cell>
          <table:table-cell table:formula="of:=[.S58]+3600" office:value-type="float" office:value="3931.5">
            <text:p>3931.5</text:p>
          </table:table-cell>
          <table:table-cell table:style-name="ce5" office:value-type="date" office:date-value="2014-03-25T10:47:00.000003">
            <text:p>2014-03-25T10:47:00.000Z</text:p>
          </table:table-cell>
          <table:table-cell table:style-name="ce6" table:formula="of:=RANDBETWEEN(550;620)+ RAND()" office:value-type="float" office:value="596.272346228128">
            <text:p>596.3</text:p>
          </table:table-cell>
          <table:table-cell table:number-columns-repeated="2"/>
          <table:table-cell table:style-name="ce5" table:formula="of:=[.$AC58]+[.AD58]/(24*60*60)" office:value-type="date" office:date-value="2014-03-25T10:56:56.272349">
            <text:p>2014-03-25T10:56:56.272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formula="of:=[.A58]" office:value-type="string" office:string-value="SpU">
            <text:p>SpU</text:p>
          </table:table-cell>
          <table:table-cell table:style-name="ce2"/>
          <table:table-cell table:style-name="ce1" office:value-type="float" office:value="107">
            <text:p>107</text:p>
          </table:table-cell>
          <table:table-cell table:style-name="ce1" office:value-type="string">
            <text:p>Ari</text:p>
          </table:table-cell>
          <table:table-cell table:style-name="ce1" office:value-type="string">
            <text:p>Laitinen</text:p>
          </table:table-cell>
          <table:table-cell table:style-name="ce1" office:value-type="string">
            <text:p>Finland</text:p>
          </table:table-cell>
          <table:table-cell table:style-name="ce2"/>
          <table:table-cell table:style-name="ce1" office:value-type="string">
            <text:p>DQ</text:p>
          </table:table-cell>
          <table:table-cell table:style-name="ce2"/>
          <table:table-cell table:style-name="ce3" table:formula="of:=CONCATENATE(LOWER(LEFT([.D59]));LOWER(LEFT([.E59]));LOWER(LEFT([.F59])))" office:value-type="string" office:string-value="alf">
            <text:p>alf</text:p>
          </table:table-cell>
          <table:table-cell table:formula="of:=CONCATENATE(&quot;@&quot;;[.J59];&quot; ||= User.create! email: '&quot;;LOWER([.D59]);&quot;.&quot;;LOWER([.E59]);&quot;@example.com',&quot;)" office:value-type="string" office:string-value="@alf ||= User.create! email: 'ari.laitinen@example.com',">
            <text:p>@alf ||= User.create! email: 'ari.laitinen@example.com',</text:p>
          </table:table-cell>
          <table:table-cell table:style-name="ce4" table:formula="of:=CONCATENATE(&quot;                  password: '&quot;;[.D59];&quot;1234567',&quot;)" office:value-type="string" office:string-value="                  password: 'Ari1234567',">
            <text:p><text:s text:c="18"/>password: 'Ari1234567',</text:p>
          </table:table-cell>
          <table:table-cell table:style-name="ce4" table:formula="of:=CONCATENATE(&quot;                  password_confirmation: '&quot;;[.D59];&quot;1234567',&quot;)" office:value-type="string" office:string-value="                  password_confirmation: 'Ari1234567',">
            <text:p><text:s text:c="18"/>password_confirmation: 'Ari1234567',</text:p>
          </table:table-cell>
          <table:table-cell table:style-name="ce4" table:formula="of:=CONCATENATE(&quot;                  display_name: '&quot;;[.D59];&quot; &quot;;[.E59];&quot;',&quot;)" office:value-type="string" office:string-value="                  display_name: 'Ari Laitinen',">
            <text:p><text:s text:c="18"/>display_name: 'Ari Laitinen',</text:p>
          </table:table-cell>
          <table:table-cell table:style-name="ce4" table:formula="of:=CONCATENATE(&quot;                  nationality: :&quot;;LOWER([.F5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9];&quot;_&quot;;LOWER([.A59]);&quot;_day&quot;)" office:value-type="string" office:string-value="@alf_spu_day">
            <text:p>@alf_spu_day</text:p>
          </table:table-cell>
          <table:table-cell table:formula="of:=IFERROR( VALUE(LEFT([.H59];2))*60+VALUE(MID(REPLACE([.H59];6;1;&quot;.&quot;);4;4)) ;0)" office:value-type="float" office:value="0">
            <text:p>0</text:p>
          </table:table-cell>
          <table:table-cell table:formula="of:=IFERROR( VALUE(LEFT([.I59];2))*60+VALUE(MID(REPLACE([.I59];6;1;&quot;.&quot;);4;4)) ;0)" office:value-type="float" office:value="0">
            <text:p>0</text:p>
          </table:table-cell>
          <table:table-cell table:formula="of:=CONCATENATE([.Q59];&quot;1 = Run.create! race: @&quot;;LOWER([.A59]);&quot;_day1,&quot;)" office:value-type="string" office:string-value="@alf_spu_day1 = Run.create! race: @spu_day1,">
            <text:p>@alf_spu_day1 = Run.create! race: @spu_day1,</text:p>
          </table:table-cell>
          <table:table-cell table:formula="of:=CONCATENATE(&quot;                           user: @&quot;;[.J59];&quot;,&quot;)" office:value-type="string" office:string-value="                           user: @alf,">
            <text:p><text:s text:c="27"/>user: @alf,</text:p>
          </table:table-cell>
          <table:table-cell table:formula="of:=CONCATENATE(&quot;                           number: '&quot;;[.C59];&quot;',&quot;)" office:value-type="string" office:string-value="                           number: '107',">
            <text:p><text:s text:c="27"/>number: '107',</text:p>
          </table:table-cell>
          <table:table-cell table:formula="of:=IF([.R59]&gt;0;CONCATENATE(&quot;                           times: '{ &quot;&quot;final&quot;&quot;: &quot;;[.R5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9];&quot;2 = Run.create! race: @&quot;;LOWER([.A59]);&quot;_day2,&quot;)" office:value-type="string" office:string-value="@alf_spu_day2 = Run.create! race: @spu_day2,">
            <text:p>@alf_spu_day2 = Run.create! race: @spu_day2,</text:p>
          </table:table-cell>
          <table:table-cell table:formula="of:=IF([.S59]&gt;0;CONCATENATE(&quot;                           times: '{ &quot;&quot;final&quot;&quot;: &quot;;[.S59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59]" office:value-type="string" office:string-value="SpU">
            <text:p>SpU</text:p>
          </table:table-cell>
          <table:table-cell/>
          <table:table-cell table:style-name="ce5" office:value-type="date" office:date-value="2014-03-26T10:48:00.000004">
            <text:p>2014-03-26T10:48:00.000Z</text:p>
          </table:table-cell>
          <table:table-cell table:style-name="ce6" table:formula="of:=RANDBETWEEN(550;620)+ RAND()" office:value-type="float" office:value="573.560426358366">
            <text:p>573.6</text:p>
          </table:table-cell>
          <table:table-cell table:number-columns-repeated="2"/>
          <table:table-cell table:style-name="ce5" table:formula="of:=[.$AC59]+[.AD59]/(24*60*60)" office:value-type="date" office:date-value="2014-03-26T10:57:33.56043">
            <text:p>2014-03-26T10:57:33.560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formula="of:=[.A59]" office:value-type="string" office:string-value="SpU">
            <text:p>SpU</text:p>
          </table:table-cell>
          <table:table-cell table:style-name="ce2"/>
          <table:table-cell table:style-name="ce1" office:value-type="float" office:value="105">
            <text:p>105</text:p>
          </table:table-cell>
          <table:table-cell table:style-name="ce1" office:value-type="string">
            <text:p>Klaus</text:p>
          </table:table-cell>
          <table:table-cell table:style-name="ce1" office:value-type="string">
            <text:p>Starflinger</text:p>
          </table:table-cell>
          <table:table-cell table:style-name="ce1" office:value-type="string">
            <text:p>Germany</text:p>
          </table:table-cell>
          <table:table-cell table:style-name="ce2"/>
          <table:table-cell table:style-name="ce1" office:value-type="string">
            <text:p>DNS</text:p>
          </table:table-cell>
          <table:table-cell/>
          <table:table-cell table:style-name="ce3" table:formula="of:=CONCATENATE(LOWER(LEFT([.D60]));LOWER(LEFT([.E60]));LOWER(LEFT([.F60])))" office:value-type="string" office:string-value="ksg">
            <text:p>ksg</text:p>
          </table:table-cell>
          <table:table-cell table:formula="of:=CONCATENATE(&quot;@&quot;;[.J60];&quot; ||= User.create! email: '&quot;;LOWER([.D60]);&quot;.&quot;;LOWER([.E60]);&quot;@example.com',&quot;)" office:value-type="string" office:string-value="@ksg ||= User.create! email: 'klaus.starflinger@example.com',">
            <text:p>@ksg ||= User.create! email: 'klaus.starflinger@example.com',</text:p>
          </table:table-cell>
          <table:table-cell table:style-name="ce4" table:formula="of:=CONCATENATE(&quot;                  password: '&quot;;[.D60];&quot;1234567',&quot;)" office:value-type="string" office:string-value="                  password: 'Klaus1234567',">
            <text:p><text:s text:c="18"/>password: 'Klaus1234567',</text:p>
          </table:table-cell>
          <table:table-cell table:style-name="ce4" table:formula="of:=CONCATENATE(&quot;                  password_confirmation: '&quot;;[.D60];&quot;1234567',&quot;)" office:value-type="string" office:string-value="                  password_confirmation: 'Klaus1234567',">
            <text:p><text:s text:c="18"/>password_confirmation: 'Klaus1234567',</text:p>
          </table:table-cell>
          <table:table-cell table:style-name="ce4" table:formula="of:=CONCATENATE(&quot;                  display_name: '&quot;;[.D60];&quot; &quot;;[.E60];&quot;',&quot;)" office:value-type="string" office:string-value="                  display_name: 'Klaus Starflinger',">
            <text:p><text:s text:c="18"/>display_name: 'Klaus Starflinger',</text:p>
          </table:table-cell>
          <table:table-cell table:style-name="ce4" table:formula="of:=CONCATENATE(&quot;                  nationality: :&quot;;LOWER([.F60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0];&quot;_&quot;;LOWER([.A60]);&quot;_day&quot;)" office:value-type="string" office:string-value="@ksg_spu_day">
            <text:p>@ksg_spu_day</text:p>
          </table:table-cell>
          <table:table-cell table:formula="of:=IFERROR( VALUE(LEFT([.H60];2))*60+VALUE(MID(REPLACE([.H60];6;1;&quot;.&quot;);4;4)) ;0)" office:value-type="float" office:value="0">
            <text:p>0</text:p>
          </table:table-cell>
          <table:table-cell table:formula="of:=IFERROR( VALUE(LEFT([.I60];2))*60+VALUE(MID(REPLACE([.I60];6;1;&quot;.&quot;);4;4)) ;0)" office:value-type="float" office:value="0">
            <text:p>0</text:p>
          </table:table-cell>
          <table:table-cell table:formula="of:=CONCATENATE([.Q60];&quot;1 = Run.create! race: @&quot;;LOWER([.A60]);&quot;_day1,&quot;)" office:value-type="string" office:string-value="@ksg_spu_day1 = Run.create! race: @spu_day1,">
            <text:p>@ksg_spu_day1 = Run.create! race: @spu_day1,</text:p>
          </table:table-cell>
          <table:table-cell table:formula="of:=CONCATENATE(&quot;                           user: @&quot;;[.J60];&quot;,&quot;)" office:value-type="string" office:string-value="                           user: @ksg,">
            <text:p><text:s text:c="27"/>user: @ksg,</text:p>
          </table:table-cell>
          <table:table-cell table:formula="of:=CONCATENATE(&quot;                           number: '&quot;;[.C60];&quot;',&quot;)" office:value-type="string" office:string-value="                           number: '105',">
            <text:p><text:s text:c="27"/>number: '105',</text:p>
          </table:table-cell>
          <table:table-cell table:formula="of:=IF([.R60]&gt;0;CONCATENATE(&quot;                           times: '{ &quot;&quot;final&quot;&quot;: &quot;;[.R6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0];&quot;2 = Run.create! race: @&quot;;LOWER([.A60]);&quot;_day2,&quot;)" office:value-type="string" office:string-value="@ksg_spu_day2 = Run.create! race: @spu_day2,">
            <text:p>@ksg_spu_day2 = Run.create! race: @spu_day2,</text:p>
          </table:table-cell>
          <table:table-cell table:formula="of:=IF([.S60]&gt;0;CONCATENATE(&quot;                           times: '{ &quot;&quot;final&quot;&quot;: &quot;;[.S60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60]" office:value-type="string" office:string-value="SpU">
            <text:p>SpU</text:p>
          </table:table-cell>
          <table:table-cell/>
          <table:table-cell table:style-name="ce5" office:value-type="date" office:date-value="2014-03-27T10:49:00.000004">
            <text:p>2014-03-27T10:49:00.000Z</text:p>
          </table:table-cell>
          <table:table-cell table:style-name="ce6" table:formula="of:=RANDBETWEEN(550;620)+ RAND()" office:value-type="float" office:value="572.805556251435">
            <text:p>572.8</text:p>
          </table:table-cell>
          <table:table-cell table:number-columns-repeated="2"/>
          <table:table-cell table:style-name="ce5" table:formula="of:=[.$AC60]+[.AD60]/(24*60*60)" office:value-type="date" office:date-value="2014-03-27T10:58:32.80556">
            <text:p>2014-03-27T10:58:32.806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>
            <text:p>MD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1">
            <text:p>111</text:p>
          </table:table-cell>
          <table:table-cell table:style-name="ce1" office:value-type="string">
            <text:p>Cari</text:p>
          </table:table-cell>
          <table:table-cell table:style-name="ce1" office:value-type="string">
            <text:p>Rörström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:32:52,5</text:p>
          </table:table-cell>
          <table:table-cell table:style-name="ce1" office:value-type="string">
            <text:p>42:26,0</text:p>
          </table:table-cell>
          <table:table-cell table:style-name="ce1" office:value-type="string">
            <text:p>50:26,5</text:p>
          </table:table-cell>
          <table:table-cell table:style-name="ce3" table:formula="of:=CONCATENATE(LOWER(LEFT([.D61]));LOWER(LEFT([.E61]));LOWER(LEFT([.F61])))" office:value-type="string" office:string-value="crs">
            <text:p>crs</text:p>
          </table:table-cell>
          <table:table-cell table:formula="of:=CONCATENATE(&quot;@&quot;;[.J61];&quot; ||= User.create! email: '&quot;;LOWER([.D61]);&quot;.&quot;;LOWER([.E61]);&quot;@example.com',&quot;)" office:value-type="string" office:string-value="@crs ||= User.create! email: 'cari.rörström@example.com',">
            <text:p>@crs ||= User.create! email: 'cari.rörström@example.com',</text:p>
          </table:table-cell>
          <table:table-cell table:style-name="ce4" table:formula="of:=CONCATENATE(&quot;                  password: '&quot;;[.D61];&quot;1234567',&quot;)" office:value-type="string" office:string-value="                  password: 'Cari1234567',">
            <text:p><text:s text:c="18"/>password: 'Cari1234567',</text:p>
          </table:table-cell>
          <table:table-cell table:style-name="ce4" table:formula="of:=CONCATENATE(&quot;                  password_confirmation: '&quot;;[.D61];&quot;1234567',&quot;)" office:value-type="string" office:string-value="                  password_confirmation: 'Cari1234567',">
            <text:p><text:s text:c="18"/>password_confirmation: 'Cari1234567',</text:p>
          </table:table-cell>
          <table:table-cell table:style-name="ce4" table:formula="of:=CONCATENATE(&quot;                  display_name: '&quot;;[.D61];&quot; &quot;;[.E61];&quot;',&quot;)" office:value-type="string" office:string-value="                  display_name: 'Cari Rörström',">
            <text:p><text:s text:c="18"/>display_name: 'Cari Rörström',</text:p>
          </table:table-cell>
          <table:table-cell table:style-name="ce4" table:formula="of:=CONCATENATE(&quot;                  nationality: :&quot;;LOWER([.F6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61];&quot;_&quot;;LOWER([.A61]);&quot;_day&quot;)" office:value-type="string" office:string-value="@crs_md12_day">
            <text:p>@crs_md12_day</text:p>
          </table:table-cell>
          <table:table-cell table:formula="of:=IFERROR( VALUE(LEFT([.H61];2))*60+VALUE(MID(REPLACE([.H61];6;1;&quot;.&quot;);4;4)) ;0)" office:value-type="float" office:value="2546">
            <text:p>2546</text:p>
          </table:table-cell>
          <table:table-cell table:formula="of:=IFERROR( VALUE(LEFT([.I61];2))*60+VALUE(MID(REPLACE([.I61];6;1;&quot;.&quot;);4;4)) ;0)" office:value-type="float" office:value="3026.5">
            <text:p>3026.5</text:p>
          </table:table-cell>
          <table:table-cell table:formula="of:=CONCATENATE([.Q61];&quot;1 = Run.create! race: @&quot;;LOWER([.A61]);&quot;_day1,&quot;)" office:value-type="string" office:string-value="@crs_md12_day1 = Run.create! race: @md12_day1,">
            <text:p>@crs_md12_day1 = Run.create! race: @md12_day1,</text:p>
          </table:table-cell>
          <table:table-cell table:formula="of:=CONCATENATE(&quot;                           user: @&quot;;[.J61];&quot;,&quot;)" office:value-type="string" office:string-value="                           user: @crs,">
            <text:p><text:s text:c="27"/>user: @crs,</text:p>
          </table:table-cell>
          <table:table-cell table:formula="of:=CONCATENATE(&quot;                           number: '&quot;;[.C61];&quot;',&quot;)" office:value-type="string" office:string-value="                           number: '111',">
            <text:p><text:s text:c="27"/>number: '111',</text:p>
          </table:table-cell>
          <table:table-cell table:formula="of:=IF([.R61]&gt;0;CONCATENATE(&quot;                           times: '{ &quot;&quot;final&quot;&quot;: &quot;;[.R61];&quot; }'&quot;);&quot;                           times: ''&quot;)" office:value-type="string" office:string-value="                           times: '{ &quot;final&quot;: 2546 }'">
            <text:p><text:s text:c="27"/>times: '{ "final": 2546 }'</text:p>
          </table:table-cell>
          <table:table-cell table:formula="of:=CONCATENATE([.Q61];&quot;2 = Run.create! race: @&quot;;LOWER([.A61]);&quot;_day2,&quot;)" office:value-type="string" office:string-value="@crs_md12_day2 = Run.create! race: @md12_day2,">
            <text:p>@crs_md12_day2 = Run.create! race: @md12_day2,</text:p>
          </table:table-cell>
          <table:table-cell table:formula="of:=IF([.S61]&gt;0;CONCATENATE(&quot;                           times: '{ &quot;&quot;start_timestamp&quot;&quot;: &quot;&quot;&quot;;TEXT([.AC61];&quot;YYYY-MM-DDTHH:MM:SS.000Z&quot;);&quot;&quot;&quot;, &quot;&quot;5km_timestamp&quot;&quot;: &quot;&quot;&quot;;TEXT([.AG61];&quot;YYYY-MM-DDTHH:MM:SS.000Z&quot;);&quot;&quot;&quot;, &quot;&quot;10km_timestamp&quot;&quot;: &quot;&quot;&quot;;TEXT([.AH61];&quot;YYYY-MM-DDTHH:MM:SS.000Z&quot;);&quot;&quot;&quot;, &quot;&quot;15km_timestamp&quot;&quot;: &quot;&quot;&quot;;TEXT([.AI61];&quot;YYYY-MM-DDTHH:MM:SS.000Z&quot;);&quot;&quot;&quot; }'&quot;);&quot;                           times: ''&quot;)" office:value-type="string" office:string-value="                           times: '{ &quot;start_timestamp&quot;: &quot;2014-03-28T10:50:00.000Z&quot;, &quot;5km_timestamp&quot;: &quot;2014-03-28T11:03:39.049Z&quot;, &quot;10km_timestamp&quot;: &quot;2014-03-28T11:15:47.477Z&quot;, &quot;15km_timestamp&quot;: &quot;2014-03-28T11:27:55.958Z&quot; }'">
            <text:p><text:s text:c="27"/>times: '{ "start_timestamp": "2014-03-28T10:50:00.000Z", "5km_timestamp": "2014-03-28T11:03:39.049Z", "10km_timestamp": "2014-03-28T11:15:47.477Z", "15km_timestamp": "2014-03-28T11:27:55.958Z" }'</text:p>
          </table:table-cell>
          <table:table-cell/>
          <table:table-cell table:formula="of:=[.A61]" office:value-type="string" office:string-value="MD12">
            <text:p>MD12</text:p>
          </table:table-cell>
          <table:table-cell table:formula="of:=[.S61]" office:value-type="float" office:value="3026.5">
            <text:p>3026.5</text:p>
          </table:table-cell>
          <table:table-cell table:style-name="ce5" office:value-type="date" office:date-value="2014-03-28T10:50:00.000004">
            <text:p>2014-03-28T10:50:00.000Z</text:p>
          </table:table-cell>
          <table:table-cell table:style-name="ce6" table:formula="of:=[.AB61]/4+RAND()*100" office:value-type="float" office:value="819.04925411474">
            <text:p>819.0</text:p>
          </table:table-cell>
          <table:table-cell table:style-name="ce6" table:formula="of:=[.AB61]*2/4+RAND()*100" office:value-type="float" office:value="1547.47739673406">
            <text:p>1547.5</text:p>
          </table:table-cell>
          <table:table-cell table:style-name="ce6" table:formula="of:=[.AB61]*3/4+RAND()*100" office:value-type="float" office:value="2275.95819949824">
            <text:p>2276.0</text:p>
          </table:table-cell>
          <table:table-cell table:style-name="ce5" table:formula="of:=[.$AC61]+[.AD61]/(24*60*60)" office:value-type="date" office:date-value="2014-03-28T11:03:39.049258">
            <text:p>2014-03-28T11:03:39.049Z</text:p>
          </table:table-cell>
          <table:table-cell table:style-name="ce5" table:formula="of:=[.$AC61]+[.AE61]/(24*60*60)" office:value-type="date" office:date-value="2014-03-28T11:15:47.4774">
            <text:p>2014-03-28T11:15:47.477Z</text:p>
          </table:table-cell>
          <table:table-cell table:style-name="ce5" table:formula="of:=[.$AC61]+[.AF61]/(24*60*60)" office:value-type="date" office:date-value="2014-03-28T11:27:55.958203">
            <text:p>2014-03-28T11:27:55.958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1">
          <table:table-cell table:formula="of:=[.A61]" office:value-type="string" office:string-value="MD12">
            <text:p>MD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Remy</text:p>
          </table:table-cell>
          <table:table-cell table:style-name="ce1" office:value-type="string">
            <text:p>Coster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:46:32,6</text:p>
          </table:table-cell>
          <table:table-cell table:style-name="ce1" office:value-type="string">
            <text:p>47:27,9</text:p>
          </table:table-cell>
          <table:table-cell table:style-name="ce1" office:value-type="string">
            <text:p>59:04,7</text:p>
          </table:table-cell>
          <table:table-cell table:style-name="ce3" table:formula="of:=CONCATENATE(LOWER(LEFT([.D62]));LOWER(LEFT([.E62]));LOWER(LEFT([.F62])))" office:value-type="string" office:string-value="rcf">
            <text:p>rcf</text:p>
          </table:table-cell>
          <table:table-cell table:formula="of:=CONCATENATE(&quot;@&quot;;[.J62];&quot; ||= User.create! email: '&quot;;LOWER([.D62]);&quot;.&quot;;LOWER([.E62]);&quot;@example.com',&quot;)" office:value-type="string" office:string-value="@rcf ||= User.create! email: 'remy.coster@example.com',">
            <text:p>@rcf ||= User.create! email: 'remy.coster@example.com',</text:p>
          </table:table-cell>
          <table:table-cell table:style-name="ce4" table:formula="of:=CONCATENATE(&quot;                  password: '&quot;;[.D62];&quot;1234567',&quot;)" office:value-type="string" office:string-value="                  password: 'Remy1234567',">
            <text:p><text:s text:c="18"/>password: 'Remy1234567',</text:p>
          </table:table-cell>
          <table:table-cell table:style-name="ce4" table:formula="of:=CONCATENATE(&quot;                  password_confirmation: '&quot;;[.D62];&quot;1234567',&quot;)" office:value-type="string" office:string-value="                  password_confirmation: 'Remy1234567',">
            <text:p><text:s text:c="18"/>password_confirmation: 'Remy1234567',</text:p>
          </table:table-cell>
          <table:table-cell table:style-name="ce4" table:formula="of:=CONCATENATE(&quot;                  display_name: '&quot;;[.D62];&quot; &quot;;[.E62];&quot;',&quot;)" office:value-type="string" office:string-value="                  display_name: 'Remy Coster',">
            <text:p><text:s text:c="18"/>display_name: 'Remy Coster',</text:p>
          </table:table-cell>
          <table:table-cell table:style-name="ce4" table:formula="of:=CONCATENATE(&quot;                  nationality: :&quot;;LOWER([.F62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62];&quot;_&quot;;LOWER([.A62]);&quot;_day&quot;)" office:value-type="string" office:string-value="@rcf_md12_day">
            <text:p>@rcf_md12_day</text:p>
          </table:table-cell>
          <table:table-cell table:formula="of:=IFERROR( VALUE(LEFT([.H62];2))*60+VALUE(MID(REPLACE([.H62];6;1;&quot;.&quot;);4;4)) ;0)" office:value-type="float" office:value="2847.9">
            <text:p>2847.9</text:p>
          </table:table-cell>
          <table:table-cell table:formula="of:=IFERROR( VALUE(LEFT([.I62];2))*60+VALUE(MID(REPLACE([.I62];6;1;&quot;.&quot;);4;4)) ;0)" office:value-type="float" office:value="3544.7">
            <text:p>3544.7</text:p>
          </table:table-cell>
          <table:table-cell table:formula="of:=CONCATENATE([.Q62];&quot;1 = Run.create! race: @&quot;;LOWER([.A62]);&quot;_day1,&quot;)" office:value-type="string" office:string-value="@rcf_md12_day1 = Run.create! race: @md12_day1,">
            <text:p>@rcf_md12_day1 = Run.create! race: @md12_day1,</text:p>
          </table:table-cell>
          <table:table-cell table:formula="of:=CONCATENATE(&quot;                           user: @&quot;;[.J62];&quot;,&quot;)" office:value-type="string" office:string-value="                           user: @rcf,">
            <text:p><text:s text:c="27"/>user: @rcf,</text:p>
          </table:table-cell>
          <table:table-cell table:formula="of:=CONCATENATE(&quot;                           number: '&quot;;[.C62];&quot;',&quot;)" office:value-type="string" office:string-value="                           number: '112',">
            <text:p><text:s text:c="27"/>number: '112',</text:p>
          </table:table-cell>
          <table:table-cell table:formula="of:=IF([.R62]&gt;0;CONCATENATE(&quot;                           times: '{ &quot;&quot;final&quot;&quot;: &quot;;[.R62];&quot; }'&quot;);&quot;                           times: ''&quot;)" office:value-type="string" office:string-value="                           times: '{ &quot;final&quot;: 2847.9 }'">
            <text:p><text:s text:c="27"/>times: '{ "final": 2847.9 }'</text:p>
          </table:table-cell>
          <table:table-cell table:formula="of:=CONCATENATE([.Q62];&quot;2 = Run.create! race: @&quot;;LOWER([.A62]);&quot;_day2,&quot;)" office:value-type="string" office:string-value="@rcf_md12_day2 = Run.create! race: @md12_day2,">
            <text:p>@rcf_md12_day2 = Run.create! race: @md12_day2,</text:p>
          </table:table-cell>
          <table:table-cell table:formula="of:=IF([.S62]&gt;0;CONCATENATE(&quot;                           times: '{ &quot;&quot;start_timestamp&quot;&quot;: &quot;&quot;&quot;;TEXT([.AC62];&quot;YYYY-MM-DDTHH:MM:SS.000Z&quot;);&quot;&quot;&quot;, &quot;&quot;5km_timestamp&quot;&quot;: &quot;&quot;&quot;;TEXT([.AG62];&quot;YYYY-MM-DDTHH:MM:SS.000Z&quot;);&quot;&quot;&quot;, &quot;&quot;10km_timestamp&quot;&quot;: &quot;&quot;&quot;;TEXT([.AH62];&quot;YYYY-MM-DDTHH:MM:SS.000Z&quot;);&quot;&quot;&quot;, &quot;&quot;15km_timestamp&quot;&quot;: &quot;&quot;&quot;;TEXT([.AI62];&quot;YYYY-MM-DDTHH:MM:SS.000Z&quot;);&quot;&quot;&quot; }'&quot;);&quot;                           times: ''&quot;)" office:value-type="string" office:string-value="                           times: '{ &quot;start_timestamp&quot;: &quot;2014-03-29T10:51:00.000Z&quot;, &quot;5km_timestamp&quot;: &quot;2014-03-29T11:06:35.458Z&quot;, &quot;10km_timestamp&quot;: &quot;2014-03-29T11:22:01.041Z&quot;, &quot;15km_timestamp&quot;: &quot;2014-03-29T11:36:55.587Z&quot; }'">
            <text:p><text:s text:c="27"/>times: '{ "start_timestamp": "2014-03-29T10:51:00.000Z", "5km_timestamp": "2014-03-29T11:06:35.458Z", "10km_timestamp": "2014-03-29T11:22:01.041Z", "15km_timestamp": "2014-03-29T11:36:55.587Z" }'</text:p>
          </table:table-cell>
          <table:table-cell/>
          <table:table-cell table:formula="of:=[.A62]" office:value-type="string" office:string-value="MD12">
            <text:p>MD12</text:p>
          </table:table-cell>
          <table:table-cell table:formula="of:=[.S62]" office:value-type="float" office:value="3544.7">
            <text:p>3544.7</text:p>
          </table:table-cell>
          <table:table-cell table:style-name="ce5" office:value-type="date" office:date-value="2014-03-29T10:51:00.000004">
            <text:p>2014-03-29T10:51:00.000Z</text:p>
          </table:table-cell>
          <table:table-cell table:style-name="ce6" table:formula="of:=[.AB62]/4+RAND()*100" office:value-type="float" office:value="935.457617704011">
            <text:p>935.5</text:p>
          </table:table-cell>
          <table:table-cell table:style-name="ce6" table:formula="of:=[.AB62]*2/4+RAND()*100" office:value-type="float" office:value="1861.04053053204">
            <text:p>1861.0</text:p>
          </table:table-cell>
          <table:table-cell table:style-name="ce6" table:formula="of:=[.AB62]*3/4+RAND()*100" office:value-type="float" office:value="2755.58710927106">
            <text:p>2755.6</text:p>
          </table:table-cell>
          <table:table-cell table:style-name="ce5" table:formula="of:=[.$AC62]+[.AD62]/(24*60*60)" office:value-type="date" office:date-value="2014-03-29T11:06:35.457622">
            <text:p>2014-03-29T11:06:35.458Z</text:p>
          </table:table-cell>
          <table:table-cell table:style-name="ce5" table:formula="of:=[.$AC62]+[.AE62]/(24*60*60)" office:value-type="date" office:date-value="2014-03-29T11:22:01.040535">
            <text:p>2014-03-29T11:22:01.041Z</text:p>
          </table:table-cell>
          <table:table-cell table:style-name="ce5" table:formula="of:=[.$AC62]+[.AF62]/(24*60*60)" office:value-type="date" office:date-value="2014-03-29T11:36:55.587113">
            <text:p>2014-03-29T11:36:55.587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1">
          <table:table-cell table:formula="of:=[.A62]" office:value-type="string" office:string-value="MD12">
            <text:p>MD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Alister</text:p>
          </table:table-cell>
          <table:table-cell table:style-name="ce1" office:value-type="string">
            <text:p>Dunlop</text:p>
          </table:table-cell>
          <table:table-cell table:style-name="ce1" office:value-type="string">
            <text:p>Scotland</text:p>
          </table:table-cell>
          <table:table-cell table:style-name="ce1" office:value-type="string">
            <text:p>4:11:49,0</text:p>
          </table:table-cell>
          <table:table-cell table:style-name="ce1" office:value-type="string">
            <text:p>01:37,6</text:p>
          </table:table-cell>
          <table:table-cell table:style-name="ce1" office:value-type="string">
            <text:p>10:11,4</text:p>
          </table:table-cell>
          <table:table-cell table:style-name="ce3" table:formula="of:=CONCATENATE(LOWER(LEFT([.D63]));LOWER(LEFT([.E63]));LOWER(LEFT([.F63])))" office:value-type="string" office:string-value="ads">
            <text:p>ads</text:p>
          </table:table-cell>
          <table:table-cell table:formula="of:=CONCATENATE(&quot;@&quot;;[.J63];&quot; ||= User.create! email: '&quot;;LOWER([.D63]);&quot;.&quot;;LOWER([.E63]);&quot;@example.com',&quot;)" office:value-type="string" office:string-value="@ads ||= User.create! email: 'alister.dunlop@example.com',">
            <text:p>@ads ||= User.create! email: 'alister.dunlop@example.com',</text:p>
          </table:table-cell>
          <table:table-cell table:style-name="ce4" table:formula="of:=CONCATENATE(&quot;                  password: '&quot;;[.D63];&quot;1234567',&quot;)" office:value-type="string" office:string-value="                  password: 'Alister1234567',">
            <text:p><text:s text:c="18"/>password: 'Alister1234567',</text:p>
          </table:table-cell>
          <table:table-cell table:style-name="ce4" table:formula="of:=CONCATENATE(&quot;                  password_confirmation: '&quot;;[.D63];&quot;1234567',&quot;)" office:value-type="string" office:string-value="                  password_confirmation: 'Alister1234567',">
            <text:p><text:s text:c="18"/>password_confirmation: 'Alister1234567',</text:p>
          </table:table-cell>
          <table:table-cell table:style-name="ce4" table:formula="of:=CONCATENATE(&quot;                  display_name: '&quot;;[.D63];&quot; &quot;;[.E63];&quot;',&quot;)" office:value-type="string" office:string-value="                  display_name: 'Alister Dunlop',">
            <text:p><text:s text:c="18"/>display_name: 'Alister Dunlop',</text:p>
          </table:table-cell>
          <table:table-cell table:style-name="ce4" table:formula="of:=CONCATENATE(&quot;                  nationality: :&quot;;LOWER([.F63]))" office:value-type="string" office:string-value="                  nationality: :scotland">
            <text:p><text:s text:c="18"/>nationality: :scotland</text:p>
          </table:table-cell>
          <table:table-cell/>
          <table:table-cell table:formula="of:=CONCATENATE(&quot;@&quot;;[.J63];&quot;_&quot;;LOWER([.A63]);&quot;_day&quot;)" office:value-type="string" office:string-value="@ads_md12_day">
            <text:p>@ads_md12_day</text:p>
          </table:table-cell>
          <table:table-cell table:formula="of:=IFERROR( VALUE(LEFT([.H63];2))*60+VALUE(MID(REPLACE([.H63];6;1;&quot;.&quot;);4;4)) ;0)" office:value-type="float" office:value="97.6">
            <text:p>97.6</text:p>
          </table:table-cell>
          <table:table-cell table:formula="of:=IFERROR( VALUE(LEFT([.I63];2))*60+VALUE(MID(REPLACE([.I63];6;1;&quot;.&quot;);4;4)) ;0)" office:value-type="float" office:value="611.4">
            <text:p>611.4</text:p>
          </table:table-cell>
          <table:table-cell table:formula="of:=CONCATENATE([.Q63];&quot;1 = Run.create! race: @&quot;;LOWER([.A63]);&quot;_day1,&quot;)" office:value-type="string" office:string-value="@ads_md12_day1 = Run.create! race: @md12_day1,">
            <text:p>@ads_md12_day1 = Run.create! race: @md12_day1,</text:p>
          </table:table-cell>
          <table:table-cell table:formula="of:=CONCATENATE(&quot;                           user: @&quot;;[.J63];&quot;,&quot;)" office:value-type="string" office:string-value="                           user: @ads,">
            <text:p><text:s text:c="27"/>user: @ads,</text:p>
          </table:table-cell>
          <table:table-cell table:formula="of:=CONCATENATE(&quot;                           number: '&quot;;[.C63];&quot;',&quot;)" office:value-type="string" office:string-value="                           number: '115',">
            <text:p><text:s text:c="27"/>number: '115',</text:p>
          </table:table-cell>
          <table:table-cell table:formula="of:=IF([.R63]&gt;0;CONCATENATE(&quot;                           times: '{ &quot;&quot;final&quot;&quot;: &quot;;[.R63]+3600;&quot; }'&quot;);&quot;                           times: ''&quot;)" office:value-type="string" office:string-value="                           times: '{ &quot;final&quot;: 3697.6 }'">
            <text:p><text:s text:c="27"/>times: '{ "final": 3697.6 }'</text:p>
          </table:table-cell>
          <table:table-cell table:formula="of:=CONCATENATE([.Q63];&quot;2 = Run.create! race: @&quot;;LOWER([.A63]);&quot;_day2,&quot;)" office:value-type="string" office:string-value="@ads_md12_day2 = Run.create! race: @md12_day2,">
            <text:p>@ads_md12_day2 = Run.create! race: @md12_day2,</text:p>
          </table:table-cell>
          <table:table-cell table:formula="of:=IF([.S63]&gt;0;CONCATENATE(&quot;                           times: '{ &quot;&quot;start_timestamp&quot;&quot;: &quot;&quot;&quot;;TEXT([.AC63];&quot;YYYY-MM-DDTHH:MM:SS.000Z&quot;);&quot;&quot;&quot;, &quot;&quot;5km_timestamp&quot;&quot;: &quot;&quot;&quot;;TEXT([.AG63];&quot;YYYY-MM-DDTHH:MM:SS.000Z&quot;);&quot;&quot;&quot;, &quot;&quot;10km_timestamp&quot;&quot;: &quot;&quot;&quot;;TEXT([.AH63];&quot;YYYY-MM-DDTHH:MM:SS.000Z&quot;);&quot;&quot;&quot;, &quot;&quot;15km_timestamp&quot;&quot;: &quot;&quot;&quot;;TEXT([.AI63];&quot;YYYY-MM-DDTHH:MM:SS.000Z&quot;);&quot;&quot;&quot; }'&quot;);&quot;                           times: ''&quot;)" office:value-type="string" office:string-value="                           times: '{ &quot;start_timestamp&quot;: &quot;2014-03-30T10:52:00.000Z&quot;, &quot;5km_timestamp&quot;: &quot;2014-03-30T11:10:12.898Z&quot;, &quot;10km_timestamp&quot;: &quot;2014-03-30T11:27:59.574Z&quot;, &quot;15km_timestamp&quot;: &quot;2014-03-30T11:44:57.411Z&quot; }'">
            <text:p><text:s text:c="27"/>times: '{ "start_timestamp": "2014-03-30T10:52:00.000Z", "5km_timestamp": "2014-03-30T11:10:12.898Z", "10km_timestamp": "2014-03-30T11:27:59.574Z", "15km_timestamp": "2014-03-30T11:44:57.411Z" }'</text:p>
          </table:table-cell>
          <table:table-cell/>
          <table:table-cell table:formula="of:=[.A63]" office:value-type="string" office:string-value="MD12">
            <text:p>MD12</text:p>
          </table:table-cell>
          <table:table-cell table:formula="of:=[.S63]+3600" office:value-type="float" office:value="4211.4">
            <text:p>4211.4</text:p>
          </table:table-cell>
          <table:table-cell table:style-name="ce5" office:value-type="date" office:date-value="2014-03-30T10:52:00.000004">
            <text:p>2014-03-30T10:52:00.000Z</text:p>
          </table:table-cell>
          <table:table-cell table:style-name="ce6" table:formula="of:=[.AB63]/4+RAND()*100" office:value-type="float" office:value="1092.89754240159">
            <text:p>1092.9</text:p>
          </table:table-cell>
          <table:table-cell table:style-name="ce6" table:formula="of:=[.AB63]*2/4+RAND()*100" office:value-type="float" office:value="2159.57379692402">
            <text:p>2159.6</text:p>
          </table:table-cell>
          <table:table-cell table:style-name="ce6" table:formula="of:=[.AB63]*3/4+RAND()*100" office:value-type="float" office:value="3177.41070612818">
            <text:p>3177.4</text:p>
          </table:table-cell>
          <table:table-cell table:style-name="ce5" table:formula="of:=[.$AC63]+[.AD63]/(24*60*60)" office:value-type="date" office:date-value="2014-03-30T11:10:12.897546">
            <text:p>2014-03-30T11:10:12.898Z</text:p>
          </table:table-cell>
          <table:table-cell table:style-name="ce5" table:formula="of:=[.$AC63]+[.AE63]/(24*60*60)" office:value-type="date" office:date-value="2014-03-30T11:27:59.573801">
            <text:p>2014-03-30T11:27:59.574Z</text:p>
          </table:table-cell>
          <table:table-cell table:style-name="ce5" table:formula="of:=[.$AC63]+[.AF63]/(24*60*60)" office:value-type="date" office:date-value="2014-03-30T11:44:57.410711">
            <text:p>2014-03-30T11:44:57.411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1">
          <table:table-cell table:formula="of:=[.A63]" office:value-type="string" office:string-value="MD12">
            <text:p>MD12</text:p>
          </table:table-cell>
          <table:table-cell table:style-name="ce2"/>
          <table:table-cell table:style-name="ce1" office:value-type="float" office:value="116">
            <text:p>116</text:p>
          </table:table-cell>
          <table:table-cell table:style-name="ce1" office:value-type="string">
            <text:p>Panu</text:p>
          </table:table-cell>
          <table:table-cell table:style-name="ce1" office:value-type="string">
            <text:p>Sipilä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1:58,2</text:p>
          </table:table-cell>
          <table:table-cell table:style-name="ce1" office:value-type="string">
            <text:p>DNS</text:p>
          </table:table-cell>
          <table:table-cell table:style-name="ce3" table:formula="of:=CONCATENATE(LOWER(LEFT([.D64]));LOWER(LEFT([.E64]));LOWER(LEFT([.F64])))" office:value-type="string" office:string-value="psf">
            <text:p>psf</text:p>
          </table:table-cell>
          <table:table-cell table:formula="of:=CONCATENATE(&quot;@&quot;;[.J64];&quot; ||= User.create! email: '&quot;;LOWER([.D64]);&quot;.&quot;;LOWER([.E64]);&quot;@example.com',&quot;)" office:value-type="string" office:string-value="@psf ||= User.create! email: 'panu.sipilä@example.com',">
            <text:p>@psf ||= User.create! email: 'panu.sipilä@example.com',</text:p>
          </table:table-cell>
          <table:table-cell table:style-name="ce4" table:formula="of:=CONCATENATE(&quot;                  password: '&quot;;[.D64];&quot;1234567',&quot;)" office:value-type="string" office:string-value="                  password: 'Panu1234567',">
            <text:p><text:s text:c="18"/>password: 'Panu1234567',</text:p>
          </table:table-cell>
          <table:table-cell table:style-name="ce4" table:formula="of:=CONCATENATE(&quot;                  password_confirmation: '&quot;;[.D64];&quot;1234567',&quot;)" office:value-type="string" office:string-value="                  password_confirmation: 'Panu1234567',">
            <text:p><text:s text:c="18"/>password_confirmation: 'Panu1234567',</text:p>
          </table:table-cell>
          <table:table-cell table:style-name="ce4" table:formula="of:=CONCATENATE(&quot;                  display_name: '&quot;;[.D64];&quot; &quot;;[.E64];&quot;',&quot;)" office:value-type="string" office:string-value="                  display_name: 'Panu Sipilä',">
            <text:p><text:s text:c="18"/>display_name: 'Panu Sipilä',</text:p>
          </table:table-cell>
          <table:table-cell table:style-name="ce4" table:formula="of:=CONCATENATE(&quot;                  nationality: :&quot;;LOWER([.F6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4];&quot;_&quot;;LOWER([.A64]);&quot;_day&quot;)" office:value-type="string" office:string-value="@psf_md12_day">
            <text:p>@psf_md12_day</text:p>
          </table:table-cell>
          <table:table-cell table:formula="of:=IFERROR( VALUE(LEFT([.H64];2))*60+VALUE(MID(REPLACE([.H64];6;1;&quot;.&quot;);4;4)) ;0)" office:value-type="float" office:value="1918.2">
            <text:p>1918.2</text:p>
          </table:table-cell>
          <table:table-cell table:formula="of:=IFERROR( VALUE(LEFT([.I64];2))*60+VALUE(MID(REPLACE([.I64];6;1;&quot;.&quot;);4;4)) ;0)" office:value-type="float" office:value="0">
            <text:p>0</text:p>
          </table:table-cell>
          <table:table-cell table:formula="of:=CONCATENATE([.Q64];&quot;1 = Run.create! race: @&quot;;LOWER([.A64]);&quot;_day1,&quot;)" office:value-type="string" office:string-value="@psf_md12_day1 = Run.create! race: @md12_day1,">
            <text:p>@psf_md12_day1 = Run.create! race: @md12_day1,</text:p>
          </table:table-cell>
          <table:table-cell table:formula="of:=CONCATENATE(&quot;                           user: @&quot;;[.J64];&quot;,&quot;)" office:value-type="string" office:string-value="                           user: @psf,">
            <text:p><text:s text:c="27"/>user: @psf,</text:p>
          </table:table-cell>
          <table:table-cell table:formula="of:=CONCATENATE(&quot;                           number: '&quot;;[.C64];&quot;',&quot;)" office:value-type="string" office:string-value="                           number: '116',">
            <text:p><text:s text:c="27"/>number: '116',</text:p>
          </table:table-cell>
          <table:table-cell table:formula="of:=IF([.R64]&gt;0;CONCATENATE(&quot;                           times: '{ &quot;&quot;final&quot;&quot;: &quot;;[.R64]+3600;&quot; }'&quot;);&quot;                           times: ''&quot;)" office:value-type="string" office:string-value="                           times: '{ &quot;final&quot;: 5518.2 }'">
            <text:p><text:s text:c="27"/>times: '{ "final": 5518.2 }'</text:p>
          </table:table-cell>
          <table:table-cell table:formula="of:=CONCATENATE([.Q64];&quot;2 = Run.create! race: @&quot;;LOWER([.A64]);&quot;_day2,&quot;)" office:value-type="string" office:string-value="@psf_md12_day2 = Run.create! race: @md12_day2,">
            <text:p>@psf_md12_day2 = Run.create! race: @md12_day2,</text:p>
          </table:table-cell>
          <table:table-cell table:formula="of:=IF([.S63]&gt;0;CONCATENATE(&quot;                           times: '{ &quot;&quot;start_timestamp&quot;&quot;: &quot;&quot;&quot;;TEXT([.AC64];&quot;YYYY-MM-DDTHH:MM:SS.000Z&quot;);&quot;&quot;&quot;, &quot;&quot;5km_timestamp&quot;&quot;: &quot;&quot;&quot;;TEXT([.AG64];&quot;YYYY-MM-DDTHH:MM:SS.000Z&quot;);&quot;&quot;&quot;, &quot;&quot;10km_timestamp&quot;&quot;: &quot;&quot;&quot;;TEXT([.AH64];&quot;YYYY-MM-DDTHH:MM:SS.000Z&quot;);&quot;&quot;&quot;, &quot;&quot;15km_timestamp&quot;&quot;: &quot;&quot;&quot;;TEXT([.AI64];&quot;YYYY-MM-DDTHH:MM:SS.000Z&quot;);&quot;&quot;&quot; }'&quot;);&quot;                           times: ''&quot;)" office:value-type="string" office:string-value="                           times: '{ &quot;start_timestamp&quot;: &quot;2014-03-31T10:53:00.000Z&quot;, &quot;5km_timestamp&quot;: &quot;2014-03-31T11:11:39.471Z&quot;, &quot;10km_timestamp&quot;: &quot;2014-03-31T11:28:37.868Z&quot;, &quot;15km_timestamp&quot;: &quot;2014-03-31T11:45:55.117Z&quot; }'">
            <text:p><text:s text:c="27"/>times: '{ "start_timestamp": "2014-03-31T10:53:00.000Z", "5km_timestamp": "2014-03-31T11:11:39.471Z", "10km_timestamp": "2014-03-31T11:28:37.868Z", "15km_timestamp": "2014-03-31T11:45:55.117Z" }'</text:p>
          </table:table-cell>
          <table:table-cell/>
          <table:table-cell table:formula="of:=[.A64]" office:value-type="string" office:string-value="MD12">
            <text:p>MD12</text:p>
          </table:table-cell>
          <table:table-cell/>
          <table:table-cell table:style-name="ce5" office:value-type="date" office:date-value="2014-03-31T10:53:00.000004">
            <text:p>2014-03-31T10:53:00.000Z</text:p>
          </table:table-cell>
          <table:table-cell table:style-name="ce6" table:formula="of:=[.AB63]/4+RAND()*100" office:value-type="float" office:value="1119.47050916348">
            <text:p>1119.5</text:p>
          </table:table-cell>
          <table:table-cell table:style-name="ce6" table:formula="of:=[.AB63]*2/4+RAND()*100" office:value-type="float" office:value="2137.86806068085">
            <text:p>2137.9</text:p>
          </table:table-cell>
          <table:table-cell table:style-name="ce6" table:formula="of:=[.AB63]*3/4+RAND()*100" office:value-type="float" office:value="3175.11664791517">
            <text:p>3175.1</text:p>
          </table:table-cell>
          <table:table-cell table:style-name="ce5" table:formula="of:=[.$AC64]+[.AD64]/(24*60*60)" office:value-type="date" office:date-value="2014-03-31T11:11:39.470513">
            <text:p>2014-03-31T11:11:39.471Z</text:p>
          </table:table-cell>
          <table:table-cell table:style-name="ce5" table:formula="of:=[.$AC64]+[.AE64]/(24*60*60)" office:value-type="date" office:date-value="2014-03-31T11:28:37.868065">
            <text:p>2014-03-31T11:28:37.868Z</text:p>
          </table:table-cell>
          <table:table-cell table:style-name="ce5" table:formula="of:=[.$AC64]+[.AF64]/(24*60*60)" office:value-type="date" office:date-value="2014-03-31T11:45:55.116653">
            <text:p>2014-03-31T11:45:55.117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1">
          <table:table-cell table:formula="of:=[.A64]" office:value-type="string" office:string-value="MD12">
            <text:p>MD12</text:p>
          </table:table-cell>
          <table:table-cell table:style-name="ce2"/>
          <table:table-cell table:style-name="ce1" office:value-type="float" office:value="114">
            <text:p>114</text:p>
          </table:table-cell>
          <table:table-cell table:style-name="ce1" office:value-type="string">
            <text:p>Rudi</text:p>
          </table:table-cell>
          <table:table-cell table:style-name="ce1" office:value-type="string">
            <text:p>Ropertz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48:17,1</text:p>
          </table:table-cell>
          <table:table-cell table:style-name="ce1" office:value-type="string">
            <text:p>DNS</text:p>
          </table:table-cell>
          <table:table-cell table:style-name="ce3" table:formula="of:=CONCATENATE(LOWER(LEFT([.D65]));LOWER(LEFT([.E65]));LOWER(LEFT([.F65])))" office:value-type="string" office:string-value="rrg">
            <text:p>rrg</text:p>
          </table:table-cell>
          <table:table-cell table:formula="of:=CONCATENATE(&quot;@&quot;;[.J65];&quot; ||= User.create! email: '&quot;;LOWER([.D65]);&quot;.&quot;;LOWER([.E65]);&quot;@example.com',&quot;)" office:value-type="string" office:string-value="@rrg ||= User.create! email: 'rudi.ropertz@example.com',">
            <text:p>@rrg ||= User.create! email: 'rudi.ropertz@example.com',</text:p>
          </table:table-cell>
          <table:table-cell table:style-name="ce4" table:formula="of:=CONCATENATE(&quot;                  password: '&quot;;[.D65];&quot;1234567',&quot;)" office:value-type="string" office:string-value="                  password: 'Rudi1234567',">
            <text:p><text:s text:c="18"/>password: 'Rudi1234567',</text:p>
          </table:table-cell>
          <table:table-cell table:style-name="ce4" table:formula="of:=CONCATENATE(&quot;                  password_confirmation: '&quot;;[.D65];&quot;1234567',&quot;)" office:value-type="string" office:string-value="                  password_confirmation: 'Rudi1234567',">
            <text:p><text:s text:c="18"/>password_confirmation: 'Rudi1234567',</text:p>
          </table:table-cell>
          <table:table-cell table:style-name="ce4" table:formula="of:=CONCATENATE(&quot;                  display_name: '&quot;;[.D65];&quot; &quot;;[.E65];&quot;',&quot;)" office:value-type="string" office:string-value="                  display_name: 'Rudi Ropertz',">
            <text:p><text:s text:c="18"/>display_name: 'Rudi Ropertz',</text:p>
          </table:table-cell>
          <table:table-cell table:style-name="ce4" table:formula="of:=CONCATENATE(&quot;                  nationality: :&quot;;LOWER([.F6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5];&quot;_&quot;;LOWER([.A65]);&quot;_day&quot;)" office:value-type="string" office:string-value="@rrg_md12_day">
            <text:p>@rrg_md12_day</text:p>
          </table:table-cell>
          <table:table-cell table:formula="of:=IFERROR( VALUE(LEFT([.H65];2))*60+VALUE(MID(REPLACE([.H65];6;1;&quot;.&quot;);4;4)) ;0)" office:value-type="float" office:value="2897.1">
            <text:p>2897.1</text:p>
          </table:table-cell>
          <table:table-cell table:formula="of:=IFERROR( VALUE(LEFT([.I65];2))*60+VALUE(MID(REPLACE([.I65];6;1;&quot;.&quot;);4;4)) ;0)" office:value-type="float" office:value="0">
            <text:p>0</text:p>
          </table:table-cell>
          <table:table-cell table:formula="of:=CONCATENATE([.Q65];&quot;1 = Run.create! race: @&quot;;LOWER([.A65]);&quot;_day1,&quot;)" office:value-type="string" office:string-value="@rrg_md12_day1 = Run.create! race: @md12_day1,">
            <text:p>@rrg_md12_day1 = Run.create! race: @md12_day1,</text:p>
          </table:table-cell>
          <table:table-cell table:formula="of:=CONCATENATE(&quot;                           user: @&quot;;[.J65];&quot;,&quot;)" office:value-type="string" office:string-value="                           user: @rrg,">
            <text:p><text:s text:c="27"/>user: @rrg,</text:p>
          </table:table-cell>
          <table:table-cell table:formula="of:=CONCATENATE(&quot;                           number: '&quot;;[.C65];&quot;',&quot;)" office:value-type="string" office:string-value="                           number: '114',">
            <text:p><text:s text:c="27"/>number: '114',</text:p>
          </table:table-cell>
          <table:table-cell table:formula="of:=IF([.R65]&gt;0;CONCATENATE(&quot;                           times: '{ &quot;&quot;final&quot;&quot;: &quot;;[.R65]+3600;&quot; }'&quot;);&quot;                           times: ''&quot;)" office:value-type="string" office:string-value="                           times: '{ &quot;final&quot;: 6497.1 }'">
            <text:p><text:s text:c="27"/>times: '{ "final": 6497.1 }'</text:p>
          </table:table-cell>
          <table:table-cell table:formula="of:=CONCATENATE([.Q65];&quot;2 = Run.create! race: @&quot;;LOWER([.A65]);&quot;_day2,&quot;)" office:value-type="string" office:string-value="@rrg_md12_day2 = Run.create! race: @md12_day2,">
            <text:p>@rrg_md12_day2 = Run.create! race: @md12_day2,</text:p>
          </table:table-cell>
          <table:table-cell table:style-name="ce4" table:formula="of:=IF([.S63]&gt;0;CONCATENATE(&quot;                           times: '{ &quot;&quot;start_timestamp&quot;&quot;: &quot;&quot;&quot;;TEXT([.AC65];&quot;YYYY-MM-DDTHH:MM:SS.000Z&quot;);&quot;&quot;&quot;, &quot;&quot;5km_timestamp&quot;&quot;: &quot;&quot;&quot;;TEXT([.AG65];&quot;YYYY-MM-DDTHH:MM:SS.000Z&quot;);&quot;&quot;&quot;, &quot;&quot;10km_timestamp&quot;&quot;: &quot;&quot;&quot;;TEXT([.AH65];&quot;YYYY-MM-DDTHH:MM:SS.000Z&quot;);&quot;&quot;&quot; }'&quot;);&quot;                           times: ''&quot;)" office:value-type="string" office:string-value="                           times: '{ &quot;start_timestamp&quot;: &quot;2014-04-01T10:54:00.000Z&quot;, &quot;5km_timestamp&quot;: &quot;2014-04-01T11:12:46.850Z&quot;, &quot;10km_timestamp&quot;: &quot;2014-04-01T11:30:29.964Z&quot; }'">
            <text:p><text:s text:c="27"/>times: '{ "start_timestamp": "2014-04-01T10:54:00.000Z", "5km_timestamp": "2014-04-01T11:12:46.850Z", "10km_timestamp": "2014-04-01T11:30:29.964Z" }'</text:p>
          </table:table-cell>
          <table:table-cell/>
          <table:table-cell table:formula="of:=[.A65]" office:value-type="string" office:string-value="MD12">
            <text:p>MD12</text:p>
          </table:table-cell>
          <table:table-cell/>
          <table:table-cell table:style-name="ce5" office:value-type="date" office:date-value="2014-04-01T10:54:00.000005">
            <text:p>2014-04-01T10:54:00.000Z</text:p>
          </table:table-cell>
          <table:table-cell table:style-name="ce6" table:formula="of:=[.AB63]/4+RAND()*100" office:value-type="float" office:value="1126.85039227214">
            <text:p>1126.9</text:p>
          </table:table-cell>
          <table:table-cell table:style-name="ce6" table:formula="of:=[.AB63]*2/4+RAND()*100" office:value-type="float" office:value="2189.96393305417">
            <text:p>2190.0</text:p>
          </table:table-cell>
          <table:table-cell table:style-name="ce6"/>
          <table:table-cell table:style-name="ce5" table:formula="of:=[.$AC65]+[.AD65]/(24*60*60)" office:value-type="date" office:date-value="2014-04-01T11:12:46.850397">
            <text:p>2014-04-01T11:12:46.850Z</text:p>
          </table:table-cell>
          <table:table-cell table:style-name="ce5" table:formula="of:=[.$AC65]+[.AE65]/(24*60*60)" office:value-type="date" office:date-value="2014-04-01T11:30:29.963938">
            <text:p>2014-04-01T11:30:29.964Z</text:p>
          </table:table-cell>
          <table:table-cell table:style-name="ce5" table:number-columns-repeated="5"/>
          <table:table-cell table:style-name="ce7" table:number-columns-repeated="2"/>
        </table:table-row>
        <table:table-row table:style-name="ro1">
          <table:table-cell table:formula="of:=[.A65]" office:value-type="string" office:string-value="MD12">
            <text:p>MD12</text:p>
          </table:table-cell>
          <table:table-cell table:style-name="ce2"/>
          <table:table-cell table:style-name="ce1" office:value-type="float" office:value="113">
            <text:p>113</text:p>
          </table:table-cell>
          <table:table-cell table:style-name="ce1" office:value-type="string">
            <text:p>Pavel</text:p>
          </table:table-cell>
          <table:table-cell table:style-name="ce1" office:value-type="string">
            <text:p>Pfeifer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DNS</text:p>
          </table:table-cell>
          <table:table-cell table:number-columns-repeated="2"/>
          <table:table-cell table:style-name="ce3" table:formula="of:=CONCATENATE(LOWER(LEFT([.D66]));LOWER(LEFT([.E66]));LOWER(LEFT([.F66])))" office:value-type="string" office:string-value="ppc">
            <text:p>ppc</text:p>
          </table:table-cell>
          <table:table-cell table:formula="of:=CONCATENATE(&quot;@&quot;;[.J66];&quot; ||= User.create! email: '&quot;;LOWER([.D66]);&quot;.&quot;;LOWER([.E66]);&quot;@example.com',&quot;)" office:value-type="string" office:string-value="@ppc ||= User.create! email: 'pavel.pfeifer@example.com',">
            <text:p>@ppc ||= User.create! email: 'pavel.pfeifer@example.com',</text:p>
          </table:table-cell>
          <table:table-cell table:style-name="ce4" table:formula="of:=CONCATENATE(&quot;                  password: '&quot;;[.D66];&quot;1234567',&quot;)" office:value-type="string" office:string-value="                  password: 'Pavel1234567',">
            <text:p><text:s text:c="18"/>password: 'Pavel1234567',</text:p>
          </table:table-cell>
          <table:table-cell table:style-name="ce4" table:formula="of:=CONCATENATE(&quot;                  password_confirmation: '&quot;;[.D66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4" table:formula="of:=CONCATENATE(&quot;                  display_name: '&quot;;[.D66];&quot; &quot;;[.E66];&quot;',&quot;)" office:value-type="string" office:string-value="                  display_name: 'Pavel Pfeifer',">
            <text:p><text:s text:c="18"/>display_name: 'Pavel Pfeifer',</text:p>
          </table:table-cell>
          <table:table-cell table:style-name="ce4" table:formula="of:=CONCATENATE(&quot;                  nationality: :&quot;;LOWER([.F6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6];&quot;_&quot;;LOWER([.A66]);&quot;_day&quot;)" office:value-type="string" office:string-value="@ppc_md12_day">
            <text:p>@ppc_md12_day</text:p>
          </table:table-cell>
          <table:table-cell table:formula="of:=IFERROR( VALUE(LEFT([.H66];2))*60+VALUE(MID(REPLACE([.H66];6;1;&quot;.&quot;);4;4)) ;0)" office:value-type="float" office:value="0">
            <text:p>0</text:p>
          </table:table-cell>
          <table:table-cell table:formula="of:=IFERROR( VALUE(LEFT([.I66];2))*60+VALUE(MID(REPLACE([.I66];6;1;&quot;.&quot;);4;4)) ;0)" office:value-type="float" office:value="0">
            <text:p>0</text:p>
          </table:table-cell>
          <table:table-cell table:formula="of:=CONCATENATE([.Q66];&quot;1 = Run.create! race: @&quot;;LOWER([.A66]);&quot;_day1,&quot;)" office:value-type="string" office:string-value="@ppc_md12_day1 = Run.create! race: @md12_day1,">
            <text:p>@ppc_md12_day1 = Run.create! race: @md12_day1,</text:p>
          </table:table-cell>
          <table:table-cell table:formula="of:=CONCATENATE(&quot;                           user: @&quot;;[.J66];&quot;,&quot;)" office:value-type="string" office:string-value="                           user: @ppc,">
            <text:p><text:s text:c="27"/>user: @ppc,</text:p>
          </table:table-cell>
          <table:table-cell table:formula="of:=CONCATENATE(&quot;                           number: '&quot;;[.C66];&quot;',&quot;)" office:value-type="string" office:string-value="                           number: '113',">
            <text:p><text:s text:c="27"/>number: '113',</text:p>
          </table:table-cell>
          <table:table-cell table:formula="of:=IF([.R66]&gt;0;CONCATENATE(&quot;                           times: '{ &quot;&quot;final&quot;&quot;: &quot;;[.R66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6];&quot;2 = Run.create! race: @&quot;;LOWER([.A66]);&quot;_day2,&quot;)" office:value-type="string" office:string-value="@ppc_md12_day2 = Run.create! race: @md12_day2,">
            <text:p>@ppc_md12_day2 = Run.create! race: @md12_day2,</text:p>
          </table:table-cell>
          <table:table-cell table:formula="of:=IF([.S66]&gt;0;CONCATENATE(&quot;                           times: '{ &quot;&quot;final&quot;&quot;: &quot;;[.S66];&quot; }'&quot;);&quot;                           times: ''&quot;)" office:value-type="string" office:string-value="                           times: ''">
            <text:p><text:s text:c="27"/>times: ''</text:p>
          </table:table-cell>
          <table:table-cell/>
          <table:table-cell table:formula="of:=[.A66]" office:value-type="string" office:string-value="MD12">
            <text:p>MD12</text:p>
          </table:table-cell>
          <table:table-cell/>
          <table:table-cell table:style-name="ce5" office:value-type="date" office:date-value="2014-04-02T10:55:00.000005">
            <text:p>2014-04-02T10:55:00.000Z</text:p>
          </table:table-cell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office:value-type="string">
            <text:p>MD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">
            <text:p>119</text:p>
          </table:table-cell>
          <table:table-cell table:style-name="ce1" office:value-type="string">
            <text:p>Pauliina</text:p>
          </table:table-cell>
          <table:table-cell table:style-name="ce1" office:value-type="string">
            <text:p>Kiis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:50:04,5</text:p>
          </table:table-cell>
          <table:table-cell table:style-name="ce1" office:value-type="string">
            <text:p>50:27,6</text:p>
          </table:table-cell>
          <table:table-cell table:style-name="ce1" office:value-type="string">
            <text:p>59:36,9</text:p>
          </table:table-cell>
          <table:table-cell table:style-name="ce3" table:formula="of:=CONCATENATE(LOWER(LEFT([.D67]));LOWER(LEFT([.E67]));LOWER(LEFT([.F67])))" office:value-type="string" office:string-value="pkf">
            <text:p>pkf</text:p>
          </table:table-cell>
          <table:table-cell table:formula="of:=CONCATENATE(&quot;@&quot;;[.J67];&quot; ||= User.create! email: '&quot;;LOWER([.D67]);&quot;.&quot;;LOWER([.E67]);&quot;@example.com',&quot;)" office:value-type="string" office:string-value="@pkf ||= User.create! email: 'pauliina.kiiski@example.com',">
            <text:p>@pkf ||= User.create! email: 'pauliina.kiiski@example.com',</text:p>
          </table:table-cell>
          <table:table-cell table:style-name="ce4" table:formula="of:=CONCATENATE(&quot;                  password: '&quot;;[.D67];&quot;1234567',&quot;)" office:value-type="string" office:string-value="                  password: 'Pauliina1234567',">
            <text:p><text:s text:c="18"/>password: 'Pauliina1234567',</text:p>
          </table:table-cell>
          <table:table-cell table:style-name="ce4" table:formula="of:=CONCATENATE(&quot;                  password_confirmation: '&quot;;[.D67];&quot;1234567',&quot;)" office:value-type="string" office:string-value="                  password_confirmation: 'Pauliina1234567',">
            <text:p><text:s text:c="18"/>password_confirmation: 'Pauliina1234567',</text:p>
          </table:table-cell>
          <table:table-cell table:style-name="ce4" table:formula="of:=CONCATENATE(&quot;                  display_name: '&quot;;[.D67];&quot; &quot;;[.E67];&quot;',&quot;)" office:value-type="string" office:string-value="                  display_name: 'Pauliina Kiiski',">
            <text:p><text:s text:c="18"/>display_name: 'Pauliina Kiiski',</text:p>
          </table:table-cell>
          <table:table-cell table:style-name="ce4" table:formula="of:=CONCATENATE(&quot;                  nationality: :&quot;;LOWER([.F6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7];&quot;_&quot;;LOWER([.A67]);&quot;_day&quot;)" office:value-type="string" office:string-value="@pkf_md6_day">
            <text:p>@pkf_md6_day</text:p>
          </table:table-cell>
          <table:table-cell table:formula="of:=IFERROR( VALUE(LEFT([.H67];2))*60+VALUE(MID(REPLACE([.H67];6;1;&quot;.&quot;);4;4)) ;0)" office:value-type="float" office:value="3027.6">
            <text:p>3027.6</text:p>
          </table:table-cell>
          <table:table-cell table:formula="of:=IFERROR( VALUE(LEFT([.I67];2))*60+VALUE(MID(REPLACE([.I67];6;1;&quot;.&quot;);4;4)) ;0)" office:value-type="float" office:value="3576.9">
            <text:p>3576.9</text:p>
          </table:table-cell>
          <table:table-cell table:formula="of:=CONCATENATE([.Q67];&quot;1 = Run.create! race: @&quot;;LOWER([.A67]);&quot;_day1,&quot;)" office:value-type="string" office:string-value="@pkf_md6_day1 = Run.create! race: @md6_day1,">
            <text:p>@pkf_md6_day1 = Run.create! race: @md6_day1,</text:p>
          </table:table-cell>
          <table:table-cell table:formula="of:=CONCATENATE(&quot;                           user: @&quot;;[.J67];&quot;,&quot;)" office:value-type="string" office:string-value="                           user: @pkf,">
            <text:p><text:s text:c="27"/>user: @pkf,</text:p>
          </table:table-cell>
          <table:table-cell table:formula="of:=CONCATENATE(&quot;                           number: '&quot;;[.C67];&quot;',&quot;)" office:value-type="string" office:string-value="                           number: '119',">
            <text:p><text:s text:c="27"/>number: '119',</text:p>
          </table:table-cell>
          <table:table-cell table:formula="of:=IF([.R67]&gt;0;CONCATENATE(&quot;                           times: '{ &quot;&quot;final&quot;&quot;: &quot;;[.R67];&quot; }'&quot;);&quot;                           times: ''&quot;)" office:value-type="string" office:string-value="                           times: '{ &quot;final&quot;: 3027.6 }'">
            <text:p><text:s text:c="27"/>times: '{ "final": 3027.6 }'</text:p>
          </table:table-cell>
          <table:table-cell table:formula="of:=CONCATENATE([.Q67];&quot;2 = Run.create! race: @&quot;;LOWER([.A67]);&quot;_day2,&quot;)" office:value-type="string" office:string-value="@pkf_md6_day2 = Run.create! race: @md6_day2,">
            <text:p>@pkf_md6_day2 = Run.create! race: @md6_day2,</text:p>
          </table:table-cell>
          <table:table-cell table:formula="of:=IF([.S67]&gt;0;CONCATENATE(&quot;                           times: '{ &quot;&quot;start_timestamp&quot;&quot;: &quot;&quot;&quot;;TEXT([.AC67];&quot;YYYY-MM-DDTHH:MM:SS.000Z&quot;);&quot;&quot;&quot;, &quot;&quot;5km_timestamp&quot;&quot;: &quot;&quot;&quot;;TEXT([.AG67];&quot;YYYY-MM-DDTHH:MM:SS.000Z&quot;);&quot;&quot;&quot;, &quot;&quot;10km_timestamp&quot;&quot;: &quot;&quot;&quot;;TEXT([.AH67];&quot;YYYY-MM-DDTHH:MM:SS.000Z&quot;);&quot;&quot;&quot;, &quot;&quot;15km_timestamp&quot;&quot;: &quot;&quot;&quot;;TEXT([.AI67];&quot;YYYY-MM-DDTHH:MM:SS.000Z&quot;);&quot;&quot;&quot;, &quot;&quot;finish_timestamp&quot;&quot;: &quot;&quot;&quot;;TEXT([.AJ67];&quot;YYYY-MM-DDTHH:MM:SS.000Z&quot;);&quot;&quot;&quot; }'&quot;);&quot;                           times: ''&quot;)" office:value-type="string" office:string-value="                           times: '{ &quot;start_timestamp&quot;: &quot;2014-04-03T10:56:00.000Z&quot;, &quot;5km_timestamp&quot;: &quot;2014-04-03T11:12:24.421Z&quot;, &quot;10km_timestamp&quot;: &quot;2014-04-03T11:25:58.093Z&quot;, &quot;15km_timestamp&quot;: &quot;2014-04-03T11:42:15.048Z&quot;, &quot;finish_timestamp&quot;: &quot;2014-04-03T11:55:38.034Z&quot; }'">
            <text:p><text:s text:c="27"/>times: '{ "start_timestamp": "2014-04-03T10:56:00.000Z", "5km_timestamp": "2014-04-03T11:12:24.421Z", "10km_timestamp": "2014-04-03T11:25:58.093Z", "15km_timestamp": "2014-04-03T11:42:15.048Z", "finish_timestamp": "2014-04-03T11:55:38.034Z" }'</text:p>
          </table:table-cell>
          <table:table-cell/>
          <table:table-cell table:formula="of:=[.A67]" office:value-type="string" office:string-value="MD6">
            <text:p>MD6</text:p>
          </table:table-cell>
          <table:table-cell table:formula="of:=[.S67]" office:value-type="float" office:value="3576.9">
            <text:p>3576.9</text:p>
          </table:table-cell>
          <table:table-cell table:style-name="ce5" office:value-type="date" office:date-value="2014-04-03T10:56:00.000005">
            <text:p>2014-04-03T10:56:00.000Z</text:p>
          </table:table-cell>
          <table:table-cell table:style-name="ce6" table:formula="of:=[.AB67]/4+RAND()*100" office:value-type="float" office:value="984.420882879198">
            <text:p>984.4</text:p>
          </table:table-cell>
          <table:table-cell table:style-name="ce6" table:formula="of:=[.AB67]*2/4+RAND()*100" office:value-type="float" office:value="1798.09277554303">
            <text:p>1798.1</text:p>
          </table:table-cell>
          <table:table-cell table:style-name="ce6" table:formula="of:=[.AB67]*3/4+RAND()*100" office:value-type="float" office:value="2775.04776322674">
            <text:p>2775.0</text:p>
          </table:table-cell>
          <table:table-cell table:style-name="ce5" table:formula="of:=[.$AC67]+[.AD67]/(24*60*60)" office:value-type="date" office:date-value="2014-04-03T11:12:24.420888">
            <text:p>2014-04-03T11:12:24.421Z</text:p>
          </table:table-cell>
          <table:table-cell table:style-name="ce5" table:formula="of:=[.$AC67]+[.AE67]/(24*60*60)" office:value-type="date" office:date-value="2014-04-03T11:25:58.092781">
            <text:p>2014-04-03T11:25:58.093Z</text:p>
          </table:table-cell>
          <table:table-cell table:style-name="ce5" table:formula="of:=[.$AC67]+[.AF67]/(24*60*60)" office:value-type="date" office:date-value="2014-04-03T11:42:15.047768">
            <text:p>2014-04-03T11:42:15.048Z</text:p>
          </table:table-cell>
          <table:table-cell table:style-name="ce5" table:formula="of:=[.$AC67]+([.AB67]+RAND()*3)/(24*60*60)" office:value-type="date" office:date-value="2014-04-03T11:55:38.03405">
            <text:p>2014-04-03T11:55:38.034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67]" office:value-type="string" office:string-value="MD6">
            <text:p>MD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Aleksandr</text:p>
          </table:table-cell>
          <table:table-cell table:style-name="ce1" office:value-type="string">
            <text:p>Stoliarov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4:03:07,7</text:p>
          </table:table-cell>
          <table:table-cell table:style-name="ce1" office:value-type="string">
            <text:p>55:53,2</text:p>
          </table:table-cell>
          <table:table-cell table:style-name="ce1" office:value-type="string">
            <text:p>07:14,5</text:p>
          </table:table-cell>
          <table:table-cell table:style-name="ce3" table:formula="of:=CONCATENATE(LOWER(LEFT([.D68]));LOWER(LEFT([.E68]));LOWER(LEFT([.F68])))" office:value-type="string" office:string-value="asr">
            <text:p>asr</text:p>
          </table:table-cell>
          <table:table-cell table:formula="of:=CONCATENATE(&quot;@&quot;;[.J68];&quot; ||= User.create! email: '&quot;;LOWER([.D68]);&quot;.&quot;;LOWER([.E68]);&quot;@example.com',&quot;)" office:value-type="string" office:string-value="@asr ||= User.create! email: 'aleksandr.stoliarov@example.com',">
            <text:p>@asr ||= User.create! email: 'aleksandr.stoliarov@example.com',</text:p>
          </table:table-cell>
          <table:table-cell table:style-name="ce4" table:formula="of:=CONCATENATE(&quot;                  password: '&quot;;[.D68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4" table:formula="of:=CONCATENATE(&quot;                  password_confirmation: '&quot;;[.D68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4" table:formula="of:=CONCATENATE(&quot;                  display_name: '&quot;;[.D68];&quot; &quot;;[.E68];&quot;',&quot;)" office:value-type="string" office:string-value="                  display_name: 'Aleksandr Stoliarov',">
            <text:p><text:s text:c="18"/>display_name: 'Aleksandr Stoliarov',</text:p>
          </table:table-cell>
          <table:table-cell table:style-name="ce4" table:formula="of:=CONCATENATE(&quot;                  nationality: :&quot;;LOWER([.F68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68];&quot;_&quot;;LOWER([.A68]);&quot;_day&quot;)" office:value-type="string" office:string-value="@asr_md6_day">
            <text:p>@asr_md6_day</text:p>
          </table:table-cell>
          <table:table-cell table:formula="of:=IFERROR( VALUE(LEFT([.H68];2))*60+VALUE(MID(REPLACE([.H68];6;1;&quot;.&quot;);4;4)) ;0)" office:value-type="float" office:value="3353.2">
            <text:p>3353.2</text:p>
          </table:table-cell>
          <table:table-cell table:formula="of:=IFERROR( VALUE(LEFT([.I68];2))*60+VALUE(MID(REPLACE([.I68];6;1;&quot;.&quot;);4;4)) ;0)" office:value-type="float" office:value="434.5">
            <text:p>434.5</text:p>
          </table:table-cell>
          <table:table-cell table:formula="of:=CONCATENATE([.Q68];&quot;1 = Run.create! race: @&quot;;LOWER([.A68]);&quot;_day1,&quot;)" office:value-type="string" office:string-value="@asr_md6_day1 = Run.create! race: @md6_day1,">
            <text:p>@asr_md6_day1 = Run.create! race: @md6_day1,</text:p>
          </table:table-cell>
          <table:table-cell table:formula="of:=CONCATENATE(&quot;                           user: @&quot;;[.J68];&quot;,&quot;)" office:value-type="string" office:string-value="                           user: @asr,">
            <text:p><text:s text:c="27"/>user: @asr,</text:p>
          </table:table-cell>
          <table:table-cell table:formula="of:=CONCATENATE(&quot;                           number: '&quot;;[.C68];&quot;',&quot;)" office:value-type="string" office:string-value="                           number: '123',">
            <text:p><text:s text:c="27"/>number: '123',</text:p>
          </table:table-cell>
          <table:table-cell table:formula="of:=IF([.R68]&gt;0;CONCATENATE(&quot;                           times: '{ &quot;&quot;final&quot;&quot;: &quot;;[.R68];&quot; }'&quot;);&quot;                           times: ''&quot;)" office:value-type="string" office:string-value="                           times: '{ &quot;final&quot;: 3353.2 }'">
            <text:p><text:s text:c="27"/>times: '{ "final": 3353.2 }'</text:p>
          </table:table-cell>
          <table:table-cell table:formula="of:=CONCATENATE([.Q68];&quot;2 = Run.create! race: @&quot;;LOWER([.A68]);&quot;_day2,&quot;)" office:value-type="string" office:string-value="@asr_md6_day2 = Run.create! race: @md6_day2,">
            <text:p>@asr_md6_day2 = Run.create! race: @md6_day2,</text:p>
          </table:table-cell>
          <table:table-cell table:formula="of:=IF([.S68]&gt;0;CONCATENATE(&quot;                           times: '{ &quot;&quot;start_timestamp&quot;&quot;: &quot;&quot;&quot;;TEXT([.AC68];&quot;YYYY-MM-DDTHH:MM:SS.000Z&quot;);&quot;&quot;&quot;, &quot;&quot;5km_timestamp&quot;&quot;: &quot;&quot;&quot;;TEXT([.AG68];&quot;YYYY-MM-DDTHH:MM:SS.000Z&quot;);&quot;&quot;&quot;, &quot;&quot;10km_timestamp&quot;&quot;: &quot;&quot;&quot;;TEXT([.AH68];&quot;YYYY-MM-DDTHH:MM:SS.000Z&quot;);&quot;&quot;&quot;, &quot;&quot;15km_timestamp&quot;&quot;: &quot;&quot;&quot;;TEXT([.AI68];&quot;YYYY-MM-DDTHH:MM:SS.000Z&quot;);&quot;&quot;&quot;, &quot;&quot;finish_timestamp&quot;&quot;: &quot;&quot;&quot;;TEXT([.AJ68];&quot;YYYY-MM-DDTHH:MM:SS.000Z&quot;);&quot;&quot;&quot; }'&quot;);&quot;                           times: ''&quot;)" office:value-type="string" office:string-value="                           times: '{ &quot;start_timestamp&quot;: &quot;2014-04-04T10:57:00.000Z&quot;, &quot;5km_timestamp&quot;: &quot;2014-04-04T11:15:09.569Z&quot;, &quot;10km_timestamp&quot;: &quot;2014-04-04T11:31:05.991Z&quot;, &quot;15km_timestamp&quot;: &quot;2014-04-04T11:48:50.005Z&quot;, &quot;finish_timestamp&quot;: &quot;2014-04-04T12:04:15.030Z&quot; }'">
            <text:p><text:s text:c="27"/>times: '{ "start_timestamp": "2014-04-04T10:57:00.000Z", "5km_timestamp": "2014-04-04T11:15:09.569Z", "10km_timestamp": "2014-04-04T11:31:05.991Z", "15km_timestamp": "2014-04-04T11:48:50.005Z", "finish_timestamp": "2014-04-04T12:04:15.030Z" }'</text:p>
          </table:table-cell>
          <table:table-cell/>
          <table:table-cell table:formula="of:=[.A68]" office:value-type="string" office:string-value="MD6">
            <text:p>MD6</text:p>
          </table:table-cell>
          <table:table-cell table:formula="of:=[.S68]+3600" office:value-type="float" office:value="4034.5">
            <text:p>4034.5</text:p>
          </table:table-cell>
          <table:table-cell table:style-name="ce5" office:value-type="date" office:date-value="2014-04-04T10:57:00.000005">
            <text:p>2014-04-04T10:57:00.000Z</text:p>
          </table:table-cell>
          <table:table-cell table:style-name="ce6" table:formula="of:=[.AB68]/4+RAND()*100" office:value-type="float" office:value="1089.56914786901">
            <text:p>1089.6</text:p>
          </table:table-cell>
          <table:table-cell table:style-name="ce6" table:formula="of:=[.AB68]*2/4+RAND()*100" office:value-type="float" office:value="2045.99076792505">
            <text:p>2046.0</text:p>
          </table:table-cell>
          <table:table-cell table:style-name="ce6" table:formula="of:=[.AB68]*3/4+RAND()*100" office:value-type="float" office:value="3110.00533911493">
            <text:p>3110.0</text:p>
          </table:table-cell>
          <table:table-cell table:style-name="ce5" table:formula="of:=[.$AC68]+[.AD68]/(24*60*60)" office:value-type="date" office:date-value="2014-04-04T11:15:09.569153">
            <text:p>2014-04-04T11:15:09.569Z</text:p>
          </table:table-cell>
          <table:table-cell table:style-name="ce5" table:formula="of:=[.$AC68]+[.AE68]/(24*60*60)" office:value-type="date" office:date-value="2014-04-04T11:31:05.990773">
            <text:p>2014-04-04T11:31:05.991Z</text:p>
          </table:table-cell>
          <table:table-cell table:style-name="ce5" table:formula="of:=[.$AC68]+[.AF68]/(24*60*60)" office:value-type="date" office:date-value="2014-04-04T11:48:50.005345">
            <text:p>2014-04-04T11:48:50.005Z</text:p>
          </table:table-cell>
          <table:table-cell table:style-name="ce5" table:formula="of:=[.$AC68]+([.AB68]+RAND()*3)/(24*60*60)" office:value-type="date" office:date-value="2014-04-04T12:04:15.030089">
            <text:p>2014-04-04T12:04:15.030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68]" office:value-type="string" office:string-value="MD6">
            <text:p>MD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Martin</text:p>
          </table:table-cell>
          <table:table-cell table:style-name="ce1" office:value-type="string">
            <text:p>Vrtel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:04:20,2</text:p>
          </table:table-cell>
          <table:table-cell table:style-name="ce1" office:value-type="string">
            <text:p>55:01,0</text:p>
          </table:table-cell>
          <table:table-cell table:style-name="ce1" office:value-type="string">
            <text:p>09:19,2</text:p>
          </table:table-cell>
          <table:table-cell table:style-name="ce3" table:formula="of:=CONCATENATE(LOWER(LEFT([.D69]));LOWER(LEFT([.E69]));LOWER(LEFT([.F69])))" office:value-type="string" office:string-value="mvc">
            <text:p>mvc</text:p>
          </table:table-cell>
          <table:table-cell table:formula="of:=CONCATENATE(&quot;@&quot;;[.J69];&quot; ||= User.create! email: '&quot;;LOWER([.D69]);&quot;.&quot;;LOWER([.E69]);&quot;@example.com',&quot;)" office:value-type="string" office:string-value="@mvc ||= User.create! email: 'martin.vrtel@example.com',">
            <text:p>@mvc ||= User.create! email: 'martin.vrtel@example.com',</text:p>
          </table:table-cell>
          <table:table-cell table:style-name="ce4" table:formula="of:=CONCATENATE(&quot;                  password: '&quot;;[.D69];&quot;1234567',&quot;)" office:value-type="string" office:string-value="                  password: 'Martin1234567',">
            <text:p><text:s text:c="18"/>password: 'Martin1234567',</text:p>
          </table:table-cell>
          <table:table-cell table:style-name="ce4" table:formula="of:=CONCATENATE(&quot;                  password_confirmation: '&quot;;[.D69];&quot;1234567',&quot;)" office:value-type="string" office:string-value="                  password_confirmation: 'Martin1234567',">
            <text:p><text:s text:c="18"/>password_confirmation: 'Martin1234567',</text:p>
          </table:table-cell>
          <table:table-cell table:style-name="ce4" table:formula="of:=CONCATENATE(&quot;                  display_name: '&quot;;[.D69];&quot; &quot;;[.E69];&quot;',&quot;)" office:value-type="string" office:string-value="                  display_name: 'Martin Vrtel',">
            <text:p><text:s text:c="18"/>display_name: 'Martin Vrtel',</text:p>
          </table:table-cell>
          <table:table-cell table:style-name="ce4" table:formula="of:=CONCATENATE(&quot;                  nationality: :&quot;;LOWER([.F69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9];&quot;_&quot;;LOWER([.A69]);&quot;_day&quot;)" office:value-type="string" office:string-value="@mvc_md6_day">
            <text:p>@mvc_md6_day</text:p>
          </table:table-cell>
          <table:table-cell table:formula="of:=IFERROR( VALUE(LEFT([.H69];2))*60+VALUE(MID(REPLACE([.H69];6;1;&quot;.&quot;);4;4)) ;0)" office:value-type="float" office:value="3301">
            <text:p>3301</text:p>
          </table:table-cell>
          <table:table-cell table:formula="of:=IFERROR( VALUE(LEFT([.I69];2))*60+VALUE(MID(REPLACE([.I69];6;1;&quot;.&quot;);4;4)) ;0)" office:value-type="float" office:value="559.2">
            <text:p>559.2</text:p>
          </table:table-cell>
          <table:table-cell table:formula="of:=CONCATENATE([.Q69];&quot;1 = Run.create! race: @&quot;;LOWER([.A69]);&quot;_day1,&quot;)" office:value-type="string" office:string-value="@mvc_md6_day1 = Run.create! race: @md6_day1,">
            <text:p>@mvc_md6_day1 = Run.create! race: @md6_day1,</text:p>
          </table:table-cell>
          <table:table-cell table:formula="of:=CONCATENATE(&quot;                           user: @&quot;;[.J69];&quot;,&quot;)" office:value-type="string" office:string-value="                           user: @mvc,">
            <text:p><text:s text:c="27"/>user: @mvc,</text:p>
          </table:table-cell>
          <table:table-cell table:formula="of:=CONCATENATE(&quot;                           number: '&quot;;[.C69];&quot;',&quot;)" office:value-type="string" office:string-value="                           number: '120',">
            <text:p><text:s text:c="27"/>number: '120',</text:p>
          </table:table-cell>
          <table:table-cell table:formula="of:=IF([.R69]&gt;0;CONCATENATE(&quot;                           times: '{ &quot;&quot;final&quot;&quot;: &quot;;[.R69];&quot; }'&quot;);&quot;                           times: ''&quot;)" office:value-type="string" office:string-value="                           times: '{ &quot;final&quot;: 3301 }'">
            <text:p><text:s text:c="27"/>times: '{ "final": 3301 }'</text:p>
          </table:table-cell>
          <table:table-cell table:formula="of:=CONCATENATE([.Q69];&quot;2 = Run.create! race: @&quot;;LOWER([.A69]);&quot;_day2,&quot;)" office:value-type="string" office:string-value="@mvc_md6_day2 = Run.create! race: @md6_day2,">
            <text:p>@mvc_md6_day2 = Run.create! race: @md6_day2,</text:p>
          </table:table-cell>
          <table:table-cell table:formula="of:=IF([.S69]&gt;0;CONCATENATE(&quot;                           times: '{ &quot;&quot;start_timestamp&quot;&quot;: &quot;&quot;&quot;;TEXT([.AC69];&quot;YYYY-MM-DDTHH:MM:SS.000Z&quot;);&quot;&quot;&quot;, &quot;&quot;5km_timestamp&quot;&quot;: &quot;&quot;&quot;;TEXT([.AG69];&quot;YYYY-MM-DDTHH:MM:SS.000Z&quot;);&quot;&quot;&quot;, &quot;&quot;10km_timestamp&quot;&quot;: &quot;&quot;&quot;;TEXT([.AH69];&quot;YYYY-MM-DDTHH:MM:SS.000Z&quot;);&quot;&quot;&quot;, &quot;&quot;15km_timestamp&quot;&quot;: &quot;&quot;&quot;;TEXT([.AI69];&quot;YYYY-MM-DDTHH:MM:SS.000Z&quot;);&quot;&quot;&quot;, &quot;&quot;finish_timestamp&quot;&quot;: &quot;&quot;&quot;;TEXT([.AJ69];&quot;YYYY-MM-DDTHH:MM:SS.000Z&quot;);&quot;&quot;&quot; }'&quot;);&quot;                           times: ''&quot;)" office:value-type="string" office:string-value="                           times: '{ &quot;start_timestamp&quot;: &quot;2014-04-05T10:58:00.000Z&quot;, &quot;5km_timestamp&quot;: &quot;2014-04-05T11:15:35.041Z&quot;, &quot;10km_timestamp&quot;: &quot;2014-04-05T11:33:00.540Z&quot;, &quot;15km_timestamp&quot;: &quot;2014-04-05T11:51:25.245Z&quot;, &quot;finish_timestamp&quot;: &quot;2014-04-05T12:07:21.618Z&quot; }'">
            <text:p><text:s text:c="27"/>times: '{ "start_timestamp": "2014-04-05T10:58:00.000Z", "5km_timestamp": "2014-04-05T11:15:35.041Z", "10km_timestamp": "2014-04-05T11:33:00.540Z", "15km_timestamp": "2014-04-05T11:51:25.245Z", "finish_timestamp": "2014-04-05T12:07:21.618Z" }'</text:p>
          </table:table-cell>
          <table:table-cell/>
          <table:table-cell table:formula="of:=[.A69]" office:value-type="string" office:string-value="MD6">
            <text:p>MD6</text:p>
          </table:table-cell>
          <table:table-cell table:formula="of:=[.S69]+3600" office:value-type="float" office:value="4159.2">
            <text:p>4159.2</text:p>
          </table:table-cell>
          <table:table-cell table:style-name="ce5" office:value-type="date" office:date-value="2014-04-05T10:58:00.000005">
            <text:p>2014-04-05T10:58:00.000Z</text:p>
          </table:table-cell>
          <table:table-cell table:style-name="ce6" table:formula="of:=[.AB69]/4+RAND()*100" office:value-type="float" office:value="1055.04103309494">
            <text:p>1055.0</text:p>
          </table:table-cell>
          <table:table-cell table:style-name="ce6" table:formula="of:=[.AB69]*2/4+RAND()*100" office:value-type="float" office:value="2100.53983970117">
            <text:p>2100.5</text:p>
          </table:table-cell>
          <table:table-cell table:style-name="ce6" table:formula="of:=[.AB69]*3/4+RAND()*100" office:value-type="float" office:value="3205.24474467207">
            <text:p>3205.2</text:p>
          </table:table-cell>
          <table:table-cell table:style-name="ce5" table:formula="of:=[.$AC69]+[.AD69]/(24*60*60)" office:value-type="date" office:date-value="2014-04-05T11:15:35.041038">
            <text:p>2014-04-05T11:15:35.041Z</text:p>
          </table:table-cell>
          <table:table-cell table:style-name="ce5" table:formula="of:=[.$AC69]+[.AE69]/(24*60*60)" office:value-type="date" office:date-value="2014-04-05T11:33:00.539845">
            <text:p>2014-04-05T11:33:00.540Z</text:p>
          </table:table-cell>
          <table:table-cell table:style-name="ce5" table:formula="of:=[.$AC69]+[.AF69]/(24*60*60)" office:value-type="date" office:date-value="2014-04-05T11:51:25.24475">
            <text:p>2014-04-05T11:51:25.245Z</text:p>
          </table:table-cell>
          <table:table-cell table:style-name="ce5" table:formula="of:=[.$AC69]+([.AB69]+RAND()*3)/(24*60*60)" office:value-type="date" office:date-value="2014-04-05T12:07:21.617675">
            <text:p>2014-04-05T12:07:21.618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69]" office:value-type="string" office:string-value="MD6">
            <text:p>MD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Grzegorz</text:p>
          </table:table-cell>
          <table:table-cell table:style-name="ce1" office:value-type="string">
            <text:p>Bur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4:15:38,9</text:p>
          </table:table-cell>
          <table:table-cell table:style-name="ce1" office:value-type="string">
            <text:p>01:10,4</text:p>
          </table:table-cell>
          <table:table-cell table:style-name="ce1" office:value-type="string">
            <text:p>14:28,5</text:p>
          </table:table-cell>
          <table:table-cell table:style-name="ce3" table:formula="of:=CONCATENATE(LOWER(LEFT([.D70]));LOWER(LEFT([.E70]));LOWER(LEFT([.F70])))" office:value-type="string" office:string-value="gbp">
            <text:p>gbp</text:p>
          </table:table-cell>
          <table:table-cell table:formula="of:=CONCATENATE(&quot;@&quot;;[.J70];&quot; ||= User.create! email: '&quot;;LOWER([.D70]);&quot;.&quot;;LOWER([.E70]);&quot;@example.com',&quot;)" office:value-type="string" office:string-value="@gbp ||= User.create! email: 'grzegorz.burzynski@example.com',">
            <text:p>@gbp ||= User.create! email: 'grzegorz.burzynski@example.com',</text:p>
          </table:table-cell>
          <table:table-cell table:style-name="ce4" table:formula="of:=CONCATENATE(&quot;                  password: '&quot;;[.D70];&quot;1234567',&quot;)" office:value-type="string" office:string-value="                  password: 'Grzegorz1234567',">
            <text:p><text:s text:c="18"/>password: 'Grzegorz1234567',</text:p>
          </table:table-cell>
          <table:table-cell table:style-name="ce4" table:formula="of:=CONCATENATE(&quot;                  password_confirmation: '&quot;;[.D70];&quot;1234567',&quot;)" office:value-type="string" office:string-value="                  password_confirmation: 'Grzegorz1234567',">
            <text:p><text:s text:c="18"/>password_confirmation: 'Grzegorz1234567',</text:p>
          </table:table-cell>
          <table:table-cell table:style-name="ce4" table:formula="of:=CONCATENATE(&quot;                  display_name: '&quot;;[.D70];&quot; &quot;;[.E70];&quot;',&quot;)" office:value-type="string" office:string-value="                  display_name: 'Grzegorz Burzynski',">
            <text:p><text:s text:c="18"/>display_name: 'Grzegorz Burzynski',</text:p>
          </table:table-cell>
          <table:table-cell table:style-name="ce4" table:formula="of:=CONCATENATE(&quot;                  nationality: :&quot;;LOWER([.F7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70];&quot;_&quot;;LOWER([.A70]);&quot;_day&quot;)" office:value-type="string" office:string-value="@gbp_md6_day">
            <text:p>@gbp_md6_day</text:p>
          </table:table-cell>
          <table:table-cell table:formula="of:=IFERROR( VALUE(LEFT([.H70];2))*60+VALUE(MID(REPLACE([.H70];6;1;&quot;.&quot;);4;4)) ;0)" office:value-type="float" office:value="70.4">
            <text:p>70.4</text:p>
          </table:table-cell>
          <table:table-cell table:formula="of:=IFERROR( VALUE(LEFT([.I70];2))*60+VALUE(MID(REPLACE([.I70];6;1;&quot;.&quot;);4;4)) ;0)" office:value-type="float" office:value="868.5">
            <text:p>868.5</text:p>
          </table:table-cell>
          <table:table-cell table:formula="of:=CONCATENATE([.Q70];&quot;1 = Run.create! race: @&quot;;LOWER([.A70]);&quot;_day1,&quot;)" office:value-type="string" office:string-value="@gbp_md6_day1 = Run.create! race: @md6_day1,">
            <text:p>@gbp_md6_day1 = Run.create! race: @md6_day1,</text:p>
          </table:table-cell>
          <table:table-cell table:formula="of:=CONCATENATE(&quot;                           user: @&quot;;[.J70];&quot;,&quot;)" office:value-type="string" office:string-value="                           user: @gbp,">
            <text:p><text:s text:c="27"/>user: @gbp,</text:p>
          </table:table-cell>
          <table:table-cell table:formula="of:=CONCATENATE(&quot;                           number: '&quot;;[.C70];&quot;',&quot;)" office:value-type="string" office:string-value="                           number: '122',">
            <text:p><text:s text:c="27"/>number: '122',</text:p>
          </table:table-cell>
          <table:table-cell table:formula="of:=IF([.R70]&gt;0;CONCATENATE(&quot;                           times: '{ &quot;&quot;final&quot;&quot;: &quot;;[.R70]+3600;&quot; }'&quot;);&quot;                           times: ''&quot;)" office:value-type="string" office:string-value="                           times: '{ &quot;final&quot;: 3670.4 }'">
            <text:p><text:s text:c="27"/>times: '{ "final": 3670.4 }'</text:p>
          </table:table-cell>
          <table:table-cell table:formula="of:=CONCATENATE([.Q70];&quot;2 = Run.create! race: @&quot;;LOWER([.A70]);&quot;_day2,&quot;)" office:value-type="string" office:string-value="@gbp_md6_day2 = Run.create! race: @md6_day2,">
            <text:p>@gbp_md6_day2 = Run.create! race: @md6_day2,</text:p>
          </table:table-cell>
          <table:table-cell table:formula="of:=IF([.S70]&gt;0;CONCATENATE(&quot;                           times: '{ &quot;&quot;start_timestamp&quot;&quot;: &quot;&quot;&quot;;TEXT([.AC70];&quot;YYYY-MM-DDTHH:MM:SS.000Z&quot;);&quot;&quot;&quot;, &quot;&quot;5km_timestamp&quot;&quot;: &quot;&quot;&quot;;TEXT([.AG70];&quot;YYYY-MM-DDTHH:MM:SS.000Z&quot;);&quot;&quot;&quot;, &quot;&quot;10km_timestamp&quot;&quot;: &quot;&quot;&quot;;TEXT([.AH70];&quot;YYYY-MM-DDTHH:MM:SS.000Z&quot;);&quot;&quot;&quot;, &quot;&quot;15km_timestamp&quot;&quot;: &quot;&quot;&quot;;TEXT([.AI70];&quot;YYYY-MM-DDTHH:MM:SS.000Z&quot;);&quot;&quot;&quot;, &quot;&quot;finish_timestamp&quot;&quot;: &quot;&quot;&quot;;TEXT([.AJ70];&quot;YYYY-MM-DDTHH:MM:SS.000Z&quot;);&quot;&quot;&quot; }'&quot;);&quot;                           times: ''&quot;)" office:value-type="string" office:string-value="                           times: '{ &quot;start_timestamp&quot;: &quot;2014-04-06T10:59:00.000Z&quot;, &quot;5km_timestamp&quot;: &quot;2014-04-06T11:17:48.028Z&quot;, &quot;10km_timestamp&quot;: &quot;2014-04-06T11:37:21.379Z&quot;, &quot;15km_timestamp&quot;: &quot;2014-04-06T11:55:56.521Z&quot;, &quot;finish_timestamp&quot;: &quot;2014-04-06T12:13:29.246Z&quot; }'">
            <text:p><text:s text:c="27"/>times: '{ "start_timestamp": "2014-04-06T10:59:00.000Z", "5km_timestamp": "2014-04-06T11:17:48.028Z", "10km_timestamp": "2014-04-06T11:37:21.379Z", "15km_timestamp": "2014-04-06T11:55:56.521Z", "finish_timestamp": "2014-04-06T12:13:29.246Z" }'</text:p>
          </table:table-cell>
          <table:table-cell/>
          <table:table-cell table:formula="of:=[.A70]" office:value-type="string" office:string-value="MD6">
            <text:p>MD6</text:p>
          </table:table-cell>
          <table:table-cell table:formula="of:=[.S70]+3600" office:value-type="float" office:value="4468.5">
            <text:p>4468.5</text:p>
          </table:table-cell>
          <table:table-cell table:style-name="ce5" office:value-type="date" office:date-value="2014-04-06T10:59:00.000006">
            <text:p>2014-04-06T10:59:00.000Z</text:p>
          </table:table-cell>
          <table:table-cell table:style-name="ce6" table:formula="of:=[.AB70]/4+RAND()*100" office:value-type="float" office:value="1128.02756031603">
            <text:p>1128.0</text:p>
          </table:table-cell>
          <table:table-cell table:style-name="ce6" table:formula="of:=[.AB70]*2/4+RAND()*100" office:value-type="float" office:value="2301.37925422471">
            <text:p>2301.4</text:p>
          </table:table-cell>
          <table:table-cell table:style-name="ce6" table:formula="of:=[.AB70]*3/4+RAND()*100" office:value-type="float" office:value="3416.52142091934">
            <text:p>3416.5</text:p>
          </table:table-cell>
          <table:table-cell table:style-name="ce5" table:formula="of:=[.$AC70]+[.AD70]/(24*60*60)" office:value-type="date" office:date-value="2014-04-06T11:17:48.027566">
            <text:p>2014-04-06T11:17:48.028Z</text:p>
          </table:table-cell>
          <table:table-cell table:style-name="ce5" table:formula="of:=[.$AC70]+[.AE70]/(24*60*60)" office:value-type="date" office:date-value="2014-04-06T11:37:21.37926">
            <text:p>2014-04-06T11:37:21.379Z</text:p>
          </table:table-cell>
          <table:table-cell table:style-name="ce5" table:formula="of:=[.$AC70]+[.AF70]/(24*60*60)" office:value-type="date" office:date-value="2014-04-06T11:55:56.521427">
            <text:p>2014-04-06T11:55:56.521Z</text:p>
          </table:table-cell>
          <table:table-cell table:style-name="ce5" table:formula="of:=[.$AC70]+([.AB70]+RAND()*3)/(24*60*60)" office:value-type="date" office:date-value="2014-04-06T12:13:29.245685">
            <text:p>2014-04-06T12:13:29.246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0]" office:value-type="string" office:string-value="MD6">
            <text:p>MD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Horst</text:p>
          </table:table-cell>
          <table:table-cell table:style-name="ce1" office:value-type="string">
            <text:p>Maas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4:16:05,7</text:p>
          </table:table-cell>
          <table:table-cell table:style-name="ce1" office:value-type="string">
            <text:p>06:08,8</text:p>
          </table:table-cell>
          <table:table-cell table:style-name="ce1" office:value-type="string">
            <text:p>09:56,9</text:p>
          </table:table-cell>
          <table:table-cell table:style-name="ce3" table:formula="of:=CONCATENATE(LOWER(LEFT([.D71]));LOWER(LEFT([.E71]));LOWER(LEFT([.F71])))" office:value-type="string" office:string-value="hma">
            <text:p>hma</text:p>
          </table:table-cell>
          <table:table-cell table:formula="of:=CONCATENATE(&quot;@&quot;;[.J71];&quot; ||= User.create! email: '&quot;;LOWER([.D71]);&quot;.&quot;;LOWER([.E71]);&quot;@example.com',&quot;)" office:value-type="string" office:string-value="@hma ||= User.create! email: 'horst.maas@example.com',">
            <text:p>@hma ||= User.create! email: 'horst.maas@example.com',</text:p>
          </table:table-cell>
          <table:table-cell table:style-name="ce4" table:formula="of:=CONCATENATE(&quot;                  password: '&quot;;[.D71];&quot;1234567',&quot;)" office:value-type="string" office:string-value="                  password: 'Horst1234567',">
            <text:p><text:s text:c="18"/>password: 'Horst1234567',</text:p>
          </table:table-cell>
          <table:table-cell table:style-name="ce4" table:formula="of:=CONCATENATE(&quot;                  password_confirmation: '&quot;;[.D71];&quot;1234567',&quot;)" office:value-type="string" office:string-value="                  password_confirmation: 'Horst1234567',">
            <text:p><text:s text:c="18"/>password_confirmation: 'Horst1234567',</text:p>
          </table:table-cell>
          <table:table-cell table:style-name="ce4" table:formula="of:=CONCATENATE(&quot;                  display_name: '&quot;;[.D71];&quot; &quot;;[.E71];&quot;',&quot;)" office:value-type="string" office:string-value="                  display_name: 'Horst Maas',">
            <text:p><text:s text:c="18"/>display_name: 'Horst Maas',</text:p>
          </table:table-cell>
          <table:table-cell table:style-name="ce4" table:formula="of:=CONCATENATE(&quot;                  nationality: :&quot;;LOWER([.F71]))" office:value-type="string" office:string-value="                  nationality: :austria">
            <text:p><text:s text:c="18"/>nationality: :austria</text:p>
          </table:table-cell>
          <table:table-cell/>
          <table:table-cell table:formula="of:=CONCATENATE(&quot;@&quot;;[.J71];&quot;_&quot;;LOWER([.A71]);&quot;_day&quot;)" office:value-type="string" office:string-value="@hma_md6_day">
            <text:p>@hma_md6_day</text:p>
          </table:table-cell>
          <table:table-cell table:formula="of:=IFERROR( VALUE(LEFT([.H71];2))*60+VALUE(MID(REPLACE([.H71];6;1;&quot;.&quot;);4;4)) ;0)" office:value-type="float" office:value="368.8">
            <text:p>368.8</text:p>
          </table:table-cell>
          <table:table-cell table:formula="of:=IFERROR( VALUE(LEFT([.I71];2))*60+VALUE(MID(REPLACE([.I71];6;1;&quot;.&quot;);4;4)) ;0)" office:value-type="float" office:value="596.9">
            <text:p>596.9</text:p>
          </table:table-cell>
          <table:table-cell table:formula="of:=CONCATENATE([.Q71];&quot;1 = Run.create! race: @&quot;;LOWER([.A71]);&quot;_day1,&quot;)" office:value-type="string" office:string-value="@hma_md6_day1 = Run.create! race: @md6_day1,">
            <text:p>@hma_md6_day1 = Run.create! race: @md6_day1,</text:p>
          </table:table-cell>
          <table:table-cell table:formula="of:=CONCATENATE(&quot;                           user: @&quot;;[.J71];&quot;,&quot;)" office:value-type="string" office:string-value="                           user: @hma,">
            <text:p><text:s text:c="27"/>user: @hma,</text:p>
          </table:table-cell>
          <table:table-cell table:formula="of:=CONCATENATE(&quot;                           number: '&quot;;[.C71];&quot;',&quot;)" office:value-type="string" office:string-value="                           number: '126',">
            <text:p><text:s text:c="27"/>number: '126',</text:p>
          </table:table-cell>
          <table:table-cell table:formula="of:=IF([.R71]&gt;0;CONCATENATE(&quot;                           times: '{ &quot;&quot;final&quot;&quot;: &quot;;[.R71]+3600;&quot; }'&quot;);&quot;                           times: ''&quot;)" office:value-type="string" office:string-value="                           times: '{ &quot;final&quot;: 3968.8 }'">
            <text:p><text:s text:c="27"/>times: '{ "final": 3968.8 }'</text:p>
          </table:table-cell>
          <table:table-cell table:formula="of:=CONCATENATE([.Q71];&quot;2 = Run.create! race: @&quot;;LOWER([.A71]);&quot;_day2,&quot;)" office:value-type="string" office:string-value="@hma_md6_day2 = Run.create! race: @md6_day2,">
            <text:p>@hma_md6_day2 = Run.create! race: @md6_day2,</text:p>
          </table:table-cell>
          <table:table-cell table:formula="of:=IF([.S71]&gt;0;CONCATENATE(&quot;                           times: '{ &quot;&quot;start_timestamp&quot;&quot;: &quot;&quot;&quot;;TEXT([.AC71];&quot;YYYY-MM-DDTHH:MM:SS.000Z&quot;);&quot;&quot;&quot;, &quot;&quot;5km_timestamp&quot;&quot;: &quot;&quot;&quot;;TEXT([.AG71];&quot;YYYY-MM-DDTHH:MM:SS.000Z&quot;);&quot;&quot;&quot;, &quot;&quot;10km_timestamp&quot;&quot;: &quot;&quot;&quot;;TEXT([.AH71];&quot;YYYY-MM-DDTHH:MM:SS.000Z&quot;);&quot;&quot;&quot;, &quot;&quot;15km_timestamp&quot;&quot;: &quot;&quot;&quot;;TEXT([.AI71];&quot;YYYY-MM-DDTHH:MM:SS.000Z&quot;);&quot;&quot;&quot;, &quot;&quot;finish_timestamp&quot;&quot;: &quot;&quot;&quot;;TEXT([.AJ71];&quot;YYYY-MM-DDTHH:MM:SS.000Z&quot;);&quot;&quot;&quot; }'&quot;);&quot;                           times: ''&quot;)" office:value-type="string" office:string-value="                           times: '{ &quot;start_timestamp&quot;: &quot;2014-04-07T11:00:00.000Z&quot;, &quot;5km_timestamp&quot;: &quot;2014-04-07T11:18:19.330Z&quot;, &quot;10km_timestamp&quot;: &quot;2014-04-07T11:35:44.282Z&quot;, &quot;15km_timestamp&quot;: &quot;2014-04-07T11:53:48.682Z&quot;, &quot;finish_timestamp&quot;: &quot;2014-04-07T12:09:59.303Z&quot; }'">
            <text:p><text:s text:c="27"/>times: '{ "start_timestamp": "2014-04-07T11:00:00.000Z", "5km_timestamp": "2014-04-07T11:18:19.330Z", "10km_timestamp": "2014-04-07T11:35:44.282Z", "15km_timestamp": "2014-04-07T11:53:48.682Z", "finish_timestamp": "2014-04-07T12:09:59.303Z" }'</text:p>
          </table:table-cell>
          <table:table-cell/>
          <table:table-cell table:formula="of:=[.A71]" office:value-type="string" office:string-value="MD6">
            <text:p>MD6</text:p>
          </table:table-cell>
          <table:table-cell table:formula="of:=[.S71]+3600" office:value-type="float" office:value="4196.9">
            <text:p>4196.9</text:p>
          </table:table-cell>
          <table:table-cell table:style-name="ce5" office:value-type="date" office:date-value="2014-04-07T11:00:00.000006">
            <text:p>2014-04-07T11:00:00.000Z</text:p>
          </table:table-cell>
          <table:table-cell table:style-name="ce6" table:formula="of:=[.AB71]/4+RAND()*100" office:value-type="float" office:value="1099.33048285209">
            <text:p>1099.3</text:p>
          </table:table-cell>
          <table:table-cell table:style-name="ce6" table:formula="of:=[.AB71]*2/4+RAND()*100" office:value-type="float" office:value="2144.28185880911">
            <text:p>2144.3</text:p>
          </table:table-cell>
          <table:table-cell table:style-name="ce6" table:formula="of:=[.AB71]*3/4+RAND()*100" office:value-type="float" office:value="3228.68203542586">
            <text:p>3228.7</text:p>
          </table:table-cell>
          <table:table-cell table:style-name="ce5" table:formula="of:=[.$AC71]+[.AD71]/(24*60*60)" office:value-type="date" office:date-value="2014-04-07T11:18:19.330489">
            <text:p>2014-04-07T11:18:19.330Z</text:p>
          </table:table-cell>
          <table:table-cell table:style-name="ce5" table:formula="of:=[.$AC71]+[.AE71]/(24*60*60)" office:value-type="date" office:date-value="2014-04-07T11:35:44.281865">
            <text:p>2014-04-07T11:35:44.282Z</text:p>
          </table:table-cell>
          <table:table-cell table:style-name="ce5" table:formula="of:=[.$AC71]+[.AF71]/(24*60*60)" office:value-type="date" office:date-value="2014-04-07T11:53:48.682041">
            <text:p>2014-04-07T11:53:48.682Z</text:p>
          </table:table-cell>
          <table:table-cell table:style-name="ce5" table:formula="of:=[.$AC71]+([.AB71]+RAND()*3)/(24*60*60)" office:value-type="date" office:date-value="2014-04-07T12:09:59.302732">
            <text:p>2014-04-07T12:09:59.303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1]" office:value-type="string" office:string-value="MD6">
            <text:p>MD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8">
            <text:p>118</text:p>
          </table:table-cell>
          <table:table-cell table:style-name="ce1" office:value-type="string">
            <text:p>Johan</text:p>
          </table:table-cell>
          <table:table-cell table:style-name="ce1" office:value-type="string">
            <text:p>Sernheim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4:19:14,1</text:p>
          </table:table-cell>
          <table:table-cell table:style-name="ce1" office:value-type="string">
            <text:p>00:48,7</text:p>
          </table:table-cell>
          <table:table-cell table:style-name="ce1" office:value-type="string">
            <text:p>18:25,4</text:p>
          </table:table-cell>
          <table:table-cell table:style-name="ce3" table:formula="of:=CONCATENATE(LOWER(LEFT([.D72]));LOWER(LEFT([.E72]));LOWER(LEFT([.F72])))" office:value-type="string" office:string-value="jss">
            <text:p>jss</text:p>
          </table:table-cell>
          <table:table-cell table:formula="of:=CONCATENATE(&quot;@&quot;;[.J72];&quot; ||= User.create! email: '&quot;;LOWER([.D72]);&quot;.&quot;;LOWER([.E72]);&quot;@example.com',&quot;)" office:value-type="string" office:string-value="@jss ||= User.create! email: 'johan.sernheim@example.com',">
            <text:p>@jss ||= User.create! email: 'johan.sernheim@example.com',</text:p>
          </table:table-cell>
          <table:table-cell table:style-name="ce4" table:formula="of:=CONCATENATE(&quot;                  password: '&quot;;[.D72];&quot;1234567',&quot;)" office:value-type="string" office:string-value="                  password: 'Johan1234567',">
            <text:p><text:s text:c="18"/>password: 'Johan1234567',</text:p>
          </table:table-cell>
          <table:table-cell table:style-name="ce4" table:formula="of:=CONCATENATE(&quot;                  password_confirmation: '&quot;;[.D72];&quot;1234567',&quot;)" office:value-type="string" office:string-value="                  password_confirmation: 'Johan1234567',">
            <text:p><text:s text:c="18"/>password_confirmation: 'Johan1234567',</text:p>
          </table:table-cell>
          <table:table-cell table:style-name="ce4" table:formula="of:=CONCATENATE(&quot;                  display_name: '&quot;;[.D72];&quot; &quot;;[.E72];&quot;',&quot;)" office:value-type="string" office:string-value="                  display_name: 'Johan Sernheim',">
            <text:p><text:s text:c="18"/>display_name: 'Johan Sernheim',</text:p>
          </table:table-cell>
          <table:table-cell table:style-name="ce4" table:formula="of:=CONCATENATE(&quot;                  nationality: :&quot;;LOWER([.F72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2];&quot;_&quot;;LOWER([.A72]);&quot;_day&quot;)" office:value-type="string" office:string-value="@jss_md6_day">
            <text:p>@jss_md6_day</text:p>
          </table:table-cell>
          <table:table-cell table:formula="of:=IFERROR( VALUE(LEFT([.H72];2))*60+VALUE(MID(REPLACE([.H72];6;1;&quot;.&quot;);4;4)) ;0)" office:value-type="float" office:value="48.7">
            <text:p>48.7</text:p>
          </table:table-cell>
          <table:table-cell table:formula="of:=IFERROR( VALUE(LEFT([.I72];2))*60+VALUE(MID(REPLACE([.I72];6;1;&quot;.&quot;);4;4)) ;0)" office:value-type="float" office:value="1105.4">
            <text:p>1105.4</text:p>
          </table:table-cell>
          <table:table-cell table:formula="of:=CONCATENATE([.Q72];&quot;1 = Run.create! race: @&quot;;LOWER([.A72]);&quot;_day1,&quot;)" office:value-type="string" office:string-value="@jss_md6_day1 = Run.create! race: @md6_day1,">
            <text:p>@jss_md6_day1 = Run.create! race: @md6_day1,</text:p>
          </table:table-cell>
          <table:table-cell table:formula="of:=CONCATENATE(&quot;                           user: @&quot;;[.J72];&quot;,&quot;)" office:value-type="string" office:string-value="                           user: @jss,">
            <text:p><text:s text:c="27"/>user: @jss,</text:p>
          </table:table-cell>
          <table:table-cell table:formula="of:=CONCATENATE(&quot;                           number: '&quot;;[.C72];&quot;',&quot;)" office:value-type="string" office:string-value="                           number: '118',">
            <text:p><text:s text:c="27"/>number: '118',</text:p>
          </table:table-cell>
          <table:table-cell table:formula="of:=IF([.R72]&gt;0;CONCATENATE(&quot;                           times: '{ &quot;&quot;final&quot;&quot;: &quot;;[.R72]+3600;&quot; }'&quot;);&quot;                           times: ''&quot;)" office:value-type="string" office:string-value="                           times: '{ &quot;final&quot;: 3648.7 }'">
            <text:p><text:s text:c="27"/>times: '{ "final": 3648.7 }'</text:p>
          </table:table-cell>
          <table:table-cell table:formula="of:=CONCATENATE([.Q72];&quot;2 = Run.create! race: @&quot;;LOWER([.A72]);&quot;_day2,&quot;)" office:value-type="string" office:string-value="@jss_md6_day2 = Run.create! race: @md6_day2,">
            <text:p>@jss_md6_day2 = Run.create! race: @md6_day2,</text:p>
          </table:table-cell>
          <table:table-cell table:formula="of:=IF([.S72]&gt;0;CONCATENATE(&quot;                           times: '{ &quot;&quot;start_timestamp&quot;&quot;: &quot;&quot;&quot;;TEXT([.AC72];&quot;YYYY-MM-DDTHH:MM:SS.000Z&quot;);&quot;&quot;&quot;, &quot;&quot;5km_timestamp&quot;&quot;: &quot;&quot;&quot;;TEXT([.AG72];&quot;YYYY-MM-DDTHH:MM:SS.000Z&quot;);&quot;&quot;&quot;, &quot;&quot;10km_timestamp&quot;&quot;: &quot;&quot;&quot;;TEXT([.AH72];&quot;YYYY-MM-DDTHH:MM:SS.000Z&quot;);&quot;&quot;&quot;, &quot;&quot;15km_timestamp&quot;&quot;: &quot;&quot;&quot;;TEXT([.AI72];&quot;YYYY-MM-DDTHH:MM:SS.000Z&quot;);&quot;&quot;&quot;, &quot;&quot;finish_timestamp&quot;&quot;: &quot;&quot;&quot;;TEXT([.AJ72];&quot;YYYY-MM-DDTHH:MM:SS.000Z&quot;);&quot;&quot;&quot; }'&quot;);&quot;                           times: ''&quot;)" office:value-type="string" office:string-value="                           times: '{ &quot;start_timestamp&quot;: &quot;2014-04-08T11:01:00.000Z&quot;, &quot;5km_timestamp&quot;: &quot;2014-04-08T11:22:00.524Z&quot;, &quot;10km_timestamp&quot;: &quot;2014-04-08T11:41:31.294Z&quot;, &quot;15km_timestamp&quot;: &quot;2014-04-08T12:00:10.473Z&quot;, &quot;finish_timestamp&quot;: &quot;2014-04-08T12:19:26.672Z&quot; }'">
            <text:p><text:s text:c="27"/>times: '{ "start_timestamp": "2014-04-08T11:01:00.000Z", "5km_timestamp": "2014-04-08T11:22:00.524Z", "10km_timestamp": "2014-04-08T11:41:31.294Z", "15km_timestamp": "2014-04-08T12:00:10.473Z", "finish_timestamp": "2014-04-08T12:19:26.672Z" }'</text:p>
          </table:table-cell>
          <table:table-cell/>
          <table:table-cell table:formula="of:=[.A72]" office:value-type="string" office:string-value="MD6">
            <text:p>MD6</text:p>
          </table:table-cell>
          <table:table-cell table:formula="of:=[.S72]+3600" office:value-type="float" office:value="4705.4">
            <text:p>4705.4</text:p>
          </table:table-cell>
          <table:table-cell table:style-name="ce5" office:value-type="date" office:date-value="2014-04-08T11:01:00.000006">
            <text:p>2014-04-08T11:01:00.000Z</text:p>
          </table:table-cell>
          <table:table-cell table:style-name="ce6" table:formula="of:=[.AB72]/4+RAND()*100" office:value-type="float" office:value="1260.52363618501">
            <text:p>1260.5</text:p>
          </table:table-cell>
          <table:table-cell table:style-name="ce6" table:formula="of:=[.AB72]*2/4+RAND()*100" office:value-type="float" office:value="2431.29402608592">
            <text:p>2431.3</text:p>
          </table:table-cell>
          <table:table-cell table:style-name="ce6" table:formula="of:=[.AB72]*3/4+RAND()*100" office:value-type="float" office:value="3550.47267997842">
            <text:p>3550.5</text:p>
          </table:table-cell>
          <table:table-cell table:style-name="ce5" table:formula="of:=[.$AC72]+[.AD72]/(24*60*60)" office:value-type="date" office:date-value="2014-04-08T11:22:00.523643">
            <text:p>2014-04-08T11:22:00.524Z</text:p>
          </table:table-cell>
          <table:table-cell table:style-name="ce5" table:formula="of:=[.$AC72]+[.AE72]/(24*60*60)" office:value-type="date" office:date-value="2014-04-08T11:41:31.294032">
            <text:p>2014-04-08T11:41:31.294Z</text:p>
          </table:table-cell>
          <table:table-cell table:style-name="ce5" table:formula="of:=[.$AC72]+[.AF72]/(24*60*60)" office:value-type="date" office:date-value="2014-04-08T12:00:10.472686">
            <text:p>2014-04-08T12:00:10.473Z</text:p>
          </table:table-cell>
          <table:table-cell table:style-name="ce5" table:formula="of:=[.$AC72]+([.AB72]+RAND()*3)/(24*60*60)" office:value-type="date" office:date-value="2014-04-08T12:19:26.672226">
            <text:p>2014-04-08T12:19:26.672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2]" office:value-type="string" office:string-value="MD6">
            <text:p>MD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Joni</text:p>
          </table:table-cell>
          <table:table-cell table:style-name="ce1" office:value-type="string">
            <text:p>Eloma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19:58,2</text:p>
          </table:table-cell>
          <table:table-cell table:style-name="ce1" office:value-type="string">
            <text:p>58:13,6</text:p>
          </table:table-cell>
          <table:table-cell table:style-name="ce1" office:value-type="string">
            <text:p>21:44,6</text:p>
          </table:table-cell>
          <table:table-cell table:style-name="ce3" table:formula="of:=CONCATENATE(LOWER(LEFT([.D73]));LOWER(LEFT([.E73]));LOWER(LEFT([.F73])))" office:value-type="string" office:string-value="jef">
            <text:p>jef</text:p>
          </table:table-cell>
          <table:table-cell table:formula="of:=CONCATENATE(&quot;@&quot;;[.J73];&quot; ||= User.create! email: '&quot;;LOWER([.D73]);&quot;.&quot;;LOWER([.E73]);&quot;@example.com',&quot;)" office:value-type="string" office:string-value="@jef ||= User.create! email: 'joni.elomaa@example.com',">
            <text:p>@jef ||= User.create! email: 'joni.elomaa@example.com',</text:p>
          </table:table-cell>
          <table:table-cell table:style-name="ce4" table:formula="of:=CONCATENATE(&quot;                  password: '&quot;;[.D73];&quot;1234567',&quot;)" office:value-type="string" office:string-value="                  password: 'Joni1234567',">
            <text:p><text:s text:c="18"/>password: 'Joni1234567',</text:p>
          </table:table-cell>
          <table:table-cell table:style-name="ce4" table:formula="of:=CONCATENATE(&quot;                  password_confirmation: '&quot;;[.D73];&quot;1234567',&quot;)" office:value-type="string" office:string-value="                  password_confirmation: 'Joni1234567',">
            <text:p><text:s text:c="18"/>password_confirmation: 'Joni1234567',</text:p>
          </table:table-cell>
          <table:table-cell table:style-name="ce4" table:formula="of:=CONCATENATE(&quot;                  display_name: '&quot;;[.D73];&quot; &quot;;[.E73];&quot;',&quot;)" office:value-type="string" office:string-value="                  display_name: 'Joni Elomaa',">
            <text:p><text:s text:c="18"/>display_name: 'Joni Elomaa',</text:p>
          </table:table-cell>
          <table:table-cell table:style-name="ce4" table:formula="of:=CONCATENATE(&quot;                  nationality: :&quot;;LOWER([.F7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3];&quot;_&quot;;LOWER([.A73]);&quot;_day&quot;)" office:value-type="string" office:string-value="@jef_md6_day">
            <text:p>@jef_md6_day</text:p>
          </table:table-cell>
          <table:table-cell table:formula="of:=IFERROR( VALUE(LEFT([.H73];2))*60+VALUE(MID(REPLACE([.H73];6;1;&quot;.&quot;);4;4)) ;0)" office:value-type="float" office:value="3493.6">
            <text:p>3493.6</text:p>
          </table:table-cell>
          <table:table-cell table:formula="of:=IFERROR( VALUE(LEFT([.I73];2))*60+VALUE(MID(REPLACE([.I73];6;1;&quot;.&quot;);4;4)) ;0)" office:value-type="float" office:value="1304.6">
            <text:p>1304.6</text:p>
          </table:table-cell>
          <table:table-cell table:formula="of:=CONCATENATE([.Q73];&quot;1 = Run.create! race: @&quot;;LOWER([.A73]);&quot;_day1,&quot;)" office:value-type="string" office:string-value="@jef_md6_day1 = Run.create! race: @md6_day1,">
            <text:p>@jef_md6_day1 = Run.create! race: @md6_day1,</text:p>
          </table:table-cell>
          <table:table-cell table:formula="of:=CONCATENATE(&quot;                           user: @&quot;;[.J73];&quot;,&quot;)" office:value-type="string" office:string-value="                           user: @jef,">
            <text:p><text:s text:c="27"/>user: @jef,</text:p>
          </table:table-cell>
          <table:table-cell table:formula="of:=CONCATENATE(&quot;                           number: '&quot;;[.C73];&quot;',&quot;)" office:value-type="string" office:string-value="                           number: '117',">
            <text:p><text:s text:c="27"/>number: '117',</text:p>
          </table:table-cell>
          <table:table-cell table:formula="of:=IF([.R73]&gt;0;CONCATENATE(&quot;                           times: '{ &quot;&quot;final&quot;&quot;: &quot;;[.R73];&quot; }'&quot;);&quot;                           times: ''&quot;)" office:value-type="string" office:string-value="                           times: '{ &quot;final&quot;: 3493.6 }'">
            <text:p><text:s text:c="27"/>times: '{ "final": 3493.6 }'</text:p>
          </table:table-cell>
          <table:table-cell table:formula="of:=CONCATENATE([.Q73];&quot;2 = Run.create! race: @&quot;;LOWER([.A73]);&quot;_day2,&quot;)" office:value-type="string" office:string-value="@jef_md6_day2 = Run.create! race: @md6_day2,">
            <text:p>@jef_md6_day2 = Run.create! race: @md6_day2,</text:p>
          </table:table-cell>
          <table:table-cell table:formula="of:=IF([.S73]&gt;0;CONCATENATE(&quot;                           times: '{ &quot;&quot;start_timestamp&quot;&quot;: &quot;&quot;&quot;;TEXT([.AC73];&quot;YYYY-MM-DDTHH:MM:SS.000Z&quot;);&quot;&quot;&quot;, &quot;&quot;5km_timestamp&quot;&quot;: &quot;&quot;&quot;;TEXT([.AG73];&quot;YYYY-MM-DDTHH:MM:SS.000Z&quot;);&quot;&quot;&quot;, &quot;&quot;10km_timestamp&quot;&quot;: &quot;&quot;&quot;;TEXT([.AH73];&quot;YYYY-MM-DDTHH:MM:SS.000Z&quot;);&quot;&quot;&quot;, &quot;&quot;15km_timestamp&quot;&quot;: &quot;&quot;&quot;;TEXT([.AI73];&quot;YYYY-MM-DDTHH:MM:SS.000Z&quot;);&quot;&quot;&quot;, &quot;&quot;finish_timestamp&quot;&quot;: &quot;&quot;&quot;;TEXT([.AJ73];&quot;YYYY-MM-DDTHH:MM:SS.000Z&quot;);&quot;&quot;&quot; }'&quot;);&quot;                           times: ''&quot;)" office:value-type="string" office:string-value="                           times: '{ &quot;start_timestamp&quot;: &quot;2014-04-09T11:02:00.000Z&quot;, &quot;5km_timestamp&quot;: &quot;2014-04-09T11:23:20.155Z&quot;, &quot;10km_timestamp&quot;: &quot;2014-04-09T11:42:54.225Z&quot;, &quot;15km_timestamp&quot;: &quot;2014-04-09T12:03:53.536Z&quot;, &quot;finish_timestamp&quot;: &quot;2014-04-09T12:23:46.730Z&quot; }'">
            <text:p><text:s text:c="27"/>times: '{ "start_timestamp": "2014-04-09T11:02:00.000Z", "5km_timestamp": "2014-04-09T11:23:20.155Z", "10km_timestamp": "2014-04-09T11:42:54.225Z", "15km_timestamp": "2014-04-09T12:03:53.536Z", "finish_timestamp": "2014-04-09T12:23:46.730Z" }'</text:p>
          </table:table-cell>
          <table:table-cell/>
          <table:table-cell table:formula="of:=[.A73]" office:value-type="string" office:string-value="MD6">
            <text:p>MD6</text:p>
          </table:table-cell>
          <table:table-cell table:formula="of:=[.S73]+3600" office:value-type="float" office:value="4904.6">
            <text:p>4904.6</text:p>
          </table:table-cell>
          <table:table-cell table:style-name="ce5" office:value-type="date" office:date-value="2014-04-09T11:02:00.000006">
            <text:p>2014-04-09T11:02:00.000Z</text:p>
          </table:table-cell>
          <table:table-cell table:style-name="ce6" table:formula="of:=[.AB73]/4+RAND()*100" office:value-type="float" office:value="1280.15492108893">
            <text:p>1280.2</text:p>
          </table:table-cell>
          <table:table-cell table:style-name="ce6" table:formula="of:=[.AB73]*2/4+RAND()*100" office:value-type="float" office:value="2454.22511696368">
            <text:p>2454.2</text:p>
          </table:table-cell>
          <table:table-cell table:style-name="ce6" table:formula="of:=[.AB73]*3/4+RAND()*100" office:value-type="float" office:value="3713.53573670406">
            <text:p>3713.5</text:p>
          </table:table-cell>
          <table:table-cell table:style-name="ce5" table:formula="of:=[.$AC73]+[.AD73]/(24*60*60)" office:value-type="date" office:date-value="2014-04-09T11:23:20.154927">
            <text:p>2014-04-09T11:23:20.155Z</text:p>
          </table:table-cell>
          <table:table-cell table:style-name="ce5" table:formula="of:=[.$AC73]+[.AE73]/(24*60*60)" office:value-type="date" office:date-value="2014-04-09T11:42:54.225123">
            <text:p>2014-04-09T11:42:54.225Z</text:p>
          </table:table-cell>
          <table:table-cell table:style-name="ce5" table:formula="of:=[.$AC73]+[.AF73]/(24*60*60)" office:value-type="date" office:date-value="2014-04-09T12:03:53.535743">
            <text:p>2014-04-09T12:03:53.536Z</text:p>
          </table:table-cell>
          <table:table-cell table:style-name="ce5" table:formula="of:=[.$AC73]+([.AB73]+RAND()*3)/(24*60*60)" office:value-type="date" office:date-value="2014-04-09T12:23:46.730161">
            <text:p>2014-04-09T12:23:46.730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3]" office:value-type="string" office:string-value="MD6">
            <text:p>MD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Kati</text:p>
          </table:table-cell>
          <table:table-cell table:style-name="ce1" office:value-type="string">
            <text:p>Kumpula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20:47,4</text:p>
          </table:table-cell>
          <table:table-cell table:style-name="ce1" office:value-type="string">
            <text:p>08:11,8</text:p>
          </table:table-cell>
          <table:table-cell table:style-name="ce1" office:value-type="string">
            <text:p>12:35,6</text:p>
          </table:table-cell>
          <table:table-cell table:style-name="ce3" table:formula="of:=CONCATENATE(LOWER(LEFT([.D74]));LOWER(LEFT([.E74]));LOWER(LEFT([.F74])))" office:value-type="string" office:string-value="kkf">
            <text:p>kkf</text:p>
          </table:table-cell>
          <table:table-cell table:formula="of:=CONCATENATE(&quot;@&quot;;[.J74];&quot; ||= User.create! email: '&quot;;LOWER([.D74]);&quot;.&quot;;LOWER([.E74]);&quot;@example.com',&quot;)" office:value-type="string" office:string-value="@kkf ||= User.create! email: 'kati.kumpulainen@example.com',">
            <text:p>@kkf ||= User.create! email: 'kati.kumpulainen@example.com',</text:p>
          </table:table-cell>
          <table:table-cell table:style-name="ce4" table:formula="of:=CONCATENATE(&quot;                  password: '&quot;;[.D74];&quot;1234567',&quot;)" office:value-type="string" office:string-value="                  password: 'Kati1234567',">
            <text:p><text:s text:c="18"/>password: 'Kati1234567',</text:p>
          </table:table-cell>
          <table:table-cell table:style-name="ce4" table:formula="of:=CONCATENATE(&quot;                  password_confirmation: '&quot;;[.D74];&quot;1234567',&quot;)" office:value-type="string" office:string-value="                  password_confirmation: 'Kati1234567',">
            <text:p><text:s text:c="18"/>password_confirmation: 'Kati1234567',</text:p>
          </table:table-cell>
          <table:table-cell table:style-name="ce4" table:formula="of:=CONCATENATE(&quot;                  display_name: '&quot;;[.D74];&quot; &quot;;[.E74];&quot;',&quot;)" office:value-type="string" office:string-value="                  display_name: 'Kati Kumpulainen',">
            <text:p><text:s text:c="18"/>display_name: 'Kati Kumpulainen',</text:p>
          </table:table-cell>
          <table:table-cell table:style-name="ce4" table:formula="of:=CONCATENATE(&quot;                  nationality: :&quot;;LOWER([.F7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4];&quot;_&quot;;LOWER([.A74]);&quot;_day&quot;)" office:value-type="string" office:string-value="@kkf_md6_day">
            <text:p>@kkf_md6_day</text:p>
          </table:table-cell>
          <table:table-cell table:formula="of:=IFERROR( VALUE(LEFT([.H74];2))*60+VALUE(MID(REPLACE([.H74];6;1;&quot;.&quot;);4;4)) ;0)" office:value-type="float" office:value="491.8">
            <text:p>491.8</text:p>
          </table:table-cell>
          <table:table-cell table:formula="of:=IFERROR( VALUE(LEFT([.I74];2))*60+VALUE(MID(REPLACE([.I74];6;1;&quot;.&quot;);4;4)) ;0)" office:value-type="float" office:value="755.6">
            <text:p>755.6</text:p>
          </table:table-cell>
          <table:table-cell table:formula="of:=CONCATENATE([.Q74];&quot;1 = Run.create! race: @&quot;;LOWER([.A74]);&quot;_day1,&quot;)" office:value-type="string" office:string-value="@kkf_md6_day1 = Run.create! race: @md6_day1,">
            <text:p>@kkf_md6_day1 = Run.create! race: @md6_day1,</text:p>
          </table:table-cell>
          <table:table-cell table:formula="of:=CONCATENATE(&quot;                           user: @&quot;;[.J74];&quot;,&quot;)" office:value-type="string" office:string-value="                           user: @kkf,">
            <text:p><text:s text:c="27"/>user: @kkf,</text:p>
          </table:table-cell>
          <table:table-cell table:formula="of:=CONCATENATE(&quot;                           number: '&quot;;[.C74];&quot;',&quot;)" office:value-type="string" office:string-value="                           number: '124',">
            <text:p><text:s text:c="27"/>number: '124',</text:p>
          </table:table-cell>
          <table:table-cell table:formula="of:=IF([.R74]&gt;0;CONCATENATE(&quot;                           times: '{ &quot;&quot;final&quot;&quot;: &quot;;[.R74]+3600;&quot; }'&quot;);&quot;                           times: ''&quot;)" office:value-type="string" office:string-value="                           times: '{ &quot;final&quot;: 4091.8 }'">
            <text:p><text:s text:c="27"/>times: '{ "final": 4091.8 }'</text:p>
          </table:table-cell>
          <table:table-cell table:formula="of:=CONCATENATE([.Q74];&quot;2 = Run.create! race: @&quot;;LOWER([.A74]);&quot;_day2,&quot;)" office:value-type="string" office:string-value="@kkf_md6_day2 = Run.create! race: @md6_day2,">
            <text:p>@kkf_md6_day2 = Run.create! race: @md6_day2,</text:p>
          </table:table-cell>
          <table:table-cell table:formula="of:=IF([.S74]&gt;0;CONCATENATE(&quot;                           times: '{ &quot;&quot;start_timestamp&quot;&quot;: &quot;&quot;&quot;;TEXT([.AC74];&quot;YYYY-MM-DDTHH:MM:SS.000Z&quot;);&quot;&quot;&quot;, &quot;&quot;5km_timestamp&quot;&quot;: &quot;&quot;&quot;;TEXT([.AG74];&quot;YYYY-MM-DDTHH:MM:SS.000Z&quot;);&quot;&quot;&quot;, &quot;&quot;10km_timestamp&quot;&quot;: &quot;&quot;&quot;;TEXT([.AH74];&quot;YYYY-MM-DDTHH:MM:SS.000Z&quot;);&quot;&quot;&quot;, &quot;&quot;15km_timestamp&quot;&quot;: &quot;&quot;&quot;;TEXT([.AI74];&quot;YYYY-MM-DDTHH:MM:SS.000Z&quot;);&quot;&quot;&quot;, &quot;&quot;finish_timestamp&quot;&quot;: &quot;&quot;&quot;;TEXT([.AJ74];&quot;YYYY-MM-DDTHH:MM:SS.000Z&quot;);&quot;&quot;&quot; }'&quot;);&quot;                           times: ''&quot;)" office:value-type="string" office:string-value="                           times: '{ &quot;start_timestamp&quot;: &quot;2014-04-10T11:03:00.000Z&quot;, &quot;5km_timestamp&quot;: &quot;2014-04-10T11:21:31.081Z&quot;, &quot;10km_timestamp&quot;: &quot;2014-04-10T11:39:37.883Z&quot;, &quot;15km_timestamp&quot;: &quot;2014-04-10T11:58:09.369Z&quot;, &quot;finish_timestamp&quot;: &quot;2014-04-10T12:15:37.880Z&quot; }'">
            <text:p><text:s text:c="27"/>times: '{ "start_timestamp": "2014-04-10T11:03:00.000Z", "5km_timestamp": "2014-04-10T11:21:31.081Z", "10km_timestamp": "2014-04-10T11:39:37.883Z", "15km_timestamp": "2014-04-10T11:58:09.369Z", "finish_timestamp": "2014-04-10T12:15:37.880Z" }'</text:p>
          </table:table-cell>
          <table:table-cell/>
          <table:table-cell table:formula="of:=[.A74]" office:value-type="string" office:string-value="MD6">
            <text:p>MD6</text:p>
          </table:table-cell>
          <table:table-cell table:formula="of:=[.S74]+3600" office:value-type="float" office:value="4355.6">
            <text:p>4355.6</text:p>
          </table:table-cell>
          <table:table-cell table:style-name="ce5" office:value-type="date" office:date-value="2014-04-10T11:03:00.000006">
            <text:p>2014-04-10T11:03:00.000Z</text:p>
          </table:table-cell>
          <table:table-cell table:style-name="ce6" table:formula="of:=[.AB74]/4+RAND()*100" office:value-type="float" office:value="1111.08102780171">
            <text:p>1111.1</text:p>
          </table:table-cell>
          <table:table-cell table:style-name="ce6" table:formula="of:=[.AB74]*2/4+RAND()*100" office:value-type="float" office:value="2197.8833079638">
            <text:p>2197.9</text:p>
          </table:table-cell>
          <table:table-cell table:style-name="ce6" table:formula="of:=[.AB74]*3/4+RAND()*100" office:value-type="float" office:value="3309.36855111346">
            <text:p>3309.4</text:p>
          </table:table-cell>
          <table:table-cell table:style-name="ce5" table:formula="of:=[.$AC74]+[.AD74]/(24*60*60)" office:value-type="date" office:date-value="2014-04-10T11:21:31.081034">
            <text:p>2014-04-10T11:21:31.081Z</text:p>
          </table:table-cell>
          <table:table-cell table:style-name="ce5" table:formula="of:=[.$AC74]+[.AE74]/(24*60*60)" office:value-type="date" office:date-value="2014-04-10T11:39:37.883314">
            <text:p>2014-04-10T11:39:37.883Z</text:p>
          </table:table-cell>
          <table:table-cell table:style-name="ce5" table:formula="of:=[.$AC74]+[.AF74]/(24*60*60)" office:value-type="date" office:date-value="2014-04-10T11:58:09.368557">
            <text:p>2014-04-10T11:58:09.369Z</text:p>
          </table:table-cell>
          <table:table-cell table:style-name="ce5" table:formula="of:=[.$AC74]+([.AB74]+RAND()*3)/(24*60*60)" office:value-type="date" office:date-value="2014-04-10T12:15:37.880363">
            <text:p>2014-04-10T12:15:37.880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4]" office:value-type="string" office:string-value="MD6">
            <text:p>MD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Suvi</text:p>
          </table:table-cell>
          <table:table-cell table:style-name="ce1" office:value-type="string">
            <text:p>Laht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37:42,1</text:p>
          </table:table-cell>
          <table:table-cell table:style-name="ce1" office:value-type="string">
            <text:p>13:46,8</text:p>
          </table:table-cell>
          <table:table-cell table:style-name="ce1" office:value-type="string">
            <text:p>23:55,3</text:p>
          </table:table-cell>
          <table:table-cell table:style-name="ce3" table:formula="of:=CONCATENATE(LOWER(LEFT([.D75]));LOWER(LEFT([.E75]));LOWER(LEFT([.F75])))" office:value-type="string" office:string-value="slf">
            <text:p>slf</text:p>
          </table:table-cell>
          <table:table-cell table:formula="of:=CONCATENATE(&quot;@&quot;;[.J75];&quot; ||= User.create! email: '&quot;;LOWER([.D75]);&quot;.&quot;;LOWER([.E75]);&quot;@example.com',&quot;)" office:value-type="string" office:string-value="@slf ||= User.create! email: 'suvi.lahtinen@example.com',">
            <text:p>@slf ||= User.create! email: 'suvi.lahtinen@example.com',</text:p>
          </table:table-cell>
          <table:table-cell table:style-name="ce4" table:formula="of:=CONCATENATE(&quot;                  password: '&quot;;[.D75];&quot;1234567',&quot;)" office:value-type="string" office:string-value="                  password: 'Suvi1234567',">
            <text:p><text:s text:c="18"/>password: 'Suvi1234567',</text:p>
          </table:table-cell>
          <table:table-cell table:style-name="ce4" table:formula="of:=CONCATENATE(&quot;                  password_confirmation: '&quot;;[.D75];&quot;1234567',&quot;)" office:value-type="string" office:string-value="                  password_confirmation: 'Suvi1234567',">
            <text:p><text:s text:c="18"/>password_confirmation: 'Suvi1234567',</text:p>
          </table:table-cell>
          <table:table-cell table:style-name="ce4" table:formula="of:=CONCATENATE(&quot;                  display_name: '&quot;;[.D75];&quot; &quot;;[.E75];&quot;',&quot;)" office:value-type="string" office:string-value="                  display_name: 'Suvi Lahtinen',">
            <text:p><text:s text:c="18"/>display_name: 'Suvi Lahtinen',</text:p>
          </table:table-cell>
          <table:table-cell table:style-name="ce4" table:formula="of:=CONCATENATE(&quot;                  nationality: :&quot;;LOWER([.F7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5];&quot;_&quot;;LOWER([.A75]);&quot;_day&quot;)" office:value-type="string" office:string-value="@slf_md6_day">
            <text:p>@slf_md6_day</text:p>
          </table:table-cell>
          <table:table-cell table:formula="of:=IFERROR( VALUE(LEFT([.H75];2))*60+VALUE(MID(REPLACE([.H75];6;1;&quot;.&quot;);4;4)) ;0)" office:value-type="float" office:value="826.8">
            <text:p>826.8</text:p>
          </table:table-cell>
          <table:table-cell table:formula="of:=IFERROR( VALUE(LEFT([.I75];2))*60+VALUE(MID(REPLACE([.I75];6;1;&quot;.&quot;);4;4)) ;0)" office:value-type="float" office:value="1435.3">
            <text:p>1435.3</text:p>
          </table:table-cell>
          <table:table-cell table:formula="of:=CONCATENATE([.Q75];&quot;1 = Run.create! race: @&quot;;LOWER([.A75]);&quot;_day1,&quot;)" office:value-type="string" office:string-value="@slf_md6_day1 = Run.create! race: @md6_day1,">
            <text:p>@slf_md6_day1 = Run.create! race: @md6_day1,</text:p>
          </table:table-cell>
          <table:table-cell table:formula="of:=CONCATENATE(&quot;                           user: @&quot;;[.J75];&quot;,&quot;)" office:value-type="string" office:string-value="                           user: @slf,">
            <text:p><text:s text:c="27"/>user: @slf,</text:p>
          </table:table-cell>
          <table:table-cell table:formula="of:=CONCATENATE(&quot;                           number: '&quot;;[.C75];&quot;',&quot;)" office:value-type="string" office:string-value="                           number: '127',">
            <text:p><text:s text:c="27"/>number: '127',</text:p>
          </table:table-cell>
          <table:table-cell table:formula="of:=IF([.R75]&gt;0;CONCATENATE(&quot;                           times: '{ &quot;&quot;final&quot;&quot;: &quot;;[.R75]+3600;&quot; }'&quot;);&quot;                           times: ''&quot;)" office:value-type="string" office:string-value="                           times: '{ &quot;final&quot;: 4426.8 }'">
            <text:p><text:s text:c="27"/>times: '{ "final": 4426.8 }'</text:p>
          </table:table-cell>
          <table:table-cell table:formula="of:=CONCATENATE([.Q75];&quot;2 = Run.create! race: @&quot;;LOWER([.A75]);&quot;_day2,&quot;)" office:value-type="string" office:string-value="@slf_md6_day2 = Run.create! race: @md6_day2,">
            <text:p>@slf_md6_day2 = Run.create! race: @md6_day2,</text:p>
          </table:table-cell>
          <table:table-cell table:formula="of:=IF([.S75]&gt;0;CONCATENATE(&quot;                           times: '{ &quot;&quot;start_timestamp&quot;&quot;: &quot;&quot;&quot;;TEXT([.AC75];&quot;YYYY-MM-DDTHH:MM:SS.000Z&quot;);&quot;&quot;&quot;, &quot;&quot;5km_timestamp&quot;&quot;: &quot;&quot;&quot;;TEXT([.AG75];&quot;YYYY-MM-DDTHH:MM:SS.000Z&quot;);&quot;&quot;&quot;, &quot;&quot;10km_timestamp&quot;&quot;: &quot;&quot;&quot;;TEXT([.AH75];&quot;YYYY-MM-DDTHH:MM:SS.000Z&quot;);&quot;&quot;&quot;, &quot;&quot;15km_timestamp&quot;&quot;: &quot;&quot;&quot;;TEXT([.AI75];&quot;YYYY-MM-DDTHH:MM:SS.000Z&quot;);&quot;&quot;&quot;, &quot;&quot;finish_timestamp&quot;&quot;: &quot;&quot;&quot;;TEXT([.AJ75];&quot;YYYY-MM-DDTHH:MM:SS.000Z&quot;);&quot;&quot;&quot; }'&quot;);&quot;                           times: ''&quot;)" office:value-type="string" office:string-value="                           times: '{ &quot;start_timestamp&quot;: &quot;2014-04-11T11:04:00.000Z&quot;, &quot;5km_timestamp&quot;: &quot;2014-04-11T11:25:48.782Z&quot;, &quot;10km_timestamp&quot;: &quot;2014-04-11T11:46:52.859Z&quot;, &quot;15km_timestamp&quot;: &quot;2014-04-11T12:07:39.954Z&quot;, &quot;finish_timestamp&quot;: &quot;2014-04-11T12:27:56.363Z&quot; }'">
            <text:p><text:s text:c="27"/>times: '{ "start_timestamp": "2014-04-11T11:04:00.000Z", "5km_timestamp": "2014-04-11T11:25:48.782Z", "10km_timestamp": "2014-04-11T11:46:52.859Z", "15km_timestamp": "2014-04-11T12:07:39.954Z", "finish_timestamp": "2014-04-11T12:27:56.363Z" }'</text:p>
          </table:table-cell>
          <table:table-cell/>
          <table:table-cell table:formula="of:=[.A75]" office:value-type="string" office:string-value="MD6">
            <text:p>MD6</text:p>
          </table:table-cell>
          <table:table-cell table:formula="of:=[.S75]+3600" office:value-type="float" office:value="5035.3">
            <text:p>5035.3</text:p>
          </table:table-cell>
          <table:table-cell table:style-name="ce5" office:value-type="date" office:date-value="2014-04-11T11:04:00.000007">
            <text:p>2014-04-11T11:04:00.000Z</text:p>
          </table:table-cell>
          <table:table-cell table:style-name="ce6" table:formula="of:=[.AB75]/4+RAND()*100" office:value-type="float" office:value="1308.7824200483">
            <text:p>1308.8</text:p>
          </table:table-cell>
          <table:table-cell table:style-name="ce6" table:formula="of:=[.AB75]*2/4+RAND()*100" office:value-type="float" office:value="2572.85896259695">
            <text:p>2572.9</text:p>
          </table:table-cell>
          <table:table-cell table:style-name="ce6" table:formula="of:=[.AB75]*3/4+RAND()*100" office:value-type="float" office:value="3819.95449314397">
            <text:p>3820.0</text:p>
          </table:table-cell>
          <table:table-cell table:style-name="ce5" table:formula="of:=[.$AC75]+[.AD75]/(24*60*60)" office:value-type="date" office:date-value="2014-04-11T11:25:48.782427">
            <text:p>2014-04-11T11:25:48.782Z</text:p>
          </table:table-cell>
          <table:table-cell table:style-name="ce5" table:formula="of:=[.$AC75]+[.AE75]/(24*60*60)" office:value-type="date" office:date-value="2014-04-11T11:46:52.858969">
            <text:p>2014-04-11T11:46:52.859Z</text:p>
          </table:table-cell>
          <table:table-cell table:style-name="ce5" table:formula="of:=[.$AC75]+[.AF75]/(24*60*60)" office:value-type="date" office:date-value="2014-04-11T12:07:39.954499">
            <text:p>2014-04-11T12:07:39.954Z</text:p>
          </table:table-cell>
          <table:table-cell table:style-name="ce5" table:formula="of:=[.$AC75]+([.AB75]+RAND()*3)/(24*60*60)" office:value-type="date" office:date-value="2014-04-11T12:27:56.362949">
            <text:p>2014-04-11T12:27:56.363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5]" office:value-type="string" office:string-value="MD6">
            <text:p>MD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Gregor</text:p>
          </table:table-cell>
          <table:table-cell table:style-name="ce1" office:value-type="string">
            <text:p>Zdenek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:51:34,2</text:p>
          </table:table-cell>
          <table:table-cell table:style-name="ce1" office:value-type="string">
            <text:p>17:39,7</text:p>
          </table:table-cell>
          <table:table-cell table:style-name="ce1" office:value-type="string">
            <text:p>33:54,5</text:p>
          </table:table-cell>
          <table:table-cell table:style-name="ce3" table:formula="of:=CONCATENATE(LOWER(LEFT([.D76]));LOWER(LEFT([.E76]));LOWER(LEFT([.F76])))" office:value-type="string" office:string-value="gzc">
            <text:p>gzc</text:p>
          </table:table-cell>
          <table:table-cell table:formula="of:=CONCATENATE(&quot;@&quot;;[.J76];&quot; ||= User.create! email: '&quot;;LOWER([.D76]);&quot;.&quot;;LOWER([.E76]);&quot;@example.com',&quot;)" office:value-type="string" office:string-value="@gzc ||= User.create! email: 'gregor.zdenek@example.com',">
            <text:p>@gzc ||= User.create! email: 'gregor.zdenek@example.com',</text:p>
          </table:table-cell>
          <table:table-cell table:style-name="ce4" table:formula="of:=CONCATENATE(&quot;                  password: '&quot;;[.D76];&quot;1234567',&quot;)" office:value-type="string" office:string-value="                  password: 'Gregor1234567',">
            <text:p><text:s text:c="18"/>password: 'Gregor1234567',</text:p>
          </table:table-cell>
          <table:table-cell table:style-name="ce4" table:formula="of:=CONCATENATE(&quot;                  password_confirmation: '&quot;;[.D76];&quot;1234567',&quot;)" office:value-type="string" office:string-value="                  password_confirmation: 'Gregor1234567',">
            <text:p><text:s text:c="18"/>password_confirmation: 'Gregor1234567',</text:p>
          </table:table-cell>
          <table:table-cell table:style-name="ce4" table:formula="of:=CONCATENATE(&quot;                  display_name: '&quot;;[.D76];&quot; &quot;;[.E76];&quot;',&quot;)" office:value-type="string" office:string-value="                  display_name: 'Gregor Zdenek',">
            <text:p><text:s text:c="18"/>display_name: 'Gregor Zdenek',</text:p>
          </table:table-cell>
          <table:table-cell table:style-name="ce4" table:formula="of:=CONCATENATE(&quot;                  nationality: :&quot;;LOWER([.F7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76];&quot;_&quot;;LOWER([.A76]);&quot;_day&quot;)" office:value-type="string" office:string-value="@gzc_md6_day">
            <text:p>@gzc_md6_day</text:p>
          </table:table-cell>
          <table:table-cell table:formula="of:=IFERROR( VALUE(LEFT([.H76];2))*60+VALUE(MID(REPLACE([.H76];6;1;&quot;.&quot;);4;4)) ;0)" office:value-type="float" office:value="1059.7">
            <text:p>1059.7</text:p>
          </table:table-cell>
          <table:table-cell table:formula="of:=IFERROR( VALUE(LEFT([.I76];2))*60+VALUE(MID(REPLACE([.I76];6;1;&quot;.&quot;);4;4)) ;0)" office:value-type="float" office:value="2034.5">
            <text:p>2034.5</text:p>
          </table:table-cell>
          <table:table-cell table:formula="of:=CONCATENATE([.Q76];&quot;1 = Run.create! race: @&quot;;LOWER([.A76]);&quot;_day1,&quot;)" office:value-type="string" office:string-value="@gzc_md6_day1 = Run.create! race: @md6_day1,">
            <text:p>@gzc_md6_day1 = Run.create! race: @md6_day1,</text:p>
          </table:table-cell>
          <table:table-cell table:formula="of:=CONCATENATE(&quot;                           user: @&quot;;[.J76];&quot;,&quot;)" office:value-type="string" office:string-value="                           user: @gzc,">
            <text:p><text:s text:c="27"/>user: @gzc,</text:p>
          </table:table-cell>
          <table:table-cell table:formula="of:=CONCATENATE(&quot;                           number: '&quot;;[.C76];&quot;',&quot;)" office:value-type="string" office:string-value="                           number: '121',">
            <text:p><text:s text:c="27"/>number: '121',</text:p>
          </table:table-cell>
          <table:table-cell table:formula="of:=IF([.R76]&gt;0;CONCATENATE(&quot;                           times: '{ &quot;&quot;final&quot;&quot;: &quot;;[.R76]+3600;&quot; }'&quot;);&quot;                           times: ''&quot;)" office:value-type="string" office:string-value="                           times: '{ &quot;final&quot;: 4659.7 }'">
            <text:p><text:s text:c="27"/>times: '{ "final": 4659.7 }'</text:p>
          </table:table-cell>
          <table:table-cell table:formula="of:=CONCATENATE([.Q76];&quot;2 = Run.create! race: @&quot;;LOWER([.A76]);&quot;_day2,&quot;)" office:value-type="string" office:string-value="@gzc_md6_day2 = Run.create! race: @md6_day2,">
            <text:p>@gzc_md6_day2 = Run.create! race: @md6_day2,</text:p>
          </table:table-cell>
          <table:table-cell table:formula="of:=IF([.S76]&gt;0;CONCATENATE(&quot;                           times: '{ &quot;&quot;start_timestamp&quot;&quot;: &quot;&quot;&quot;;TEXT([.AC76];&quot;YYYY-MM-DDTHH:MM:SS.000Z&quot;);&quot;&quot;&quot;, &quot;&quot;5km_timestamp&quot;&quot;: &quot;&quot;&quot;;TEXT([.AG76];&quot;YYYY-MM-DDTHH:MM:SS.000Z&quot;);&quot;&quot;&quot;, &quot;&quot;10km_timestamp&quot;&quot;: &quot;&quot;&quot;;TEXT([.AH76];&quot;YYYY-MM-DDTHH:MM:SS.000Z&quot;);&quot;&quot;&quot;, &quot;&quot;15km_timestamp&quot;&quot;: &quot;&quot;&quot;;TEXT([.AI76];&quot;YYYY-MM-DDTHH:MM:SS.000Z&quot;);&quot;&quot;&quot;, &quot;&quot;finish_timestamp&quot;&quot;: &quot;&quot;&quot;;TEXT([.AJ76];&quot;YYYY-MM-DDTHH:MM:SS.000Z&quot;);&quot;&quot;&quot; }'&quot;);&quot;                           times: ''&quot;)" office:value-type="string" office:string-value="                           times: '{ &quot;start_timestamp&quot;: &quot;2014-04-12T11:05:00.000Z&quot;, &quot;5km_timestamp&quot;: &quot;2014-04-12T11:29:07.329Z&quot;, &quot;10km_timestamp&quot;: &quot;2014-04-12T11:52:35.862Z&quot;, &quot;15km_timestamp&quot;: &quot;2014-04-12T12:16:51.375Z&quot;, &quot;finish_timestamp&quot;: &quot;2014-04-12T12:38:54.805Z&quot; }'">
            <text:p><text:s text:c="27"/>times: '{ "start_timestamp": "2014-04-12T11:05:00.000Z", "5km_timestamp": "2014-04-12T11:29:07.329Z", "10km_timestamp": "2014-04-12T11:52:35.862Z", "15km_timestamp": "2014-04-12T12:16:51.375Z", "finish_timestamp": "2014-04-12T12:38:54.805Z" }'</text:p>
          </table:table-cell>
          <table:table-cell/>
          <table:table-cell table:formula="of:=[.A76]" office:value-type="string" office:string-value="MD6">
            <text:p>MD6</text:p>
          </table:table-cell>
          <table:table-cell table:formula="of:=[.S76]+3600" office:value-type="float" office:value="5634.5">
            <text:p>5634.5</text:p>
          </table:table-cell>
          <table:table-cell table:style-name="ce5" office:value-type="date" office:date-value="2014-04-12T11:05:00.000007">
            <text:p>2014-04-12T11:05:00.000Z</text:p>
          </table:table-cell>
          <table:table-cell table:style-name="ce6" table:formula="of:=[.AB76]/4+RAND()*100" office:value-type="float" office:value="1447.32939785533">
            <text:p>1447.3</text:p>
          </table:table-cell>
          <table:table-cell table:style-name="ce6" table:formula="of:=[.AB76]*2/4+RAND()*100" office:value-type="float" office:value="2855.86151600722">
            <text:p>2855.9</text:p>
          </table:table-cell>
          <table:table-cell table:style-name="ce6" table:formula="of:=[.AB76]*3/4+RAND()*100" office:value-type="float" office:value="4311.37530274782">
            <text:p>4311.4</text:p>
          </table:table-cell>
          <table:table-cell table:style-name="ce5" table:formula="of:=[.$AC76]+[.AD76]/(24*60*60)" office:value-type="date" office:date-value="2014-04-12T11:29:07.329405">
            <text:p>2014-04-12T11:29:07.329Z</text:p>
          </table:table-cell>
          <table:table-cell table:style-name="ce5" table:formula="of:=[.$AC76]+[.AE76]/(24*60*60)" office:value-type="date" office:date-value="2014-04-12T11:52:35.861523">
            <text:p>2014-04-12T11:52:35.862Z</text:p>
          </table:table-cell>
          <table:table-cell table:style-name="ce5" table:formula="of:=[.$AC76]+[.AF76]/(24*60*60)" office:value-type="date" office:date-value="2014-04-12T12:16:51.37531">
            <text:p>2014-04-12T12:16:51.375Z</text:p>
          </table:table-cell>
          <table:table-cell table:style-name="ce5" table:formula="of:=[.$AC76]+([.AB76]+RAND()*3)/(24*60*60)" office:value-type="date" office:date-value="2014-04-12T12:38:54.804691">
            <text:p>2014-04-12T12:38:54.805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6]" office:value-type="string" office:string-value="MD6">
            <text:p>MD6</text:p>
          </table:table-cell>
          <table:table-cell table:style-name="ce2"/>
          <table:table-cell table:style-name="ce1" office:value-type="float" office:value="125">
            <text:p>125</text:p>
          </table:table-cell>
          <table:table-cell table:style-name="ce1" office:value-type="string">
            <text:p>Pia</text:p>
          </table:table-cell>
          <table:table-cell table:style-name="ce1" office:value-type="string">
            <text:p>Alpu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7:48,2</text:p>
          </table:table-cell>
          <table:table-cell table:style-name="ce1" office:value-type="string">
            <text:p>DNS</text:p>
          </table:table-cell>
          <table:table-cell table:style-name="ce3" table:formula="of:=CONCATENATE(LOWER(LEFT([.D77]));LOWER(LEFT([.E77]));LOWER(LEFT([.F77])))" office:value-type="string" office:string-value="paf">
            <text:p>paf</text:p>
          </table:table-cell>
          <table:table-cell table:formula="of:=CONCATENATE(&quot;@&quot;;[.J77];&quot; ||= User.create! email: '&quot;;LOWER([.D77]);&quot;.&quot;;LOWER([.E77]);&quot;@example.com',&quot;)" office:value-type="string" office:string-value="@paf ||= User.create! email: 'pia.alpua@example.com',">
            <text:p>@paf ||= User.create! email: 'pia.alpua@example.com',</text:p>
          </table:table-cell>
          <table:table-cell table:style-name="ce4" table:formula="of:=CONCATENATE(&quot;                  password: '&quot;;[.D77];&quot;1234567',&quot;)" office:value-type="string" office:string-value="                  password: 'Pia1234567',">
            <text:p><text:s text:c="18"/>password: 'Pia1234567',</text:p>
          </table:table-cell>
          <table:table-cell table:style-name="ce4" table:formula="of:=CONCATENATE(&quot;                  password_confirmation: '&quot;;[.D77];&quot;1234567',&quot;)" office:value-type="string" office:string-value="                  password_confirmation: 'Pia1234567',">
            <text:p><text:s text:c="18"/>password_confirmation: 'Pia1234567',</text:p>
          </table:table-cell>
          <table:table-cell table:style-name="ce4" table:formula="of:=CONCATENATE(&quot;                  display_name: '&quot;;[.D77];&quot; &quot;;[.E77];&quot;',&quot;)" office:value-type="string" office:string-value="                  display_name: 'Pia Alpua',">
            <text:p><text:s text:c="18"/>display_name: 'Pia Alpua',</text:p>
          </table:table-cell>
          <table:table-cell table:style-name="ce4" table:formula="of:=CONCATENATE(&quot;                  nationality: :&quot;;LOWER([.F7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7];&quot;_&quot;;LOWER([.A77]);&quot;_day&quot;)" office:value-type="string" office:string-value="@paf_md6_day">
            <text:p>@paf_md6_day</text:p>
          </table:table-cell>
          <table:table-cell table:formula="of:=IFERROR( VALUE(LEFT([.H77];2))*60+VALUE(MID(REPLACE([.H77];6;1;&quot;.&quot;);4;4)) ;0)" office:value-type="float" office:value="2268.2">
            <text:p>2268.2</text:p>
          </table:table-cell>
          <table:table-cell table:formula="of:=IFERROR( VALUE(LEFT([.I77];2))*60+VALUE(MID(REPLACE([.I77];6;1;&quot;.&quot;);4;4)) ;0)" office:value-type="float" office:value="0">
            <text:p>0</text:p>
          </table:table-cell>
          <table:table-cell table:formula="of:=CONCATENATE([.Q77];&quot;1 = Run.create! race: @&quot;;LOWER([.A77]);&quot;_day1,&quot;)" office:value-type="string" office:string-value="@paf_md6_day1 = Run.create! race: @md6_day1,">
            <text:p>@paf_md6_day1 = Run.create! race: @md6_day1,</text:p>
          </table:table-cell>
          <table:table-cell table:formula="of:=CONCATENATE(&quot;                           user: @&quot;;[.J77];&quot;,&quot;)" office:value-type="string" office:string-value="                           user: @paf,">
            <text:p><text:s text:c="27"/>user: @paf,</text:p>
          </table:table-cell>
          <table:table-cell table:formula="of:=CONCATENATE(&quot;                           number: '&quot;;[.C77];&quot;',&quot;)" office:value-type="string" office:string-value="                           number: '125',">
            <text:p><text:s text:c="27"/>number: '125',</text:p>
          </table:table-cell>
          <table:table-cell table:formula="of:=IF([.R77]&gt;0;CONCATENATE(&quot;                           times: '{ &quot;&quot;final&quot;&quot;: &quot;;[.R77]+3600;&quot; }'&quot;);&quot;                           times: ''&quot;)" office:value-type="string" office:string-value="                           times: '{ &quot;final&quot;: 5868.2 }'">
            <text:p><text:s text:c="27"/>times: '{ "final": 5868.2 }'</text:p>
          </table:table-cell>
          <table:table-cell table:formula="of:=CONCATENATE([.Q77];&quot;2 = Run.create! race: @&quot;;LOWER([.A77]);&quot;_day2,&quot;)" office:value-type="string" office:string-value="@paf_md6_day2 = Run.create! race: @md6_day2,">
            <text:p>@paf_md6_day2 = Run.create! race: @md6_day2,</text:p>
          </table:table-cell>
          <table:table-cell table:formula="of:=IF([.S76]&gt;0;CONCATENATE(&quot;                           times: '{ &quot;&quot;start_timestamp&quot;&quot;: &quot;&quot;&quot;;TEXT([.AC77];&quot;YYYY-MM-DDTHH:MM:SS.000Z&quot;);&quot;&quot;&quot; }'&quot;);&quot;                           times: ''&quot;)" office:value-type="string" office:string-value="                           times: '{ &quot;start_timestamp&quot;: &quot;2014-04-13T11:06:00.000Z&quot; }'">
            <text:p><text:s text:c="27"/>times: '{ "start_timestamp": "2014-04-13T11:06:00.000Z" }'</text:p>
          </table:table-cell>
          <table:table-cell/>
          <table:table-cell table:formula="of:=[.A77]" office:value-type="string" office:string-value="MD6">
            <text:p>MD6</text:p>
          </table:table-cell>
          <table:table-cell/>
          <table:table-cell table:style-name="ce5" office:value-type="date" office:date-value="2014-04-13T11:06:00.000007">
            <text:p>2014-04-13T11:06:00.000Z</text:p>
          </table:table-cell>
          <table:table-cell table:style-name="ce6" table:formula="of:=[.AB76]/4+RAND()*100" office:value-type="float" office:value="1465.59400177281">
            <text:p>1465.6</text:p>
          </table:table-cell>
          <table:table-cell table:style-name="ce6" table:number-columns-repeated="2"/>
          <table:table-cell table:style-name="ce5" table:formula="of:=[.$AC77]+[.AD77]/(24*60*60)" office:value-type="date" office:date-value="2014-04-13T11:30:25.594009">
            <text:p>2014-04-13T11:30:25.594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 table:number-rows-repeated="332">
          <table:table-cell table:number-columns-repeated="11"/>
          <table:table-cell table:style-name="ce4" table:number-columns-repeated="4"/>
          <table:table-cell table:number-columns-repeated="26"/>
        </table:table-row>
        <table:table-row table:style-name="ro2" table:number-rows-repeated="1048166">
          <table:table-cell table:number-columns-repeated="41"/>
        </table:table-row>
        <table:table-row table:style-name="ro2">
          <table:table-cell table:number-columns-repeated="41"/>
        </table:table-row>
        <calcext:conditional-formats>
          <calcext:conditional-format calcext:target-range-address="'raw data'.J1:'raw data'.J77">
            <calcext:condition calcext:apply-style-name="Untitled1" calcext:value="duplicate" calcext:base-cell-address="'raw data'.J1"/>
          </calcext:conditional-format>
        </calcext:conditional-formats>
      </table:table>
      <table:table table:name="User seeds" table:style-name="ta1">
        <table:table-column table:style-name="co1" table:number-columns-repeated="12" table:default-cell-style-name="Default"/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8"/>
          <table:table-cell office:value-type="string">
            <text:p>Number of rows: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8"/>
          <table:table-cell office:value-type="string">
            <text:p>Source:</text:p>
          </table:table-cell>
          <table:table-cell office:value-type="string">
            <text:p>http://ec2014.vul.fi/skiresults.html</text:p>
          </table:table-cell>
          <table:table-cell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8"/>
          <table:table-cell office:value-type="string">
            <text:p>http://ec2014.vul.fi/nomeresults.html</text:p>
          </table:table-cell>
          <table:table-cell table:number-columns-repeated="2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tp ||= User.create! email: 'igor.tracz@example.com',">
            <text:p>@itp ||= User.create! email: 'igor.trac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gor1234567',">
            <text:p><text:s text:c="18"/>password: 'I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gor1234567',">
            <text:p><text:s text:c="18"/>password_confirmation: 'I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gor Tracz',">
            <text:p><text:s text:c="18"/>display_name: 'Igor Trac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hf ||= User.create! email: 'essi.hytönen@example.com',">
            <text:p>@ehf ||= User.create! email: 'essi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ssi1234567',">
            <text:p><text:s text:c="18"/>password: 'Es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ssi1234567',">
            <text:p><text:s text:c="18"/>password_confirmation: 'Es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ssi Hytönen',">
            <text:p><text:s text:c="18"/>display_name: 'Essi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bs ||= User.create! email: 'elin.björk@example.com',">
            <text:p>@ebs ||= User.create! email: 'elin.björ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lin1234567',">
            <text:p><text:s text:c="18"/>password: 'El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lin1234567',">
            <text:p><text:s text:c="18"/>password_confirmation: 'El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lin Björk',">
            <text:p><text:s text:c="18"/>display_name: 'Elin Björ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vc ||= User.create! email: 'renata.válková@example.com',">
            <text:p>@rvc ||= User.create! email: 'renata.válk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nata1234567',">
            <text:p><text:s text:c="18"/>password: 'Rena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nata1234567',">
            <text:p><text:s text:c="18"/>password_confirmation: 'Rena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nata Válková',">
            <text:p><text:s text:c="18"/>display_name: 'Renata Válk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rp ||= User.create! email: 'agnieszka.rychwalska@example.com',">
            <text:p>@arp ||= User.create! email: 'agnieszka.rychwals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gnieszka1234567',">
            <text:p><text:s text:c="18"/>password: 'Agniesz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gnieszka1234567',">
            <text:p><text:s text:c="18"/>password_confirmation: 'Agniesz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gnieszka Rychwalska',">
            <text:p><text:s text:c="18"/>display_name: 'Agnieszka Rychwals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hs ||= User.create! email: 'mikael.högberg@example.com',">
            <text:p>@mhs ||= User.create! email: 'mikael.hög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kael1234567',">
            <text:p><text:s text:c="18"/>password: 'Mik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kael1234567',">
            <text:p><text:s text:c="18"/>password_confirmation: 'Mik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kael Högberg',">
            <text:p><text:s text:c="18"/>display_name: 'Mikael Hög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ss ||= User.create! email: 'catarina.södersten@example.com',">
            <text:p>@css ||= User.create! email: 'catarina.söderst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tarina1234567',">
            <text:p><text:s text:c="18"/>password: 'Catar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tarina1234567',">
            <text:p><text:s text:c="18"/>password_confirmation: 'Catar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tarina Södersten',">
            <text:p><text:s text:c="18"/>display_name: 'Catarina Söderst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n ||= User.create! email: 'krisztianroland.kiss@example.com',">
            <text:p>@kkn ||= User.create! email: 'krisztianroland.kis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risztianRoland1234567',">
            <text:p><text:s text:c="18"/>password: 'KrisztianRolan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risztianRoland Kiss',">
            <text:p><text:s text:c="18"/>display_name: 'KrisztianRoland Kis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gs ||= User.create! email: 'sussie.grönberg@example.com',">
            <text:p>@sgs ||= User.create! email: 'sussie.grön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sie1234567',">
            <text:p><text:s text:c="18"/>password: 'Suss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sie1234567',">
            <text:p><text:s text:c="18"/>password_confirmation: 'Suss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sie Grönberg',">
            <text:p><text:s text:c="18"/>display_name: 'Sussie Grön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lf ||= User.create! email: 'heta.lehtomäki@example.com',">
            <text:p>@hlf ||= User.create! email: 'het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ta1234567',">
            <text:p><text:s text:c="18"/>password: 'He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ta1234567',">
            <text:p><text:s text:c="18"/>password_confirmation: 'He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ta Lehtomäki',">
            <text:p><text:s text:c="18"/>display_name: 'Het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dnc ||= User.create! email: 'dagmar.nesnerová@example.com',">
            <text:p>@dnc ||= User.create! email: 'dagmar.nesner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Dagmar1234567',">
            <text:p><text:s text:c="18"/>password: 'Dagma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Dagmar1234567',">
            <text:p><text:s text:c="18"/>password_confirmation: 'Dagma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Dagmar Nesnerová',">
            <text:p><text:s text:c="18"/>display_name: 'Dagmar Nesner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pf ||= User.create! email: 'anu.parikka@example.com',">
            <text:p>@apf ||= User.create! email: 'anu.parik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u1234567',">
            <text:p><text:s text:c="18"/>password: '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u1234567',">
            <text:p><text:s text:c="18"/>password_confirmation: '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u Parikka',">
            <text:p><text:s text:c="18"/>display_name: 'Anu Parik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bf ||= User.create! email: 'susanna.bürkland@example.com',">
            <text:p>@sbf ||= User.create! email: 'susanna.bürklan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anna1234567',">
            <text:p><text:s text:c="18"/>password: 'Sus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anna1234567',">
            <text:p><text:s text:c="18"/>password_confirmation: 'Sus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anna Bürkland',">
            <text:p><text:s text:c="18"/>display_name: 'Susanna Bürklan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kl ||= User.create! email: 'martins.kristons@example.com',">
            <text:p>@mkl ||= User.create! email: 'martins.kriston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s1234567',">
            <text:p><text:s text:c="18"/>password: 'Martin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s1234567',">
            <text:p><text:s text:c="18"/>password_confirmation: 'Martin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s Kristons',">
            <text:p><text:s text:c="18"/>display_name: 'Martins Kriston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hf ||= User.create! email: 'alain.hercher@example.com',">
            <text:p>@ahf ||= User.create! email: 'alain.herch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ain1234567',">
            <text:p><text:s text:c="18"/>password: 'Ala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ain1234567',">
            <text:p><text:s text:c="18"/>password_confirmation: 'Ala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ain Hercher',">
            <text:p><text:s text:c="18"/>display_name: 'Alain Herch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nf ||= User.create! email: 'tuomas.notko@example.com',">
            <text:p>@tnf ||= User.create! email: 'tuomas.notk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uomas1234567',">
            <text:p><text:s text:c="18"/>password: 'Tuoma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uomas1234567',">
            <text:p><text:s text:c="18"/>password_confirmation: 'Tuoma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uomas Notko',">
            <text:p><text:s text:c="18"/>display_name: 'Tuomas Notk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or ||= User.create! email: 'pavel.otbetkin@example.com',">
            <text:p>@por ||= User.create! email: 'pavel.otbetki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Otbetkin',">
            <text:p><text:s text:c="18"/>display_name: 'Pavel Otbetki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pc ||= User.create! email: 'slavomir.pavlik@example.com',">
            <text:p>@spc ||= User.create! email: 'slavomir.pavli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lavomir1234567',">
            <text:p><text:s text:c="18"/>password: 'Slavomi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lavomir1234567',">
            <text:p><text:s text:c="18"/>password_confirmation: 'Slavomi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lavomir Pavlik',">
            <text:p><text:s text:c="18"/>display_name: 'Slavomir Pavli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hn ||= User.create! email: 'julieboysen.hillestad@example.com',">
            <text:p>@jhn ||= User.create! email: 'julieboysen.hillesta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ulieBoysen1234567',">
            <text:p><text:s text:c="18"/>password: 'JulieBoyse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ulieBoysen1234567',">
            <text:p><text:s text:c="18"/>password_confirmation: 'JulieBoyse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ulieBoysen Hillestad',">
            <text:p><text:s text:c="18"/>display_name: 'JulieBoysen Hillesta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cf ||= User.create! email: 'axel.coste@example.com',">
            <text:p>@acf ||= User.create! email: 'axel.cost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xel1234567',">
            <text:p><text:s text:c="18"/>password: 'Ax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xel1234567',">
            <text:p><text:s text:c="18"/>password_confirmation: 'Ax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xel Coste',">
            <text:p><text:s text:c="18"/>display_name: 'Axel Cost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 ||= User.create! email: 'vilma.laitinen@example.com',">
            <text:p>@vlf ||= User.create! email: 'vilma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ma1234567',">
            <text:p><text:s text:c="18"/>password: 'Vilm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ma1234567',">
            <text:p><text:s text:c="18"/>password_confirmation: 'Vilm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ma Laitinen',">
            <text:p><text:s text:c="18"/>display_name: 'Vilma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hf ||= User.create! email: 'kimmo.hytönen@example.com',">
            <text:p>@khf ||= User.create! email: 'kimmo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immo1234567',">
            <text:p><text:s text:c="18"/>password: 'Kimmo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immo1234567',">
            <text:p><text:s text:c="18"/>password_confirmation: 'Kimmo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immo Hytönen',">
            <text:p><text:s text:c="18"/>display_name: 'Kimmo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ts ||= User.create! email: 'conny.töyrä@example.com',">
            <text:p>@cts ||= User.create! email: 'conny.töyr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onny1234567',">
            <text:p><text:s text:c="18"/>password: 'Conn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onny1234567',">
            <text:p><text:s text:c="18"/>password_confirmation: 'Conn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onny Töyrä',">
            <text:p><text:s text:c="18"/>display_name: 'Conny Töyr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kf ||= User.create! email: 'teemu.kaivola@example.com',">
            <text:p>@tkf ||= User.create! email: 'teemu.kaivo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eemu1234567',">
            <text:p><text:s text:c="18"/>password: 'Teem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eemu1234567',">
            <text:p><text:s text:c="18"/>password_confirmation: 'Teem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eemu Kaivola',">
            <text:p><text:s text:c="18"/>display_name: 'Teemu Kaivo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on ||= User.create! email: 'trine.olsen@example.com',">
            <text:p>@ton ||= User.create! email: 'trine.ol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rine1234567',">
            <text:p><text:s text:c="18"/>password: 'Trin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rine1234567',">
            <text:p><text:s text:c="18"/>password_confirmation: 'Trin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rine Olsen',">
            <text:p><text:s text:c="18"/>display_name: 'Trine Ol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kf ||= User.create! email: 'riitta.kempe@example.com',">
            <text:p>@rkf ||= User.create! email: 'riitta.kemp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itta1234567',">
            <text:p><text:s text:c="18"/>password: 'Riit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itta1234567',">
            <text:p><text:s text:c="18"/>password_confirmation: 'Riit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itta Kempe',">
            <text:p><text:s text:c="18"/>display_name: 'Riitta Kemp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esa-Pekka1234567',">
            <text:p><text:s text:c="18"/>password: 'Vesa-Pek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esa-Pekka1234567',">
            <text:p><text:s text:c="18"/>password_confirmation: 'Vesa-Pek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esa-Pekka Lehtomäki',">
            <text:p><text:s text:c="18"/>display_name: 'Vesa-Pekk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tc ||= User.create! email: 'jirí.trnka@example.com',">
            <text:p>@jtc ||= User.create! email: 'jirí.trn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irí1234567',">
            <text:p><text:s text:c="18"/>password: 'Jirí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irí1234567',">
            <text:p><text:s text:c="18"/>password_confirmation: 'Jirí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irí Trnka',">
            <text:p><text:s text:c="18"/>display_name: 'Jirí Trn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kf ||= User.create! email: 'jenni.kreivi@example.com',">
            <text:p>@jkf ||= User.create! email: 'jenni.krei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enni1234567',">
            <text:p><text:s text:c="18"/>password: 'Jen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enni1234567',">
            <text:p><text:s text:c="18"/>password_confirmation: 'Jen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enni Kreivi',">
            <text:p><text:s text:c="18"/>display_name: 'Jenni Krei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dl ||= User.create! email: 'indre.daujotiene@example.com',">
            <text:p>@idl ||= User.create! email: 'indre.daujotien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ndre1234567',">
            <text:p><text:s text:c="18"/>password: 'Indr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ndre1234567',">
            <text:p><text:s text:c="18"/>password_confirmation: 'Indr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ndre Daujotiene',">
            <text:p><text:s text:c="18"/>display_name: 'Indre Daujotien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ithuania">
            <text:p><text:s text:c="18"/>nationality: :lithuan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bg ||= User.create! email: 'michael.beck@example.com',">
            <text:p>@mbg ||= User.create! email: 'michael.bec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Beck',">
            <text:p><text:s text:c="18"/>display_name: 'Michael Bec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s ||= User.create! email: 'montse.claverol@example.com',">
            <text:p>@mcs ||= User.create! email: 'montse.clavero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ontse1234567',">
            <text:p><text:s text:c="18"/>password: 'Monts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ontse1234567',">
            <text:p><text:s text:c="18"/>password_confirmation: 'Monts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ontse Claverol',">
            <text:p><text:s text:c="18"/>display_name: 'Montse Clavero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pain">
            <text:p><text:s text:c="18"/>nationality: :spai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c ||= User.create! email: 'michael.chovanec@example.com',">
            <text:p>@mcc ||= User.create! email: 'michael.chovanec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Chovanec',">
            <text:p><text:s text:c="18"/>display_name: 'Michael Chovanec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bp ||= User.create! email: 'anna.bajer@example.com',">
            <text:p>@abp ||= User.create! email: 'anna.baj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na1234567',">
            <text:p><text:s text:c="18"/>password: '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na1234567',">
            <text:p><text:s text:c="18"/>password_confirmation: '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na Bajer',">
            <text:p><text:s text:c="18"/>display_name: 'Anna Baj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tf ||= User.create! email: 'anttoni.tolvi@example.com',">
            <text:p>@atf ||= User.create! email: 'anttoni.tol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oni1234567',">
            <text:p><text:s text:c="18"/>password: 'Antt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oni1234567',">
            <text:p><text:s text:c="18"/>password_confirmation: 'Antt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oni Tolvi',">
            <text:p><text:s text:c="18"/>display_name: 'Anttoni Tol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hf ||= User.create! email: 'pasi.heinonen@example.com',">
            <text:p>@phf ||= User.create! email: 'pasi.heino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si1234567',">
            <text:p><text:s text:c="18"/>password: 'Pa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si1234567',">
            <text:p><text:s text:c="18"/>password_confirmation: 'Pa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si Heinonen',">
            <text:p><text:s text:c="18"/>display_name: 'Pasi Heino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sf ||= User.create! email: 'riku.setälä@example.com',">
            <text:p>@rsf ||= User.create! email: 'riku.setä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ku1234567',">
            <text:p><text:s text:c="18"/>password: 'Rik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ku1234567',">
            <text:p><text:s text:c="18"/>password_confirmation: 'Rik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ku Setälä',">
            <text:p><text:s text:c="18"/>display_name: 'Riku Setä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kg ||= User.create! email: 'alexandra.kathan@example.com',">
            <text:p>@akg ||= User.create! email: 'alexandra.kath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xandra1234567',">
            <text:p><text:s text:c="18"/>password: 'Alexand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xandra1234567',">
            <text:p><text:s text:c="18"/>password_confirmation: 'Alexand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xandra Kathan',">
            <text:p><text:s text:c="18"/>display_name: 'Alexandra Kath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ws ||= User.create! email: 'carl-johan.waller@example.com',">
            <text:p>@cws ||= User.create! email: 'carl-johan.wall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l-Johan1234567',">
            <text:p><text:s text:c="18"/>password: 'Carl-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l-Johan1234567',">
            <text:p><text:s text:c="18"/>password_confirmation: 'Carl-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l-Johan Waller',">
            <text:p><text:s text:c="18"/>display_name: 'Carl-Johan Wall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hf ||= User.create! email: 'ville.halme@example.com',">
            <text:p>@vhf ||= User.create! email: 'ville.halm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le1234567',">
            <text:p><text:s text:c="18"/>password: 'Vill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le1234567',">
            <text:p><text:s text:c="18"/>password_confirmation: 'Vill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le Halme',">
            <text:p><text:s text:c="18"/>display_name: 'Ville Halm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gl ||= User.create! email: 'eduard.grobinsch@example.com',">
            <text:p>@egl ||= User.create! email: 'eduard.grobinsch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duard1234567',">
            <text:p><text:s text:c="18"/>password: 'Eduar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duard1234567',">
            <text:p><text:s text:c="18"/>password_confirmation: 'Eduar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duard Grobinsch',">
            <text:p><text:s text:c="18"/>display_name: 'Eduard Grobinsch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vh ||= User.create! email: 'sophie.verla@example.com',">
            <text:p>@svh ||= User.create! email: 'sophie.ver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ophie1234567',">
            <text:p><text:s text:c="18"/>password: 'Soph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ophie1234567',">
            <text:p><text:s text:c="18"/>password_confirmation: 'Soph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ophie Verla',">
            <text:p><text:s text:c="18"/>display_name: 'Sophie Ver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hungary">
            <text:p><text:s text:c="18"/>nationality: :hungar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p ||= User.create! email: 'maciej.tomaszewski@example.com',">
            <text:p>@mtp ||= User.create! email: 'maciej.tomaszew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ciej1234567',">
            <text:p><text:s text:c="18"/>password: 'Maciej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ciej1234567',">
            <text:p><text:s text:c="18"/>password_confirmation: 'Maciej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ciej Tomaszewski',">
            <text:p><text:s text:c="18"/>display_name: 'Maciej Tomaszew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lf ||= User.create! email: 'kaisa.lehto@example.com',">
            <text:p>@klf ||= User.create! email: 'kaisa.leht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isa1234567',">
            <text:p><text:s text:c="18"/>password: 'Kais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isa1234567',">
            <text:p><text:s text:c="18"/>password_confirmation: 'Kais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isa Lehto',">
            <text:p><text:s text:c="18"/>display_name: 'Kaisa Leht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fhn ||= User.create! email: 'frode.haugan@example.com',">
            <text:p>@fhn ||= User.create! email: 'frode.haug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Frode1234567',">
            <text:p><text:s text:c="18"/>password: 'Frod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Frode1234567',">
            <text:p><text:s text:c="18"/>password_confirmation: 'Frod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Frode Haugan',">
            <text:p><text:s text:c="18"/>display_name: 'Frode Haug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r ||= User.create! email: 'aleksandr.moskvichev@example.com',">
            <text:p>@amr ||= User.create! email: 'aleksandr.moskviche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Moskvichev',">
            <text:p><text:s text:c="18"/>display_name: 'Aleksandr Moskviche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bn ||= User.create! email: 'jos.broers@example.com',">
            <text:p>@jbn ||= User.create! email: 'jos.broer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s1234567',">
            <text:p><text:s text:c="18"/>password: 'Jo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s1234567',">
            <text:p><text:s text:c="18"/>password_confirmation: 'Jo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s Broers',">
            <text:p><text:s text:c="18"/>display_name: 'Jos Broer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etherlands">
            <text:p><text:s text:c="18"/>nationality: :netherlands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in ||= User.create! email: 'hege.ingerigtsen@example.com',">
            <text:p>@hin ||= User.create! email: 'hege.ingerigt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ge1234567',">
            <text:p><text:s text:c="18"/>password: 'Heg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ge1234567',">
            <text:p><text:s text:c="18"/>password_confirmation: 'Heg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ge Ingerigtsen',">
            <text:p><text:s text:c="18"/>display_name: 'Hege Ingerigt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zs ||= User.create! email: 'kurt.zwingli@example.com',">
            <text:p>@kzs ||= User.create! email: 'kurt.zwingl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urt1234567',">
            <text:p><text:s text:c="18"/>password: 'Ku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urt1234567',">
            <text:p><text:s text:c="18"/>password_confirmation: 'Ku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urt Zwingli',">
            <text:p><text:s text:c="18"/>display_name: 'Kurt Zwingl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itzerland">
            <text:p><text:s text:c="18"/>nationality: :switzer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sg ||= User.create! email: 'tamara.schlemmer@example.com',">
            <text:p>@tsg ||= User.create! email: 'tamara.schlemm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amara1234567',">
            <text:p><text:s text:c="18"/>password: 'Tama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amara1234567',">
            <text:p><text:s text:c="18"/>password_confirmation: 'Tama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amara Schlemmer',">
            <text:p><text:s text:c="18"/>display_name: 'Tamara Schlemm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lf ||= User.create! email: 'ari.laitinen@example.com',">
            <text:p>@alf ||= User.create! email: 'ari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ri1234567',">
            <text:p><text:s text:c="18"/>password: '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ri1234567',">
            <text:p><text:s text:c="18"/>password_confirmation: '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ri Laitinen',">
            <text:p><text:s text:c="18"/>display_name: 'Ari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sg ||= User.create! email: 'klaus.starflinger@example.com',">
            <text:p>@ksg ||= User.create! email: 'klaus.starfling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laus1234567',">
            <text:p><text:s text:c="18"/>password: 'Klau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laus1234567',">
            <text:p><text:s text:c="18"/>password_confirmation: 'Klau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laus Starflinger',">
            <text:p><text:s text:c="18"/>display_name: 'Klaus Starfling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rs ||= User.create! email: 'cari.rörström@example.com',">
            <text:p>@crs ||= User.create! email: 'cari.rörströ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i1234567',">
            <text:p><text:s text:c="18"/>password: 'C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i1234567',">
            <text:p><text:s text:c="18"/>password_confirmation: 'C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i Rörström',">
            <text:p><text:s text:c="18"/>display_name: 'Cari Rörströ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cf ||= User.create! email: 'remy.coster@example.com',">
            <text:p>@rcf ||= User.create! email: 'remy.cost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my1234567',">
            <text:p><text:s text:c="18"/>password: 'Rem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my1234567',">
            <text:p><text:s text:c="18"/>password_confirmation: 'Rem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my Coster',">
            <text:p><text:s text:c="18"/>display_name: 'Remy Cost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ds ||= User.create! email: 'alister.dunlop@example.com',">
            <text:p>@ads ||= User.create! email: 'alister.dunlop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ister1234567',">
            <text:p><text:s text:c="18"/>password: 'Aliste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ister1234567',">
            <text:p><text:s text:c="18"/>password_confirmation: 'Aliste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ister Dunlop',">
            <text:p><text:s text:c="18"/>display_name: 'Alister Dunlop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cotland">
            <text:p><text:s text:c="18"/>nationality: :scot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sf ||= User.create! email: 'panu.sipilä@example.com',">
            <text:p>@psf ||= User.create! email: 'panu.sipi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nu1234567',">
            <text:p><text:s text:c="18"/>password: 'P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nu1234567',">
            <text:p><text:s text:c="18"/>password_confirmation: 'P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nu Sipilä',">
            <text:p><text:s text:c="18"/>display_name: 'Panu Sipi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rg ||= User.create! email: 'rudi.ropertz@example.com',">
            <text:p>@rrg ||= User.create! email: 'rudi.ropert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udi1234567',">
            <text:p><text:s text:c="18"/>password: 'Rud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udi1234567',">
            <text:p><text:s text:c="18"/>password_confirmation: 'Rud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udi Ropertz',">
            <text:p><text:s text:c="18"/>display_name: 'Rudi Ropert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pc ||= User.create! email: 'pavel.pfeifer@example.com',">
            <text:p>@ppc ||= User.create! email: 'pavel.pfeif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Pfeifer',">
            <text:p><text:s text:c="18"/>display_name: 'Pavel Pfeif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kf ||= User.create! email: 'pauliina.kiiski@example.com',">
            <text:p>@pkf ||= User.create! email: 'pauliina.kii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uliina1234567',">
            <text:p><text:s text:c="18"/>password: 'Pauli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uliina1234567',">
            <text:p><text:s text:c="18"/>password_confirmation: 'Pauli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uliina Kiiski',">
            <text:p><text:s text:c="18"/>display_name: 'Pauliina Kii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sr ||= User.create! email: 'aleksandr.stoliarov@example.com',">
            <text:p>@asr ||= User.create! email: 'aleksandr.stoliaro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Stoliarov',">
            <text:p><text:s text:c="18"/>display_name: 'Aleksandr Stoliaro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vc ||= User.create! email: 'martin.vrtel@example.com',">
            <text:p>@mvc ||= User.create! email: 'martin.vrte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1234567',">
            <text:p><text:s text:c="18"/>password: 'Mart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1234567',">
            <text:p><text:s text:c="18"/>password_confirmation: 'Mart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 Vrtel',">
            <text:p><text:s text:c="18"/>display_name: 'Martin Vrte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bp ||= User.create! email: 'grzegorz.burzynski@example.com',">
            <text:p>@gbp ||= User.create! email: 'grzegorz.bur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zegorz1234567',">
            <text:p><text:s text:c="18"/>password: 'Grzegor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zegorz1234567',">
            <text:p><text:s text:c="18"/>password_confirmation: 'Grzegor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zegorz Burzynski',">
            <text:p><text:s text:c="18"/>display_name: 'Grzegorz Bur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ma ||= User.create! email: 'horst.maas@example.com',">
            <text:p>@hma ||= User.create! email: 'horst.maa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orst1234567',">
            <text:p><text:s text:c="18"/>password: 'Hors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orst1234567',">
            <text:p><text:s text:c="18"/>password_confirmation: 'Hors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orst Maas',">
            <text:p><text:s text:c="18"/>display_name: 'Horst Maa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austria">
            <text:p><text:s text:c="18"/>nationality: :austr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ss ||= User.create! email: 'johan.sernheim@example.com',">
            <text:p>@jss ||= User.create! email: 'johan.sernhei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han1234567',">
            <text:p><text:s text:c="18"/>password: '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han1234567',">
            <text:p><text:s text:c="18"/>password_confirmation: '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han Sernheim',">
            <text:p><text:s text:c="18"/>display_name: 'Johan Sernhei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ef ||= User.create! email: 'joni.elomaa@example.com',">
            <text:p>@jef ||= User.create! email: 'joni.eloma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ni1234567',">
            <text:p><text:s text:c="18"/>password: 'J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ni1234567',">
            <text:p><text:s text:c="18"/>password_confirmation: 'J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ni Elomaa',">
            <text:p><text:s text:c="18"/>display_name: 'Joni Eloma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f ||= User.create! email: 'kati.kumpulainen@example.com',">
            <text:p>@kkf ||= User.create! email: 'kati.kumpula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ti1234567',">
            <text:p><text:s text:c="18"/>password: 'Ka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ti1234567',">
            <text:p><text:s text:c="18"/>password_confirmation: 'Ka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ti Kumpulainen',">
            <text:p><text:s text:c="18"/>display_name: 'Kati Kumpula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lf ||= User.create! email: 'suvi.lahtinen@example.com',">
            <text:p>@slf ||= User.create! email: 'suvi.lah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vi1234567',">
            <text:p><text:s text:c="18"/>password: 'Suv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vi1234567',">
            <text:p><text:s text:c="18"/>password_confirmation: 'Suv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vi Lahtinen',">
            <text:p><text:s text:c="18"/>display_name: 'Suvi Lah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zc ||= User.create! email: 'gregor.zdenek@example.com',">
            <text:p>@gzc ||= User.create! email: 'gregor.zdene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egor1234567',">
            <text:p><text:s text:c="18"/>password: 'Gre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egor1234567',">
            <text:p><text:s text:c="18"/>password_confirmation: 'Gre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egor Zdenek',">
            <text:p><text:s text:c="18"/>display_name: 'Gregor Zdene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af ||= User.create! email: 'pia.alpua@example.com',">
            <text:p>@paf ||= User.create! email: 'pia.alpu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ia1234567',">
            <text:p><text:s text:c="18"/>password: 'Pi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ia1234567',">
            <text:p><text:s text:c="18"/>password_confirmation: 'Pi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ia Alpua',">
            <text:p><text:s text:c="18"/>display_name: 'Pia Alpu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10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uns" table:style-name="ta1">
        <table:table-column table:style-name="co1" table:number-columns-repeated="7" table:default-cell-style-name="Default"/>
        <table:table-row table:style-name="ro2">
          <table:table-cell table:formula="of:=CONCATENATE(OFFSET(['raw data'.$T$1];(ROW()-1)/[.$G$1];0;1;1))" office:value-type="string" office:string-value="@amf_sp4_day1 = Run.create! race: @sp4_day1,">
            <text:p>@amf_sp4_day1 = Run.create! race: @sp4_day1,</text:p>
          </table:table-cell>
          <table:table-cell table:number-columns-repeated="4"/>
          <table:table-cell office:value-type="string">
            <text:p>line count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04.5 }'">
            <text:p><text:s text:c="27"/>times: '{ "final": 80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4_day2 = Run.create! race: @sp4_day2,">
            <text:p>@am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tp_sp4_day1 = Run.create! race: @sp4_day1,">
            <text:p>@it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16.2 }'">
            <text:p><text:s text:c="27"/>times: '{ "final": 81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tp_sp4_day2 = Run.create! race: @sp4_day2,">
            <text:p>@it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hf_sp4_day1 = Run.create! race: @sp4_day1,">
            <text:p>@e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26.8 }'">
            <text:p><text:s text:c="27"/>times: '{ "final": 8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hf_sp4_day2 = Run.create! race: @sp4_day2,">
            <text:p>@e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bs_sp4_day1 = Run.create! race: @sp4_day1,">
            <text:p>@eb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4.4 }'">
            <text:p><text:s text:c="27"/>times: '{ "final": 86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bs_sp4_day2 = Run.create! race: @sp4_day2,">
            <text:p>@eb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vc_sp4_day1 = Run.create! race: @sp4_day1,">
            <text:p>@rv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45.8 }'">
            <text:p><text:s text:c="27"/>times: '{ "final": 84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vc_sp4_day2 = Run.create! race: @sp4_day2,">
            <text:p>@rv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rp_sp4_day1 = Run.create! race: @sp4_day1,">
            <text:p>@ar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46.3 }'">
            <text:p><text:s text:c="27"/>times: '{ "final": 84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rp_sp4_day2 = Run.create! race: @sp4_day2,">
            <text:p>@ar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hs_sp4_day1 = Run.create! race: @sp4_day1,">
            <text:p>@mh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26 }'">
            <text:p><text:s text:c="27"/>times: '{ "final": 82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hs_sp4_day2 = Run.create! race: @sp4_day2,">
            <text:p>@mh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ss_sp4_day1 = Run.create! race: @sp4_day1,">
            <text:p>@cs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55.2 }'">
            <text:p><text:s text:c="27"/>times: '{ "final": 855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ss_sp4_day2 = Run.create! race: @sp4_day2,">
            <text:p>@cs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4_day1 = Run.create! race: @sp4_day1,">
            <text:p>@hhg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54.1 }'">
            <text:p><text:s text:c="27"/>times: '{ "final": 854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4_day2 = Run.create! race: @sp4_day2,">
            <text:p>@hhg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n_sp4_day1 = Run.create! race: @sp4_day1,">
            <text:p>@kkn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1.5 }'">
            <text:p><text:s text:c="27"/>times: '{ "final": 86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n_sp4_day2 = Run.create! race: @sp4_day2,">
            <text:p>@kkn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gs_sp4_day1 = Run.create! race: @sp4_day1,">
            <text:p>@sg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7.5 }'">
            <text:p><text:s text:c="27"/>times: '{ "final": 867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gs_sp4_day2 = Run.create! race: @sp4_day2,">
            <text:p>@sg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lf_sp4_day1 = Run.create! race: @sp4_day1,">
            <text:p>@hl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19 }'">
            <text:p><text:s text:c="27"/>times: '{ "final": 91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lf_sp4_day2 = Run.create! race: @sp4_day2,">
            <text:p>@hl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4_day1 = Run.create! race: @sp4_day1,">
            <text:p>@lp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06.5 }'">
            <text:p><text:s text:c="27"/>times: '{ "final": 90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4_day2 = Run.create! race: @sp4_day2,">
            <text:p>@lp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dnc_sp4_day1 = Run.create! race: @sp4_day1,">
            <text:p>@dn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18.4 }'">
            <text:p><text:s text:c="27"/>times: '{ "final": 918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dnc_sp4_day2 = Run.create! race: @sp4_day2,">
            <text:p>@dn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pf_sp4_day1 = Run.create! race: @sp4_day1,">
            <text:p>@ap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06.9 }'">
            <text:p><text:s text:c="27"/>times: '{ "final": 100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pf_sp4_day2 = Run.create! race: @sp4_day2,">
            <text:p>@ap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bf_sp4_day1 = Run.create! race: @sp4_day1,">
            <text:p>@sb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40.4 }'">
            <text:p><text:s text:c="27"/>times: '{ "final": 104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bf_sp4_day2 = Run.create! race: @sp4_day2,">
            <text:p>@sb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kl_sp4_day1 = Run.create! race: @sp4_day1,">
            <text:p>@mkl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19.6 }'">
            <text:p><text:s text:c="27"/>times: '{ "final": 111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kl_sp4_day2 = Run.create! race: @sp4_day2,">
            <text:p>@mkl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hf_sp4_day1 = Run.create! race: @sp4_day1,">
            <text:p>@a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62.3 }'">
            <text:p><text:s text:c="27"/>times: '{ "final": 126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hf_sp4_day2 = Run.create! race: @sp4_day2,">
            <text:p>@a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nf_sp4_day1 = Run.create! race: @sp4_day1,">
            <text:p>@tn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nf_sp4_day2 = Run.create! race: @sp4_day2,">
            <text:p>@tn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or_sp4_day1 = Run.create! race: @sp4_day1,">
            <text:p>@por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or_sp4_day2 = Run.create! race: @sp4_day2,">
            <text:p>@por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pc_sp4_day1 = Run.create! race: @sp4_day1,">
            <text:p>@sp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pc_sp4_day2 = Run.create! race: @sp4_day2,">
            <text:p>@sp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hn_sp4j_day1 = Run.create! race: @sp4j_day1,">
            <text:p>@jhn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08.2 }'">
            <text:p><text:s text:c="27"/>times: '{ "final": 80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hn_sp4j_day2 = Run.create! race: @sp4j_day2,">
            <text:p>@jhn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92.8 }'">
            <text:p><text:s text:c="27"/>times: '{ "final": 892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cf_sp4j_day1 = Run.create! race: @sp4j_day1,">
            <text:p>@ac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09.6 }'">
            <text:p><text:s text:c="27"/>times: '{ "final": 90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cf_sp4j_day2 = Run.create! race: @sp4j_day2,">
            <text:p>@ac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82.6 }'">
            <text:p><text:s text:c="27"/>times: '{ "final": 982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_sp4j_day1 = Run.create! race: @sp4j_day1,">
            <text:p>@vl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36.5 }'">
            <text:p><text:s text:c="27"/>times: '{ "final": 93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_sp4j_day2 = Run.create! race: @sp4j_day2,">
            <text:p>@vl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029.1 }'">
            <text:p><text:s text:c="27"/>times: '{ "final": 10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hf_sp6_day1 = Run.create! race: @sp6_day1,">
            <text:p>@kh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76.3 }'">
            <text:p><text:s text:c="27"/>times: '{ "final": 10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hf_sp6_day2 = Run.create! race: @sp6_day2,">
            <text:p>@kh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ts_sp6_day1 = Run.create! race: @sp6_day1,">
            <text:p>@ct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29.1 }'">
            <text:p><text:s text:c="27"/>times: '{ "final": 11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ts_sp6_day2 = Run.create! race: @sp6_day2,">
            <text:p>@ct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kf_sp6_day1 = Run.create! race: @sp6_day1,">
            <text:p>@t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27.8 }'">
            <text:p><text:s text:c="27"/>times: '{ "final": 112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kf_sp6_day2 = Run.create! race: @sp6_day2,">
            <text:p>@t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on_sp6_day1 = Run.create! race: @sp6_day1,">
            <text:p>@ton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56.7 }'">
            <text:p><text:s text:c="27"/>times: '{ "final": 115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on_sp6_day2 = Run.create! race: @sp6_day2,">
            <text:p>@ton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kf_sp6_day1 = Run.create! race: @sp6_day1,">
            <text:p>@r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48.7 }'">
            <text:p><text:s text:c="27"/>times: '{ "final": 11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kf_sp6_day2 = Run.create! race: @sp6_day2,">
            <text:p>@r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2_sp6_day1 = Run.create! race: @sp6_day1,">
            <text:p>@vlf2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76.3 }'">
            <text:p><text:s text:c="27"/>times: '{ "final": 11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2_sp6_day2 = Run.create! race: @sp6_day2,">
            <text:p>@vlf2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tc_sp6_day1 = Run.create! race: @sp6_day1,">
            <text:p>@jt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91.9 }'">
            <text:p><text:s text:c="27"/>times: '{ "final": 119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tc_sp6_day2 = Run.create! race: @sp6_day2,">
            <text:p>@jt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kf_sp6_day1 = Run.create! race: @sp6_day1,">
            <text:p>@j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39 }'">
            <text:p><text:s text:c="27"/>times: '{ "final": 123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kf_sp6_day2 = Run.create! race: @sp6_day2,">
            <text:p>@j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dl_sp6_day1 = Run.create! race: @sp6_day1,">
            <text:p>@idl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04.4 }'">
            <text:p><text:s text:c="27"/>times: '{ "final": 120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dl_sp6_day2 = Run.create! race: @sp6_day2,">
            <text:p>@idl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bg_sp6_day1 = Run.create! race: @sp6_day1,">
            <text:p>@mbg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33.1 }'">
            <text:p><text:s text:c="27"/>times: '{ "final": 1233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bg_sp6_day2 = Run.create! race: @sp6_day2,">
            <text:p>@mbg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s_sp6_day1 = Run.create! race: @sp6_day1,">
            <text:p>@mc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75.8 }'">
            <text:p><text:s text:c="27"/>times: '{ "final": 127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s_sp6_day2 = Run.create! race: @sp6_day2,">
            <text:p>@mc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f_sp6_day1 = Run.create! race: @sp6_day1,">
            <text:p>@am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71.6 }'">
            <text:p><text:s text:c="27"/>times: '{ "final": 1271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6_day2 = Run.create! race: @sp6_day2,">
            <text:p>@am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c_sp6_day1 = Run.create! race: @sp6_day1,">
            <text:p>@mc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341 }'">
            <text:p><text:s text:c="27"/>times: '{ "final": 134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c_sp6_day2 = Run.create! race: @sp6_day2,">
            <text:p>@mc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bp_sp6_day1 = Run.create! race: @sp6_day1,">
            <text:p>@ab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430.3 }'">
            <text:p><text:s text:c="27"/>times: '{ "final": 1430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bp_sp6_day2 = Run.create! race: @sp6_day2,">
            <text:p>@ab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tf_sp6_day1 = Run.create! race: @sp6_day1,">
            <text:p>@at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86.4 }'">
            <text:p><text:s text:c="27"/>times: '{ "final": 1686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tf_sp6_day2 = Run.create! race: @sp6_day2,">
            <text:p>@at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6_day1 = Run.create! race: @sp6_day1,">
            <text:p>@lp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315.6 }'">
            <text:p><text:s text:c="27"/>times: '{ "final": 1315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6_day2 = Run.create! race: @sp6_day2,">
            <text:p>@lp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hf_sp8_day1 = Run.create! race: @sp8_day1,">
            <text:p>@p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36.8 }'">
            <text:p><text:s text:c="27"/>times: '{ "final": 153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hf_sp8_day2 = Run.create! race: @sp8_day2,">
            <text:p>@p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08T10:30:00.000Z&quot; }'">
            <text:p><text:s text:c="27"/>times: '{ "start_timestamp": "2014-03-08T10:30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sf_sp8_day1 = Run.create! race: @sp8_day1,">
            <text:p>@rs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37.1 }'">
            <text:p><text:s text:c="27"/>times: '{ "final": 153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sf_sp8_day2 = Run.create! race: @sp8_day2,">
            <text:p>@rs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09T10:31:00.000Z&quot; }'">
            <text:p><text:s text:c="27"/>times: '{ "start_timestamp": "2014-03-09T10:31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kg_sp8_day1 = Run.create! race: @sp8_day1,">
            <text:p>@ak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55.8 }'">
            <text:p><text:s text:c="27"/>times: '{ "final": 155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kg_sp8_day2 = Run.create! race: @sp8_day2,">
            <text:p>@ak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0T10:32:00.000Z&quot; }'">
            <text:p><text:s text:c="27"/>times: '{ "start_timestamp": "2014-03-10T10:32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ws_sp8_day1 = Run.create! race: @sp8_day1,">
            <text:p>@cws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09.5 }'">
            <text:p><text:s text:c="27"/>times: '{ "final": 1609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ws_sp8_day2 = Run.create! race: @sp8_day2,">
            <text:p>@cws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1T10:33:00.000Z&quot; }'">
            <text:p><text:s text:c="27"/>times: '{ "start_timestamp": "2014-03-11T10:33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8_day1 = Run.create! race: @sp8_day1,">
            <text:p>@hh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88.5 }'">
            <text:p><text:s text:c="27"/>times: '{ "final": 158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8_day2 = Run.create! race: @sp8_day2,">
            <text:p>@hh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2T10:34:00.000Z&quot; }'">
            <text:p><text:s text:c="27"/>times: '{ "start_timestamp": "2014-03-12T10:34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8_day1 = Run.create! race: @sp8_day1,">
            <text:p>@mt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37.8 }'">
            <text:p><text:s text:c="27"/>times: '{ "final": 163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8_day2 = Run.create! race: @sp8_day2,">
            <text:p>@mt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3T10:35:00.000Z&quot; }'">
            <text:p><text:s text:c="27"/>times: '{ "start_timestamp": "2014-03-13T10:35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hf_sp8_day1 = Run.create! race: @sp8_day1,">
            <text:p>@v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95 }'">
            <text:p><text:s text:c="27"/>times: '{ "final": 169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hf_sp8_day2 = Run.create! race: @sp8_day2,">
            <text:p>@v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4T10:36:00.000Z&quot; }'">
            <text:p><text:s text:c="27"/>times: '{ "start_timestamp": "2014-03-14T10:36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gl_sp8_day1 = Run.create! race: @sp8_day1,">
            <text:p>@egl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86.1 }'">
            <text:p><text:s text:c="27"/>times: '{ "final": 1686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gl_sp8_day2 = Run.create! race: @sp8_day2,">
            <text:p>@egl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5T10:37:00.000Z&quot; }'">
            <text:p><text:s text:c="27"/>times: '{ "start_timestamp": "2014-03-15T10:37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vh_sp8_day1 = Run.create! race: @sp8_day1,">
            <text:p>@svh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941.5 }'">
            <text:p><text:s text:c="27"/>times: '{ "final": 194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vh_sp8_day2 = Run.create! race: @sp8_day2,">
            <text:p>@svh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6T10:38:00.000Z&quot; }'">
            <text:p><text:s text:c="27"/>times: '{ "start_timestamp": "2014-03-16T10:38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p_sp8_day1 = Run.create! race: @sp8_day1,">
            <text:p>@mtp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232.3 }'">
            <text:p><text:s text:c="27"/>times: '{ "final": 223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p_sp8_day2 = Run.create! race: @sp8_day2,">
            <text:p>@mtp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17T10:39:00.000Z&quot; }'">
            <text:p><text:s text:c="27"/>times: '{ "start_timestamp": "2014-03-17T10:39:00.00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lf_sp8_day1 = Run.create! race: @sp8_day1,">
            <text:p>@kl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331.9 }'">
            <text:p><text:s text:c="27"/>times: '{ "final": 233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lf_sp8_day2 = Run.create! race: @sp8_day2,">
            <text:p>@kl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fhn_sp8_day1 = Run.create! race: @sp8_day1,">
            <text:p>@fh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598.3 }'">
            <text:p><text:s text:c="27"/>times: '{ "final": 2598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fhn_sp8_day2 = Run.create! race: @sp8_day2,">
            <text:p>@fh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r_sp8_day1 = Run.create! race: @sp8_day1,">
            <text:p>@amr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r_sp8_day2 = Run.create! race: @sp8_day2,">
            <text:p>@amr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bn_sp8_day1 = Run.create! race: @sp8_day1,">
            <text:p>@jb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bn_sp8_day2 = Run.create! race: @sp8_day2,">
            <text:p>@jb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in_spu_day1 = Run.create! race: @spu_day1,">
            <text:p>@hin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003.5 }'">
            <text:p><text:s text:c="27"/>times: '{ "final": 3003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in_spu_day2 = Run.create! race: @spu_day2,">
            <text:p>@hin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2T10:44:00.000Z&quot;, &quot;5km_timestamp&quot;: &quot;2014-03-22T10:53:17.939Z&quot; }'">
            <text:p><text:s text:c="27"/>times: '{ "start_timestamp": "2014-03-22T10:44:00.000Z", "5km_timestamp": "2014-03-22T10:53:17.939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zs_spu_day1 = Run.create! race: @spu_day1,">
            <text:p>@kzs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946.2 }'">
            <text:p><text:s text:c="27"/>times: '{ "final": 294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zs_spu_day2 = Run.create! race: @spu_day2,">
            <text:p>@kzs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3T10:45:00.000Z&quot;, &quot;5km_timestamp&quot;: &quot;2014-03-23T10:54:46.816Z&quot; }'">
            <text:p><text:s text:c="27"/>times: '{ "start_timestamp": "2014-03-23T10:45:00.000Z", "5km_timestamp": "2014-03-23T10:54:46.816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u_day1 = Run.create! race: @spu_day1,">
            <text:p>@mt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134.2 }'">
            <text:p><text:s text:c="27"/>times: '{ "final": 3134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u_day2 = Run.create! race: @spu_day2,">
            <text:p>@mt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4T10:46:00.000Z&quot;, &quot;5km_timestamp&quot;: &quot;2014-03-24T10:55:47.959Z&quot; }'">
            <text:p><text:s text:c="27"/>times: '{ "start_timestamp": "2014-03-24T10:46:00.000Z", "5km_timestamp": "2014-03-24T10:55:47.959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sg_spu_day1 = Run.create! race: @spu_day1,">
            <text:p>@t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810 }'">
            <text:p><text:s text:c="27"/>times: '{ "final": 381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sg_spu_day2 = Run.create! race: @spu_day2,">
            <text:p>@t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5T10:47:00.000Z&quot;, &quot;5km_timestamp&quot;: &quot;2014-03-25T10:56:56.272Z&quot; }'">
            <text:p><text:s text:c="27"/>times: '{ "start_timestamp": "2014-03-25T10:47:00.000Z", "5km_timestamp": "2014-03-25T10:56:56.272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lf_spu_day1 = Run.create! race: @spu_day1,">
            <text:p>@alf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lf_spu_day2 = Run.create! race: @spu_day2,">
            <text:p>@alf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sg_spu_day1 = Run.create! race: @spu_day1,">
            <text:p>@k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sg_spu_day2 = Run.create! race: @spu_day2,">
            <text:p>@k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rs_md12_day1 = Run.create! race: @md12_day1,">
            <text:p>@cr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546 }'">
            <text:p><text:s text:c="27"/>times: '{ "final": 254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rs_md12_day2 = Run.create! race: @md12_day2,">
            <text:p>@cr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8T10:50:00.000Z&quot;, &quot;5km_timestamp&quot;: &quot;2014-03-28T11:03:39.049Z&quot;, &quot;10km_timestamp&quot;: &quot;2014-03-28T11:15:47.477Z&quot;, &quot;15km_timestamp&quot;: &quot;2014-03-28T11:27:55.958Z&quot; }'">
            <text:p><text:s text:c="27"/>times: '{ "start_timestamp": "2014-03-28T10:50:00.000Z", "5km_timestamp": "2014-03-28T11:03:39.049Z", "10km_timestamp": "2014-03-28T11:15:47.477Z", "15km_timestamp": "2014-03-28T11:27:55.958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cf_md12_day1 = Run.create! race: @md12_day1,">
            <text:p>@rc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847.9 }'">
            <text:p><text:s text:c="27"/>times: '{ "final": 2847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cf_md12_day2 = Run.create! race: @md12_day2,">
            <text:p>@rc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29T10:51:00.000Z&quot;, &quot;5km_timestamp&quot;: &quot;2014-03-29T11:06:35.458Z&quot;, &quot;10km_timestamp&quot;: &quot;2014-03-29T11:22:01.041Z&quot;, &quot;15km_timestamp&quot;: &quot;2014-03-29T11:36:55.587Z&quot; }'">
            <text:p><text:s text:c="27"/>times: '{ "start_timestamp": "2014-03-29T10:51:00.000Z", "5km_timestamp": "2014-03-29T11:06:35.458Z", "10km_timestamp": "2014-03-29T11:22:01.041Z", "15km_timestamp": "2014-03-29T11:36:55.587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ds_md12_day1 = Run.create! race: @md12_day1,">
            <text:p>@ad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97.6 }'">
            <text:p><text:s text:c="27"/>times: '{ "final": 369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ds_md12_day2 = Run.create! race: @md12_day2,">
            <text:p>@ad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30T10:52:00.000Z&quot;, &quot;5km_timestamp&quot;: &quot;2014-03-30T11:10:12.898Z&quot;, &quot;10km_timestamp&quot;: &quot;2014-03-30T11:27:59.574Z&quot;, &quot;15km_timestamp&quot;: &quot;2014-03-30T11:44:57.411Z&quot; }'">
            <text:p><text:s text:c="27"/>times: '{ "start_timestamp": "2014-03-30T10:52:00.000Z", "5km_timestamp": "2014-03-30T11:10:12.898Z", "10km_timestamp": "2014-03-30T11:27:59.574Z", "15km_timestamp": "2014-03-30T11:44:57.411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sf_md12_day1 = Run.create! race: @md12_day1,">
            <text:p>@ps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5518.2 }'">
            <text:p><text:s text:c="27"/>times: '{ "final": 551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sf_md12_day2 = Run.create! race: @md12_day2,">
            <text:p>@ps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3-31T10:53:00.000Z&quot;, &quot;5km_timestamp&quot;: &quot;2014-03-31T11:11:39.471Z&quot;, &quot;10km_timestamp&quot;: &quot;2014-03-31T11:28:37.868Z&quot;, &quot;15km_timestamp&quot;: &quot;2014-03-31T11:45:55.117Z&quot; }'">
            <text:p><text:s text:c="27"/>times: '{ "start_timestamp": "2014-03-31T10:53:00.000Z", "5km_timestamp": "2014-03-31T11:11:39.471Z", "10km_timestamp": "2014-03-31T11:28:37.868Z", "15km_timestamp": "2014-03-31T11:45:55.117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rg_md12_day1 = Run.create! race: @md12_day1,">
            <text:p>@rrg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6497.1 }'">
            <text:p><text:s text:c="27"/>times: '{ "final": 649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rg_md12_day2 = Run.create! race: @md12_day2,">
            <text:p>@rrg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1T10:54:00.000Z&quot;, &quot;5km_timestamp&quot;: &quot;2014-04-01T11:12:46.850Z&quot;, &quot;10km_timestamp&quot;: &quot;2014-04-01T11:30:29.964Z&quot; }'">
            <text:p><text:s text:c="27"/>times: '{ "start_timestamp": "2014-04-01T10:54:00.000Z", "5km_timestamp": "2014-04-01T11:12:46.850Z", "10km_timestamp": "2014-04-01T11:30:29.964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pc_md12_day1 = Run.create! race: @md12_day1,">
            <text:p>@ppc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pc_md12_day2 = Run.create! race: @md12_day2,">
            <text:p>@ppc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kf_md6_day1 = Run.create! race: @md6_day1,">
            <text:p>@p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027.6 }'">
            <text:p><text:s text:c="27"/>times: '{ "final": 302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kf_md6_day2 = Run.create! race: @md6_day2,">
            <text:p>@p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3T10:56:00.000Z&quot;, &quot;5km_timestamp&quot;: &quot;2014-04-03T11:12:24.421Z&quot;, &quot;10km_timestamp&quot;: &quot;2014-04-03T11:25:58.093Z&quot;, &quot;15km_timestamp&quot;: &quot;2014-04-03T11:42:15.048Z&quot;, &quot;finish_timestamp&quot;: &quot;2014-04-03T11:55:38.034Z&quot; }'">
            <text:p><text:s text:c="27"/>times: '{ "start_timestamp": "2014-04-03T10:56:00.000Z", "5km_timestamp": "2014-04-03T11:12:24.421Z", "10km_timestamp": "2014-04-03T11:25:58.093Z", "15km_timestamp": "2014-04-03T11:42:15.048Z", "finish_timestamp": "2014-04-03T11:55:38.034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sr_md6_day1 = Run.create! race: @md6_day1,">
            <text:p>@asr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353.2 }'">
            <text:p><text:s text:c="27"/>times: '{ "final": 3353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sr_md6_day2 = Run.create! race: @md6_day2,">
            <text:p>@asr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4T10:57:00.000Z&quot;, &quot;5km_timestamp&quot;: &quot;2014-04-04T11:15:09.569Z&quot;, &quot;10km_timestamp&quot;: &quot;2014-04-04T11:31:05.991Z&quot;, &quot;15km_timestamp&quot;: &quot;2014-04-04T11:48:50.005Z&quot;, &quot;finish_timestamp&quot;: &quot;2014-04-04T12:04:15.030Z&quot; }'">
            <text:p><text:s text:c="27"/>times: '{ "start_timestamp": "2014-04-04T10:57:00.000Z", "5km_timestamp": "2014-04-04T11:15:09.569Z", "10km_timestamp": "2014-04-04T11:31:05.991Z", "15km_timestamp": "2014-04-04T11:48:50.005Z", "finish_timestamp": "2014-04-04T12:04:15.03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vc_md6_day1 = Run.create! race: @md6_day1,">
            <text:p>@mv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301 }'">
            <text:p><text:s text:c="27"/>times: '{ "final": 330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vc_md6_day2 = Run.create! race: @md6_day2,">
            <text:p>@mv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5T10:58:00.000Z&quot;, &quot;5km_timestamp&quot;: &quot;2014-04-05T11:15:35.041Z&quot;, &quot;10km_timestamp&quot;: &quot;2014-04-05T11:33:00.540Z&quot;, &quot;15km_timestamp&quot;: &quot;2014-04-05T11:51:25.245Z&quot;, &quot;finish_timestamp&quot;: &quot;2014-04-05T12:07:21.618Z&quot; }'">
            <text:p><text:s text:c="27"/>times: '{ "start_timestamp": "2014-04-05T10:58:00.000Z", "5km_timestamp": "2014-04-05T11:15:35.041Z", "10km_timestamp": "2014-04-05T11:33:00.540Z", "15km_timestamp": "2014-04-05T11:51:25.245Z", "finish_timestamp": "2014-04-05T12:07:21.618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bp_md6_day1 = Run.create! race: @md6_day1,">
            <text:p>@gbp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70.4 }'">
            <text:p><text:s text:c="27"/>times: '{ "final": 367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bp_md6_day2 = Run.create! race: @md6_day2,">
            <text:p>@gbp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6T10:59:00.000Z&quot;, &quot;5km_timestamp&quot;: &quot;2014-04-06T11:17:48.028Z&quot;, &quot;10km_timestamp&quot;: &quot;2014-04-06T11:37:21.379Z&quot;, &quot;15km_timestamp&quot;: &quot;2014-04-06T11:55:56.521Z&quot;, &quot;finish_timestamp&quot;: &quot;2014-04-06T12:13:29.246Z&quot; }'">
            <text:p><text:s text:c="27"/>times: '{ "start_timestamp": "2014-04-06T10:59:00.000Z", "5km_timestamp": "2014-04-06T11:17:48.028Z", "10km_timestamp": "2014-04-06T11:37:21.379Z", "15km_timestamp": "2014-04-06T11:55:56.521Z", "finish_timestamp": "2014-04-06T12:13:29.246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ma_md6_day1 = Run.create! race: @md6_day1,">
            <text:p>@hma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968.8 }'">
            <text:p><text:s text:c="27"/>times: '{ "final": 3968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ma_md6_day2 = Run.create! race: @md6_day2,">
            <text:p>@hma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7T11:00:00.000Z&quot;, &quot;5km_timestamp&quot;: &quot;2014-04-07T11:18:19.330Z&quot;, &quot;10km_timestamp&quot;: &quot;2014-04-07T11:35:44.282Z&quot;, &quot;15km_timestamp&quot;: &quot;2014-04-07T11:53:48.682Z&quot;, &quot;finish_timestamp&quot;: &quot;2014-04-07T12:09:59.303Z&quot; }'">
            <text:p><text:s text:c="27"/>times: '{ "start_timestamp": "2014-04-07T11:00:00.000Z", "5km_timestamp": "2014-04-07T11:18:19.330Z", "10km_timestamp": "2014-04-07T11:35:44.282Z", "15km_timestamp": "2014-04-07T11:53:48.682Z", "finish_timestamp": "2014-04-07T12:09:59.303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ss_md6_day1 = Run.create! race: @md6_day1,">
            <text:p>@jss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48.7 }'">
            <text:p><text:s text:c="27"/>times: '{ "final": 36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ss_md6_day2 = Run.create! race: @md6_day2,">
            <text:p>@jss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8T11:01:00.000Z&quot;, &quot;5km_timestamp&quot;: &quot;2014-04-08T11:22:00.524Z&quot;, &quot;10km_timestamp&quot;: &quot;2014-04-08T11:41:31.294Z&quot;, &quot;15km_timestamp&quot;: &quot;2014-04-08T12:00:10.473Z&quot;, &quot;finish_timestamp&quot;: &quot;2014-04-08T12:19:26.672Z&quot; }'">
            <text:p><text:s text:c="27"/>times: '{ "start_timestamp": "2014-04-08T11:01:00.000Z", "5km_timestamp": "2014-04-08T11:22:00.524Z", "10km_timestamp": "2014-04-08T11:41:31.294Z", "15km_timestamp": "2014-04-08T12:00:10.473Z", "finish_timestamp": "2014-04-08T12:19:26.672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ef_md6_day1 = Run.create! race: @md6_day1,">
            <text:p>@je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493.6 }'">
            <text:p><text:s text:c="27"/>times: '{ "final": 3493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ef_md6_day2 = Run.create! race: @md6_day2,">
            <text:p>@je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09T11:02:00.000Z&quot;, &quot;5km_timestamp&quot;: &quot;2014-04-09T11:23:20.155Z&quot;, &quot;10km_timestamp&quot;: &quot;2014-04-09T11:42:54.225Z&quot;, &quot;15km_timestamp&quot;: &quot;2014-04-09T12:03:53.536Z&quot;, &quot;finish_timestamp&quot;: &quot;2014-04-09T12:23:46.730Z&quot; }'">
            <text:p><text:s text:c="27"/>times: '{ "start_timestamp": "2014-04-09T11:02:00.000Z", "5km_timestamp": "2014-04-09T11:23:20.155Z", "10km_timestamp": "2014-04-09T11:42:54.225Z", "15km_timestamp": "2014-04-09T12:03:53.536Z", "finish_timestamp": "2014-04-09T12:23:46.73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f_md6_day1 = Run.create! race: @md6_day1,">
            <text:p>@k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091.8 }'">
            <text:p><text:s text:c="27"/>times: '{ "final": 4091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f_md6_day2 = Run.create! race: @md6_day2,">
            <text:p>@k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10T11:03:00.000Z&quot;, &quot;5km_timestamp&quot;: &quot;2014-04-10T11:21:31.081Z&quot;, &quot;10km_timestamp&quot;: &quot;2014-04-10T11:39:37.883Z&quot;, &quot;15km_timestamp&quot;: &quot;2014-04-10T11:58:09.369Z&quot;, &quot;finish_timestamp&quot;: &quot;2014-04-10T12:15:37.880Z&quot; }'">
            <text:p><text:s text:c="27"/>times: '{ "start_timestamp": "2014-04-10T11:03:00.000Z", "5km_timestamp": "2014-04-10T11:21:31.081Z", "10km_timestamp": "2014-04-10T11:39:37.883Z", "15km_timestamp": "2014-04-10T11:58:09.369Z", "finish_timestamp": "2014-04-10T12:15:37.880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lf_md6_day1 = Run.create! race: @md6_day1,">
            <text:p>@sl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426.8 }'">
            <text:p><text:s text:c="27"/>times: '{ "final": 44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lf_md6_day2 = Run.create! race: @md6_day2,">
            <text:p>@sl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11T11:04:00.000Z&quot;, &quot;5km_timestamp&quot;: &quot;2014-04-11T11:25:48.782Z&quot;, &quot;10km_timestamp&quot;: &quot;2014-04-11T11:46:52.859Z&quot;, &quot;15km_timestamp&quot;: &quot;2014-04-11T12:07:39.954Z&quot;, &quot;finish_timestamp&quot;: &quot;2014-04-11T12:27:56.363Z&quot; }'">
            <text:p><text:s text:c="27"/>times: '{ "start_timestamp": "2014-04-11T11:04:00.000Z", "5km_timestamp": "2014-04-11T11:25:48.782Z", "10km_timestamp": "2014-04-11T11:46:52.859Z", "15km_timestamp": "2014-04-11T12:07:39.954Z", "finish_timestamp": "2014-04-11T12:27:56.363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zc_md6_day1 = Run.create! race: @md6_day1,">
            <text:p>@gz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659.7 }'">
            <text:p><text:s text:c="27"/>times: '{ "final": 4659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zc_md6_day2 = Run.create! race: @md6_day2,">
            <text:p>@gz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12T11:05:00.000Z&quot;, &quot;5km_timestamp&quot;: &quot;2014-04-12T11:29:07.329Z&quot;, &quot;10km_timestamp&quot;: &quot;2014-04-12T11:52:35.862Z&quot;, &quot;15km_timestamp&quot;: &quot;2014-04-12T12:16:51.375Z&quot;, &quot;finish_timestamp&quot;: &quot;2014-04-12T12:38:54.805Z&quot; }'">
            <text:p><text:s text:c="27"/>times: '{ "start_timestamp": "2014-04-12T11:05:00.000Z", "5km_timestamp": "2014-04-12T11:29:07.329Z", "10km_timestamp": "2014-04-12T11:52:35.862Z", "15km_timestamp": "2014-04-12T12:16:51.375Z", "finish_timestamp": "2014-04-12T12:38:54.805Z"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af_md6_day1 = Run.create! race: @md6_day1,">
            <text:p>@pa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5868.2 }'">
            <text:p><text:s text:c="27"/>times: '{ "final": 586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af_md6_day2 = Run.create! race: @md6_day2,">
            <text:p>@pa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start_timestamp&quot;: &quot;2014-04-13T11:06:00.000Z&quot; }'">
            <text:p><text:s text:c="27"/>times: '{ "start_timestamp": "2014-04-13T11:06:00.000Z" }'</text:p>
          </table:table-cell>
          <table:table-cell table:number-columns-repeated="6"/>
        </table:table-row>
        <table:table-row table:style-name="ro2" table:number-rows-repeated="53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date-style style:name="N120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  <number:text>Z</number:text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  <number:text>Z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0000-00-00T17:11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45:31</meta:creation-date>
    <dc:date>2014-08-31T20:54:42</dc:date>
    <meta:editing-duration>P2DT45M41S</meta:editing-duration>
    <meta:editing-cycles>23</meta:editing-cycles>
    <meta:generator>LibreOffice/4.0.2.2$Linux_X86_64 LibreOffice_project/400m0$Build-2</meta:generator>
    <meta:document-statistic meta:table-count="3" meta:cell-count="3133" meta:object-count="0"/>
  </office:meta>
</office:document-meta>
</file>